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1912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4" table:style-name="ce14">
            <text:p><text:s/>104</text:p>
          </table:table-cell>
          <table:table-cell office:value-type="float" office:value="97" table:style-name="ce14">
            <text:p><text:s/>9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" table:style-name="ce14">
            <text:p><text:s/>13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80" table:style-name="ce14">
            <text:p><text:s/>280</text:p>
          </table:table-cell>
          <table:table-cell office:value-type="float" office:value="276" table:style-name="ce14">
            <text:p><text:s/>276</text:p>
          </table:table-cell>
          <table:table-cell office:value-type="float" office:value="226" table:style-name="ce14">
            <text:p><text:s/>226</text:p>
          </table:table-cell>
          <table:table-cell office:value-type="float" office:value="330" table:style-name="ce14">
            <text:p><text:s/>330</text:p>
          </table:table-cell>
          <table:table-cell office:value-type="float" office:value="54" table:style-name="ce14">
            <text:p><text:s/>54</text:p>
          </table:table-cell>
          <table:table-cell office:value-type="float" office:value="502" table:number-columns-spanned="2" table:number-rows-spanned="1" table:style-name="ce47">
            <text:p><text:s/>502</text:p>
          </table:table-cell>
          <table:covered-table-cell/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72" table:style-name="ce14">
            <text:p><text:s/>772</text:p>
          </table:table-cell>
          <table:table-cell office:value-type="float" office:value="1373" table:style-name="ce14">
            <text:p>1 373</text:p>
          </table:table-cell>
          <table:table-cell office:value-type="float" office:value="1196" table:style-name="ce14">
            <text:p>1 196</text:p>
          </table:table-cell>
          <table:table-cell office:value-type="float" office:value="949" table:style-name="ce14">
            <text:p><text:s/>949</text:p>
          </table:table-cell>
          <table:table-cell office:value-type="float" office:value="296" table:style-name="ce14">
            <text:p><text:s/>296</text:p>
          </table:table-cell>
          <table:table-cell office:value-type="float" office:value="1849" table:number-columns-spanned="2" table:number-rows-spanned="1" table:style-name="ce47">
            <text:p>1 849</text:p>
          </table:table-cell>
          <table:covered-table-cell/>
          <table:table-cell office:value-type="float" office:value="2145" table:number-columns-spanned="2" table:number-rows-spanned="1" table:style-name="ce47">
            <text:p>2 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77" table:style-name="ce14">
            <text:p><text:s/>177</text:p>
          </table:table-cell>
          <table:table-cell office:value-type="float" office:value="320" table:style-name="ce14">
            <text:p><text:s/>320</text:p>
          </table:table-cell>
          <table:table-cell office:value-type="float" office:value="317" table:style-name="ce14">
            <text:p><text:s/>317</text:p>
          </table:table-cell>
          <table:table-cell office:value-type="float" office:value="180" table:style-name="ce14">
            <text:p><text:s/>180</text:p>
          </table:table-cell>
          <table:table-cell office:value-type="float" office:value="48" table:style-name="ce14">
            <text:p><text:s/>48</text:p>
          </table:table-cell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office:value-type="float" office:value="497" table:number-columns-spanned="2" table:number-rows-spanned="1" table:style-name="ce47">
            <text:p><text:s/>4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08" table:style-name="ce14">
            <text:p><text:s/>208</text:p>
          </table:table-cell>
          <table:table-cell office:value-type="float" office:value="228" table:style-name="ce14">
            <text:p><text:s/>228</text:p>
          </table:table-cell>
          <table:table-cell office:value-type="float" office:value="240" table:style-name="ce14">
            <text:p><text:s/>240</text:p>
          </table:table-cell>
          <table:table-cell office:value-type="float" office:value="196" table:style-name="ce14">
            <text:p><text:s/>196</text:p>
          </table:table-cell>
          <table:table-cell office:value-type="float" office:value="37" table:style-name="ce14">
            <text:p><text:s/>37</text:p>
          </table:table-cell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1" table:style-name="ce14">
            <text:p><text:s/>121</text:p>
          </table:table-cell>
          <table:table-cell office:value-type="float" office:value="25" table:style-name="ce14">
            <text:p><text:s/>25</text:p>
          </table:table-cell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81" table:style-name="ce14">
            <text:p><text:s/>181</text:p>
          </table:table-cell>
          <table:table-cell office:value-type="float" office:value="257" table:style-name="ce14">
            <text:p><text:s/>257</text:p>
          </table:table-cell>
          <table:table-cell office:value-type="float" office:value="226" table:style-name="ce14">
            <text:p><text:s/>226</text:p>
          </table:table-cell>
          <table:table-cell office:value-type="float" office:value="212" table:style-name="ce14">
            <text:p><text:s/>212</text:p>
          </table:table-cell>
          <table:table-cell office:value-type="float" office:value="30" table:style-name="ce14">
            <text:p><text:s/>30</text:p>
          </table:table-cell>
          <table:table-cell office:value-type="float" office:value="408" table:number-columns-spanned="2" table:number-rows-spanned="1" table:style-name="ce47">
            <text:p><text:s/>408</text:p>
          </table:table-cell>
          <table:covered-table-cell/>
          <table:table-cell office:value-type="float" office:value="438" table:number-columns-spanned="2" table:number-rows-spanned="1" table:style-name="ce47">
            <text:p><text:s/>4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94" table:style-name="ce14">
            <text:p><text:s/>294</text:p>
          </table:table-cell>
          <table:table-cell office:value-type="float" office:value="661" table:style-name="ce14">
            <text:p><text:s/>661</text:p>
          </table:table-cell>
          <table:table-cell office:value-type="float" office:value="402" table:style-name="ce14">
            <text:p><text:s/>402</text:p>
          </table:table-cell>
          <table:table-cell office:value-type="float" office:value="553" table:style-name="ce14">
            <text:p><text:s/>553</text:p>
          </table:table-cell>
          <table:table-cell office:value-type="float" office:value="147" table:style-name="ce14">
            <text:p><text:s/>147</text:p>
          </table:table-cell>
          <table:table-cell office:value-type="float" office:value="808" table:number-columns-spanned="2" table:number-rows-spanned="1" table:style-name="ce47">
            <text:p><text:s/>808</text:p>
          </table:table-cell>
          <table:covered-table-cell/>
          <table:table-cell office:value-type="float" office:value="955" table:number-columns-spanned="2" table:number-rows-spanned="1" table:style-name="ce47">
            <text:p><text:s/>9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083" table:style-name="ce14">
            <text:p>1 083</text:p>
          </table:table-cell>
          <table:table-cell office:value-type="float" office:value="1116" table:style-name="ce14">
            <text:p>1 116</text:p>
          </table:table-cell>
          <table:table-cell office:value-type="float" office:value="1417" table:style-name="ce14">
            <text:p>1 417</text:p>
          </table:table-cell>
          <table:table-cell office:value-type="float" office:value="782" table:style-name="ce14">
            <text:p><text:s/>782</text:p>
          </table:table-cell>
          <table:table-cell office:value-type="float" office:value="180" table:style-name="ce14">
            <text:p><text:s/>180</text:p>
          </table:table-cell>
          <table:table-cell office:value-type="float" office:value="2019" table:number-columns-spanned="2" table:number-rows-spanned="1" table:style-name="ce47">
            <text:p>2 019</text:p>
          </table:table-cell>
          <table:covered-table-cell/>
          <table:table-cell office:value-type="float" office:value="2199" table:number-columns-spanned="2" table:number-rows-spanned="1" table:style-name="ce47">
            <text:p>2 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53" table:style-name="ce14">
            <text:p><text:s/>53</text:p>
          </table:table-cell>
          <table:table-cell office:value-type="float" office:value="54" table:style-name="ce14">
            <text:p><text:s/>54</text:p>
          </table:table-cell>
          <table:table-cell office:value-type="float" office:value="54" table:style-name="ce14">
            <text:p><text:s/>54</text:p>
          </table:table-cell>
          <table:table-cell office:value-type="float" office:value="53" table:style-name="ce14">
            <text:p><text:s/>53</text:p>
          </table:table-cell>
          <table:table-cell office:value-type="float" office:value="13" table:style-name="ce14">
            <text:p><text:s/>13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647" table:style-name="ce14">
            <text:p>2 647</text:p>
          </table:table-cell>
          <table:table-cell office:value-type="float" office:value="3613" table:style-name="ce14">
            <text:p>3 613</text:p>
          </table:table-cell>
          <table:table-cell office:value-type="float" office:value="3909" table:style-name="ce14">
            <text:p>3 909</text:p>
          </table:table-cell>
          <table:table-cell office:value-type="float" office:value="2351" table:style-name="ce14">
            <text:p>2 351</text:p>
          </table:table-cell>
          <table:table-cell office:value-type="float" office:value="647" table:style-name="ce14">
            <text:p><text:s/>647</text:p>
          </table:table-cell>
          <table:table-cell office:value-type="float" office:value="5613" table:number-columns-spanned="2" table:number-rows-spanned="1" table:style-name="ce47">
            <text:p>5 613</text:p>
          </table:table-cell>
          <table:covered-table-cell/>
          <table:table-cell office:value-type="float" office:value="6260" table:number-columns-spanned="2" table:number-rows-spanned="1" table:style-name="ce47">
            <text:p>6 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16" table:style-name="ce14">
            <text:p><text:s/>416</text:p>
          </table:table-cell>
          <table:table-cell office:value-type="float" office:value="452" table:style-name="ce14">
            <text:p><text:s/>452</text:p>
          </table:table-cell>
          <table:table-cell office:value-type="float" office:value="552" table:style-name="ce14">
            <text:p><text:s/>552</text:p>
          </table:table-cell>
          <table:table-cell office:value-type="float" office:value="316" table:style-name="ce14">
            <text:p><text:s/>316</text:p>
          </table:table-cell>
          <table:table-cell office:value-type="float" office:value="138" table:style-name="ce14">
            <text:p><text:s/>138</text:p>
          </table:table-cell>
          <table:table-cell office:value-type="float" office:value="730" table:number-columns-spanned="2" table:number-rows-spanned="1" table:style-name="ce47">
            <text:p><text:s/>730</text:p>
          </table:table-cell>
          <table:covered-table-cell/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52" table:style-name="ce14">
            <text:p><text:s/>252</text:p>
          </table:table-cell>
          <table:table-cell office:value-type="float" office:value="461" table:style-name="ce14">
            <text:p><text:s/>461</text:p>
          </table:table-cell>
          <table:table-cell office:value-type="float" office:value="323" table:style-name="ce14">
            <text:p><text:s/>323</text:p>
          </table:table-cell>
          <table:table-cell office:value-type="float" office:value="390" table:style-name="ce14">
            <text:p><text:s/>390</text:p>
          </table:table-cell>
          <table:table-cell office:value-type="float" office:value="89" table:style-name="ce14">
            <text:p><text:s/>89</text:p>
          </table:table-cell>
          <table:table-cell office:value-type="float" office:value="624" table:number-columns-spanned="2" table:number-rows-spanned="1" table:style-name="ce47">
            <text:p><text:s/>624</text:p>
          </table:table-cell>
          <table:covered-table-cell/>
          <table:table-cell office:value-type="float" office:value="713" table:number-columns-spanned="2" table:number-rows-spanned="1" table:style-name="ce47">
            <text:p><text:s/>7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67" table:style-name="ce14">
            <text:p><text:s/>167</text:p>
          </table:table-cell>
          <table:table-cell office:value-type="float" office:value="164" table:style-name="ce14">
            <text:p><text:s/>164</text:p>
          </table:table-cell>
          <table:table-cell office:value-type="float" office:value="210" table:style-name="ce14">
            <text:p><text:s/>210</text:p>
          </table:table-cell>
          <table:table-cell office:value-type="float" office:value="121" table:style-name="ce14">
            <text:p><text:s/>121</text:p>
          </table:table-cell>
          <table:table-cell office:value-type="float" office:value="23" table:style-name="ce14">
            <text:p><text:s/>23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9" table:style-name="ce14">
            <text:p><text:s/>8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10" table:style-name="ce14">
            <text:p><text:s/>110</text:p>
          </table:table-cell>
          <table:table-cell office:value-type="float" office:value="82" table:style-name="ce14">
            <text:p><text:s/>82</text:p>
          </table:table-cell>
          <table:table-cell office:value-type="float" office:value="36" table:style-name="ce14">
            <text:p><text:s/>36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69" table:style-name="ce14">
            <text:p><text:s/>169</text:p>
          </table:table-cell>
          <table:table-cell office:value-type="float" office:value="388" table:style-name="ce14">
            <text:p><text:s/>388</text:p>
          </table:table-cell>
          <table:table-cell office:value-type="float" office:value="267" table:style-name="ce14">
            <text:p><text:s/>267</text:p>
          </table:table-cell>
          <table:table-cell office:value-type="float" office:value="290" table:style-name="ce14">
            <text:p><text:s/>290</text:p>
          </table:table-cell>
          <table:table-cell office:value-type="float" office:value="58" table:style-name="ce14">
            <text:p><text:s/>58</text:p>
          </table:table-cell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49" table:style-name="ce14">
            <text:p><text:s/>249</text:p>
          </table:table-cell>
          <table:table-cell office:value-type="float" office:value="408" table:style-name="ce14">
            <text:p><text:s/>408</text:p>
          </table:table-cell>
          <table:table-cell office:value-type="float" office:value="294" table:style-name="ce14">
            <text:p><text:s/>294</text:p>
          </table:table-cell>
          <table:table-cell office:value-type="float" office:value="363" table:style-name="ce14">
            <text:p><text:s/>363</text:p>
          </table:table-cell>
          <table:table-cell office:value-type="float" office:value="65" table:style-name="ce14">
            <text:p><text:s/>65</text:p>
          </table:table-cell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office:value-type="float" office:value="657" table:number-columns-spanned="2" table:number-rows-spanned="1" table:style-name="ce47">
            <text:p><text:s/>6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588" table:style-name="ce14">
            <text:p><text:s/>588</text:p>
          </table:table-cell>
          <table:table-cell office:value-type="float" office:value="795" table:style-name="ce14">
            <text:p><text:s/>795</text:p>
          </table:table-cell>
          <table:table-cell office:value-type="float" office:value="700" table:style-name="ce14">
            <text:p><text:s/>700</text:p>
          </table:table-cell>
          <table:table-cell office:value-type="float" office:value="683" table:style-name="ce14">
            <text:p><text:s/>683</text:p>
          </table:table-cell>
          <table:table-cell office:value-type="float" office:value="225" table:style-name="ce14">
            <text:p><text:s/>225</text:p>
          </table:table-cell>
          <table:table-cell office:value-type="float" office:value="1158" table:number-columns-spanned="2" table:number-rows-spanned="1" table:style-name="ce47">
            <text:p>1 158</text:p>
          </table:table-cell>
          <table:covered-table-cell/>
          <table:table-cell office:value-type="float" office:value="1383" table:number-columns-spanned="2" table:number-rows-spanned="1" table:style-name="ce47">
            <text:p>1 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299" table:style-name="ce14">
            <text:p><text:s/>299</text:p>
          </table:table-cell>
          <table:table-cell office:value-type="float" office:value="433" table:style-name="ce14">
            <text:p><text:s/>433</text:p>
          </table:table-cell>
          <table:table-cell office:value-type="float" office:value="375" table:style-name="ce14">
            <text:p><text:s/>375</text:p>
          </table:table-cell>
          <table:table-cell office:value-type="float" office:value="357" table:style-name="ce14">
            <text:p><text:s/>357</text:p>
          </table:table-cell>
          <table:table-cell office:value-type="float" office:value="78" table:style-name="ce14">
            <text:p><text:s/>78</text:p>
          </table:table-cell>
          <table:table-cell office:value-type="float" office:value="654" table:number-columns-spanned="2" table:number-rows-spanned="1" table:style-name="ce47">
            <text:p><text:s/>654</text:p>
          </table:table-cell>
          <table:covered-table-cell/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579" table:style-name="ce14">
            <text:p><text:s/>579</text:p>
          </table:table-cell>
          <table:table-cell office:value-type="float" office:value="726" table:style-name="ce14">
            <text:p><text:s/>726</text:p>
          </table:table-cell>
          <table:table-cell office:value-type="float" office:value="609" table:style-name="ce14">
            <text:p><text:s/>609</text:p>
          </table:table-cell>
          <table:table-cell office:value-type="float" office:value="696" table:style-name="ce14">
            <text:p><text:s/>696</text:p>
          </table:table-cell>
          <table:table-cell office:value-type="float" office:value="133" table:style-name="ce14">
            <text:p><text:s/>133</text:p>
          </table:table-cell>
          <table:table-cell office:value-type="float" office:value="1172" table:number-columns-spanned="2" table:number-rows-spanned="1" table:style-name="ce47">
            <text:p>1 172</text:p>
          </table:table-cell>
          <table:covered-table-cell/>
          <table:table-cell office:value-type="float" office:value="1305" table:number-columns-spanned="2" table:number-rows-spanned="1" table:style-name="ce47">
            <text:p>1 3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74" table:style-name="ce14">
            <text:p><text:s/>274</text:p>
          </table:table-cell>
          <table:table-cell office:value-type="float" office:value="365" table:style-name="ce14">
            <text:p><text:s/>365</text:p>
          </table:table-cell>
          <table:table-cell office:value-type="float" office:value="409" table:style-name="ce14">
            <text:p><text:s/>409</text:p>
          </table:table-cell>
          <table:table-cell office:value-type="float" office:value="230" table:style-name="ce14">
            <text:p><text:s/>230</text:p>
          </table:table-cell>
          <table:table-cell office:value-type="float" office:value="39" table:style-name="ce14">
            <text:p><text:s/>39</text:p>
          </table:table-cell>
          <table:table-cell office:value-type="float" office:value="600" table:number-columns-spanned="2" table:number-rows-spanned="1" table:style-name="ce47">
            <text:p><text:s/>600</text:p>
          </table:table-cell>
          <table:covered-table-cell/>
          <table:table-cell office:value-type="float" office:value="639" table:number-columns-spanned="2" table:number-rows-spanned="1" table:style-name="ce47">
            <text:p><text:s/>6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68" table:style-name="ce14">
            <text:p><text:s/>768</text:p>
          </table:table-cell>
          <table:table-cell office:value-type="float" office:value="1055" table:style-name="ce14">
            <text:p>1 055</text:p>
          </table:table-cell>
          <table:table-cell office:value-type="float" office:value="1062" table:style-name="ce14">
            <text:p>1 062</text:p>
          </table:table-cell>
          <table:table-cell office:value-type="float" office:value="761" table:style-name="ce14">
            <text:p><text:s/>761</text:p>
          </table:table-cell>
          <table:table-cell office:value-type="float" office:value="181" table:style-name="ce14">
            <text:p><text:s/>181</text:p>
          </table:table-cell>
          <table:table-cell office:value-type="float" office:value="1642" table:number-columns-spanned="2" table:number-rows-spanned="1" table:style-name="ce47">
            <text:p>1 642</text:p>
          </table:table-cell>
          <table:covered-table-cell/>
          <table:table-cell office:value-type="float" office:value="1823" table:number-columns-spanned="2" table:number-rows-spanned="1" table:style-name="ce47">
            <text:p>1 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65" table:style-name="ce14">
            <text:p><text:s/>765</text:p>
          </table:table-cell>
          <table:table-cell office:value-type="float" office:value="1095" table:style-name="ce14">
            <text:p>1 095</text:p>
          </table:table-cell>
          <table:table-cell office:value-type="float" office:value="1050" table:style-name="ce14">
            <text:p>1 050</text:p>
          </table:table-cell>
          <table:table-cell office:value-type="float" office:value="810" table:style-name="ce14">
            <text:p><text:s/>810</text:p>
          </table:table-cell>
          <table:table-cell office:value-type="float" office:value="192" table:style-name="ce14">
            <text:p><text:s/>192</text:p>
          </table:table-cell>
          <table:table-cell office:value-type="float" office:value="1668" table:number-columns-spanned="2" table:number-rows-spanned="1" table:style-name="ce47">
            <text:p>1 668</text:p>
          </table:table-cell>
          <table:covered-table-cell/>
          <table:table-cell office:value-type="float" office:value="1860" table:number-columns-spanned="2" table:number-rows-spanned="1" table:style-name="ce47">
            <text:p>1 8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7" table:style-name="ce14">
            <text:p><text:s/>87</text:p>
          </table:table-cell>
          <table:table-cell office:value-type="float" office:value="110" table:style-name="ce14">
            <text:p><text:s/>110</text:p>
          </table:table-cell>
          <table:table-cell office:value-type="float" office:value="72" table:style-name="ce14">
            <text:p><text:s/>72</text:p>
          </table:table-cell>
          <table:table-cell office:value-type="float" office:value="125" table:style-name="ce14">
            <text:p><text:s/>125</text:p>
          </table:table-cell>
          <table:table-cell office:value-type="float" office:value="48" table:style-name="ce14">
            <text:p><text:s/>48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46" table:style-name="ce14">
            <text:p>2 746</text:p>
          </table:table-cell>
          <table:table-cell office:value-type="float" office:value="2985" table:style-name="ce14">
            <text:p>2 985</text:p>
          </table:table-cell>
          <table:table-cell office:value-type="float" office:value="3709" table:style-name="ce14">
            <text:p>3 709</text:p>
          </table:table-cell>
          <table:table-cell office:value-type="float" office:value="2022" table:style-name="ce14">
            <text:p>2 022</text:p>
          </table:table-cell>
          <table:table-cell office:value-type="float" office:value="447" table:style-name="ce14">
            <text:p><text:s/>447</text:p>
          </table:table-cell>
          <table:table-cell office:value-type="float" office:value="5284" table:number-columns-spanned="2" table:number-rows-spanned="1" table:style-name="ce47">
            <text:p>5 284</text:p>
          </table:table-cell>
          <table:covered-table-cell/>
          <table:table-cell office:value-type="float" office:value="5731" table:number-columns-spanned="2" table:number-rows-spanned="1" table:style-name="ce47">
            <text:p>5 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40" table:style-name="ce14">
            <text:p>2 340</text:p>
          </table:table-cell>
          <table:table-cell office:value-type="float" office:value="3206" table:style-name="ce14">
            <text:p>3 206</text:p>
          </table:table-cell>
          <table:table-cell office:value-type="float" office:value="3290" table:style-name="ce14">
            <text:p>3 290</text:p>
          </table:table-cell>
          <table:table-cell office:value-type="float" office:value="2256" table:style-name="ce14">
            <text:p>2 256</text:p>
          </table:table-cell>
          <table:table-cell office:value-type="float" office:value="336" table:style-name="ce14">
            <text:p><text:s/>336</text:p>
          </table:table-cell>
          <table:table-cell office:value-type="float" office:value="5210" table:number-columns-spanned="2" table:number-rows-spanned="1" table:style-name="ce47">
            <text:p>5 210</text:p>
          </table:table-cell>
          <table:covered-table-cell/>
          <table:table-cell office:value-type="float" office:value="5546" table:number-columns-spanned="2" table:number-rows-spanned="1" table:style-name="ce47">
            <text:p>5 5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36" table:style-name="ce14">
            <text:p><text:s/>736</text:p>
          </table:table-cell>
          <table:table-cell office:value-type="float" office:value="924" table:style-name="ce14">
            <text:p><text:s/>924</text:p>
          </table:table-cell>
          <table:table-cell office:value-type="float" office:value="699" table:style-name="ce14">
            <text:p><text:s/>699</text:p>
          </table:table-cell>
          <table:table-cell office:value-type="float" office:value="961" table:style-name="ce14">
            <text:p><text:s/>961</text:p>
          </table:table-cell>
          <table:table-cell office:value-type="float" office:value="201" table:style-name="ce14">
            <text:p><text:s/>201</text:p>
          </table:table-cell>
          <table:table-cell office:value-type="float" office:value="1459" table:number-columns-spanned="2" table:number-rows-spanned="1" table:style-name="ce47">
            <text:p>1 459</text:p>
          </table:table-cell>
          <table:covered-table-cell/>
          <table:table-cell office:value-type="float" office:value="1660" table:number-columns-spanned="2" table:number-rows-spanned="1" table:style-name="ce47">
            <text:p>1 6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87" table:style-name="ce14">
            <text:p><text:s/>487</text:p>
          </table:table-cell>
          <table:table-cell office:value-type="float" office:value="903" table:style-name="ce14">
            <text:p><text:s/>903</text:p>
          </table:table-cell>
          <table:table-cell office:value-type="float" office:value="855" table:style-name="ce14">
            <text:p><text:s/>855</text:p>
          </table:table-cell>
          <table:table-cell office:value-type="float" office:value="535" table:style-name="ce14">
            <text:p><text:s/>535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67" table:number-columns-spanned="2" table:number-rows-spanned="1" table:style-name="ce47">
            <text:p>1 267</text:p>
          </table:table-cell>
          <table:covered-table-cell/>
          <table:table-cell office:value-type="float" office:value="1390" table:number-columns-spanned="2" table:number-rows-spanned="1" table:style-name="ce47">
            <text:p>1 3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38" table:style-name="ce14">
            <text:p><text:s/>238</text:p>
          </table:table-cell>
          <table:table-cell office:value-type="float" office:value="287" table:style-name="ce14">
            <text:p><text:s/>287</text:p>
          </table:table-cell>
          <table:table-cell office:value-type="float" office:value="285" table:style-name="ce14">
            <text:p><text:s/>285</text:p>
          </table:table-cell>
          <table:table-cell office:value-type="float" office:value="240" table:style-name="ce14">
            <text:p><text:s/>240</text:p>
          </table:table-cell>
          <table:table-cell office:value-type="float" office:value="64" table:style-name="ce14">
            <text:p><text:s/>64</text:p>
          </table:table-cell>
          <table:table-cell office:value-type="float" office:value="461" table:number-columns-spanned="2" table:number-rows-spanned="1" table:style-name="ce47">
            <text:p><text:s/>461</text:p>
          </table:table-cell>
          <table:covered-table-cell/>
          <table:table-cell office:value-type="float" office:value="525" table:number-columns-spanned="2" table:number-rows-spanned="1" table:style-name="ce47">
            <text:p><text:s/>5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720" table:style-name="ce14">
            <text:p>1 720</text:p>
          </table:table-cell>
          <table:table-cell office:value-type="float" office:value="2134" table:style-name="ce14">
            <text:p>2 134</text:p>
          </table:table-cell>
          <table:table-cell office:value-type="float" office:value="2570" table:style-name="ce14">
            <text:p>2 570</text:p>
          </table:table-cell>
          <table:table-cell office:value-type="float" office:value="1284" table:style-name="ce14">
            <text:p>1 284</text:p>
          </table:table-cell>
          <table:table-cell office:value-type="float" office:value="236" table:style-name="ce14">
            <text:p><text:s/>236</text:p>
          </table:table-cell>
          <table:table-cell office:value-type="float" office:value="3618" table:number-columns-spanned="2" table:number-rows-spanned="1" table:style-name="ce47">
            <text:p>3 618</text:p>
          </table:table-cell>
          <table:covered-table-cell/>
          <table:table-cell office:value-type="float" office:value="3854" table:number-columns-spanned="2" table:number-rows-spanned="1" table:style-name="ce47">
            <text:p>3 8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62" table:style-name="ce14">
            <text:p><text:s/>762</text:p>
          </table:table-cell>
          <table:table-cell office:value-type="float" office:value="1549" table:style-name="ce14">
            <text:p>1 549</text:p>
          </table:table-cell>
          <table:table-cell office:value-type="float" office:value="1213" table:style-name="ce14">
            <text:p>1 213</text:p>
          </table:table-cell>
          <table:table-cell office:value-type="float" office:value="1098" table:style-name="ce14">
            <text:p>1 098</text:p>
          </table:table-cell>
          <table:table-cell office:value-type="float" office:value="325" table:style-name="ce14">
            <text:p><text:s/>325</text:p>
          </table:table-cell>
          <table:table-cell office:value-type="float" office:value="1986" table:number-columns-spanned="2" table:number-rows-spanned="1" table:style-name="ce47">
            <text:p>1 986</text:p>
          </table:table-cell>
          <table:covered-table-cell/>
          <table:table-cell office:value-type="float" office:value="2311" table:number-columns-spanned="2" table:number-rows-spanned="1" table:style-name="ce47">
            <text:p>2 3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126" table:style-name="ce14">
            <text:p>3 126</text:p>
          </table:table-cell>
          <table:table-cell office:value-type="float" office:value="3269" table:style-name="ce14">
            <text:p>3 269</text:p>
          </table:table-cell>
          <table:table-cell office:value-type="float" office:value="3275" table:style-name="ce14">
            <text:p>3 275</text:p>
          </table:table-cell>
          <table:table-cell office:value-type="float" office:value="3120" table:style-name="ce14">
            <text:p>3 120</text:p>
          </table:table-cell>
          <table:table-cell office:value-type="float" office:value="317" table:style-name="ce14">
            <text:p><text:s/>317</text:p>
          </table:table-cell>
          <table:table-cell office:value-type="float" office:value="6078" table:number-columns-spanned="2" table:number-rows-spanned="1" table:style-name="ce47">
            <text:p>6 078</text:p>
          </table:table-cell>
          <table:covered-table-cell/>
          <table:table-cell office:value-type="float" office:value="6395" table:number-columns-spanned="2" table:number-rows-spanned="1" table:style-name="ce47">
            <text:p>6 3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1" table:style-name="ce14">
            <text:p><text:s/>51</text:p>
          </table:table-cell>
          <table:table-cell office:value-type="float" office:value="56" table:style-name="ce14">
            <text:p><text:s/>56</text:p>
          </table:table-cell>
          <table:table-cell office:value-type="float" office:value="67" table:style-name="ce14">
            <text:p><text:s/>67</text:p>
          </table:table-cell>
          <table:table-cell office:value-type="float" office:value="40" table:style-name="ce14">
            <text:p><text:s/>40</text:p>
          </table:table-cell>
          <table:table-cell office:value-type="float" office:value="21" table:style-name="ce14">
            <text:p><text:s/>21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3" table:style-name="ce14">
            <text:p><text:s/>83</text:p>
          </table:table-cell>
          <table:table-cell office:value-type="float" office:value="182" table:style-name="ce14">
            <text:p><text:s/>182</text:p>
          </table:table-cell>
          <table:table-cell office:value-type="float" office:value="92" table:style-name="ce14">
            <text:p><text:s/>92</text:p>
          </table:table-cell>
          <table:table-cell office:value-type="float" office:value="173" table:style-name="ce14">
            <text:p><text:s/>173</text:p>
          </table:table-cell>
          <table:table-cell office:value-type="float" office:value="42" table:style-name="ce14">
            <text:p><text:s/>42</text:p>
          </table:table-cell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62" table:style-name="ce14">
            <text:p><text:s/>62</text:p>
          </table:table-cell>
          <table:table-cell office:value-type="float" office:value="73" table:style-name="ce14">
            <text:p><text:s/>73</text:p>
          </table:table-cell>
          <table:table-cell office:value-type="float" office:value="36" table:style-name="ce14">
            <text:p><text:s/>36</text:p>
          </table:table-cell>
          <table:table-cell office:value-type="float" office:value="99" table:style-name="ce14">
            <text:p><text:s/>99</text:p>
          </table:table-cell>
          <table:table-cell office:value-type="float" office:value="21" table:style-name="ce14">
            <text:p><text:s/>21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04" table:style-name="ce14">
            <text:p><text:s/>404</text:p>
          </table:table-cell>
          <table:table-cell office:value-type="float" office:value="453" table:style-name="ce14">
            <text:p><text:s/>453</text:p>
          </table:table-cell>
          <table:table-cell office:value-type="float" office:value="497" table:style-name="ce14">
            <text:p><text:s/>497</text:p>
          </table:table-cell>
          <table:table-cell office:value-type="float" office:value="360" table:style-name="ce14">
            <text:p><text:s/>360</text:p>
          </table:table-cell>
          <table:table-cell office:value-type="float" office:value="111" table:style-name="ce14">
            <text:p><text:s/>111</text:p>
          </table:table-cell>
          <table:table-cell office:value-type="float" office:value="746" table:number-columns-spanned="2" table:number-rows-spanned="1" table:style-name="ce47">
            <text:p><text:s/>746</text:p>
          </table:table-cell>
          <table:covered-table-cell/>
          <table:table-cell office:value-type="float" office:value="857" table:number-columns-spanned="2" table:number-rows-spanned="1" table:style-name="ce47">
            <text:p><text:s/>8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9" table:style-name="ce14">
            <text:p><text:s/>169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3" table:style-name="ce14">
            <text:p><text:s/>143</text:p>
          </table:table-cell>
          <table:table-cell office:value-type="float" office:value="29" table:style-name="ce14">
            <text:p><text:s/>29</text:p>
          </table:table-cell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8" table:style-name="ce14">
            <text:p><text:s/>278</text:p>
          </table:table-cell>
          <table:table-cell office:value-type="float" office:value="403" table:style-name="ce14">
            <text:p><text:s/>403</text:p>
          </table:table-cell>
          <table:table-cell office:value-type="float" office:value="295" table:style-name="ce14">
            <text:p><text:s/>295</text:p>
          </table:table-cell>
          <table:table-cell office:value-type="float" office:value="386" table:style-name="ce14">
            <text:p><text:s/>386</text:p>
          </table:table-cell>
          <table:table-cell office:value-type="float" office:value="130" table:style-name="ce14">
            <text:p><text:s/>130</text:p>
          </table:table-cell>
          <table:table-cell office:value-type="float" office:value="551" table:number-columns-spanned="2" table:number-rows-spanned="1" table:style-name="ce47">
            <text:p><text:s/>551</text:p>
          </table:table-cell>
          <table:covered-table-cell/>
          <table:table-cell office:value-type="float" office:value="681" table:number-columns-spanned="2" table:number-rows-spanned="1" table:style-name="ce47">
            <text:p><text:s/>6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0" table:style-name="ce14">
            <text:p><text:s/>180</text:p>
          </table:table-cell>
          <table:table-cell office:value-type="float" office:value="199" table:style-name="ce14">
            <text:p><text:s/>199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" table:style-name="ce14">
            <text:p><text:s/>21</text:p>
          </table:table-cell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94" table:style-name="ce14">
            <text:p><text:s/>9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7" table:style-name="ce14">
            <text:p><text:s/>137</text:p>
          </table:table-cell>
          <table:table-cell office:value-type="float" office:value="25" table:style-name="ce14">
            <text:p><text:s/>25</text:p>
          </table:table-cell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52" table:style-name="ce14">
            <text:p><text:s/>152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7" table:style-name="ce14">
            <text:p><text:s/>157</text:p>
          </table:table-cell>
          <table:table-cell office:value-type="float" office:value="33" table:style-name="ce14">
            <text:p><text:s/>33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1" table:style-name="ce14">
            <text:p><text:s/>15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01" table:style-name="ce14">
            <text:p><text:s/>201</text:p>
          </table:table-cell>
          <table:table-cell office:value-type="float" office:value="27" table:style-name="ce14">
            <text:p><text:s/>27</text:p>
          </table:table-cell>
          <table:table-cell office:value-type="float" office:value="284" table:number-columns-spanned="2" table:number-rows-spanned="1" table:style-name="ce47">
            <text:p><text:s/>284</text:p>
          </table:table-cell>
          <table:covered-table-cell/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00" table:style-name="ce14">
            <text:p><text:s/>500</text:p>
          </table:table-cell>
          <table:table-cell office:value-type="float" office:value="777" table:style-name="ce14">
            <text:p><text:s/>777</text:p>
          </table:table-cell>
          <table:table-cell office:value-type="float" office:value="836" table:style-name="ce14">
            <text:p><text:s/>836</text:p>
          </table:table-cell>
          <table:table-cell office:value-type="float" office:value="441" table:style-name="ce14">
            <text:p><text:s/>44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77" table:number-columns-spanned="2" table:number-rows-spanned="1" table:style-name="ce47">
            <text:p>1 177</text:p>
          </table:table-cell>
          <table:covered-table-cell/>
          <table:table-cell office:value-type="float" office:value="1277" table:number-columns-spanned="2" table:number-rows-spanned="1" table:style-name="ce47">
            <text:p>1 2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41" table:style-name="ce14">
            <text:p><text:s/>641</text:p>
          </table:table-cell>
          <table:table-cell office:value-type="float" office:value="989" table:style-name="ce14">
            <text:p><text:s/>989</text:p>
          </table:table-cell>
          <table:table-cell office:value-type="float" office:value="868" table:style-name="ce14">
            <text:p><text:s/>868</text:p>
          </table:table-cell>
          <table:table-cell office:value-type="float" office:value="762" table:style-name="ce14">
            <text:p><text:s/>762</text:p>
          </table:table-cell>
          <table:table-cell office:value-type="float" office:value="171" table:style-name="ce14">
            <text:p><text:s/>171</text:p>
          </table:table-cell>
          <table:table-cell office:value-type="float" office:value="1459" table:number-columns-spanned="2" table:number-rows-spanned="1" table:style-name="ce47">
            <text:p>1 459</text:p>
          </table:table-cell>
          <table:covered-table-cell/>
          <table:table-cell office:value-type="float" office:value="1630" table:number-columns-spanned="2" table:number-rows-spanned="1" table:style-name="ce47">
            <text:p>1 6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69" table:style-name="ce14">
            <text:p>1 169</text:p>
          </table:table-cell>
          <table:table-cell office:value-type="float" office:value="1841" table:style-name="ce14">
            <text:p>1 841</text:p>
          </table:table-cell>
          <table:table-cell office:value-type="float" office:value="1569" table:style-name="ce14">
            <text:p>1 569</text:p>
          </table:table-cell>
          <table:table-cell office:value-type="float" office:value="1441" table:style-name="ce14">
            <text:p>1 441</text:p>
          </table:table-cell>
          <table:table-cell office:value-type="float" office:value="261" table:style-name="ce14">
            <text:p><text:s/>261</text:p>
          </table:table-cell>
          <table:table-cell office:value-type="float" office:value="2749" table:number-columns-spanned="2" table:number-rows-spanned="1" table:style-name="ce47">
            <text:p>2 749</text:p>
          </table:table-cell>
          <table:covered-table-cell/>
          <table:table-cell office:value-type="float" office:value="3010" table:number-columns-spanned="2" table:number-rows-spanned="1" table:style-name="ce47">
            <text:p>3 0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9" table:style-name="ce14">
            <text:p><text:s/>89</text:p>
          </table:table-cell>
          <table:table-cell office:value-type="float" office:value="97" table:style-name="ce14">
            <text:p><text:s/>97</text:p>
          </table:table-cell>
          <table:table-cell office:value-type="float" office:value="117" table:style-name="ce14">
            <text:p><text:s/>117</text:p>
          </table:table-cell>
          <table:table-cell office:value-type="float" office:value="69" table:style-name="ce14">
            <text:p><text:s/>69</text:p>
          </table:table-cell>
          <table:table-cell office:value-type="float" office:value="13" table:style-name="ce14">
            <text:p><text:s/>13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46" table:style-name="ce14">
            <text:p><text:s/>746</text:p>
          </table:table-cell>
          <table:table-cell office:value-type="float" office:value="1520" table:style-name="ce14">
            <text:p>1 520</text:p>
          </table:table-cell>
          <table:table-cell office:value-type="float" office:value="1283" table:style-name="ce14">
            <text:p>1 283</text:p>
          </table:table-cell>
          <table:table-cell office:value-type="float" office:value="983" table:style-name="ce14">
            <text:p><text:s/>983</text:p>
          </table:table-cell>
          <table:table-cell office:value-type="float" office:value="222" table:style-name="ce14">
            <text:p><text:s/>222</text:p>
          </table:table-cell>
          <table:table-cell office:value-type="float" office:value="2044" table:number-columns-spanned="2" table:number-rows-spanned="1" table:style-name="ce47">
            <text:p>2 044</text:p>
          </table:table-cell>
          <table:covered-table-cell/>
          <table:table-cell office:value-type="float" office:value="2266" table:number-columns-spanned="2" table:number-rows-spanned="1" table:style-name="ce47">
            <text:p>2 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3" table:style-name="ce14">
            <text:p><text:s/>43</text:p>
          </table:table-cell>
          <table:table-cell office:value-type="float" office:value="51" table:style-name="ce14">
            <text:p><text:s/>51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15" table:style-name="ce14">
            <text:p><text:s/>15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80" table:style-name="ce14">
            <text:p><text:s/>480</text:p>
          </table:table-cell>
          <table:table-cell office:value-type="float" office:value="559" table:style-name="ce14">
            <text:p><text:s/>559</text:p>
          </table:table-cell>
          <table:table-cell office:value-type="float" office:value="404" table:style-name="ce14">
            <text:p><text:s/>404</text:p>
          </table:table-cell>
          <table:table-cell office:value-type="float" office:value="635" table:style-name="ce14">
            <text:p><text:s/>635</text:p>
          </table:table-cell>
          <table:table-cell office:value-type="float" office:value="170" table:style-name="ce14">
            <text:p><text:s/>170</text:p>
          </table:table-cell>
          <table:table-cell office:value-type="float" office:value="869" table:number-columns-spanned="2" table:number-rows-spanned="1" table:style-name="ce47">
            <text:p><text:s/>869</text:p>
          </table:table-cell>
          <table:covered-table-cell/>
          <table:table-cell office:value-type="float" office:value="1039" table:number-columns-spanned="2" table:number-rows-spanned="1" table:style-name="ce47">
            <text:p>1 0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09" table:style-name="ce14">
            <text:p><text:s/>109</text:p>
          </table:table-cell>
          <table:table-cell office:value-type="float" office:value="25" table:style-name="ce14">
            <text:p><text:s/>25</text:p>
          </table:table-cell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33" table:style-name="ce14">
            <text:p><text:s/>233</text:p>
          </table:table-cell>
          <table:table-cell office:value-type="float" office:value="306" table:style-name="ce14">
            <text:p><text:s/>306</text:p>
          </table:table-cell>
          <table:table-cell office:value-type="float" office:value="336" table:style-name="ce14">
            <text:p><text:s/>336</text:p>
          </table:table-cell>
          <table:table-cell office:value-type="float" office:value="203" table:style-name="ce14">
            <text:p><text:s/>203</text:p>
          </table:table-cell>
          <table:table-cell office:value-type="float" office:value="45" table:style-name="ce14">
            <text:p><text:s/>45</text:p>
          </table:table-cell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office:value-type="float" office:value="539" table:number-columns-spanned="2" table:number-rows-spanned="1" table:style-name="ce47">
            <text:p><text:s/>5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634" table:style-name="ce14">
            <text:p>4 634</text:p>
          </table:table-cell>
          <table:table-cell office:value-type="float" office:value="5135" table:style-name="ce14">
            <text:p>5 135</text:p>
          </table:table-cell>
          <table:table-cell office:value-type="float" office:value="4937" table:style-name="ce14">
            <text:p>4 937</text:p>
          </table:table-cell>
          <table:table-cell office:value-type="float" office:value="4832" table:style-name="ce14">
            <text:p>4 832</text:p>
          </table:table-cell>
          <table:table-cell office:value-type="float" office:value="793" table:style-name="ce14">
            <text:p><text:s/>793</text:p>
          </table:table-cell>
          <table:table-cell office:value-type="float" office:value="8976" table:number-columns-spanned="2" table:number-rows-spanned="1" table:style-name="ce47">
            <text:p>8 976</text:p>
          </table:table-cell>
          <table:covered-table-cell/>
          <table:table-cell office:value-type="float" office:value="9769" table:number-columns-spanned="2" table:number-rows-spanned="1" table:style-name="ce47">
            <text:p>9 7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61" table:style-name="ce14">
            <text:p><text:s/>361</text:p>
          </table:table-cell>
          <table:table-cell office:value-type="float" office:value="412" table:style-name="ce14">
            <text:p><text:s/>412</text:p>
          </table:table-cell>
          <table:table-cell office:value-type="float" office:value="446" table:style-name="ce14">
            <text:p><text:s/>446</text:p>
          </table:table-cell>
          <table:table-cell office:value-type="float" office:value="327" table:style-name="ce14">
            <text:p><text:s/>327</text:p>
          </table:table-cell>
          <table:table-cell office:value-type="float" office:value="63" table:style-name="ce14">
            <text:p><text:s/>63</text:p>
          </table:table-cell>
          <table:table-cell office:value-type="float" office:value="710" table:number-columns-spanned="2" table:number-rows-spanned="1" table:style-name="ce47">
            <text:p><text:s/>710</text:p>
          </table:table-cell>
          <table:covered-table-cell/>
          <table:table-cell office:value-type="float" office:value="773" table:number-columns-spanned="2" table:number-rows-spanned="1" table:style-name="ce47">
            <text:p><text:s/>7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17" table:style-name="ce14">
            <text:p>1 017</text:p>
          </table:table-cell>
          <table:table-cell office:value-type="float" office:value="1123" table:style-name="ce14">
            <text:p>1 123</text:p>
          </table:table-cell>
          <table:table-cell office:value-type="float" office:value="1358" table:style-name="ce14">
            <text:p>1 358</text:p>
          </table:table-cell>
          <table:table-cell office:value-type="float" office:value="782" table:style-name="ce14">
            <text:p><text:s/>782</text:p>
          </table:table-cell>
          <table:table-cell office:value-type="float" office:value="199" table:style-name="ce14">
            <text:p><text:s/>199</text:p>
          </table:table-cell>
          <table:table-cell office:value-type="float" office:value="1941" table:number-columns-spanned="2" table:number-rows-spanned="1" table:style-name="ce47">
            <text:p>1 941</text:p>
          </table:table-cell>
          <table:covered-table-cell/>
          <table:table-cell office:value-type="float" office:value="2140" table:number-columns-spanned="2" table:number-rows-spanned="1" table:style-name="ce47">
            <text:p>2 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13" table:style-name="ce14">
            <text:p><text:s/>213</text:p>
          </table:table-cell>
          <table:table-cell office:value-type="float" office:value="336" table:style-name="ce14">
            <text:p><text:s/>336</text:p>
          </table:table-cell>
          <table:table-cell office:value-type="float" office:value="244" table:style-name="ce14">
            <text:p><text:s/>244</text:p>
          </table:table-cell>
          <table:table-cell office:value-type="float" office:value="305" table:style-name="ce14">
            <text:p><text:s/>305</text:p>
          </table:table-cell>
          <table:table-cell office:value-type="float" office:value="100" table:style-name="ce14">
            <text:p><text:s/>100</text:p>
          </table:table-cell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82" table:style-name="ce14">
            <text:p><text:s/>182</text:p>
          </table:table-cell>
          <table:table-cell office:value-type="float" office:value="153" table:style-name="ce14">
            <text:p><text:s/>153</text:p>
          </table:table-cell>
          <table:table-cell office:value-type="float" office:value="171" table:style-name="ce14">
            <text:p><text:s/>171</text:p>
          </table:table-cell>
          <table:table-cell office:value-type="float" office:value="45" table:style-name="ce14">
            <text:p><text:s/>45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1" table:style-name="ce14">
            <text:p><text:s/>14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58" table:style-name="ce14">
            <text:p><text:s/>158</text:p>
          </table:table-cell>
          <table:table-cell office:value-type="float" office:value="41" table:style-name="ce14">
            <text:p><text:s/>41</text:p>
          </table:table-cell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11" table:style-name="ce14">
            <text:p>1 811</text:p>
          </table:table-cell>
          <table:table-cell office:value-type="float" office:value="2463" table:style-name="ce14">
            <text:p>2 463</text:p>
          </table:table-cell>
          <table:table-cell office:value-type="float" office:value="2401" table:style-name="ce14">
            <text:p>2 401</text:p>
          </table:table-cell>
          <table:table-cell office:value-type="float" office:value="1873" table:style-name="ce14">
            <text:p>1 873</text:p>
          </table:table-cell>
          <table:table-cell office:value-type="float" office:value="295" table:style-name="ce14">
            <text:p><text:s/>295</text:p>
          </table:table-cell>
          <table:table-cell office:value-type="float" office:value="3979" table:number-columns-spanned="2" table:number-rows-spanned="1" table:style-name="ce47">
            <text:p>3 979</text:p>
          </table:table-cell>
          <table:covered-table-cell/>
          <table:table-cell office:value-type="float" office:value="4274" table:number-columns-spanned="2" table:number-rows-spanned="1" table:style-name="ce47">
            <text:p>4 2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11" table:style-name="ce14">
            <text:p><text:s/>211</text:p>
          </table:table-cell>
          <table:table-cell office:value-type="float" office:value="242" table:style-name="ce14">
            <text:p><text:s/>242</text:p>
          </table:table-cell>
          <table:table-cell office:value-type="float" office:value="168" table:style-name="ce14">
            <text:p><text:s/>168</text:p>
          </table:table-cell>
          <table:table-cell office:value-type="float" office:value="285" table:style-name="ce14">
            <text:p><text:s/>285</text:p>
          </table:table-cell>
          <table:table-cell office:value-type="float" office:value="52" table:style-name="ce14">
            <text:p><text:s/>52</text:p>
          </table:table-cell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22" table:style-name="ce14">
            <text:p>1 022</text:p>
          </table:table-cell>
          <table:table-cell office:value-type="float" office:value="1449" table:style-name="ce14">
            <text:p>1 449</text:p>
          </table:table-cell>
          <table:table-cell office:value-type="float" office:value="1341" table:style-name="ce14">
            <text:p>1 341</text:p>
          </table:table-cell>
          <table:table-cell office:value-type="float" office:value="1130" table:style-name="ce14">
            <text:p>1 130</text:p>
          </table:table-cell>
          <table:table-cell office:value-type="float" office:value="184" table:style-name="ce14">
            <text:p><text:s/>184</text:p>
          </table:table-cell>
          <table:table-cell office:value-type="float" office:value="2287" table:number-columns-spanned="2" table:number-rows-spanned="1" table:style-name="ce47">
            <text:p>2 287</text:p>
          </table:table-cell>
          <table:covered-table-cell/>
          <table:table-cell office:value-type="float" office:value="2471" table:number-columns-spanned="2" table:number-rows-spanned="1" table:style-name="ce47">
            <text:p>2 4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04" table:style-name="ce14">
            <text:p><text:s/>304</text:p>
          </table:table-cell>
          <table:table-cell office:value-type="float" office:value="361" table:style-name="ce14">
            <text:p><text:s/>361</text:p>
          </table:table-cell>
          <table:table-cell office:value-type="float" office:value="410" table:style-name="ce14">
            <text:p><text:s/>410</text:p>
          </table:table-cell>
          <table:table-cell office:value-type="float" office:value="255" table:style-name="ce14">
            <text:p><text:s/>255</text:p>
          </table:table-cell>
          <table:table-cell office:value-type="float" office:value="36" table:style-name="ce14">
            <text:p><text:s/>36</text:p>
          </table:table-cell>
          <table:table-cell office:value-type="float" office:value="629" table:number-columns-spanned="2" table:number-rows-spanned="1" table:style-name="ce47">
            <text:p><text:s/>629</text:p>
          </table:table-cell>
          <table:covered-table-cell/>
          <table:table-cell office:value-type="float" office:value="665" table:number-columns-spanned="2" table:number-rows-spanned="1" table:style-name="ce47">
            <text:p><text:s/>6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8" table:style-name="ce14">
            <text:p><text:s/>8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2" table:style-name="ce14">
            <text:p><text:s/>122</text:p>
          </table:table-cell>
          <table:table-cell office:value-type="float" office:value="85" table:style-name="ce14">
            <text:p><text:s/>85</text:p>
          </table:table-cell>
          <table:table-cell office:value-type="float" office:value="33" table:style-name="ce14">
            <text:p><text:s/>33</text:p>
          </table:table-cell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84" table:style-name="ce14">
            <text:p><text:s/>84</text:p>
          </table:table-cell>
          <table:table-cell office:value-type="float" office:value="95" table:style-name="ce14">
            <text:p><text:s/>95</text:p>
          </table:table-cell>
          <table:table-cell office:value-type="float" office:value="84" table:style-name="ce14">
            <text:p><text:s/>84</text:p>
          </table:table-cell>
          <table:table-cell office:value-type="float" office:value="95" table:style-name="ce14">
            <text:p><text:s/>95</text:p>
          </table:table-cell>
          <table:table-cell office:value-type="float" office:value="32" table:style-name="ce14">
            <text:p><text:s/>32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3" table:style-name="ce14">
            <text:p><text:s/>163</text:p>
          </table:table-cell>
          <table:table-cell office:value-type="float" office:value="212" table:style-name="ce14">
            <text:p><text:s/>212</text:p>
          </table:table-cell>
          <table:table-cell office:value-type="float" office:value="134" table:style-name="ce14">
            <text:p><text:s/>134</text:p>
          </table:table-cell>
          <table:table-cell office:value-type="float" office:value="241" table:style-name="ce14">
            <text:p><text:s/>241</text:p>
          </table:table-cell>
          <table:table-cell office:value-type="float" office:value="67" table:style-name="ce14">
            <text:p><text:s/>67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75" table:number-columns-spanned="2" table:number-rows-spanned="1" table:style-name="ce47">
            <text:p><text:s/>3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08" table:style-name="ce14">
            <text:p><text:s/>208</text:p>
          </table:table-cell>
          <table:table-cell office:value-type="float" office:value="264" table:style-name="ce14">
            <text:p><text:s/>264</text:p>
          </table:table-cell>
          <table:table-cell office:value-type="float" office:value="238" table:style-name="ce14">
            <text:p><text:s/>238</text:p>
          </table:table-cell>
          <table:table-cell office:value-type="float" office:value="234" table:style-name="ce14">
            <text:p><text:s/>234</text:p>
          </table:table-cell>
          <table:table-cell office:value-type="float" office:value="48" table:style-name="ce14">
            <text:p><text:s/>48</text:p>
          </table:table-cell>
          <table:table-cell office:value-type="float" office:value="424" table:number-columns-spanned="2" table:number-rows-spanned="1" table:style-name="ce47">
            <text:p><text:s/>424</text:p>
          </table:table-cell>
          <table:covered-table-cell/>
          <table:table-cell office:value-type="float" office:value="472" table:number-columns-spanned="2" table:number-rows-spanned="1" table:style-name="ce47">
            <text:p><text:s/>4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2" table:style-name="ce14">
            <text:p><text:s/>122</text:p>
          </table:table-cell>
          <table:table-cell office:value-type="float" office:value="211" table:style-name="ce14">
            <text:p><text:s/>211</text:p>
          </table:table-cell>
          <table:table-cell office:value-type="float" office:value="241" table:style-name="ce14">
            <text:p><text:s/>241</text:p>
          </table:table-cell>
          <table:table-cell office:value-type="float" office:value="92" table:style-name="ce14">
            <text:p><text:s/>92</text:p>
          </table:table-cell>
          <table:table-cell office:value-type="float" office:value="23" table:style-name="ce14">
            <text:p><text:s/>23</text:p>
          </table:table-cell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office:value-type="float" office:value="333" table:number-columns-spanned="2" table:number-rows-spanned="1" table:style-name="ce47">
            <text:p><text:s/>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4" table:style-name="ce14">
            <text:p><text:s/>194</text:p>
          </table:table-cell>
          <table:table-cell office:value-type="float" office:value="163" table:style-name="ce14">
            <text:p><text:s/>163</text:p>
          </table:table-cell>
          <table:table-cell office:value-type="float" office:value="168" table:style-name="ce14">
            <text:p><text:s/>168</text:p>
          </table:table-cell>
          <table:table-cell office:value-type="float" office:value="44" table:style-name="ce14">
            <text:p><text:s/>44</text:p>
          </table:table-cell>
          <table:table-cell office:value-type="float" office:value="287" table:number-columns-spanned="2" table:number-rows-spanned="1" table:style-name="ce47">
            <text:p><text:s/>287</text:p>
          </table:table-cell>
          <table:covered-table-cell/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03" table:style-name="ce14">
            <text:p><text:s/>403</text:p>
          </table:table-cell>
          <table:table-cell office:value-type="float" office:value="739" table:style-name="ce14">
            <text:p><text:s/>739</text:p>
          </table:table-cell>
          <table:table-cell office:value-type="float" office:value="709" table:style-name="ce14">
            <text:p><text:s/>709</text:p>
          </table:table-cell>
          <table:table-cell office:value-type="float" office:value="433" table:style-name="ce14">
            <text:p><text:s/>433</text:p>
          </table:table-cell>
          <table:table-cell office:value-type="float" office:value="61" table:style-name="ce14">
            <text:p><text:s/>61</text:p>
          </table:table-cell>
          <table:table-cell office:value-type="float" office:value="1081" table:number-columns-spanned="2" table:number-rows-spanned="1" table:style-name="ce47">
            <text:p>1 081</text:p>
          </table:table-cell>
          <table:covered-table-cell/>
          <table:table-cell office:value-type="float" office:value="1142" table:number-columns-spanned="2" table:number-rows-spanned="1" table:style-name="ce47">
            <text:p>1 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247" table:style-name="ce14">
            <text:p><text:s/>247</text:p>
          </table:table-cell>
          <table:table-cell office:value-type="float" office:value="196" table:style-name="ce14">
            <text:p><text:s/>196</text:p>
          </table:table-cell>
          <table:table-cell office:value-type="float" office:value="196" table:style-name="ce14">
            <text:p><text:s/>196</text:p>
          </table:table-cell>
          <table:table-cell office:value-type="float" office:value="26" table:style-name="ce14">
            <text:p><text:s/>26</text:p>
          </table:table-cell>
          <table:table-cell office:value-type="float" office:value="366" table:number-columns-spanned="2" table:number-rows-spanned="1" table:style-name="ce47">
            <text:p><text:s/>366</text:p>
          </table:table-cell>
          <table:covered-table-cell/>
          <table:table-cell office:value-type="float" office:value="392" table:number-columns-spanned="2" table:number-rows-spanned="1" table:style-name="ce47">
            <text:p><text:s/>3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8" table:style-name="ce14">
            <text:p><text:s/>178</text:p>
          </table:table-cell>
          <table:table-cell office:value-type="float" office:value="206" table:style-name="ce14">
            <text:p><text:s/>206</text:p>
          </table:table-cell>
          <table:table-cell office:value-type="float" office:value="242" table:style-name="ce14">
            <text:p><text:s/>242</text:p>
          </table:table-cell>
          <table:table-cell office:value-type="float" office:value="142" table:style-name="ce14">
            <text:p><text:s/>142</text:p>
          </table:table-cell>
          <table:table-cell office:value-type="float" office:value="35" table:style-name="ce14">
            <text:p><text:s/>35</text:p>
          </table:table-cell>
          <table:table-cell office:value-type="float" office:value="349" table:number-columns-spanned="2" table:number-rows-spanned="1" table:style-name="ce47">
            <text:p><text:s/>349</text:p>
          </table:table-cell>
          <table:covered-table-cell/>
          <table:table-cell office:value-type="float" office:value="384" table:number-columns-spanned="2" table:number-rows-spanned="1" table:style-name="ce47">
            <text:p><text:s/>3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389" table:style-name="ce14">
            <text:p>1 389</text:p>
          </table:table-cell>
          <table:table-cell office:value-type="float" office:value="2185" table:style-name="ce14">
            <text:p>2 185</text:p>
          </table:table-cell>
          <table:table-cell office:value-type="float" office:value="1807" table:style-name="ce14">
            <text:p>1 807</text:p>
          </table:table-cell>
          <table:table-cell office:value-type="float" office:value="1767" table:style-name="ce14">
            <text:p>1 767</text:p>
          </table:table-cell>
          <table:table-cell office:value-type="float" office:value="271" table:style-name="ce14">
            <text:p><text:s/>271</text:p>
          </table:table-cell>
          <table:table-cell office:value-type="float" office:value="3303" table:number-columns-spanned="2" table:number-rows-spanned="1" table:style-name="ce47">
            <text:p>3 303</text:p>
          </table:table-cell>
          <table:covered-table-cell/>
          <table:table-cell office:value-type="float" office:value="3574" table:number-columns-spanned="2" table:number-rows-spanned="1" table:style-name="ce47">
            <text:p>3 5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39" table:style-name="ce14">
            <text:p><text:s/>239</text:p>
          </table:table-cell>
          <table:table-cell office:value-type="float" office:value="212" table:style-name="ce14">
            <text:p><text:s/>212</text:p>
          </table:table-cell>
          <table:table-cell office:value-type="float" office:value="226" table:style-name="ce14">
            <text:p><text:s/>226</text:p>
          </table:table-cell>
          <table:table-cell office:value-type="float" office:value="225" table:style-name="ce14">
            <text:p><text:s/>225</text:p>
          </table:table-cell>
          <table:table-cell office:value-type="float" office:value="77" table:style-name="ce14">
            <text:p><text:s/>77</text:p>
          </table:table-cell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office:value-type="float" office:value="451" table:number-columns-spanned="2" table:number-rows-spanned="1" table:style-name="ce47">
            <text:p><text:s/>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64" table:style-name="ce14">
            <text:p><text:s/>864</text:p>
          </table:table-cell>
          <table:table-cell office:value-type="float" office:value="874" table:style-name="ce14">
            <text:p><text:s/>874</text:p>
          </table:table-cell>
          <table:table-cell office:value-type="float" office:value="1125" table:style-name="ce14">
            <text:p>1 125</text:p>
          </table:table-cell>
          <table:table-cell office:value-type="float" office:value="613" table:style-name="ce14">
            <text:p><text:s/>613</text:p>
          </table:table-cell>
          <table:table-cell office:value-type="float" office:value="204" table:style-name="ce14">
            <text:p><text:s/>204</text:p>
          </table:table-cell>
          <table:table-cell office:value-type="float" office:value="1534" table:number-columns-spanned="2" table:number-rows-spanned="1" table:style-name="ce47">
            <text:p>1 534</text:p>
          </table:table-cell>
          <table:covered-table-cell/>
          <table:table-cell office:value-type="float" office:value="1738" table:number-columns-spanned="2" table:number-rows-spanned="1" table:style-name="ce47">
            <text:p>1 7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58" table:style-name="ce14">
            <text:p><text:s/>258</text:p>
          </table:table-cell>
          <table:table-cell office:value-type="float" office:value="343" table:style-name="ce14">
            <text:p><text:s/>343</text:p>
          </table:table-cell>
          <table:table-cell office:value-type="float" office:value="325" table:style-name="ce14">
            <text:p><text:s/>325</text:p>
          </table:table-cell>
          <table:table-cell office:value-type="float" office:value="276" table:style-name="ce14">
            <text:p><text:s/>276</text:p>
          </table:table-cell>
          <table:table-cell office:value-type="float" office:value="53" table:style-name="ce14">
            <text:p><text:s/>53</text:p>
          </table:table-cell>
          <table:table-cell office:value-type="float" office:value="548" table:number-columns-spanned="2" table:number-rows-spanned="1" table:style-name="ce47">
            <text:p><text:s/>548</text:p>
          </table:table-cell>
          <table:covered-table-cell/>
          <table:table-cell office:value-type="float" office:value="601" table:number-columns-spanned="2" table:number-rows-spanned="1" table:style-name="ce47">
            <text:p><text:s/>6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166" table:style-name="ce14">
            <text:p>1 166</text:p>
          </table:table-cell>
          <table:table-cell office:value-type="float" office:value="1308" table:style-name="ce14">
            <text:p>1 308</text:p>
          </table:table-cell>
          <table:table-cell office:value-type="float" office:value="1613" table:style-name="ce14">
            <text:p>1 613</text:p>
          </table:table-cell>
          <table:table-cell office:value-type="float" office:value="861" table:style-name="ce14">
            <text:p><text:s/>861</text:p>
          </table:table-cell>
          <table:table-cell office:value-type="float" office:value="159" table:style-name="ce14">
            <text:p><text:s/>159</text:p>
          </table:table-cell>
          <table:table-cell office:value-type="float" office:value="2315" table:number-columns-spanned="2" table:number-rows-spanned="1" table:style-name="ce47">
            <text:p>2 315</text:p>
          </table:table-cell>
          <table:covered-table-cell/>
          <table:table-cell office:value-type="float" office:value="2474" table:number-columns-spanned="2" table:number-rows-spanned="1" table:style-name="ce47">
            <text:p>2 4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5" table:style-name="ce14">
            <text:p><text:s/>115</text:p>
          </table:table-cell>
          <table:table-cell office:value-type="float" office:value="121" table:style-name="ce14">
            <text:p><text:s/>121</text:p>
          </table:table-cell>
          <table:table-cell office:value-type="float" office:value="25" table:style-name="ce14">
            <text:p><text:s/>25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94" table:style-name="ce14">
            <text:p><text:s/>94</text:p>
          </table:table-cell>
          <table:table-cell office:value-type="float" office:value="87" table:style-name="ce14">
            <text:p><text:s/>87</text:p>
          </table:table-cell>
          <table:table-cell office:value-type="float" office:value="105" table:style-name="ce14">
            <text:p><text:s/>105</text:p>
          </table:table-cell>
          <table:table-cell office:value-type="float" office:value="76" table:style-name="ce14">
            <text:p><text:s/>76</text:p>
          </table:table-cell>
          <table:table-cell office:value-type="float" office:value="6" table:style-name="ce14">
            <text:p><text:s/>6</text:p>
          </table:table-cell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431" table:style-name="ce14">
            <text:p>1 431</text:p>
          </table:table-cell>
          <table:table-cell office:value-type="float" office:value="1962" table:style-name="ce14">
            <text:p>1 962</text:p>
          </table:table-cell>
          <table:table-cell office:value-type="float" office:value="2251" table:style-name="ce14">
            <text:p>2 251</text:p>
          </table:table-cell>
          <table:table-cell office:value-type="float" office:value="1142" table:style-name="ce14">
            <text:p>1 142</text:p>
          </table:table-cell>
          <table:table-cell office:value-type="float" office:value="281" table:style-name="ce14">
            <text:p><text:s/>281</text:p>
          </table:table-cell>
          <table:table-cell office:value-type="float" office:value="3112" table:number-columns-spanned="2" table:number-rows-spanned="1" table:style-name="ce47">
            <text:p>3 112</text:p>
          </table:table-cell>
          <table:covered-table-cell/>
          <table:table-cell office:value-type="float" office:value="3393" table:number-columns-spanned="2" table:number-rows-spanned="1" table:style-name="ce47">
            <text:p>3 3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88" table:style-name="ce14">
            <text:p><text:s/>88</text:p>
          </table:table-cell>
          <table:table-cell office:value-type="float" office:value="97" table:style-name="ce14">
            <text:p><text:s/>97</text:p>
          </table:table-cell>
          <table:table-cell office:value-type="float" office:value="80" table:style-name="ce14">
            <text:p><text:s/>80</text:p>
          </table:table-cell>
          <table:table-cell office:value-type="float" office:value="105" table:style-name="ce14">
            <text:p><text:s/>105</text:p>
          </table:table-cell>
          <table:table-cell office:value-type="float" office:value="35" table:style-name="ce14">
            <text:p><text:s/>35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63" table:style-name="ce14">
            <text:p>5 963</text:p>
          </table:table-cell>
          <table:table-cell office:value-type="float" office:value="7536" table:style-name="ce14">
            <text:p>7 536</text:p>
          </table:table-cell>
          <table:table-cell office:value-type="float" office:value="6087" table:style-name="ce14">
            <text:p>6 087</text:p>
          </table:table-cell>
          <table:table-cell office:value-type="float" office:value="7412" table:style-name="ce14">
            <text:p>7 412</text:p>
          </table:table-cell>
          <table:table-cell office:value-type="float" office:value="1082" table:style-name="ce14">
            <text:p>1 082</text:p>
          </table:table-cell>
          <table:table-cell office:value-type="float" office:value="12417" table:number-columns-spanned="2" table:number-rows-spanned="1" table:style-name="ce47">
            <text:p>12 417</text:p>
          </table:table-cell>
          <table:covered-table-cell/>
          <table:table-cell office:value-type="float" office:value="13499" table:number-columns-spanned="2" table:number-rows-spanned="1" table:style-name="ce47">
            <text:p>13 4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21" table:style-name="ce14">
            <text:p><text:s/>221</text:p>
          </table:table-cell>
          <table:table-cell office:value-type="float" office:value="218" table:style-name="ce14">
            <text:p><text:s/>218</text:p>
          </table:table-cell>
          <table:table-cell office:value-type="float" office:value="213" table:style-name="ce14">
            <text:p><text:s/>213</text:p>
          </table:table-cell>
          <table:table-cell office:value-type="float" office:value="226" table:style-name="ce14">
            <text:p><text:s/>226</text:p>
          </table:table-cell>
          <table:table-cell office:value-type="float" office:value="62" table:style-name="ce14">
            <text:p><text:s/>62</text:p>
          </table:table-cell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439" table:number-columns-spanned="2" table:number-rows-spanned="1" table:style-name="ce47">
            <text:p><text:s/>4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84" table:style-name="ce14">
            <text:p>1 184</text:p>
          </table:table-cell>
          <table:table-cell office:value-type="float" office:value="1196" table:style-name="ce14">
            <text:p>1 196</text:p>
          </table:table-cell>
          <table:table-cell office:value-type="float" office:value="1142" table:style-name="ce14">
            <text:p>1 142</text:p>
          </table:table-cell>
          <table:table-cell office:value-type="float" office:value="1238" table:style-name="ce14">
            <text:p>1 238</text:p>
          </table:table-cell>
          <table:table-cell office:value-type="float" office:value="332" table:style-name="ce14">
            <text:p><text:s/>332</text:p>
          </table:table-cell>
          <table:table-cell office:value-type="float" office:value="2048" table:number-columns-spanned="2" table:number-rows-spanned="1" table:style-name="ce47">
            <text:p>2 048</text:p>
          </table:table-cell>
          <table:covered-table-cell/>
          <table:table-cell office:value-type="float" office:value="2380" table:number-columns-spanned="2" table:number-rows-spanned="1" table:style-name="ce47">
            <text:p>2 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48" table:style-name="ce14">
            <text:p><text:s/>448</text:p>
          </table:table-cell>
          <table:table-cell office:value-type="float" office:value="688" table:style-name="ce14">
            <text:p><text:s/>688</text:p>
          </table:table-cell>
          <table:table-cell office:value-type="float" office:value="712" table:style-name="ce14">
            <text:p><text:s/>712</text:p>
          </table:table-cell>
          <table:table-cell office:value-type="float" office:value="424" table:style-name="ce14">
            <text:p><text:s/>424</text:p>
          </table:table-cell>
          <table:table-cell office:value-type="float" office:value="145" table:style-name="ce14">
            <text:p><text:s/>145</text:p>
          </table:table-cell>
          <table:table-cell office:value-type="float" office:value="991" table:number-columns-spanned="2" table:number-rows-spanned="1" table:style-name="ce47">
            <text:p><text:s/>991</text:p>
          </table:table-cell>
          <table:covered-table-cell/>
          <table:table-cell office:value-type="float" office:value="1136" table:number-columns-spanned="2" table:number-rows-spanned="1" table:style-name="ce47">
            <text:p>1 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71" table:style-name="ce14">
            <text:p><text:s/>71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3" table:style-name="ce14">
            <text:p><text:s/>123</text:p>
          </table:table-cell>
          <table:table-cell office:value-type="float" office:value="29" table:style-name="ce14">
            <text:p><text:s/>29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13" table:style-name="ce14">
            <text:p><text:s/>313</text:p>
          </table:table-cell>
          <table:table-cell office:value-type="float" office:value="458" table:style-name="ce14">
            <text:p><text:s/>458</text:p>
          </table:table-cell>
          <table:table-cell office:value-type="float" office:value="455" table:style-name="ce14">
            <text:p><text:s/>455</text:p>
          </table:table-cell>
          <table:table-cell office:value-type="float" office:value="316" table:style-name="ce14">
            <text:p><text:s/>316</text:p>
          </table:table-cell>
          <table:table-cell office:value-type="float" office:value="55" table:style-name="ce14">
            <text:p><text:s/>55</text:p>
          </table:table-cell>
          <table:table-cell office:value-type="float" office:value="716" table:number-columns-spanned="2" table:number-rows-spanned="1" table:style-name="ce47">
            <text:p><text:s/>716</text:p>
          </table:table-cell>
          <table:covered-table-cell/>
          <table:table-cell office:value-type="float" office:value="771" table:number-columns-spanned="2" table:number-rows-spanned="1" table:style-name="ce47">
            <text:p><text:s/>77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3634" table:style-name="ce18">
            <text:p>53 634</text:p>
          </table:table-cell>
          <table:table-cell office:value-type="float" office:value="69735" table:style-name="ce18">
            <text:p>69 735</text:p>
          </table:table-cell>
          <table:table-cell office:value-type="float" office:value="67501" table:style-name="ce18">
            <text:p>67 501</text:p>
          </table:table-cell>
          <table:table-cell office:value-type="float" office:value="55868" table:style-name="ce18">
            <text:p>55 868</text:p>
          </table:table-cell>
          <table:table-cell office:value-type="float" office:value="11340" table:style-name="ce18">
            <text:p>11 340</text:p>
          </table:table-cell>
          <table:table-cell office:value-type="float" office:value="112029" table:number-columns-spanned="2" table:number-rows-spanned="1" table:style-name="ce46">
            <text:p>112 029</text:p>
          </table:table-cell>
          <table:covered-table-cell/>
          <table:table-cell office:value-type="float" office:value="123369" table:number-columns-spanned="2" table:number-rows-spanned="1" table:style-name="ce46">
            <text:p>123 369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65" table:style-name="ce14">
            <text:p><text:s/>365</text:p>
          </table:table-cell>
          <table:table-cell office:value-type="float" office:value="494" table:style-name="ce14">
            <text:p><text:s/>494</text:p>
          </table:table-cell>
          <table:table-cell office:value-type="float" office:value="603" table:style-name="ce14">
            <text:p><text:s/>603</text:p>
          </table:table-cell>
          <table:table-cell office:value-type="float" office:value="256" table:style-name="ce14">
            <text:p><text:s/>256</text:p>
          </table:table-cell>
          <table:table-cell office:value-type="float" office:value="122" table:style-name="ce14">
            <text:p><text:s/>122</text:p>
          </table:table-cell>
          <table:table-cell office:value-type="float" office:value="737" table:number-columns-spanned="2" table:number-rows-spanned="1" table:style-name="ce47">
            <text:p><text:s/>737</text:p>
          </table:table-cell>
          <table:covered-table-cell/>
          <table:table-cell office:value-type="float" office:value="859" table:number-columns-spanned="2" table:number-rows-spanned="1" table:style-name="ce47">
            <text:p><text:s/>8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84" table:style-name="ce14">
            <text:p><text:s/>84</text:p>
          </table:table-cell>
          <table:table-cell office:value-type="float" office:value="63" table:style-name="ce14">
            <text:p><text:s/>63</text:p>
          </table:table-cell>
          <table:table-cell office:value-type="float" office:value="94" table:style-name="ce14">
            <text:p><text:s/>94</text:p>
          </table:table-cell>
          <table:table-cell office:value-type="float" office:value="53" table:style-name="ce14">
            <text:p><text:s/>53</text:p>
          </table:table-cell>
          <table:table-cell office:value-type="float" office:value="12" table:style-name="ce14">
            <text:p><text:s/>12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85" table:style-name="ce14">
            <text:p><text:s/>185</text:p>
          </table:table-cell>
          <table:table-cell office:value-type="float" office:value="308" table:style-name="ce14">
            <text:p><text:s/>308</text:p>
          </table:table-cell>
          <table:table-cell office:value-type="float" office:value="291" table:style-name="ce14">
            <text:p><text:s/>291</text:p>
          </table:table-cell>
          <table:table-cell office:value-type="float" office:value="202" table:style-name="ce14">
            <text:p><text:s/>202</text:p>
          </table:table-cell>
          <table:table-cell office:value-type="float" office:value="86" table:style-name="ce14">
            <text:p><text:s/>86</text:p>
          </table:table-cell>
          <table:table-cell office:value-type="float" office:value="407" table:number-columns-spanned="2" table:number-rows-spanned="1" table:style-name="ce47">
            <text:p><text:s/>407</text:p>
          </table:table-cell>
          <table:covered-table-cell/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1" table:style-name="ce14">
            <text:p><text:s/>61</text:p>
          </table:table-cell>
          <table:table-cell office:value-type="float" office:value="63" table:style-name="ce14">
            <text:p><text:s/>63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28" table:style-name="ce14">
            <text:p><text:s/>28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4" table:style-name="ce14">
            <text:p><text:s/>54</text:p>
          </table:table-cell>
          <table:table-cell office:value-type="float" office:value="72" table:style-name="ce14">
            <text:p><text:s/>72</text:p>
          </table:table-cell>
          <table:table-cell office:value-type="float" office:value="84" table:style-name="ce14">
            <text:p><text:s/>84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60" table:style-name="ce14">
            <text:p><text:s/>160</text:p>
          </table:table-cell>
          <table:table-cell office:value-type="float" office:value="250" table:style-name="ce14">
            <text:p><text:s/>250</text:p>
          </table:table-cell>
          <table:table-cell office:value-type="float" office:value="275" table:style-name="ce14">
            <text:p><text:s/>275</text:p>
          </table:table-cell>
          <table:table-cell office:value-type="float" office:value="135" table:style-name="ce14">
            <text:p><text:s/>135</text:p>
          </table:table-cell>
          <table:table-cell office:value-type="float" office:value="45" table:style-name="ce14">
            <text:p><text:s/>45</text:p>
          </table:table-cell>
          <table:table-cell office:value-type="float" office:value="365" table:number-columns-spanned="2" table:number-rows-spanned="1" table:style-name="ce47">
            <text:p><text:s/>365</text:p>
          </table:table-cell>
          <table:covered-table-cell/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84" table:style-name="ce14">
            <text:p><text:s/>84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9" table:style-name="ce14">
            <text:p><text:s/>119</text:p>
          </table:table-cell>
          <table:table-cell office:value-type="float" office:value="82" table:style-name="ce14">
            <text:p><text:s/>82</text:p>
          </table:table-cell>
          <table:table-cell office:value-type="float" office:value="25" table:style-name="ce14">
            <text:p><text:s/>25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60" table:style-name="ce14">
            <text:p><text:s/>160</text:p>
          </table:table-cell>
          <table:table-cell office:value-type="float" office:value="187" table:style-name="ce14">
            <text:p><text:s/>187</text:p>
          </table:table-cell>
          <table:table-cell office:value-type="float" office:value="158" table:style-name="ce14">
            <text:p><text:s/>158</text:p>
          </table:table-cell>
          <table:table-cell office:value-type="float" office:value="189" table:style-name="ce14">
            <text:p><text:s/>189</text:p>
          </table:table-cell>
          <table:table-cell office:value-type="float" office:value="26" table:style-name="ce14">
            <text:p><text:s/>26</text:p>
          </table:table-cell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038" table:style-name="ce14">
            <text:p>1 038</text:p>
          </table:table-cell>
          <table:table-cell office:value-type="float" office:value="1264" table:style-name="ce14">
            <text:p>1 264</text:p>
          </table:table-cell>
          <table:table-cell office:value-type="float" office:value="1356" table:style-name="ce14">
            <text:p>1 356</text:p>
          </table:table-cell>
          <table:table-cell office:value-type="float" office:value="946" table:style-name="ce14">
            <text:p><text:s/>946</text:p>
          </table:table-cell>
          <table:table-cell office:value-type="float" office:value="226" table:style-name="ce14">
            <text:p><text:s/>226</text:p>
          </table:table-cell>
          <table:table-cell office:value-type="float" office:value="2076" table:number-columns-spanned="2" table:number-rows-spanned="1" table:style-name="ce47">
            <text:p>2 076</text:p>
          </table:table-cell>
          <table:covered-table-cell/>
          <table:table-cell office:value-type="float" office:value="2302" table:number-columns-spanned="2" table:number-rows-spanned="1" table:style-name="ce47">
            <text:p>2 3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98" table:style-name="ce14">
            <text:p><text:s/>98</text:p>
          </table:table-cell>
          <table:table-cell office:value-type="float" office:value="173" table:style-name="ce14">
            <text:p><text:s/>173</text:p>
          </table:table-cell>
          <table:table-cell office:value-type="float" office:value="198" table:style-name="ce14">
            <text:p><text:s/>198</text:p>
          </table:table-cell>
          <table:table-cell office:value-type="float" office:value="73" table:style-name="ce14">
            <text:p><text:s/>73</text:p>
          </table:table-cell>
          <table:table-cell office:value-type="float" office:value="20" table:style-name="ce14">
            <text:p><text:s/>20</text:p>
          </table:table-cell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4" table:style-name="ce14">
            <text:p><text:s/>114</text:p>
          </table:table-cell>
          <table:table-cell office:value-type="float" office:value="93" table:style-name="ce14">
            <text:p><text:s/>93</text:p>
          </table:table-cell>
          <table:table-cell office:value-type="float" office:value="26" table:style-name="ce14">
            <text:p><text:s/>26</text:p>
          </table:table-cell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296" table:style-name="ce14">
            <text:p><text:s/>296</text:p>
          </table:table-cell>
          <table:table-cell office:value-type="float" office:value="388" table:style-name="ce14">
            <text:p><text:s/>388</text:p>
          </table:table-cell>
          <table:table-cell office:value-type="float" office:value="430" table:style-name="ce14">
            <text:p><text:s/>430</text:p>
          </table:table-cell>
          <table:table-cell office:value-type="float" office:value="254" table:style-name="ce14">
            <text:p><text:s/>254</text:p>
          </table:table-cell>
          <table:table-cell office:value-type="float" office:value="63" table:style-name="ce14">
            <text:p><text:s/>63</text:p>
          </table:table-cell>
          <table:table-cell office:value-type="float" office:value="621" table:number-columns-spanned="2" table:number-rows-spanned="1" table:style-name="ce47">
            <text:p><text:s/>621</text:p>
          </table:table-cell>
          <table:covered-table-cell/>
          <table:table-cell office:value-type="float" office:value="684" table:number-columns-spanned="2" table:number-rows-spanned="1" table:style-name="ce47">
            <text:p><text:s/>6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3" table:style-name="ce14">
            <text:p><text:s/>9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3" table:style-name="ce14">
            <text:p><text:s/>103</text:p>
          </table:table-cell>
          <table:table-cell office:value-type="float" office:value="25" table:style-name="ce14">
            <text:p><text:s/>25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8" table:style-name="ce14">
            <text:p><text:s/>38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3" table:style-name="ce14">
            <text:p><text:s/>3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75" table:style-name="ce14">
            <text:p><text:s/>675</text:p>
          </table:table-cell>
          <table:table-cell office:value-type="float" office:value="765" table:style-name="ce14">
            <text:p><text:s/>765</text:p>
          </table:table-cell>
          <table:table-cell office:value-type="float" office:value="802" table:style-name="ce14">
            <text:p><text:s/>802</text:p>
          </table:table-cell>
          <table:table-cell office:value-type="float" office:value="638" table:style-name="ce14">
            <text:p><text:s/>638</text:p>
          </table:table-cell>
          <table:table-cell office:value-type="float" office:value="195" table:style-name="ce14">
            <text:p><text:s/>195</text:p>
          </table:table-cell>
          <table:table-cell office:value-type="float" office:value="1245" table:number-columns-spanned="2" table:number-rows-spanned="1" table:style-name="ce47">
            <text:p>1 245</text:p>
          </table:table-cell>
          <table:covered-table-cell/>
          <table:table-cell office:value-type="float" office:value="1440" table:number-columns-spanned="2" table:number-rows-spanned="1" table:style-name="ce47">
            <text:p>1 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73" table:style-name="ce14">
            <text:p><text:s/>273</text:p>
          </table:table-cell>
          <table:table-cell office:value-type="float" office:value="305" table:style-name="ce14">
            <text:p><text:s/>305</text:p>
          </table:table-cell>
          <table:table-cell office:value-type="float" office:value="286" table:style-name="ce14">
            <text:p><text:s/>286</text:p>
          </table:table-cell>
          <table:table-cell office:value-type="float" office:value="292" table:style-name="ce14">
            <text:p><text:s/>292</text:p>
          </table:table-cell>
          <table:table-cell office:value-type="float" office:value="91" table:style-name="ce14">
            <text:p><text:s/>91</text:p>
          </table:table-cell>
          <table:table-cell office:value-type="float" office:value="487" table:number-columns-spanned="2" table:number-rows-spanned="1" table:style-name="ce47">
            <text:p><text:s/>487</text:p>
          </table:table-cell>
          <table:covered-table-cell/>
          <table:table-cell office:value-type="float" office:value="578" table:number-columns-spanned="2" table:number-rows-spanned="1" table:style-name="ce47">
            <text:p><text:s/>5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2" table:style-name="ce14">
            <text:p><text:s/>112</text:p>
          </table:table-cell>
          <table:table-cell office:value-type="float" office:value="89" table:style-name="ce14">
            <text:p><text:s/>89</text:p>
          </table:table-cell>
          <table:table-cell office:value-type="float" office:value="32" table:style-name="ce14">
            <text:p><text:s/>32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768" table:style-name="ce14">
            <text:p>1 768</text:p>
          </table:table-cell>
          <table:table-cell office:value-type="float" office:value="1861" table:style-name="ce14">
            <text:p>1 861</text:p>
          </table:table-cell>
          <table:table-cell office:value-type="float" office:value="2286" table:style-name="ce14">
            <text:p>2 286</text:p>
          </table:table-cell>
          <table:table-cell office:value-type="float" office:value="1343" table:style-name="ce14">
            <text:p>1 343</text:p>
          </table:table-cell>
          <table:table-cell office:value-type="float" office:value="447" table:style-name="ce14">
            <text:p><text:s/>447</text:p>
          </table:table-cell>
          <table:table-cell office:value-type="float" office:value="3182" table:number-columns-spanned="2" table:number-rows-spanned="1" table:style-name="ce47">
            <text:p>3 182</text:p>
          </table:table-cell>
          <table:covered-table-cell/>
          <table:table-cell office:value-type="float" office:value="3629" table:number-columns-spanned="2" table:number-rows-spanned="1" table:style-name="ce47">
            <text:p>3 6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6" table:style-name="ce14">
            <text:p><text:s/>146</text:p>
          </table:table-cell>
          <table:table-cell office:value-type="float" office:value="195" table:style-name="ce14">
            <text:p><text:s/>195</text:p>
          </table:table-cell>
          <table:table-cell office:value-type="float" office:value="224" table:style-name="ce14">
            <text:p><text:s/>224</text:p>
          </table:table-cell>
          <table:table-cell office:value-type="float" office:value="117" table:style-name="ce14">
            <text:p><text:s/>117</text:p>
          </table:table-cell>
          <table:table-cell office:value-type="float" office:value="42" table:style-name="ce14">
            <text:p><text:s/>42</text:p>
          </table:table-cell>
          <table:table-cell office:value-type="float" office:value="299" table:number-columns-spanned="2" table:number-rows-spanned="1" table:style-name="ce47">
            <text:p><text:s/>299</text:p>
          </table:table-cell>
          <table:covered-table-cell/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56" table:style-name="ce14">
            <text:p><text:s/>656</text:p>
          </table:table-cell>
          <table:table-cell office:value-type="float" office:value="733" table:style-name="ce14">
            <text:p><text:s/>733</text:p>
          </table:table-cell>
          <table:table-cell office:value-type="float" office:value="801" table:style-name="ce14">
            <text:p><text:s/>801</text:p>
          </table:table-cell>
          <table:table-cell office:value-type="float" office:value="588" table:style-name="ce14">
            <text:p><text:s/>588</text:p>
          </table:table-cell>
          <table:table-cell office:value-type="float" office:value="223" table:style-name="ce14">
            <text:p><text:s/>223</text:p>
          </table:table-cell>
          <table:table-cell office:value-type="float" office:value="1166" table:number-columns-spanned="2" table:number-rows-spanned="1" table:style-name="ce47">
            <text:p>1 166</text:p>
          </table:table-cell>
          <table:covered-table-cell/>
          <table:table-cell office:value-type="float" office:value="1389" table:number-columns-spanned="2" table:number-rows-spanned="1" table:style-name="ce47">
            <text:p>1 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04" table:style-name="ce14">
            <text:p><text:s/>304</text:p>
          </table:table-cell>
          <table:table-cell office:value-type="float" office:value="433" table:style-name="ce14">
            <text:p><text:s/>433</text:p>
          </table:table-cell>
          <table:table-cell office:value-type="float" office:value="358" table:style-name="ce14">
            <text:p><text:s/>358</text:p>
          </table:table-cell>
          <table:table-cell office:value-type="float" office:value="379" table:style-name="ce14">
            <text:p><text:s/>379</text:p>
          </table:table-cell>
          <table:table-cell office:value-type="float" office:value="124" table:style-name="ce14">
            <text:p><text:s/>124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737" table:number-columns-spanned="2" table:number-rows-spanned="1" table:style-name="ce47">
            <text:p><text:s/>7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960" table:style-name="ce14">
            <text:p><text:s/>960</text:p>
          </table:table-cell>
          <table:table-cell office:value-type="float" office:value="1067" table:style-name="ce14">
            <text:p>1 067</text:p>
          </table:table-cell>
          <table:table-cell office:value-type="float" office:value="1434" table:style-name="ce14">
            <text:p>1 434</text:p>
          </table:table-cell>
          <table:table-cell office:value-type="float" office:value="593" table:style-name="ce14">
            <text:p><text:s/>593</text:p>
          </table:table-cell>
          <table:table-cell office:value-type="float" office:value="190" table:style-name="ce14">
            <text:p><text:s/>190</text:p>
          </table:table-cell>
          <table:table-cell office:value-type="float" office:value="1837" table:number-columns-spanned="2" table:number-rows-spanned="1" table:style-name="ce47">
            <text:p>1 837</text:p>
          </table:table-cell>
          <table:covered-table-cell/>
          <table:table-cell office:value-type="float" office:value="2027" table:number-columns-spanned="2" table:number-rows-spanned="1" table:style-name="ce47">
            <text:p>2 0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76" table:style-name="ce14">
            <text:p><text:s/>76</text:p>
          </table:table-cell>
          <table:table-cell office:value-type="float" office:value="93" table:style-name="ce14">
            <text:p><text:s/>93</text:p>
          </table:table-cell>
          <table:table-cell office:value-type="float" office:value="85" table:style-name="ce14">
            <text:p><text:s/>85</text:p>
          </table:table-cell>
          <table:table-cell office:value-type="float" office:value="84" table:style-name="ce14">
            <text:p><text:s/>84</text:p>
          </table:table-cell>
          <table:table-cell office:value-type="float" office:value="36" table:style-name="ce14">
            <text:p><text:s/>36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79" table:style-name="ce14">
            <text:p><text:s/>79</text:p>
          </table:table-cell>
          <table:table-cell office:value-type="float" office:value="99" table:style-name="ce14">
            <text:p><text:s/>99</text:p>
          </table:table-cell>
          <table:table-cell office:value-type="float" office:value="101" table:style-name="ce14">
            <text:p><text:s/>101</text:p>
          </table:table-cell>
          <table:table-cell office:value-type="float" office:value="77" table:style-name="ce14">
            <text:p><text:s/>77</text:p>
          </table:table-cell>
          <table:table-cell office:value-type="float" office:value="28" table:style-name="ce14">
            <text:p><text:s/>28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5" table:style-name="ce14">
            <text:p><text:s/>65</text:p>
          </table:table-cell>
          <table:table-cell office:value-type="float" office:value="78" table:style-name="ce14">
            <text:p><text:s/>78</text:p>
          </table:table-cell>
          <table:table-cell office:value-type="float" office:value="73" table:style-name="ce14">
            <text:p><text:s/>73</text:p>
          </table:table-cell>
          <table:table-cell office:value-type="float" office:value="70" table:style-name="ce14">
            <text:p><text:s/>70</text:p>
          </table:table-cell>
          <table:table-cell office:value-type="float" office:value="25" table:style-name="ce14">
            <text:p><text:s/>25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54" table:style-name="ce14">
            <text:p><text:s/>354</text:p>
          </table:table-cell>
          <table:table-cell office:value-type="float" office:value="396" table:style-name="ce14">
            <text:p><text:s/>396</text:p>
          </table:table-cell>
          <table:table-cell office:value-type="float" office:value="380" table:style-name="ce14">
            <text:p><text:s/>380</text:p>
          </table:table-cell>
          <table:table-cell office:value-type="float" office:value="370" table:style-name="ce14">
            <text:p><text:s/>370</text:p>
          </table:table-cell>
          <table:table-cell office:value-type="float" office:value="92" table:style-name="ce14">
            <text:p><text:s/>92</text:p>
          </table:table-cell>
          <table:table-cell office:value-type="float" office:value="658" table:number-columns-spanned="2" table:number-rows-spanned="1" table:style-name="ce47">
            <text:p><text:s/>658</text:p>
          </table:table-cell>
          <table:covered-table-cell/>
          <table:table-cell office:value-type="float" office:value="750" table:number-columns-spanned="2" table:number-rows-spanned="1" table:style-name="ce47">
            <text:p><text:s/>7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6" table:style-name="ce14">
            <text:p><text:s/>66</text:p>
          </table:table-cell>
          <table:table-cell office:value-type="float" office:value="56" table:style-name="ce14">
            <text:p><text:s/>56</text:p>
          </table:table-cell>
          <table:table-cell office:value-type="float" office:value="67" table:style-name="ce14">
            <text:p><text:s/>67</text:p>
          </table:table-cell>
          <table:table-cell office:value-type="float" office:value="55" table:style-name="ce14">
            <text:p><text:s/>55</text:p>
          </table:table-cell>
          <table:table-cell office:value-type="float" office:value="22" table:style-name="ce14">
            <text:p><text:s/>22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95" table:style-name="ce14">
            <text:p><text:s/>195</text:p>
          </table:table-cell>
          <table:table-cell office:value-type="float" office:value="218" table:style-name="ce14">
            <text:p><text:s/>218</text:p>
          </table:table-cell>
          <table:table-cell office:value-type="float" office:value="208" table:style-name="ce14">
            <text:p><text:s/>208</text:p>
          </table:table-cell>
          <table:table-cell office:value-type="float" office:value="205" table:style-name="ce14">
            <text:p><text:s/>205</text:p>
          </table:table-cell>
          <table:table-cell office:value-type="float" office:value="61" table:style-name="ce14">
            <text:p><text:s/>61</text:p>
          </table:table-cell>
          <table:table-cell office:value-type="float" office:value="352" table:number-columns-spanned="2" table:number-rows-spanned="1" table:style-name="ce47">
            <text:p><text:s/>352</text:p>
          </table:table-cell>
          <table:covered-table-cell/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27" table:style-name="ce14">
            <text:p><text:s/>527</text:p>
          </table:table-cell>
          <table:table-cell office:value-type="float" office:value="669" table:style-name="ce14">
            <text:p><text:s/>669</text:p>
          </table:table-cell>
          <table:table-cell office:value-type="float" office:value="683" table:style-name="ce14">
            <text:p><text:s/>683</text:p>
          </table:table-cell>
          <table:table-cell office:value-type="float" office:value="513" table:style-name="ce14">
            <text:p><text:s/>513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08" table:number-columns-spanned="2" table:number-rows-spanned="1" table:style-name="ce47">
            <text:p>1 008</text:p>
          </table:table-cell>
          <table:covered-table-cell/>
          <table:table-cell office:value-type="float" office:value="1196" table:number-columns-spanned="2" table:number-rows-spanned="1" table:style-name="ce47">
            <text:p>1 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6" table:style-name="ce14">
            <text:p><text:s/>166</text:p>
          </table:table-cell>
          <table:table-cell office:value-type="float" office:value="147" table:style-name="ce14">
            <text:p><text:s/>147</text:p>
          </table:table-cell>
          <table:table-cell office:value-type="float" office:value="168" table:style-name="ce14">
            <text:p><text:s/>168</text:p>
          </table:table-cell>
          <table:table-cell office:value-type="float" office:value="52" table:style-name="ce14">
            <text:p><text:s/>52</text:p>
          </table:table-cell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10" table:style-name="ce14">
            <text:p><text:s/>510</text:p>
          </table:table-cell>
          <table:table-cell office:value-type="float" office:value="643" table:style-name="ce14">
            <text:p><text:s/>643</text:p>
          </table:table-cell>
          <table:table-cell office:value-type="float" office:value="714" table:style-name="ce14">
            <text:p><text:s/>714</text:p>
          </table:table-cell>
          <table:table-cell office:value-type="float" office:value="439" table:style-name="ce14">
            <text:p><text:s/>43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028" table:number-columns-spanned="2" table:number-rows-spanned="1" table:style-name="ce47">
            <text:p>1 028</text:p>
          </table:table-cell>
          <table:covered-table-cell/>
          <table:table-cell office:value-type="float" office:value="1153" table:number-columns-spanned="2" table:number-rows-spanned="1" table:style-name="ce47">
            <text:p>1 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006" table:style-name="ce14">
            <text:p>1 006</text:p>
          </table:table-cell>
          <table:table-cell office:value-type="float" office:value="1511" table:style-name="ce14">
            <text:p>1 511</text:p>
          </table:table-cell>
          <table:table-cell office:value-type="float" office:value="1744" table:style-name="ce14">
            <text:p>1 744</text:p>
          </table:table-cell>
          <table:table-cell office:value-type="float" office:value="773" table:style-name="ce14">
            <text:p><text:s/>773</text:p>
          </table:table-cell>
          <table:table-cell office:value-type="float" office:value="260" table:style-name="ce14">
            <text:p><text:s/>260</text:p>
          </table:table-cell>
          <table:table-cell office:value-type="float" office:value="2257" table:number-columns-spanned="2" table:number-rows-spanned="1" table:style-name="ce47">
            <text:p>2 257</text:p>
          </table:table-cell>
          <table:covered-table-cell/>
          <table:table-cell office:value-type="float" office:value="2517" table:number-columns-spanned="2" table:number-rows-spanned="1" table:style-name="ce47">
            <text:p>2 5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94" table:style-name="ce14">
            <text:p><text:s/>194</text:p>
          </table:table-cell>
          <table:table-cell office:value-type="float" office:value="249" table:style-name="ce14">
            <text:p><text:s/>249</text:p>
          </table:table-cell>
          <table:table-cell office:value-type="float" office:value="268" table:style-name="ce14">
            <text:p><text:s/>268</text:p>
          </table:table-cell>
          <table:table-cell office:value-type="float" office:value="175" table:style-name="ce14">
            <text:p><text:s/>175</text:p>
          </table:table-cell>
          <table:table-cell office:value-type="float" office:value="42" table:style-name="ce14">
            <text:p><text:s/>42</text:p>
          </table:table-cell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office:value-type="float" office:value="443" table:number-columns-spanned="2" table:number-rows-spanned="1" table:style-name="ce47">
            <text:p><text:s/>4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49" table:style-name="ce14">
            <text:p><text:s/>249</text:p>
          </table:table-cell>
          <table:table-cell office:value-type="float" office:value="308" table:style-name="ce14">
            <text:p><text:s/>308</text:p>
          </table:table-cell>
          <table:table-cell office:value-type="float" office:value="317" table:style-name="ce14">
            <text:p><text:s/>317</text:p>
          </table:table-cell>
          <table:table-cell office:value-type="float" office:value="240" table:style-name="ce14">
            <text:p><text:s/>240</text:p>
          </table:table-cell>
          <table:table-cell office:value-type="float" office:value="70" table:style-name="ce14">
            <text:p><text:s/>70</text:p>
          </table:table-cell>
          <table:table-cell office:value-type="float" office:value="487" table:number-columns-spanned="2" table:number-rows-spanned="1" table:style-name="ce47">
            <text:p><text:s/>487</text:p>
          </table:table-cell>
          <table:covered-table-cell/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68" table:style-name="ce14">
            <text:p><text:s/>468</text:p>
          </table:table-cell>
          <table:table-cell office:value-type="float" office:value="721" table:style-name="ce14">
            <text:p><text:s/>721</text:p>
          </table:table-cell>
          <table:table-cell office:value-type="float" office:value="807" table:style-name="ce14">
            <text:p><text:s/>807</text:p>
          </table:table-cell>
          <table:table-cell office:value-type="float" office:value="382" table:style-name="ce14">
            <text:p><text:s/>382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60" table:number-columns-spanned="2" table:number-rows-spanned="1" table:style-name="ce47">
            <text:p>1 060</text:p>
          </table:table-cell>
          <table:covered-table-cell/>
          <table:table-cell office:value-type="float" office:value="1189" table:number-columns-spanned="2" table:number-rows-spanned="1" table:style-name="ce47">
            <text:p>1 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3" table:style-name="ce14">
            <text:p><text:s/>163</text:p>
          </table:table-cell>
          <table:table-cell office:value-type="float" office:value="196" table:style-name="ce14">
            <text:p><text:s/>196</text:p>
          </table:table-cell>
          <table:table-cell office:value-type="float" office:value="264" table:style-name="ce14">
            <text:p><text:s/>264</text:p>
          </table:table-cell>
          <table:table-cell office:value-type="float" office:value="95" table:style-name="ce14">
            <text:p><text:s/>95</text:p>
          </table:table-cell>
          <table:table-cell office:value-type="float" office:value="28" table:style-name="ce14">
            <text:p><text:s/>28</text:p>
          </table:table-cell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6" table:style-name="ce14">
            <text:p><text:s/>26</text:p>
          </table:table-cell>
          <table:table-cell office:value-type="float" office:value="30" table:style-name="ce14">
            <text:p><text:s/>30</text:p>
          </table:table-cell>
          <table:table-cell office:value-type="float" office:value="39" table:style-name="ce14">
            <text:p><text:s/>39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0" table:style-name="ce14">
            <text:p><text:s/>170</text:p>
          </table:table-cell>
          <table:table-cell office:value-type="float" office:value="233" table:style-name="ce14">
            <text:p><text:s/>233</text:p>
          </table:table-cell>
          <table:table-cell office:value-type="float" office:value="92" table:style-name="ce14">
            <text:p><text:s/>92</text:p>
          </table:table-cell>
          <table:table-cell office:value-type="float" office:value="20" table:style-name="ce14">
            <text:p><text:s/>20</text:p>
          </table:table-cell>
          <table:table-cell office:value-type="float" office:value="305" table:number-columns-spanned="2" table:number-rows-spanned="1" table:style-name="ce47">
            <text:p><text:s/>305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0" table:style-name="ce14">
            <text:p><text:s/>180</text:p>
          </table:table-cell>
          <table:table-cell office:value-type="float" office:value="71" table:style-name="ce14">
            <text:p><text:s/>71</text:p>
          </table:table-cell>
          <table:table-cell office:value-type="float" office:value="37" table:style-name="ce14">
            <text:p><text:s/>37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44" table:style-name="ce14">
            <text:p><text:s/>244</text:p>
          </table:table-cell>
          <table:table-cell office:value-type="float" office:value="329" table:style-name="ce14">
            <text:p><text:s/>329</text:p>
          </table:table-cell>
          <table:table-cell office:value-type="float" office:value="385" table:style-name="ce14">
            <text:p><text:s/>385</text:p>
          </table:table-cell>
          <table:table-cell office:value-type="float" office:value="188" table:style-name="ce14">
            <text:p><text:s/>188</text:p>
          </table:table-cell>
          <table:table-cell office:value-type="float" office:value="84" table:style-name="ce14">
            <text:p><text:s/>84</text:p>
          </table:table-cell>
          <table:table-cell office:value-type="float" office:value="489" table:number-columns-spanned="2" table:number-rows-spanned="1" table:style-name="ce47">
            <text:p><text:s/>489</text:p>
          </table:table-cell>
          <table:covered-table-cell/>
          <table:table-cell office:value-type="float" office:value="573" table:number-columns-spanned="2" table:number-rows-spanned="1" table:style-name="ce47">
            <text:p><text:s/>5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6" table:style-name="ce14">
            <text:p><text:s/>66</text:p>
          </table:table-cell>
          <table:table-cell office:value-type="float" office:value="73" table:style-name="ce14">
            <text:p><text:s/>73</text:p>
          </table:table-cell>
          <table:table-cell office:value-type="float" office:value="83" table:style-name="ce14">
            <text:p><text:s/>83</text:p>
          </table:table-cell>
          <table:table-cell office:value-type="float" office:value="56" table:style-name="ce14">
            <text:p><text:s/>56</text:p>
          </table:table-cell>
          <table:table-cell office:value-type="float" office:value="20" table:style-name="ce14">
            <text:p><text:s/>20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6" table:style-name="ce14">
            <text:p><text:s/>156</text:p>
          </table:table-cell>
          <table:table-cell office:value-type="float" office:value="70" table:style-name="ce14">
            <text:p><text:s/>70</text:p>
          </table:table-cell>
          <table:table-cell office:value-type="float" office:value="10" table:style-name="ce14">
            <text:p><text:s/>10</text:p>
          </table:table-cell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71" table:style-name="ce14">
            <text:p><text:s/>171</text:p>
          </table:table-cell>
          <table:table-cell office:value-type="float" office:value="201" table:style-name="ce14">
            <text:p><text:s/>201</text:p>
          </table:table-cell>
          <table:table-cell office:value-type="float" office:value="258" table:style-name="ce14">
            <text:p><text:s/>258</text:p>
          </table:table-cell>
          <table:table-cell office:value-type="float" office:value="114" table:style-name="ce14">
            <text:p><text:s/>114</text:p>
          </table:table-cell>
          <table:table-cell office:value-type="float" office:value="58" table:style-name="ce14">
            <text:p><text:s/>58</text:p>
          </table:table-cell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office:value-type="float" office:value="372" table:number-columns-spanned="2" table:number-rows-spanned="1" table:style-name="ce47">
            <text:p><text:s/>3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6" table:style-name="ce14">
            <text:p><text:s/>46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9" table:style-name="ce14">
            <text:p><text:s/>9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7" table:style-name="ce14">
            <text:p><text:s/>197</text:p>
          </table:table-cell>
          <table:table-cell office:value-type="float" office:value="242" table:style-name="ce14">
            <text:p><text:s/>242</text:p>
          </table:table-cell>
          <table:table-cell office:value-type="float" office:value="92" table:style-name="ce14">
            <text:p><text:s/>92</text:p>
          </table:table-cell>
          <table:table-cell office:value-type="float" office:value="32" table:style-name="ce14">
            <text:p><text:s/>32</text:p>
          </table:table-cell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office:value-type="float" office:value="334" table:number-columns-spanned="2" table:number-rows-spanned="1" table:style-name="ce47">
            <text:p><text:s/>3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76" table:style-name="ce14">
            <text:p><text:s/>176</text:p>
          </table:table-cell>
          <table:table-cell office:value-type="float" office:value="280" table:style-name="ce14">
            <text:p><text:s/>280</text:p>
          </table:table-cell>
          <table:table-cell office:value-type="float" office:value="293" table:style-name="ce14">
            <text:p><text:s/>293</text:p>
          </table:table-cell>
          <table:table-cell office:value-type="float" office:value="163" table:style-name="ce14">
            <text:p><text:s/>163</text:p>
          </table:table-cell>
          <table:table-cell office:value-type="float" office:value="87" table:style-name="ce14">
            <text:p><text:s/>87</text:p>
          </table:table-cell>
          <table:table-cell office:value-type="float" office:value="369" table:number-columns-spanned="2" table:number-rows-spanned="1" table:style-name="ce47">
            <text:p><text:s/>369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85" table:style-name="ce14">
            <text:p><text:s/>285</text:p>
          </table:table-cell>
          <table:table-cell office:value-type="float" office:value="291" table:style-name="ce14">
            <text:p><text:s/>291</text:p>
          </table:table-cell>
          <table:table-cell office:value-type="float" office:value="348" table:style-name="ce14">
            <text:p><text:s/>348</text:p>
          </table:table-cell>
          <table:table-cell office:value-type="float" office:value="228" table:style-name="ce14">
            <text:p><text:s/>228</text:p>
          </table:table-cell>
          <table:table-cell office:value-type="float" office:value="64" table:style-name="ce14">
            <text:p><text:s/>64</text:p>
          </table:table-cell>
          <table:table-cell office:value-type="float" office:value="512" table:number-columns-spanned="2" table:number-rows-spanned="1" table:style-name="ce47">
            <text:p><text:s/>512</text:p>
          </table:table-cell>
          <table:covered-table-cell/>
          <table:table-cell office:value-type="float" office:value="576" table:number-columns-spanned="2" table:number-rows-spanned="1" table:style-name="ce47">
            <text:p><text:s/>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09" table:style-name="ce14">
            <text:p><text:s/>709</text:p>
          </table:table-cell>
          <table:table-cell office:value-type="float" office:value="938" table:style-name="ce14">
            <text:p><text:s/>938</text:p>
          </table:table-cell>
          <table:table-cell office:value-type="float" office:value="900" table:style-name="ce14">
            <text:p><text:s/>900</text:p>
          </table:table-cell>
          <table:table-cell office:value-type="float" office:value="747" table:style-name="ce14">
            <text:p><text:s/>747</text:p>
          </table:table-cell>
          <table:table-cell office:value-type="float" office:value="208" table:style-name="ce14">
            <text:p><text:s/>208</text:p>
          </table:table-cell>
          <table:table-cell office:value-type="float" office:value="1439" table:number-columns-spanned="2" table:number-rows-spanned="1" table:style-name="ce47">
            <text:p>1 439</text:p>
          </table:table-cell>
          <table:covered-table-cell/>
          <table:table-cell office:value-type="float" office:value="1647" table:number-columns-spanned="2" table:number-rows-spanned="1" table:style-name="ce47">
            <text:p>1 6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1" table:style-name="ce14">
            <text:p><text:s/>51</text:p>
          </table:table-cell>
          <table:table-cell office:value-type="float" office:value="46" table:style-name="ce14">
            <text:p><text:s/>46</text:p>
          </table:table-cell>
          <table:table-cell office:value-type="float" office:value="34" table:style-name="ce14">
            <text:p><text:s/>34</text:p>
          </table:table-cell>
          <table:table-cell office:value-type="float" office:value="63" table:style-name="ce14">
            <text:p><text:s/>63</text:p>
          </table:table-cell>
          <table:table-cell office:value-type="float" office:value="6" table:style-name="ce14">
            <text:p><text:s/>6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1" table:style-name="ce14">
            <text:p><text:s/>41</text:p>
          </table:table-cell>
          <table:table-cell office:value-type="float" office:value="63" table:style-name="ce14">
            <text:p><text:s/>63</text:p>
          </table:table-cell>
          <table:table-cell office:value-type="float" office:value="47" table:style-name="ce14">
            <text:p><text:s/>47</text:p>
          </table:table-cell>
          <table:table-cell office:value-type="float" office:value="57" table:style-name="ce14">
            <text:p><text:s/>57</text:p>
          </table:table-cell>
          <table:table-cell office:value-type="float" office:value="6" table:style-name="ce14">
            <text:p><text:s/>6</text:p>
          </table:table-cell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85" table:style-name="ce14">
            <text:p><text:s/>85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6" table:style-name="ce14">
            <text:p><text:s/>116</text:p>
          </table:table-cell>
          <table:table-cell office:value-type="float" office:value="80" table:style-name="ce14">
            <text:p><text:s/>80</text:p>
          </table:table-cell>
          <table:table-cell office:value-type="float" office:value="23" table:style-name="ce14">
            <text:p><text:s/>23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5" table:style-name="ce14">
            <text:p><text:s/>135</text:p>
          </table:table-cell>
          <table:table-cell office:value-type="float" office:value="78" table:style-name="ce14">
            <text:p><text:s/>78</text:p>
          </table:table-cell>
          <table:table-cell office:value-type="float" office:value="25" table:style-name="ce14">
            <text:p><text:s/>25</text:p>
          </table:table-cell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6" table:style-name="ce14">
            <text:p><text:s/>76</text:p>
          </table:table-cell>
          <table:table-cell office:value-type="float" office:value="63" table:style-name="ce14">
            <text:p><text:s/>63</text:p>
          </table:table-cell>
          <table:table-cell office:value-type="float" office:value="70" table:style-name="ce14">
            <text:p><text:s/>70</text:p>
          </table:table-cell>
          <table:table-cell office:value-type="float" office:value="69" table:style-name="ce14">
            <text:p><text:s/>69</text:p>
          </table:table-cell>
          <table:table-cell office:value-type="float" office:value="24" table:style-name="ce14">
            <text:p><text:s/>24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5" table:style-name="ce14">
            <text:p><text:s/>45</text:p>
          </table:table-cell>
          <table:table-cell office:value-type="float" office:value="46" table:style-name="ce14">
            <text:p><text:s/>46</text:p>
          </table:table-cell>
          <table:table-cell office:value-type="float" office:value="60" table:style-name="ce14">
            <text:p><text:s/>60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53" table:style-name="ce14">
            <text:p><text:s/>53</text:p>
          </table:table-cell>
          <table:table-cell office:value-type="float" office:value="99" table:style-name="ce14">
            <text:p><text:s/>99</text:p>
          </table:table-cell>
          <table:table-cell office:value-type="float" office:value="107" table:style-name="ce14">
            <text:p><text:s/>107</text:p>
          </table:table-cell>
          <table:table-cell office:value-type="float" office:value="45" table:style-name="ce14">
            <text:p><text:s/>45</text:p>
          </table:table-cell>
          <table:table-cell office:value-type="float" office:value="22" table:style-name="ce14">
            <text:p><text:s/>22</text:p>
          </table:table-cell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40" table:style-name="ce14">
            <text:p><text:s/>340</text:p>
          </table:table-cell>
          <table:table-cell office:value-type="float" office:value="559" table:style-name="ce14">
            <text:p><text:s/>559</text:p>
          </table:table-cell>
          <table:table-cell office:value-type="float" office:value="514" table:style-name="ce14">
            <text:p><text:s/>514</text:p>
          </table:table-cell>
          <table:table-cell office:value-type="float" office:value="385" table:style-name="ce14">
            <text:p><text:s/>385</text:p>
          </table:table-cell>
          <table:table-cell office:value-type="float" office:value="117" table:style-name="ce14">
            <text:p><text:s/>117</text:p>
          </table:table-cell>
          <table:table-cell office:value-type="float" office:value="782" table:number-columns-spanned="2" table:number-rows-spanned="1" table:style-name="ce47">
            <text:p><text:s/>782</text:p>
          </table:table-cell>
          <table:covered-table-cell/>
          <table:table-cell office:value-type="float" office:value="899" table:number-columns-spanned="2" table:number-rows-spanned="1" table:style-name="ce47">
            <text:p><text:s/>8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72" table:style-name="ce14">
            <text:p><text:s/>172</text:p>
          </table:table-cell>
          <table:table-cell office:value-type="float" office:value="233" table:style-name="ce14">
            <text:p><text:s/>233</text:p>
          </table:table-cell>
          <table:table-cell office:value-type="float" office:value="267" table:style-name="ce14">
            <text:p><text:s/>267</text:p>
          </table:table-cell>
          <table:table-cell office:value-type="float" office:value="138" table:style-name="ce14">
            <text:p><text:s/>138</text:p>
          </table:table-cell>
          <table:table-cell office:value-type="float" office:value="49" table:style-name="ce14">
            <text:p><text:s/>49</text:p>
          </table:table-cell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8" table:style-name="ce14">
            <text:p><text:s/>58</text:p>
          </table:table-cell>
          <table:table-cell office:value-type="float" office:value="85" table:style-name="ce14">
            <text:p><text:s/>85</text:p>
          </table:table-cell>
          <table:table-cell office:value-type="float" office:value="79" table:style-name="ce14">
            <text:p><text:s/>79</text:p>
          </table:table-cell>
          <table:table-cell office:value-type="float" office:value="64" table:style-name="ce14">
            <text:p><text:s/>64</text:p>
          </table:table-cell>
          <table:table-cell office:value-type="float" office:value="12" table:style-name="ce14">
            <text:p><text:s/>12</text:p>
          </table:table-cell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19" table:style-name="ce14">
            <text:p><text:s/>11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9" table:style-name="ce14">
            <text:p><text:s/>159</text:p>
          </table:table-cell>
          <table:table-cell office:value-type="float" office:value="97" table:style-name="ce14">
            <text:p><text:s/>97</text:p>
          </table:table-cell>
          <table:table-cell office:value-type="float" office:value="41" table:style-name="ce14">
            <text:p><text:s/>41</text:p>
          </table:table-cell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5" table:style-name="ce14">
            <text:p><text:s/>175</text:p>
          </table:table-cell>
          <table:table-cell office:value-type="float" office:value="176" table:style-name="ce14">
            <text:p><text:s/>176</text:p>
          </table:table-cell>
          <table:table-cell office:value-type="float" office:value="113" table:style-name="ce14">
            <text:p><text:s/>113</text:p>
          </table:table-cell>
          <table:table-cell office:value-type="float" office:value="26" table:style-name="ce14">
            <text:p><text:s/>26</text:p>
          </table:table-cell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office:value-type="float" office:value="289" table:number-columns-spanned="2" table:number-rows-spanned="1" table:style-name="ce47">
            <text:p><text:s/>2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30" table:style-name="ce14">
            <text:p><text:s/>230</text:p>
          </table:table-cell>
          <table:table-cell office:value-type="float" office:value="377" table:style-name="ce14">
            <text:p><text:s/>377</text:p>
          </table:table-cell>
          <table:table-cell office:value-type="float" office:value="392" table:style-name="ce14">
            <text:p><text:s/>392</text:p>
          </table:table-cell>
          <table:table-cell office:value-type="float" office:value="215" table:style-name="ce14">
            <text:p><text:s/>215</text:p>
          </table:table-cell>
          <table:table-cell office:value-type="float" office:value="56" table:style-name="ce14">
            <text:p><text:s/>56</text:p>
          </table:table-cell>
          <table:table-cell office:value-type="float" office:value="551" table:number-columns-spanned="2" table:number-rows-spanned="1" table:style-name="ce47">
            <text:p><text:s/>551</text:p>
          </table:table-cell>
          <table:covered-table-cell/>
          <table:table-cell office:value-type="float" office:value="607" table:number-columns-spanned="2" table:number-rows-spanned="1" table:style-name="ce47">
            <text:p><text:s/>6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63" table:style-name="ce14">
            <text:p><text:s/>163</text:p>
          </table:table-cell>
          <table:table-cell office:value-type="float" office:value="252" table:style-name="ce14">
            <text:p><text:s/>252</text:p>
          </table:table-cell>
          <table:table-cell office:value-type="float" office:value="219" table:style-name="ce14">
            <text:p><text:s/>219</text:p>
          </table:table-cell>
          <table:table-cell office:value-type="float" office:value="196" table:style-name="ce14">
            <text:p><text:s/>196</text:p>
          </table:table-cell>
          <table:table-cell office:value-type="float" office:value="75" table:style-name="ce14">
            <text:p><text:s/>75</text:p>
          </table:table-cell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office:value-type="float" office:value="415" table:number-columns-spanned="2" table:number-rows-spanned="1" table:style-name="ce47">
            <text:p><text:s/>4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47" table:style-name="ce14">
            <text:p><text:s/>347</text:p>
          </table:table-cell>
          <table:table-cell office:value-type="float" office:value="267" table:style-name="ce14">
            <text:p><text:s/>267</text:p>
          </table:table-cell>
          <table:table-cell office:value-type="float" office:value="336" table:style-name="ce14">
            <text:p><text:s/>336</text:p>
          </table:table-cell>
          <table:table-cell office:value-type="float" office:value="278" table:style-name="ce14">
            <text:p><text:s/>278</text:p>
          </table:table-cell>
          <table:table-cell office:value-type="float" office:value="93" table:style-name="ce14">
            <text:p><text:s/>93</text:p>
          </table:table-cell>
          <table:table-cell office:value-type="float" office:value="521" table:number-columns-spanned="2" table:number-rows-spanned="1" table:style-name="ce47">
            <text:p><text:s/>521</text:p>
          </table:table-cell>
          <table:covered-table-cell/>
          <table:table-cell office:value-type="float" office:value="614" table:number-columns-spanned="2" table:number-rows-spanned="1" table:style-name="ce47">
            <text:p><text:s/>6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1" table:style-name="ce14">
            <text:p><text:s/>81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6" table:style-name="ce14">
            <text:p><text:s/>176</text:p>
          </table:table-cell>
          <table:table-cell office:value-type="float" office:value="55" table:style-name="ce14">
            <text:p><text:s/>55</text:p>
          </table:table-cell>
          <table:table-cell office:value-type="float" office:value="25" table:style-name="ce14">
            <text:p><text:s/>25</text:p>
          </table:table-cell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61" table:style-name="ce14">
            <text:p><text:s/>161</text:p>
          </table:table-cell>
          <table:table-cell office:value-type="float" office:value="189" table:style-name="ce14">
            <text:p><text:s/>189</text:p>
          </table:table-cell>
          <table:table-cell office:value-type="float" office:value="190" table:style-name="ce14">
            <text:p><text:s/>190</text:p>
          </table:table-cell>
          <table:table-cell office:value-type="float" office:value="160" table:style-name="ce14">
            <text:p><text:s/>160</text:p>
          </table:table-cell>
          <table:table-cell office:value-type="float" office:value="39" table:style-name="ce14">
            <text:p><text:s/>39</text:p>
          </table:table-cell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71" table:style-name="ce14">
            <text:p><text:s/>171</text:p>
          </table:table-cell>
          <table:table-cell office:value-type="float" office:value="168" table:style-name="ce14">
            <text:p><text:s/>168</text:p>
          </table:table-cell>
          <table:table-cell office:value-type="float" office:value="189" table:style-name="ce14">
            <text:p><text:s/>189</text:p>
          </table:table-cell>
          <table:table-cell office:value-type="float" office:value="150" table:style-name="ce14">
            <text:p><text:s/>150</text:p>
          </table:table-cell>
          <table:table-cell office:value-type="float" office:value="30" table:style-name="ce14">
            <text:p><text:s/>30</text:p>
          </table:table-cell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9" table:style-name="ce14">
            <text:p><text:s/>269</text:p>
          </table:table-cell>
          <table:table-cell office:value-type="float" office:value="323" table:style-name="ce14">
            <text:p><text:s/>323</text:p>
          </table:table-cell>
          <table:table-cell office:value-type="float" office:value="178" table:style-name="ce14">
            <text:p><text:s/>178</text:p>
          </table:table-cell>
          <table:table-cell office:value-type="float" office:value="39" table:style-name="ce14">
            <text:p><text:s/>39</text:p>
          </table:table-cell>
          <table:table-cell office:value-type="float" office:value="462" table:number-columns-spanned="2" table:number-rows-spanned="1" table:style-name="ce47">
            <text:p><text:s/>462</text:p>
          </table:table-cell>
          <table:covered-table-cell/>
          <table:table-cell office:value-type="float" office:value="501" table:number-columns-spanned="2" table:number-rows-spanned="1" table:style-name="ce47">
            <text:p><text:s/>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6" table:style-name="ce14">
            <text:p><text:s/>56</text:p>
          </table:table-cell>
          <table:table-cell office:value-type="float" office:value="112" table:style-name="ce14">
            <text:p><text:s/>112</text:p>
          </table:table-cell>
          <table:table-cell office:value-type="float" office:value="95" table:style-name="ce14">
            <text:p><text:s/>95</text:p>
          </table:table-cell>
          <table:table-cell office:value-type="float" office:value="73" table:style-name="ce14">
            <text:p><text:s/>73</text:p>
          </table:table-cell>
          <table:table-cell office:value-type="float" office:value="36" table:style-name="ce14">
            <text:p><text:s/>36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1" table:style-name="ce14">
            <text:p><text:s/>181</text:p>
          </table:table-cell>
          <table:table-cell office:value-type="float" office:value="274" table:style-name="ce14">
            <text:p><text:s/>274</text:p>
          </table:table-cell>
          <table:table-cell office:value-type="float" office:value="289" table:style-name="ce14">
            <text:p><text:s/>289</text:p>
          </table:table-cell>
          <table:table-cell office:value-type="float" office:value="166" table:style-name="ce14">
            <text:p><text:s/>166</text:p>
          </table:table-cell>
          <table:table-cell office:value-type="float" office:value="44" table:style-name="ce14">
            <text:p><text:s/>44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455" table:number-columns-spanned="2" table:number-rows-spanned="1" table:style-name="ce47">
            <text:p><text:s/>4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71" table:style-name="ce14">
            <text:p><text:s/>171</text:p>
          </table:table-cell>
          <table:table-cell office:value-type="float" office:value="66" table:style-name="ce14">
            <text:p><text:s/>66</text:p>
          </table:table-cell>
          <table:table-cell office:value-type="float" office:value="21" table:style-name="ce14">
            <text:p><text:s/>21</text:p>
          </table:table-cell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69" table:style-name="ce14">
            <text:p><text:s/>6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6" table:style-name="ce14">
            <text:p><text:s/>116</text:p>
          </table:table-cell>
          <table:table-cell office:value-type="float" office:value="71" table:style-name="ce14">
            <text:p><text:s/>71</text:p>
          </table:table-cell>
          <table:table-cell office:value-type="float" office:value="21" table:style-name="ce14">
            <text:p><text:s/>21</text:p>
          </table:table-cell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31" table:style-name="ce14">
            <text:p>1 231</text:p>
          </table:table-cell>
          <table:table-cell office:value-type="float" office:value="1575" table:style-name="ce14">
            <text:p>1 575</text:p>
          </table:table-cell>
          <table:table-cell office:value-type="float" office:value="1878" table:style-name="ce14">
            <text:p>1 878</text:p>
          </table:table-cell>
          <table:table-cell office:value-type="float" office:value="928" table:style-name="ce14">
            <text:p><text:s/>928</text:p>
          </table:table-cell>
          <table:table-cell office:value-type="float" office:value="458" table:style-name="ce14">
            <text:p><text:s/>458</text:p>
          </table:table-cell>
          <table:table-cell office:value-type="float" office:value="2348" table:number-columns-spanned="2" table:number-rows-spanned="1" table:style-name="ce47">
            <text:p>2 348</text:p>
          </table:table-cell>
          <table:covered-table-cell/>
          <table:table-cell office:value-type="float" office:value="2806" table:number-columns-spanned="2" table:number-rows-spanned="1" table:style-name="ce47">
            <text:p>2 8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7" table:style-name="ce14">
            <text:p><text:s/>177</text:p>
          </table:table-cell>
          <table:table-cell office:value-type="float" office:value="189" table:style-name="ce14">
            <text:p><text:s/>189</text:p>
          </table:table-cell>
          <table:table-cell office:value-type="float" office:value="114" table:style-name="ce14">
            <text:p><text:s/>114</text:p>
          </table:table-cell>
          <table:table-cell office:value-type="float" office:value="34" table:style-name="ce14">
            <text:p><text:s/>34</text:p>
          </table:table-cell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540" table:style-name="ce18">
            <text:p>18 540</text:p>
          </table:table-cell>
          <table:table-cell office:value-type="float" office:value="23138" table:style-name="ce18">
            <text:p>23 138</text:p>
          </table:table-cell>
          <table:table-cell office:value-type="float" office:value="25666" table:style-name="ce18">
            <text:p>25 666</text:p>
          </table:table-cell>
          <table:table-cell office:value-type="float" office:value="16012" table:style-name="ce18">
            <text:p>16 012</text:p>
          </table:table-cell>
          <table:table-cell office:value-type="float" office:value="5219" table:style-name="ce18">
            <text:p>5 219</text:p>
          </table:table-cell>
          <table:table-cell office:value-type="float" office:value="36459" table:number-columns-spanned="2" table:number-rows-spanned="1" table:style-name="ce46">
            <text:p>36 459</text:p>
          </table:table-cell>
          <table:covered-table-cell/>
          <table:table-cell office:value-type="float" office:value="41678" table:number-columns-spanned="2" table:number-rows-spanned="1" table:style-name="ce46">
            <text:p>41 67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64" table:style-name="ce14">
            <text:p><text:s/>664</text:p>
          </table:table-cell>
          <table:table-cell office:value-type="float" office:value="787" table:style-name="ce14">
            <text:p><text:s/>787</text:p>
          </table:table-cell>
          <table:table-cell office:value-type="float" office:value="867" table:style-name="ce14">
            <text:p><text:s/>867</text:p>
          </table:table-cell>
          <table:table-cell office:value-type="float" office:value="584" table:style-name="ce14">
            <text:p><text:s/>58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312" table:number-columns-spanned="2" table:number-rows-spanned="1" table:style-name="ce47">
            <text:p>1 312</text:p>
          </table:table-cell>
          <table:covered-table-cell/>
          <table:table-cell office:value-type="float" office:value="1451" table:number-columns-spanned="2" table:number-rows-spanned="1" table:style-name="ce47">
            <text:p>1 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82" table:style-name="ce14">
            <text:p><text:s/>82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4" table:style-name="ce14">
            <text:p><text:s/>144</text:p>
          </table:table-cell>
          <table:table-cell office:value-type="float" office:value="50" table:style-name="ce14">
            <text:p><text:s/>50</text:p>
          </table:table-cell>
          <table:table-cell office:value-type="float" office:value="24" table:style-name="ce14">
            <text:p><text:s/>24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93" table:style-name="ce14">
            <text:p><text:s/>393</text:p>
          </table:table-cell>
          <table:table-cell office:value-type="float" office:value="555" table:style-name="ce14">
            <text:p><text:s/>555</text:p>
          </table:table-cell>
          <table:table-cell office:value-type="float" office:value="632" table:style-name="ce14">
            <text:p><text:s/>632</text:p>
          </table:table-cell>
          <table:table-cell office:value-type="float" office:value="316" table:style-name="ce14">
            <text:p><text:s/>316</text:p>
          </table:table-cell>
          <table:table-cell office:value-type="float" office:value="80" table:style-name="ce14">
            <text:p><text:s/>80</text:p>
          </table:table-cell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office:value-type="float" office:value="948" table:number-columns-spanned="2" table:number-rows-spanned="1" table:style-name="ce47">
            <text:p><text:s/>9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80" table:style-name="ce14">
            <text:p><text:s/>180</text:p>
          </table:table-cell>
          <table:table-cell office:value-type="float" office:value="202" table:style-name="ce14">
            <text:p><text:s/>202</text:p>
          </table:table-cell>
          <table:table-cell office:value-type="float" office:value="231" table:style-name="ce14">
            <text:p><text:s/>23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9" table:style-name="ce14">
            <text:p><text:s/>19</text:p>
          </table:table-cell>
          <table:table-cell office:value-type="float" office:value="363" table:number-columns-spanned="2" table:number-rows-spanned="1" table:style-name="ce47">
            <text:p><text:s/>363</text:p>
          </table:table-cell>
          <table:covered-table-cell/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401" table:style-name="ce14">
            <text:p><text:s/>401</text:p>
          </table:table-cell>
          <table:table-cell office:value-type="float" office:value="586" table:style-name="ce14">
            <text:p><text:s/>586</text:p>
          </table:table-cell>
          <table:table-cell office:value-type="float" office:value="688" table:style-name="ce14">
            <text:p><text:s/>688</text:p>
          </table:table-cell>
          <table:table-cell office:value-type="float" office:value="299" table:style-name="ce14">
            <text:p><text:s/>299</text:p>
          </table:table-cell>
          <table:table-cell office:value-type="float" office:value="46" table:style-name="ce14">
            <text:p><text:s/>46</text:p>
          </table:table-cell>
          <table:table-cell office:value-type="float" office:value="941" table:number-columns-spanned="2" table:number-rows-spanned="1" table:style-name="ce47">
            <text:p><text:s/>941</text:p>
          </table:table-cell>
          <table:covered-table-cell/>
          <table:table-cell office:value-type="float" office:value="987" table:number-columns-spanned="2" table:number-rows-spanned="1" table:style-name="ce47">
            <text:p><text:s/>9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1963" table:style-name="ce14">
            <text:p>1 963</text:p>
          </table:table-cell>
          <table:table-cell office:value-type="float" office:value="2672" table:style-name="ce14">
            <text:p>2 672</text:p>
          </table:table-cell>
          <table:table-cell office:value-type="float" office:value="2498" table:style-name="ce14">
            <text:p>2 498</text:p>
          </table:table-cell>
          <table:table-cell office:value-type="float" office:value="2137" table:style-name="ce14">
            <text:p>2 137</text:p>
          </table:table-cell>
          <table:table-cell office:value-type="float" office:value="296" table:style-name="ce14">
            <text:p><text:s/>296</text:p>
          </table:table-cell>
          <table:table-cell office:value-type="float" office:value="4339" table:number-columns-spanned="2" table:number-rows-spanned="1" table:style-name="ce47">
            <text:p>4 339</text:p>
          </table:table-cell>
          <table:covered-table-cell/>
          <table:table-cell office:value-type="float" office:value="4635" table:number-columns-spanned="2" table:number-rows-spanned="1" table:style-name="ce47">
            <text:p>4 6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180" table:style-name="ce14">
            <text:p><text:s/>180</text:p>
          </table:table-cell>
          <table:table-cell office:value-type="float" office:value="315" table:style-name="ce14">
            <text:p><text:s/>315</text:p>
          </table:table-cell>
          <table:table-cell office:value-type="float" office:value="394" table:style-name="ce14">
            <text:p><text:s/>394</text:p>
          </table:table-cell>
          <table:table-cell office:value-type="float" office:value="101" table:style-name="ce14">
            <text:p><text:s/>101</text:p>
          </table:table-cell>
          <table:table-cell office:value-type="float" office:value="26" table:style-name="ce14">
            <text:p><text:s/>26</text:p>
          </table:table-cell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office:value-type="float" office:value="495" table:number-columns-spanned="2" table:number-rows-spanned="1" table:style-name="ce47">
            <text:p><text:s/>4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44" table:style-name="ce14">
            <text:p><text:s/>44</text:p>
          </table:table-cell>
          <table:table-cell office:value-type="float" office:value="81" table:style-name="ce14">
            <text:p><text:s/>81</text:p>
          </table:table-cell>
          <table:table-cell office:value-type="float" office:value="93" table:style-name="ce14">
            <text:p><text:s/>93</text:p>
          </table:table-cell>
          <table:table-cell office:value-type="float" office:value="32" table:style-name="ce14">
            <text:p><text:s/>32</text:p>
          </table:table-cell>
          <table:table-cell office:value-type="float" office:value="8" table:style-name="ce14">
            <text:p><text:s/>8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627" table:style-name="ce14">
            <text:p>1 627</text:p>
          </table:table-cell>
          <table:table-cell office:value-type="float" office:value="2156" table:style-name="ce14">
            <text:p>2 156</text:p>
          </table:table-cell>
          <table:table-cell office:value-type="float" office:value="2322" table:style-name="ce14">
            <text:p>2 322</text:p>
          </table:table-cell>
          <table:table-cell office:value-type="float" office:value="1461" table:style-name="ce14">
            <text:p>1 461</text:p>
          </table:table-cell>
          <table:table-cell office:value-type="float" office:value="314" table:style-name="ce14">
            <text:p><text:s/>314</text:p>
          </table:table-cell>
          <table:table-cell office:value-type="float" office:value="3469" table:number-columns-spanned="2" table:number-rows-spanned="1" table:style-name="ce47">
            <text:p>3 469</text:p>
          </table:table-cell>
          <table:covered-table-cell/>
          <table:table-cell office:value-type="float" office:value="3783" table:number-columns-spanned="2" table:number-rows-spanned="1" table:style-name="ce47">
            <text:p>3 7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93" table:style-name="ce14">
            <text:p><text:s/>9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49" table:style-name="ce14">
            <text:p><text:s/>149</text:p>
          </table:table-cell>
          <table:table-cell office:value-type="float" office:value="93" table:style-name="ce14">
            <text:p><text:s/>93</text:p>
          </table:table-cell>
          <table:table-cell office:value-type="float" office:value="11" table:style-name="ce14">
            <text:p><text:s/>11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01" table:style-name="ce14">
            <text:p><text:s/>201</text:p>
          </table:table-cell>
          <table:table-cell office:value-type="float" office:value="218" table:style-name="ce14">
            <text:p><text:s/>218</text:p>
          </table:table-cell>
          <table:table-cell office:value-type="float" office:value="312" table:style-name="ce14">
            <text:p><text:s/>312</text:p>
          </table:table-cell>
          <table:table-cell office:value-type="float" office:value="107" table:style-name="ce14">
            <text:p><text:s/>107</text:p>
          </table:table-cell>
          <table:table-cell office:value-type="float" office:value="27" table:style-name="ce14">
            <text:p><text:s/>27</text:p>
          </table:table-cell>
          <table:table-cell office:value-type="float" office:value="392" table:number-columns-spanned="2" table:number-rows-spanned="1" table:style-name="ce47">
            <text:p><text:s/>392</text:p>
          </table:table-cell>
          <table:covered-table-cell/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49" table:style-name="ce14">
            <text:p>1 249</text:p>
          </table:table-cell>
          <table:table-cell office:value-type="float" office:value="1467" table:style-name="ce14">
            <text:p>1 467</text:p>
          </table:table-cell>
          <table:table-cell office:value-type="float" office:value="1474" table:style-name="ce14">
            <text:p>1 474</text:p>
          </table:table-cell>
          <table:table-cell office:value-type="float" office:value="1242" table:style-name="ce14">
            <text:p>1 242</text:p>
          </table:table-cell>
          <table:table-cell office:value-type="float" office:value="312" table:style-name="ce14">
            <text:p><text:s/>312</text:p>
          </table:table-cell>
          <table:table-cell office:value-type="float" office:value="2404" table:number-columns-spanned="2" table:number-rows-spanned="1" table:style-name="ce47">
            <text:p>2 404</text:p>
          </table:table-cell>
          <table:covered-table-cell/>
          <table:table-cell office:value-type="float" office:value="2716" table:number-columns-spanned="2" table:number-rows-spanned="1" table:style-name="ce47">
            <text:p>2 7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48" table:style-name="ce14">
            <text:p><text:s/>448</text:p>
          </table:table-cell>
          <table:table-cell office:value-type="float" office:value="519" table:style-name="ce14">
            <text:p><text:s/>519</text:p>
          </table:table-cell>
          <table:table-cell office:value-type="float" office:value="634" table:style-name="ce14">
            <text:p><text:s/>634</text:p>
          </table:table-cell>
          <table:table-cell office:value-type="float" office:value="333" table:style-name="ce14">
            <text:p><text:s/>333</text:p>
          </table:table-cell>
          <table:table-cell office:value-type="float" office:value="103" table:style-name="ce14">
            <text:p><text:s/>103</text:p>
          </table:table-cell>
          <table:table-cell office:value-type="float" office:value="864" table:number-columns-spanned="2" table:number-rows-spanned="1" table:style-name="ce47">
            <text:p><text:s/>864</text:p>
          </table:table-cell>
          <table:covered-table-cell/>
          <table:table-cell office:value-type="float" office:value="967" table:number-columns-spanned="2" table:number-rows-spanned="1" table:style-name="ce47">
            <text:p><text:s/>9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2" table:style-name="ce14">
            <text:p><text:s/>82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1" table:style-name="ce14">
            <text:p><text:s/>141</text:p>
          </table:table-cell>
          <table:table-cell office:value-type="float" office:value="65" table:style-name="ce14">
            <text:p><text:s/>65</text:p>
          </table:table-cell>
          <table:table-cell office:value-type="float" office:value="7" table:style-name="ce14">
            <text:p><text:s/>7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95" table:style-name="ce14">
            <text:p><text:s/>95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7" table:style-name="ce14">
            <text:p><text:s/>157</text:p>
          </table:table-cell>
          <table:table-cell office:value-type="float" office:value="73" table:style-name="ce14">
            <text:p><text:s/>73</text:p>
          </table:table-cell>
          <table:table-cell office:value-type="float" office:value="17" table:style-name="ce14">
            <text:p><text:s/>17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29" table:style-name="ce14">
            <text:p><text:s/>429</text:p>
          </table:table-cell>
          <table:table-cell office:value-type="float" office:value="628" table:style-name="ce14">
            <text:p><text:s/>628</text:p>
          </table:table-cell>
          <table:table-cell office:value-type="float" office:value="781" table:style-name="ce14">
            <text:p><text:s/>781</text:p>
          </table:table-cell>
          <table:table-cell office:value-type="float" office:value="276" table:style-name="ce14">
            <text:p><text:s/>276</text:p>
          </table:table-cell>
          <table:table-cell office:value-type="float" office:value="70" table:style-name="ce14">
            <text:p><text:s/>70</text:p>
          </table:table-cell>
          <table:table-cell office:value-type="float" office:value="987" table:number-columns-spanned="2" table:number-rows-spanned="1" table:style-name="ce47">
            <text:p><text:s/>987</text:p>
          </table:table-cell>
          <table:covered-table-cell/>
          <table:table-cell office:value-type="float" office:value="1057" table:number-columns-spanned="2" table:number-rows-spanned="1" table:style-name="ce47">
            <text:p>1 0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05" table:style-name="ce14">
            <text:p><text:s/>205</text:p>
          </table:table-cell>
          <table:table-cell office:value-type="float" office:value="229" table:style-name="ce14">
            <text:p><text:s/>229</text:p>
          </table:table-cell>
          <table:table-cell office:value-type="float" office:value="308" table:style-name="ce14">
            <text:p><text:s/>30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5" table:style-name="ce14">
            <text:p><text:s/>15</text:p>
          </table:table-cell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office:value-type="float" office:value="434" table:number-columns-spanned="2" table:number-rows-spanned="1" table:style-name="ce47">
            <text:p><text:s/>4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420" table:style-name="ce14">
            <text:p>2 420</text:p>
          </table:table-cell>
          <table:table-cell office:value-type="float" office:value="2972" table:style-name="ce14">
            <text:p>2 972</text:p>
          </table:table-cell>
          <table:table-cell office:value-type="float" office:value="3097" table:style-name="ce14">
            <text:p>3 097</text:p>
          </table:table-cell>
          <table:table-cell office:value-type="float" office:value="2295" table:style-name="ce14">
            <text:p>2 295</text:p>
          </table:table-cell>
          <table:table-cell office:value-type="float" office:value="318" table:style-name="ce14">
            <text:p><text:s/>318</text:p>
          </table:table-cell>
          <table:table-cell office:value-type="float" office:value="5074" table:number-columns-spanned="2" table:number-rows-spanned="1" table:style-name="ce47">
            <text:p>5 074</text:p>
          </table:table-cell>
          <table:covered-table-cell/>
          <table:table-cell office:value-type="float" office:value="5392" table:number-columns-spanned="2" table:number-rows-spanned="1" table:style-name="ce47">
            <text:p>5 3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84" table:style-name="ce14">
            <text:p><text:s/>84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1" table:style-name="ce14">
            <text:p><text:s/>141</text:p>
          </table:table-cell>
          <table:table-cell office:value-type="float" office:value="52" table:style-name="ce14">
            <text:p><text:s/>52</text:p>
          </table:table-cell>
          <table:table-cell office:value-type="float" office:value="10" table:style-name="ce14">
            <text:p><text:s/>10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5" table:style-name="ce14">
            <text:p><text:s/>55</text:p>
          </table:table-cell>
          <table:table-cell office:value-type="float" office:value="73" table:style-name="ce14">
            <text:p><text:s/>73</text:p>
          </table:table-cell>
          <table:table-cell office:value-type="float" office:value="67" table:style-name="ce14">
            <text:p><text:s/>67</text:p>
          </table:table-cell>
          <table:table-cell office:value-type="float" office:value="61" table:style-name="ce14">
            <text:p><text:s/>61</text:p>
          </table:table-cell>
          <table:table-cell office:value-type="float" office:value="26" table:style-name="ce14">
            <text:p><text:s/>26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36" table:style-name="ce14">
            <text:p><text:s/>236</text:p>
          </table:table-cell>
          <table:table-cell office:value-type="float" office:value="345" table:style-name="ce14">
            <text:p><text:s/>345</text:p>
          </table:table-cell>
          <table:table-cell office:value-type="float" office:value="345" table:style-name="ce14">
            <text:p><text:s/>345</text:p>
          </table:table-cell>
          <table:table-cell office:value-type="float" office:value="236" table:style-name="ce14">
            <text:p><text:s/>236</text:p>
          </table:table-cell>
          <table:table-cell office:value-type="float" office:value="74" table:style-name="ce14">
            <text:p><text:s/>74</text:p>
          </table:table-cell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70" table:style-name="ce14">
            <text:p><text:s/>170</text:p>
          </table:table-cell>
          <table:table-cell office:value-type="float" office:value="254" table:style-name="ce14">
            <text:p><text:s/>254</text:p>
          </table:table-cell>
          <table:table-cell office:value-type="float" office:value="287" table:style-name="ce14">
            <text:p><text:s/>287</text:p>
          </table:table-cell>
          <table:table-cell office:value-type="float" office:value="137" table:style-name="ce14">
            <text:p><text:s/>137</text:p>
          </table:table-cell>
          <table:table-cell office:value-type="float" office:value="55" table:style-name="ce14">
            <text:p><text:s/>55</text:p>
          </table:table-cell>
          <table:table-cell office:value-type="float" office:value="369" table:number-columns-spanned="2" table:number-rows-spanned="1" table:style-name="ce47">
            <text:p><text:s/>369</text:p>
          </table:table-cell>
          <table:covered-table-cell/>
          <table:table-cell office:value-type="float" office:value="424" table:number-columns-spanned="2" table:number-rows-spanned="1" table:style-name="ce47">
            <text:p><text:s/>4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2" table:style-name="ce14">
            <text:p><text:s/>52</text:p>
          </table:table-cell>
          <table:table-cell office:value-type="float" office:value="73" table:style-name="ce14">
            <text:p><text:s/>73</text:p>
          </table:table-cell>
          <table:table-cell office:value-type="float" office:value="61" table:style-name="ce14">
            <text:p><text:s/>61</text:p>
          </table:table-cell>
          <table:table-cell office:value-type="float" office:value="64" table:style-name="ce14">
            <text:p><text:s/>64</text:p>
          </table:table-cell>
          <table:table-cell office:value-type="float" office:value="14" table:style-name="ce14">
            <text:p><text:s/>14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office:value-type="float" office:value="51" table:style-name="ce14">
            <text:p><text:s/>51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181" table:style-name="ce14">
            <text:p>7 181</text:p>
          </table:table-cell>
          <table:table-cell office:value-type="float" office:value="7665" table:style-name="ce14">
            <text:p>7 665</text:p>
          </table:table-cell>
          <table:table-cell office:value-type="float" office:value="8980" table:style-name="ce14">
            <text:p>8 980</text:p>
          </table:table-cell>
          <table:table-cell office:value-type="float" office:value="5866" table:style-name="ce14">
            <text:p>5 866</text:p>
          </table:table-cell>
          <table:table-cell office:value-type="float" office:value="1807" table:style-name="ce14">
            <text:p>1 807</text:p>
          </table:table-cell>
          <table:table-cell office:value-type="float" office:value="13039" table:number-columns-spanned="2" table:number-rows-spanned="1" table:style-name="ce47">
            <text:p>13 039</text:p>
          </table:table-cell>
          <table:covered-table-cell/>
          <table:table-cell office:value-type="float" office:value="14846" table:number-columns-spanned="2" table:number-rows-spanned="1" table:style-name="ce47">
            <text:p>14 8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249" table:style-name="ce14">
            <text:p>2 249</text:p>
          </table:table-cell>
          <table:table-cell office:value-type="float" office:value="2825" table:style-name="ce14">
            <text:p>2 825</text:p>
          </table:table-cell>
          <table:table-cell office:value-type="float" office:value="2941" table:style-name="ce14">
            <text:p>2 941</text:p>
          </table:table-cell>
          <table:table-cell office:value-type="float" office:value="2133" table:style-name="ce14">
            <text:p>2 133</text:p>
          </table:table-cell>
          <table:table-cell office:value-type="float" office:value="556" table:style-name="ce14">
            <text:p><text:s/>556</text:p>
          </table:table-cell>
          <table:table-cell office:value-type="float" office:value="4518" table:number-columns-spanned="2" table:number-rows-spanned="1" table:style-name="ce47">
            <text:p>4 518</text:p>
          </table:table-cell>
          <table:covered-table-cell/>
          <table:table-cell office:value-type="float" office:value="5074" table:number-columns-spanned="2" table:number-rows-spanned="1" table:style-name="ce47">
            <text:p>5 0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13" table:style-name="ce14">
            <text:p><text:s/>213</text:p>
          </table:table-cell>
          <table:table-cell office:value-type="float" office:value="353" table:style-name="ce14">
            <text:p><text:s/>353</text:p>
          </table:table-cell>
          <table:table-cell office:value-type="float" office:value="368" table:style-name="ce14">
            <text:p><text:s/>368</text:p>
          </table:table-cell>
          <table:table-cell office:value-type="float" office:value="198" table:style-name="ce14">
            <text:p><text:s/>198</text:p>
          </table:table-cell>
          <table:table-cell office:value-type="float" office:value="56" table:style-name="ce14">
            <text:p><text:s/>56</text:p>
          </table:table-cell>
          <table:table-cell office:value-type="float" office:value="510" table:number-columns-spanned="2" table:number-rows-spanned="1" table:style-name="ce47">
            <text:p><text:s/>510</text:p>
          </table:table-cell>
          <table:covered-table-cell/>
          <table:table-cell office:value-type="float" office:value="566" table:number-columns-spanned="2" table:number-rows-spanned="1" table:style-name="ce47">
            <text:p><text:s/>5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97" table:style-name="ce14">
            <text:p><text:s/>97</text:p>
          </table:table-cell>
          <table:table-cell office:value-type="float" office:value="74" table:style-name="ce14">
            <text:p><text:s/>74</text:p>
          </table:table-cell>
          <table:table-cell office:value-type="float" office:value="84" table:style-name="ce14">
            <text:p><text:s/>84</text:p>
          </table:table-cell>
          <table:table-cell office:value-type="float" office:value="87" table:style-name="ce14">
            <text:p><text:s/>87</text:p>
          </table:table-cell>
          <table:table-cell office:value-type="float" office:value="15" table:style-name="ce14">
            <text:p><text:s/>15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95" table:style-name="ce14">
            <text:p><text:s/>595</text:p>
          </table:table-cell>
          <table:table-cell office:value-type="float" office:value="796" table:style-name="ce14">
            <text:p><text:s/>796</text:p>
          </table:table-cell>
          <table:table-cell office:value-type="float" office:value="840" table:style-name="ce14">
            <text:p><text:s/>840</text:p>
          </table:table-cell>
          <table:table-cell office:value-type="float" office:value="551" table:style-name="ce14">
            <text:p><text:s/>551</text:p>
          </table:table-cell>
          <table:table-cell office:value-type="float" office:value="73" table:style-name="ce14">
            <text:p><text:s/>73</text:p>
          </table:table-cell>
          <table:table-cell office:value-type="float" office:value="1318" table:number-columns-spanned="2" table:number-rows-spanned="1" table:style-name="ce47">
            <text:p>1 318</text:p>
          </table:table-cell>
          <table:covered-table-cell/>
          <table:table-cell office:value-type="float" office:value="1391" table:number-columns-spanned="2" table:number-rows-spanned="1" table:style-name="ce47">
            <text:p>1 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111" table:style-name="ce14">
            <text:p>1 111</text:p>
          </table:table-cell>
          <table:table-cell office:value-type="float" office:value="1229" table:style-name="ce14">
            <text:p>1 229</text:p>
          </table:table-cell>
          <table:table-cell office:value-type="float" office:value="1329" table:style-name="ce14">
            <text:p>1 329</text:p>
          </table:table-cell>
          <table:table-cell office:value-type="float" office:value="1011" table:style-name="ce14">
            <text:p>1 011</text:p>
          </table:table-cell>
          <table:table-cell office:value-type="float" office:value="237" table:style-name="ce14">
            <text:p><text:s/>237</text:p>
          </table:table-cell>
          <table:table-cell office:value-type="float" office:value="2103" table:number-columns-spanned="2" table:number-rows-spanned="1" table:style-name="ce47">
            <text:p>2 103</text:p>
          </table:table-cell>
          <table:covered-table-cell/>
          <table:table-cell office:value-type="float" office:value="2340" table:number-columns-spanned="2" table:number-rows-spanned="1" table:style-name="ce47">
            <text:p>2 3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788" table:style-name="ce14">
            <text:p><text:s/>788</text:p>
          </table:table-cell>
          <table:table-cell office:value-type="float" office:value="1026" table:style-name="ce14">
            <text:p>1 026</text:p>
          </table:table-cell>
          <table:table-cell office:value-type="float" office:value="972" table:style-name="ce14">
            <text:p><text:s/>972</text:p>
          </table:table-cell>
          <table:table-cell office:value-type="float" office:value="842" table:style-name="ce14">
            <text:p><text:s/>842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63" table:number-columns-spanned="2" table:number-rows-spanned="1" table:style-name="ce47">
            <text:p>1 663</text:p>
          </table:table-cell>
          <table:covered-table-cell/>
          <table:table-cell office:value-type="float" office:value="1814" table:number-columns-spanned="2" table:number-rows-spanned="1" table:style-name="ce47">
            <text:p>1 8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49" table:style-name="ce14">
            <text:p><text:s/>149</text:p>
          </table:table-cell>
          <table:table-cell office:value-type="float" office:value="207" table:style-name="ce14">
            <text:p><text:s/>207</text:p>
          </table:table-cell>
          <table:table-cell office:value-type="float" office:value="296" table:style-name="ce14">
            <text:p><text:s/>296</text:p>
          </table:table-cell>
          <table:table-cell office:value-type="float" office:value="60" table:style-name="ce14">
            <text:p><text:s/>60</text:p>
          </table:table-cell>
          <table:table-cell office:value-type="float" office:value="18" table:style-name="ce14">
            <text:p><text:s/>18</text:p>
          </table:table-cell>
          <table:table-cell office:value-type="float" office:value="338" table:number-columns-spanned="2" table:number-rows-spanned="1" table:style-name="ce47">
            <text:p><text:s/>338</text:p>
          </table:table-cell>
          <table:covered-table-cell/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114" table:style-name="ce14">
            <text:p><text:s/>114</text:p>
          </table:table-cell>
          <table:table-cell office:value-type="float" office:value="53" table:style-name="ce14">
            <text:p><text:s/>53</text:p>
          </table:table-cell>
          <table:table-cell office:value-type="float" office:value="12" table:style-name="ce14">
            <text:p><text:s/>12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227" table:style-name="ce14">
            <text:p>1 227</text:p>
          </table:table-cell>
          <table:table-cell office:value-type="float" office:value="1633" table:style-name="ce14">
            <text:p>1 633</text:p>
          </table:table-cell>
          <table:table-cell office:value-type="float" office:value="1895" table:style-name="ce14">
            <text:p>1 895</text:p>
          </table:table-cell>
          <table:table-cell office:value-type="float" office:value="965" table:style-name="ce14">
            <text:p><text:s/>965</text:p>
          </table:table-cell>
          <table:table-cell office:value-type="float" office:value="220" table:style-name="ce14">
            <text:p><text:s/>220</text:p>
          </table:table-cell>
          <table:table-cell office:value-type="float" office:value="2640" table:number-columns-spanned="2" table:number-rows-spanned="1" table:style-name="ce47">
            <text:p>2 640</text:p>
          </table:table-cell>
          <table:covered-table-cell/>
          <table:table-cell office:value-type="float" office:value="2860" table:number-columns-spanned="2" table:number-rows-spanned="1" table:style-name="ce47">
            <text:p>2 8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506" table:style-name="ce14">
            <text:p>1 506</text:p>
          </table:table-cell>
          <table:table-cell office:value-type="float" office:value="1998" table:style-name="ce14">
            <text:p>1 998</text:p>
          </table:table-cell>
          <table:table-cell office:value-type="float" office:value="2081" table:style-name="ce14">
            <text:p>2 081</text:p>
          </table:table-cell>
          <table:table-cell office:value-type="float" office:value="1423" table:style-name="ce14">
            <text:p>1 423</text:p>
          </table:table-cell>
          <table:table-cell office:value-type="float" office:value="176" table:style-name="ce14">
            <text:p><text:s/>176</text:p>
          </table:table-cell>
          <table:table-cell office:value-type="float" office:value="3328" table:number-columns-spanned="2" table:number-rows-spanned="1" table:style-name="ce47">
            <text:p>3 328</text:p>
          </table:table-cell>
          <table:covered-table-cell/>
          <table:table-cell office:value-type="float" office:value="3504" table:number-columns-spanned="2" table:number-rows-spanned="1" table:style-name="ce47">
            <text:p>3 5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29" table:style-name="ce14">
            <text:p><text:s/>229</text:p>
          </table:table-cell>
          <table:table-cell office:value-type="float" office:value="351" table:style-name="ce14">
            <text:p><text:s/>351</text:p>
          </table:table-cell>
          <table:table-cell office:value-type="float" office:value="402" table:style-name="ce14">
            <text:p><text:s/>402</text:p>
          </table:table-cell>
          <table:table-cell office:value-type="float" office:value="178" table:style-name="ce14">
            <text:p><text:s/>178</text:p>
          </table:table-cell>
          <table:table-cell office:value-type="float" office:value="55" table:style-name="ce14">
            <text:p><text:s/>55</text:p>
          </table:table-cell>
          <table:table-cell office:value-type="float" office:value="525" table:number-columns-spanned="2" table:number-rows-spanned="1" table:style-name="ce47">
            <text:p><text:s/>525</text:p>
          </table:table-cell>
          <table:covered-table-cell/>
          <table:table-cell office:value-type="float" office:value="580" table:number-columns-spanned="2" table:number-rows-spanned="1" table:style-name="ce47">
            <text:p><text:s/>5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600" table:style-name="ce14">
            <text:p><text:s/>600</text:p>
          </table:table-cell>
          <table:table-cell office:value-type="float" office:value="869" table:style-name="ce14">
            <text:p><text:s/>869</text:p>
          </table:table-cell>
          <table:table-cell office:value-type="float" office:value="1003" table:style-name="ce14">
            <text:p>1 003</text:p>
          </table:table-cell>
          <table:table-cell office:value-type="float" office:value="466" table:style-name="ce14">
            <text:p><text:s/>466</text:p>
          </table:table-cell>
          <table:table-cell office:value-type="float" office:value="50" table:style-name="ce14">
            <text:p><text:s/>50</text:p>
          </table:table-cell>
          <table:table-cell office:value-type="float" office:value="1419" table:number-columns-spanned="2" table:number-rows-spanned="1" table:style-name="ce47">
            <text:p>1 419</text:p>
          </table:table-cell>
          <table:covered-table-cell/>
          <table:table-cell office:value-type="float" office:value="1469" table:number-columns-spanned="2" table:number-rows-spanned="1" table:style-name="ce47">
            <text:p>1 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47" table:style-name="ce14">
            <text:p><text:s/>447</text:p>
          </table:table-cell>
          <table:table-cell office:value-type="float" office:value="549" table:style-name="ce14">
            <text:p><text:s/>549</text:p>
          </table:table-cell>
          <table:table-cell office:value-type="float" office:value="825" table:style-name="ce14">
            <text:p><text:s/>825</text:p>
          </table:table-cell>
          <table:table-cell office:value-type="float" office:value="171" table:style-name="ce14">
            <text:p><text:s/>171</text:p>
          </table:table-cell>
          <table:table-cell office:value-type="float" office:value="50" table:style-name="ce14">
            <text:p><text:s/>50</text:p>
          </table:table-cell>
          <table:table-cell office:value-type="float" office:value="946" table:number-columns-spanned="2" table:number-rows-spanned="1" table:style-name="ce47">
            <text:p><text:s/>946</text:p>
          </table:table-cell>
          <table:covered-table-cell/>
          <table:table-cell office:value-type="float" office:value="996" table:number-columns-spanned="2" table:number-rows-spanned="1" table:style-name="ce47">
            <text:p><text:s/>9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34" table:style-name="ce14">
            <text:p><text:s/>134</text:p>
          </table:table-cell>
          <table:table-cell office:value-type="float" office:value="195" table:style-name="ce14">
            <text:p><text:s/>195</text:p>
          </table:table-cell>
          <table:table-cell office:value-type="float" office:value="243" table:style-name="ce14">
            <text:p><text:s/>243</text:p>
          </table:table-cell>
          <table:table-cell office:value-type="float" office:value="86" table:style-name="ce14">
            <text:p><text:s/>86</text:p>
          </table:table-cell>
          <table:table-cell office:value-type="float" office:value="22" table:style-name="ce14">
            <text:p><text:s/>22</text:p>
          </table:table-cell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office:value-type="float" office:value="329" table:number-columns-spanned="2" table:number-rows-spanned="1" table:style-name="ce47">
            <text:p><text:s/>3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61" table:style-name="ce14">
            <text:p><text:s/>361</text:p>
          </table:table-cell>
          <table:table-cell office:value-type="float" office:value="509" table:style-name="ce14">
            <text:p><text:s/>509</text:p>
          </table:table-cell>
          <table:table-cell office:value-type="float" office:value="602" table:style-name="ce14">
            <text:p><text:s/>602</text:p>
          </table:table-cell>
          <table:table-cell office:value-type="float" office:value="268" table:style-name="ce14">
            <text:p><text:s/>268</text:p>
          </table:table-cell>
          <table:table-cell office:value-type="float" office:value="53" table:style-name="ce14">
            <text:p><text:s/>53</text:p>
          </table:table-cell>
          <table:table-cell office:value-type="float" office:value="817" table:number-columns-spanned="2" table:number-rows-spanned="1" table:style-name="ce47">
            <text:p><text:s/>817</text:p>
          </table:table-cell>
          <table:covered-table-cell/>
          <table:table-cell office:value-type="float" office:value="870" table:number-columns-spanned="2" table:number-rows-spanned="1" table:style-name="ce47">
            <text:p><text:s/>8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499" table:style-name="ce14">
            <text:p><text:s/>499</text:p>
          </table:table-cell>
          <table:table-cell office:value-type="float" office:value="555" table:style-name="ce14">
            <text:p><text:s/>555</text:p>
          </table:table-cell>
          <table:table-cell office:value-type="float" office:value="714" table:style-name="ce14">
            <text:p><text:s/>714</text:p>
          </table:table-cell>
          <table:table-cell office:value-type="float" office:value="340" table:style-name="ce14">
            <text:p><text:s/>340</text:p>
          </table:table-cell>
          <table:table-cell office:value-type="float" office:value="90" table:style-name="ce14">
            <text:p><text:s/>90</text:p>
          </table:table-cell>
          <table:table-cell office:value-type="float" office:value="964" table:number-columns-spanned="2" table:number-rows-spanned="1" table:style-name="ce47">
            <text:p><text:s/>964</text:p>
          </table:table-cell>
          <table:covered-table-cell/>
          <table:table-cell office:value-type="float" office:value="1054" table:number-columns-spanned="2" table:number-rows-spanned="1" table:style-name="ce47">
            <text:p>1 0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6" table:style-name="ce14">
            <text:p><text:s/>56</text:p>
          </table:table-cell>
          <table:table-cell office:value-type="float" office:value="83" table:style-name="ce14">
            <text:p><text:s/>83</text:p>
          </table:table-cell>
          <table:table-cell office:value-type="float" office:value="63" table:style-name="ce14">
            <text:p><text:s/>63</text:p>
          </table:table-cell>
          <table:table-cell office:value-type="float" office:value="76" table:style-name="ce14">
            <text:p><text:s/>76</text:p>
          </table:table-cell>
          <table:table-cell office:value-type="float" office:value="19" table:style-name="ce14">
            <text:p><text:s/>19</text:p>
          </table:table-cell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708" table:style-name="ce14">
            <text:p>1 708</text:p>
          </table:table-cell>
          <table:table-cell office:value-type="float" office:value="2272" table:style-name="ce14">
            <text:p>2 272</text:p>
          </table:table-cell>
          <table:table-cell office:value-type="float" office:value="2399" table:style-name="ce14">
            <text:p>2 399</text:p>
          </table:table-cell>
          <table:table-cell office:value-type="float" office:value="1581" table:style-name="ce14">
            <text:p>1 581</text:p>
          </table:table-cell>
          <table:table-cell office:value-type="float" office:value="369" table:style-name="ce14">
            <text:p><text:s/>369</text:p>
          </table:table-cell>
          <table:table-cell office:value-type="float" office:value="3611" table:number-columns-spanned="2" table:number-rows-spanned="1" table:style-name="ce47">
            <text:p>3 611</text:p>
          </table:table-cell>
          <table:covered-table-cell/>
          <table:table-cell office:value-type="float" office:value="3980" table:number-columns-spanned="2" table:number-rows-spanned="1" table:style-name="ce47">
            <text:p>3 9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49" table:style-name="ce14">
            <text:p><text:s/>149</text:p>
          </table:table-cell>
          <table:table-cell office:value-type="float" office:value="241" table:style-name="ce14">
            <text:p><text:s/>241</text:p>
          </table:table-cell>
          <table:table-cell office:value-type="float" office:value="246" table:style-name="ce14">
            <text:p><text:s/>246</text:p>
          </table:table-cell>
          <table:table-cell office:value-type="float" office:value="144" table:style-name="ce14">
            <text:p><text:s/>144</text:p>
          </table:table-cell>
          <table:table-cell office:value-type="float" office:value="63" table:style-name="ce14">
            <text:p><text:s/>63</text:p>
          </table:table-cell>
          <table:table-cell office:value-type="float" office:value="327" table:number-columns-spanned="2" table:number-rows-spanned="1" table:style-name="ce47">
            <text:p><text:s/>327</text:p>
          </table:table-cell>
          <table:covered-table-cell/>
          <table:table-cell office:value-type="float" office:value="390" table:number-columns-spanned="2" table:number-rows-spanned="1" table:style-name="ce47">
            <text:p><text:s/>3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12" table:style-name="ce14">
            <text:p><text:s/>412</text:p>
          </table:table-cell>
          <table:table-cell office:value-type="float" office:value="675" table:style-name="ce14">
            <text:p><text:s/>675</text:p>
          </table:table-cell>
          <table:table-cell office:value-type="float" office:value="711" table:style-name="ce14">
            <text:p><text:s/>711</text:p>
          </table:table-cell>
          <table:table-cell office:value-type="float" office:value="376" table:style-name="ce14">
            <text:p><text:s/>376</text:p>
          </table:table-cell>
          <table:table-cell office:value-type="float" office:value="61" table:style-name="ce14">
            <text:p><text:s/>61</text:p>
          </table:table-cell>
          <table:table-cell office:value-type="float" office:value="1026" table:number-columns-spanned="2" table:number-rows-spanned="1" table:style-name="ce47">
            <text:p>1 026</text:p>
          </table:table-cell>
          <table:covered-table-cell/>
          <table:table-cell office:value-type="float" office:value="1087" table:number-columns-spanned="2" table:number-rows-spanned="1" table:style-name="ce47">
            <text:p>1 0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683" table:style-name="ce14">
            <text:p>1 683</text:p>
          </table:table-cell>
          <table:table-cell office:value-type="float" office:value="2126" table:style-name="ce14">
            <text:p>2 126</text:p>
          </table:table-cell>
          <table:table-cell office:value-type="float" office:value="2489" table:style-name="ce14">
            <text:p>2 489</text:p>
          </table:table-cell>
          <table:table-cell office:value-type="float" office:value="1320" table:style-name="ce14">
            <text:p>1 320</text:p>
          </table:table-cell>
          <table:table-cell office:value-type="float" office:value="321" table:style-name="ce14">
            <text:p><text:s/>321</text:p>
          </table:table-cell>
          <table:table-cell office:value-type="float" office:value="3488" table:number-columns-spanned="2" table:number-rows-spanned="1" table:style-name="ce47">
            <text:p>3 488</text:p>
          </table:table-cell>
          <table:covered-table-cell/>
          <table:table-cell office:value-type="float" office:value="3809" table:number-columns-spanned="2" table:number-rows-spanned="1" table:style-name="ce47">
            <text:p>3 8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334" table:style-name="ce14">
            <text:p>3 334</text:p>
          </table:table-cell>
          <table:table-cell office:value-type="float" office:value="4878" table:style-name="ce14">
            <text:p>4 878</text:p>
          </table:table-cell>
          <table:table-cell office:value-type="float" office:value="5066" table:style-name="ce14">
            <text:p>5 066</text:p>
          </table:table-cell>
          <table:table-cell office:value-type="float" office:value="3146" table:style-name="ce14">
            <text:p>3 146</text:p>
          </table:table-cell>
          <table:table-cell office:value-type="float" office:value="430" table:style-name="ce14">
            <text:p><text:s/>430</text:p>
          </table:table-cell>
          <table:table-cell office:value-type="float" office:value="7782" table:number-columns-spanned="2" table:number-rows-spanned="1" table:style-name="ce47">
            <text:p>7 782</text:p>
          </table:table-cell>
          <table:covered-table-cell/>
          <table:table-cell office:value-type="float" office:value="8212" table:number-columns-spanned="2" table:number-rows-spanned="1" table:style-name="ce47">
            <text:p>8 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7" table:style-name="ce14">
            <text:p><text:s/>77</text:p>
          </table:table-cell>
          <table:table-cell office:value-type="float" office:value="95" table:style-name="ce14">
            <text:p><text:s/>95</text:p>
          </table:table-cell>
          <table:table-cell office:value-type="float" office:value="121" table:style-name="ce14">
            <text:p><text:s/>121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64" table:style-name="ce14">
            <text:p><text:s/>364</text:p>
          </table:table-cell>
          <table:table-cell office:value-type="float" office:value="375" table:style-name="ce14">
            <text:p><text:s/>375</text:p>
          </table:table-cell>
          <table:table-cell office:value-type="float" office:value="363" table:style-name="ce14">
            <text:p><text:s/>363</text:p>
          </table:table-cell>
          <table:table-cell office:value-type="float" office:value="376" table:style-name="ce14">
            <text:p><text:s/>376</text:p>
          </table:table-cell>
          <table:table-cell office:value-type="float" office:value="106" table:style-name="ce14">
            <text:p><text:s/>106</text:p>
          </table:table-cell>
          <table:table-cell office:value-type="float" office:value="633" table:number-columns-spanned="2" table:number-rows-spanned="1" table:style-name="ce47">
            <text:p><text:s/>633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42" table:style-name="ce14">
            <text:p><text:s/>242</text:p>
          </table:table-cell>
          <table:table-cell office:value-type="float" office:value="395" table:style-name="ce14">
            <text:p><text:s/>395</text:p>
          </table:table-cell>
          <table:table-cell office:value-type="float" office:value="459" table:style-name="ce14">
            <text:p><text:s/>459</text:p>
          </table:table-cell>
          <table:table-cell office:value-type="float" office:value="178" table:style-name="ce14">
            <text:p><text:s/>178</text:p>
          </table:table-cell>
          <table:table-cell office:value-type="float" office:value="57" table:style-name="ce14">
            <text:p><text:s/>57</text:p>
          </table:table-cell>
          <table:table-cell office:value-type="float" office:value="580" table:number-columns-spanned="2" table:number-rows-spanned="1" table:style-name="ce47">
            <text:p><text:s/>580</text:p>
          </table:table-cell>
          <table:covered-table-cell/>
          <table:table-cell office:value-type="float" office:value="637" table:number-columns-spanned="2" table:number-rows-spanned="1" table:style-name="ce47">
            <text:p><text:s/>6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81" table:style-name="ce14">
            <text:p><text:s/>781</text:p>
          </table:table-cell>
          <table:table-cell office:value-type="float" office:value="1078" table:style-name="ce14">
            <text:p>1 078</text:p>
          </table:table-cell>
          <table:table-cell office:value-type="float" office:value="1209" table:style-name="ce14">
            <text:p>1 209</text:p>
          </table:table-cell>
          <table:table-cell office:value-type="float" office:value="650" table:style-name="ce14">
            <text:p><text:s/>65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09" table:number-columns-spanned="2" table:number-rows-spanned="1" table:style-name="ce47">
            <text:p>1 709</text:p>
          </table:table-cell>
          <table:covered-table-cell/>
          <table:table-cell office:value-type="float" office:value="1859" table:number-columns-spanned="2" table:number-rows-spanned="1" table:style-name="ce47">
            <text:p>1 8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3" table:style-name="ce14">
            <text:p><text:s/>3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276" table:style-name="ce14">
            <text:p>1 276</text:p>
          </table:table-cell>
          <table:table-cell office:value-type="float" office:value="1682" table:style-name="ce14">
            <text:p>1 682</text:p>
          </table:table-cell>
          <table:table-cell office:value-type="float" office:value="1859" table:style-name="ce14">
            <text:p>1 859</text:p>
          </table:table-cell>
          <table:table-cell office:value-type="float" office:value="1099" table:style-name="ce14">
            <text:p>1 099</text:p>
          </table:table-cell>
          <table:table-cell office:value-type="float" office:value="201" table:style-name="ce14">
            <text:p><text:s/>201</text:p>
          </table:table-cell>
          <table:table-cell office:value-type="float" office:value="2757" table:number-columns-spanned="2" table:number-rows-spanned="1" table:style-name="ce47">
            <text:p>2 757</text:p>
          </table:table-cell>
          <table:covered-table-cell/>
          <table:table-cell office:value-type="float" office:value="2958" table:number-columns-spanned="2" table:number-rows-spanned="1" table:style-name="ce47">
            <text:p>2 9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65" table:style-name="ce14">
            <text:p><text:s/>65</text:p>
          </table:table-cell>
          <table:table-cell office:value-type="float" office:value="63" table:style-name="ce14">
            <text:p><text:s/>63</text:p>
          </table:table-cell>
          <table:table-cell office:value-type="float" office:value="80" table:style-name="ce14">
            <text:p><text:s/>80</text:p>
          </table:table-cell>
          <table:table-cell office:value-type="float" office:value="48" table:style-name="ce14">
            <text:p><text:s/>48</text:p>
          </table:table-cell>
          <table:table-cell office:value-type="float" office:value="26" table:style-name="ce14">
            <text:p><text:s/>26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39011" table:style-name="ce18">
            <text:p>39 011</text:p>
          </table:table-cell>
          <table:table-cell office:value-type="float" office:value="49721" table:style-name="ce18">
            <text:p>49 721</text:p>
          </table:table-cell>
          <table:table-cell office:value-type="float" office:value="54651" table:style-name="ce18">
            <text:p>54 651</text:p>
          </table:table-cell>
          <table:table-cell office:value-type="float" office:value="34081" table:style-name="ce18">
            <text:p>34 081</text:p>
          </table:table-cell>
          <table:table-cell office:value-type="float" office:value="7474" table:style-name="ce18">
            <text:p>7 474</text:p>
          </table:table-cell>
          <table:table-cell office:value-type="float" office:value="81258" table:number-columns-spanned="2" table:number-rows-spanned="1" table:style-name="ce46">
            <text:p>81 258</text:p>
          </table:table-cell>
          <table:covered-table-cell/>
          <table:table-cell office:value-type="float" office:value="88732" table:number-columns-spanned="2" table:number-rows-spanned="1" table:style-name="ce46">
            <text:p>88 732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6" table:style-name="ce14">
            <text:p><text:s/>56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6" table:style-name="ce14">
            <text:p><text:s/>116</text:p>
          </table:table-cell>
          <table:table-cell office:value-type="float" office:value="57" table:style-name="ce14">
            <text:p><text:s/>57</text:p>
          </table:table-cell>
          <table:table-cell office:value-type="float" office:value="19" table:style-name="ce14">
            <text:p><text:s/>19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92" table:style-name="ce14">
            <text:p><text:s/>92</text:p>
          </table:table-cell>
          <table:table-cell office:value-type="float" office:value="135" table:style-name="ce14">
            <text:p><text:s/>135</text:p>
          </table:table-cell>
          <table:table-cell office:value-type="float" office:value="148" table:style-name="ce14">
            <text:p><text:s/>148</text:p>
          </table:table-cell>
          <table:table-cell office:value-type="float" office:value="79" table:style-name="ce14">
            <text:p><text:s/>79</text:p>
          </table:table-cell>
          <table:table-cell office:value-type="float" office:value="12" table:style-name="ce14">
            <text:p><text:s/>12</text:p>
          </table:table-cell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94" table:style-name="ce14">
            <text:p><text:s/>94</text:p>
          </table:table-cell>
          <table:table-cell office:value-type="float" office:value="157" table:style-name="ce14">
            <text:p><text:s/>157</text:p>
          </table:table-cell>
          <table:table-cell office:value-type="float" office:value="108" table:style-name="ce14">
            <text:p><text:s/>108</text:p>
          </table:table-cell>
          <table:table-cell office:value-type="float" office:value="143" table:style-name="ce14">
            <text:p><text:s/>143</text:p>
          </table:table-cell>
          <table:table-cell office:value-type="float" office:value="62" table:style-name="ce14">
            <text:p><text:s/>62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58" table:style-name="ce14">
            <text:p><text:s/>5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2" table:style-name="ce14">
            <text:p><text:s/>112</text:p>
          </table:table-cell>
          <table:table-cell office:value-type="float" office:value="65" table:style-name="ce14">
            <text:p><text:s/>65</text:p>
          </table:table-cell>
          <table:table-cell office:value-type="float" office:value="13" table:style-name="ce14">
            <text:p><text:s/>13</text:p>
          </table:table-cell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0" table:style-name="ce14">
            <text:p><text:s/>50</text:p>
          </table:table-cell>
          <table:table-cell office:value-type="float" office:value="67" table:style-name="ce14">
            <text:p><text:s/>67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26" table:style-name="ce14">
            <text:p><text:s/>26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9" table:style-name="ce14">
            <text:p><text:s/>49</text:p>
          </table:table-cell>
          <table:table-cell office:value-type="float" office:value="66" table:style-name="ce14">
            <text:p><text:s/>66</text:p>
          </table:table-cell>
          <table:table-cell office:value-type="float" office:value="78" table:style-name="ce14">
            <text:p><text:s/>78</text:p>
          </table:table-cell>
          <table:table-cell office:value-type="float" office:value="37" table:style-name="ce14">
            <text:p><text:s/>37</text:p>
          </table:table-cell>
          <table:table-cell office:value-type="float" office:value="16" table:style-name="ce14">
            <text:p><text:s/>16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8" table:style-name="ce14">
            <text:p><text:s/>48</text:p>
          </table:table-cell>
          <table:table-cell office:value-type="float" office:value="96" table:style-name="ce14">
            <text:p><text:s/>96</text:p>
          </table:table-cell>
          <table:table-cell office:value-type="float" office:value="74" table:style-name="ce14">
            <text:p><text:s/>74</text:p>
          </table:table-cell>
          <table:table-cell office:value-type="float" office:value="70" table:style-name="ce14">
            <text:p><text:s/>70</text:p>
          </table:table-cell>
          <table:table-cell office:value-type="float" office:value="34" table:style-name="ce14">
            <text:p><text:s/>34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style-name="ce14">
            <text:p><text:s/>51</text:p>
          </table:table-cell>
          <table:table-cell office:value-type="float" office:value="37" table:style-name="ce14">
            <text:p><text:s/>37</text:p>
          </table:table-cell>
          <table:table-cell office:value-type="float" office:value="50" table:style-name="ce14">
            <text:p><text:s/>50</text:p>
          </table:table-cell>
          <table:table-cell office:value-type="float" office:value="13" table:style-name="ce14">
            <text:p><text:s/>13</text:p>
          </table:table-cell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484" table:style-name="ce14">
            <text:p><text:s/>484</text:p>
          </table:table-cell>
          <table:table-cell office:value-type="float" office:value="579" table:style-name="ce14">
            <text:p><text:s/>579</text:p>
          </table:table-cell>
          <table:table-cell office:value-type="float" office:value="536" table:style-name="ce14">
            <text:p><text:s/>536</text:p>
          </table:table-cell>
          <table:table-cell office:value-type="float" office:value="527" table:style-name="ce14">
            <text:p><text:s/>527</text:p>
          </table:table-cell>
          <table:table-cell office:value-type="float" office:value="247" table:style-name="ce14">
            <text:p><text:s/>247</text:p>
          </table:table-cell>
          <table:table-cell office:value-type="float" office:value="816" table:number-columns-spanned="2" table:number-rows-spanned="1" table:style-name="ce47">
            <text:p><text:s/>816</text:p>
          </table:table-cell>
          <table:covered-table-cell/>
          <table:table-cell office:value-type="float" office:value="1063" table:number-columns-spanned="2" table:number-rows-spanned="1" table:style-name="ce47">
            <text:p>1 0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89" table:style-name="ce14">
            <text:p><text:s/>89</text:p>
          </table:table-cell>
          <table:table-cell office:value-type="float" office:value="93" table:style-name="ce14">
            <text:p><text:s/>93</text:p>
          </table:table-cell>
          <table:table-cell office:value-type="float" office:value="97" table:style-name="ce14">
            <text:p><text:s/>97</text:p>
          </table:table-cell>
          <table:table-cell office:value-type="float" office:value="85" table:style-name="ce14">
            <text:p><text:s/>85</text:p>
          </table:table-cell>
          <table:table-cell office:value-type="float" office:value="30" table:style-name="ce14">
            <text:p><text:s/>30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0" table:style-name="ce14">
            <text:p><text:s/>200</text:p>
          </table:table-cell>
          <table:table-cell office:value-type="float" office:value="211" table:style-name="ce14">
            <text:p><text:s/>211</text:p>
          </table:table-cell>
          <table:table-cell office:value-type="float" office:value="188" table:style-name="ce14">
            <text:p><text:s/>188</text:p>
          </table:table-cell>
          <table:table-cell office:value-type="float" office:value="30" table:style-name="ce14">
            <text:p><text:s/>30</text:p>
          </table:table-cell>
          <table:table-cell office:value-type="float" office:value="369" table:number-columns-spanned="2" table:number-rows-spanned="1" table:style-name="ce47">
            <text:p><text:s/>369</text:p>
          </table:table-cell>
          <table:covered-table-cell/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4" table:style-name="ce14">
            <text:p><text:s/>34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3" table:style-name="ce14">
            <text:p><text:s/>73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0" table:style-name="ce14">
            <text:p><text:s/>100</text:p>
          </table:table-cell>
          <table:table-cell office:value-type="float" office:value="87" table:style-name="ce14">
            <text:p><text:s/>87</text:p>
          </table:table-cell>
          <table:table-cell office:value-type="float" office:value="33" table:style-name="ce14">
            <text:p><text:s/>33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1" table:style-name="ce14">
            <text:p><text:s/>51</text:p>
          </table:table-cell>
          <table:table-cell office:value-type="float" office:value="61" table:style-name="ce14">
            <text:p><text:s/>61</text:p>
          </table:table-cell>
          <table:table-cell office:value-type="float" office:value="60" table:style-name="ce14">
            <text:p><text:s/>60</text:p>
          </table:table-cell>
          <table:table-cell office:value-type="float" office:value="52" table:style-name="ce14">
            <text:p><text:s/>52</text:p>
          </table:table-cell>
          <table:table-cell office:value-type="float" office:value="26" table:style-name="ce14">
            <text:p><text:s/>26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7" table:style-name="ce14">
            <text:p><text:s/>67</text:p>
          </table:table-cell>
          <table:table-cell office:value-type="float" office:value="89" table:style-name="ce14">
            <text:p><text:s/>89</text:p>
          </table:table-cell>
          <table:table-cell office:value-type="float" office:value="64" table:style-name="ce14">
            <text:p><text:s/>64</text:p>
          </table:table-cell>
          <table:table-cell office:value-type="float" office:value="92" table:style-name="ce14">
            <text:p><text:s/>92</text:p>
          </table:table-cell>
          <table:table-cell office:value-type="float" office:value="40" table:style-name="ce14">
            <text:p><text:s/>40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38" table:style-name="ce14">
            <text:p><text:s/>438</text:p>
          </table:table-cell>
          <table:table-cell office:value-type="float" office:value="579" table:style-name="ce14">
            <text:p><text:s/>579</text:p>
          </table:table-cell>
          <table:table-cell office:value-type="float" office:value="539" table:style-name="ce14">
            <text:p><text:s/>539</text:p>
          </table:table-cell>
          <table:table-cell office:value-type="float" office:value="478" table:style-name="ce14">
            <text:p><text:s/>478</text:p>
          </table:table-cell>
          <table:table-cell office:value-type="float" office:value="136" table:style-name="ce14">
            <text:p><text:s/>136</text:p>
          </table:table-cell>
          <table:table-cell office:value-type="float" office:value="881" table:number-columns-spanned="2" table:number-rows-spanned="1" table:style-name="ce47">
            <text:p><text:s/>881</text:p>
          </table:table-cell>
          <table:covered-table-cell/>
          <table:table-cell office:value-type="float" office:value="1017" table:number-columns-spanned="2" table:number-rows-spanned="1" table:style-name="ce47">
            <text:p>1 0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3" table:style-name="ce14">
            <text:p><text:s/>163</text:p>
          </table:table-cell>
          <table:table-cell office:value-type="float" office:value="152" table:style-name="ce14">
            <text:p><text:s/>152</text:p>
          </table:table-cell>
          <table:table-cell office:value-type="float" office:value="146" table:style-name="ce14">
            <text:p><text:s/>146</text:p>
          </table:table-cell>
          <table:table-cell office:value-type="float" office:value="66" table:style-name="ce14">
            <text:p><text:s/>66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77" table:style-name="ce14">
            <text:p><text:s/>677</text:p>
          </table:table-cell>
          <table:table-cell office:value-type="float" office:value="766" table:style-name="ce14">
            <text:p><text:s/>766</text:p>
          </table:table-cell>
          <table:table-cell office:value-type="float" office:value="953" table:style-name="ce14">
            <text:p><text:s/>953</text:p>
          </table:table-cell>
          <table:table-cell office:value-type="float" office:value="490" table:style-name="ce14">
            <text:p><text:s/>490</text:p>
          </table:table-cell>
          <table:table-cell office:value-type="float" office:value="175" table:style-name="ce14">
            <text:p><text:s/>175</text:p>
          </table:table-cell>
          <table:table-cell office:value-type="float" office:value="1268" table:number-columns-spanned="2" table:number-rows-spanned="1" table:style-name="ce47">
            <text:p>1 268</text:p>
          </table:table-cell>
          <table:covered-table-cell/>
          <table:table-cell office:value-type="float" office:value="1443" table:number-columns-spanned="2" table:number-rows-spanned="1" table:style-name="ce47">
            <text:p>1 4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97" table:style-name="ce14">
            <text:p><text:s/>97</text:p>
          </table:table-cell>
          <table:table-cell office:value-type="float" office:value="138" table:style-name="ce14">
            <text:p><text:s/>138</text:p>
          </table:table-cell>
          <table:table-cell office:value-type="float" office:value="161" table:style-name="ce14">
            <text:p><text:s/>161</text:p>
          </table:table-cell>
          <table:table-cell office:value-type="float" office:value="74" table:style-name="ce14">
            <text:p><text:s/>74</text:p>
          </table:table-cell>
          <table:table-cell office:value-type="float" office:value="28" table:style-name="ce14">
            <text:p><text:s/>28</text:p>
          </table:table-cell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9" table:style-name="ce14">
            <text:p><text:s/>39</text:p>
          </table:table-cell>
          <table:table-cell office:value-type="float" office:value="80" table:style-name="ce14">
            <text:p><text:s/>80</text:p>
          </table:table-cell>
          <table:table-cell office:value-type="float" office:value="78" table:style-name="ce14">
            <text:p><text:s/>78</text:p>
          </table:table-cell>
          <table:table-cell office:value-type="float" office:value="41" table:style-name="ce14">
            <text:p><text:s/>41</text:p>
          </table:table-cell>
          <table:table-cell office:value-type="float" office:value="9" table:style-name="ce14">
            <text:p><text:s/>9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3" table:style-name="ce14">
            <text:p><text:s/>33</text:p>
          </table:table-cell>
          <table:table-cell office:value-type="float" office:value="42" table:style-name="ce14">
            <text:p><text:s/>42</text:p>
          </table:table-cell>
          <table:table-cell office:value-type="float" office:value="41" table:style-name="ce14">
            <text:p><text:s/>41</text:p>
          </table:table-cell>
          <table:table-cell office:value-type="float" office:value="34" table:style-name="ce14">
            <text:p><text:s/>34</text:p>
          </table:table-cell>
          <table:table-cell office:value-type="float" office:value="13" table:style-name="ce14">
            <text:p><text:s/>13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8" table:style-name="ce14">
            <text:p><text:s/>178</text:p>
          </table:table-cell>
          <table:table-cell office:value-type="float" office:value="200" table:style-name="ce14">
            <text:p><text:s/>20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" table:style-name="ce14">
            <text:p><text:s/>17</text:p>
          </table:table-cell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38" table:style-name="ce14">
            <text:p><text:s/>38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77" table:style-name="ce14">
            <text:p><text:s/>77</text:p>
          </table:table-cell>
          <table:table-cell office:value-type="float" office:value="92" table:style-name="ce14">
            <text:p><text:s/>92</text:p>
          </table:table-cell>
          <table:table-cell office:value-type="float" office:value="77" table:style-name="ce14">
            <text:p><text:s/>77</text:p>
          </table:table-cell>
          <table:table-cell office:value-type="float" office:value="92" table:style-name="ce14">
            <text:p><text:s/>92</text:p>
          </table:table-cell>
          <table:table-cell office:value-type="float" office:value="16" table:style-name="ce14">
            <text:p><text:s/>16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92" table:style-name="ce14">
            <text:p><text:s/>92</text:p>
          </table:table-cell>
          <table:table-cell office:value-type="float" office:value="86" table:style-name="ce14">
            <text:p><text:s/>86</text:p>
          </table:table-cell>
          <table:table-cell office:value-type="float" office:value="62" table:style-name="ce14">
            <text:p><text:s/>62</text:p>
          </table:table-cell>
          <table:table-cell office:value-type="float" office:value="116" table:style-name="ce14">
            <text:p><text:s/>116</text:p>
          </table:table-cell>
          <table:table-cell office:value-type="float" office:value="39" table:style-name="ce14">
            <text:p><text:s/>39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2" table:style-name="ce14">
            <text:p><text:s/>142</text:p>
          </table:table-cell>
          <table:table-cell office:value-type="float" office:value="181" table:style-name="ce14">
            <text:p><text:s/>181</text:p>
          </table:table-cell>
          <table:table-cell office:value-type="float" office:value="76" table:style-name="ce14">
            <text:p><text:s/>76</text:p>
          </table:table-cell>
          <table:table-cell office:value-type="float" office:value="29" table:style-name="ce14">
            <text:p><text:s/>29</text:p>
          </table:table-cell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371" table:style-name="ce14">
            <text:p><text:s/>371</text:p>
          </table:table-cell>
          <table:table-cell office:value-type="float" office:value="441" table:style-name="ce14">
            <text:p><text:s/>441</text:p>
          </table:table-cell>
          <table:table-cell office:value-type="float" office:value="368" table:style-name="ce14">
            <text:p><text:s/>368</text:p>
          </table:table-cell>
          <table:table-cell office:value-type="float" office:value="444" table:style-name="ce14">
            <text:p><text:s/>444</text:p>
          </table:table-cell>
          <table:table-cell office:value-type="float" office:value="211" table:style-name="ce14">
            <text:p><text:s/>211</text:p>
          </table:table-cell>
          <table:table-cell office:value-type="float" office:value="601" table:number-columns-spanned="2" table:number-rows-spanned="1" table:style-name="ce47">
            <text:p><text:s/>601</text:p>
          </table:table-cell>
          <table:covered-table-cell/>
          <table:table-cell office:value-type="float" office:value="812" table:number-columns-spanned="2" table:number-rows-spanned="1" table:style-name="ce47">
            <text:p><text:s/>8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7" table:style-name="ce14">
            <text:p><text:s/>77</text:p>
          </table:table-cell>
          <table:table-cell office:value-type="float" office:value="80" table:style-name="ce14">
            <text:p><text:s/>80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office:value-type="float" office:value="36" table:style-name="ce14">
            <text:p><text:s/>36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76" table:style-name="ce14">
            <text:p><text:s/>76</text:p>
          </table:table-cell>
          <table:table-cell office:value-type="float" office:value="92" table:style-name="ce14">
            <text:p><text:s/>92</text:p>
          </table:table-cell>
          <table:table-cell office:value-type="float" office:value="96" table:style-name="ce14">
            <text:p><text:s/>96</text:p>
          </table:table-cell>
          <table:table-cell office:value-type="float" office:value="72" table:style-name="ce14">
            <text:p><text:s/>72</text:p>
          </table:table-cell>
          <table:table-cell office:value-type="float" office:value="34" table:style-name="ce14">
            <text:p><text:s/>34</text:p>
          </table:table-cell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624" table:style-name="ce14">
            <text:p><text:s/>624</text:p>
          </table:table-cell>
          <table:table-cell office:value-type="float" office:value="557" table:style-name="ce14">
            <text:p><text:s/>557</text:p>
          </table:table-cell>
          <table:table-cell office:value-type="float" office:value="947" table:style-name="ce14">
            <text:p><text:s/>947</text:p>
          </table:table-cell>
          <table:table-cell office:value-type="float" office:value="234" table:style-name="ce14">
            <text:p><text:s/>234</text:p>
          </table:table-cell>
          <table:table-cell office:value-type="float" office:value="21" table:style-name="ce14">
            <text:p><text:s/>21</text:p>
          </table:table-cell>
          <table:table-cell office:value-type="float" office:value="1160" table:number-columns-spanned="2" table:number-rows-spanned="1" table:style-name="ce47">
            <text:p>1 160</text:p>
          </table:table-cell>
          <table:covered-table-cell/>
          <table:table-cell office:value-type="float" office:value="1181" table:number-columns-spanned="2" table:number-rows-spanned="1" table:style-name="ce47">
            <text:p>1 1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57" table:style-name="ce14">
            <text:p><text:s/>57</text:p>
          </table:table-cell>
          <table:table-cell office:value-type="float" office:value="90" table:style-name="ce14">
            <text:p><text:s/>90</text:p>
          </table:table-cell>
          <table:table-cell office:value-type="float" office:value="82" table:style-name="ce14">
            <text:p><text:s/>82</text:p>
          </table:table-cell>
          <table:table-cell office:value-type="float" office:value="65" table:style-name="ce14">
            <text:p><text:s/>65</text:p>
          </table:table-cell>
          <table:table-cell office:value-type="float" office:value="13" table:style-name="ce14">
            <text:p><text:s/>13</text:p>
          </table:table-cell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12" table:style-name="ce14">
            <text:p><text:s/>212</text:p>
          </table:table-cell>
          <table:table-cell office:value-type="float" office:value="244" table:style-name="ce14">
            <text:p><text:s/>244</text:p>
          </table:table-cell>
          <table:table-cell office:value-type="float" office:value="334" table:style-name="ce14">
            <text:p><text:s/>334</text:p>
          </table:table-cell>
          <table:table-cell office:value-type="float" office:value="122" table:style-name="ce14">
            <text:p><text:s/>122</text:p>
          </table:table-cell>
          <table:table-cell office:value-type="float" office:value="41" table:style-name="ce14">
            <text:p><text:s/>41</text:p>
          </table:table-cell>
          <table:table-cell office:value-type="float" office:value="415" table:number-columns-spanned="2" table:number-rows-spanned="1" table:style-name="ce47">
            <text:p><text:s/>415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38" table:style-name="ce14">
            <text:p><text:s/>238</text:p>
          </table:table-cell>
          <table:table-cell office:value-type="float" office:value="305" table:style-name="ce14">
            <text:p><text:s/>305</text:p>
          </table:table-cell>
          <table:table-cell office:value-type="float" office:value="345" table:style-name="ce14">
            <text:p><text:s/>345</text:p>
          </table:table-cell>
          <table:table-cell office:value-type="float" office:value="198" table:style-name="ce14">
            <text:p><text:s/>198</text:p>
          </table:table-cell>
          <table:table-cell office:value-type="float" office:value="61" table:style-name="ce14">
            <text:p><text:s/>61</text:p>
          </table:table-cell>
          <table:table-cell office:value-type="float" office:value="482" table:number-columns-spanned="2" table:number-rows-spanned="1" table:style-name="ce47">
            <text:p><text:s/>482</text:p>
          </table:table-cell>
          <table:covered-table-cell/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0" table:style-name="ce14">
            <text:p><text:s/>7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2" table:style-name="ce14">
            <text:p><text:s/>122</text:p>
          </table:table-cell>
          <table:table-cell office:value-type="float" office:value="58" table:style-name="ce14">
            <text:p><text:s/>58</text:p>
          </table:table-cell>
          <table:table-cell office:value-type="float" office:value="23" table:style-name="ce14">
            <text:p><text:s/>23</text:p>
          </table:table-cell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4" table:style-name="ce14">
            <text:p><text:s/>7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1" table:style-name="ce14">
            <text:p><text:s/>121</text:p>
          </table:table-cell>
          <table:table-cell office:value-type="float" office:value="55" table:style-name="ce14">
            <text:p><text:s/>55</text:p>
          </table:table-cell>
          <table:table-cell office:value-type="float" office:value="14" table:style-name="ce14">
            <text:p><text:s/>14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52" table:style-name="ce14">
            <text:p><text:s/>152</text:p>
          </table:table-cell>
          <table:table-cell office:value-type="float" office:value="216" table:style-name="ce14">
            <text:p><text:s/>216</text:p>
          </table:table-cell>
          <table:table-cell office:value-type="float" office:value="188" table:style-name="ce14">
            <text:p><text:s/>188</text:p>
          </table:table-cell>
          <table:table-cell office:value-type="float" office:value="180" table:style-name="ce14">
            <text:p><text:s/>180</text:p>
          </table:table-cell>
          <table:table-cell office:value-type="float" office:value="68" table:style-name="ce14">
            <text:p><text:s/>68</text:p>
          </table:table-cell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77" table:style-name="ce14">
            <text:p><text:s/>377</text:p>
          </table:table-cell>
          <table:table-cell office:value-type="float" office:value="389" table:style-name="ce14">
            <text:p><text:s/>389</text:p>
          </table:table-cell>
          <table:table-cell office:value-type="float" office:value="526" table:style-name="ce14">
            <text:p><text:s/>526</text:p>
          </table:table-cell>
          <table:table-cell office:value-type="float" office:value="240" table:style-name="ce14">
            <text:p><text:s/>240</text:p>
          </table:table-cell>
          <table:table-cell office:value-type="float" office:value="34" table:style-name="ce14">
            <text:p><text:s/>34</text:p>
          </table:table-cell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office:value-type="float" office:value="766" table:number-columns-spanned="2" table:number-rows-spanned="1" table:style-name="ce47">
            <text:p><text:s/>7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74" table:style-name="ce14">
            <text:p><text:s/>274</text:p>
          </table:table-cell>
          <table:table-cell office:value-type="float" office:value="330" table:style-name="ce14">
            <text:p><text:s/>330</text:p>
          </table:table-cell>
          <table:table-cell office:value-type="float" office:value="327" table:style-name="ce14">
            <text:p><text:s/>327</text:p>
          </table:table-cell>
          <table:table-cell office:value-type="float" office:value="277" table:style-name="ce14">
            <text:p><text:s/>277</text:p>
          </table:table-cell>
          <table:table-cell office:value-type="float" office:value="128" table:style-name="ce14">
            <text:p><text:s/>128</text:p>
          </table:table-cell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604" table:number-columns-spanned="2" table:number-rows-spanned="1" table:style-name="ce47">
            <text:p><text:s/>6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17" table:style-name="ce14">
            <text:p><text:s/>317</text:p>
          </table:table-cell>
          <table:table-cell office:value-type="float" office:value="307" table:style-name="ce14">
            <text:p><text:s/>307</text:p>
          </table:table-cell>
          <table:table-cell office:value-type="float" office:value="452" table:style-name="ce14">
            <text:p><text:s/>452</text:p>
          </table:table-cell>
          <table:table-cell office:value-type="float" office:value="172" table:style-name="ce14">
            <text:p><text:s/>172</text:p>
          </table:table-cell>
          <table:table-cell office:value-type="float" office:value="37" table:style-name="ce14">
            <text:p><text:s/>37</text:p>
          </table:table-cell>
          <table:table-cell office:value-type="float" office:value="587" table:number-columns-spanned="2" table:number-rows-spanned="1" table:style-name="ce47">
            <text:p><text:s/>587</text:p>
          </table:table-cell>
          <table:covered-table-cell/>
          <table:table-cell office:value-type="float" office:value="624" table:number-columns-spanned="2" table:number-rows-spanned="1" table:style-name="ce47">
            <text:p><text:s/>6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2" table:style-name="ce14">
            <text:p><text:s/>62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2" table:style-name="ce14">
            <text:p><text:s/>102</text:p>
          </table:table-cell>
          <table:table-cell office:value-type="float" office:value="68" table:style-name="ce14">
            <text:p><text:s/>68</text:p>
          </table:table-cell>
          <table:table-cell office:value-type="float" office:value="31" table:style-name="ce14">
            <text:p><text:s/>31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97" table:style-name="ce14">
            <text:p><text:s/>97</text:p>
          </table:table-cell>
          <table:table-cell office:value-type="float" office:value="95" table:style-name="ce14">
            <text:p><text:s/>95</text:p>
          </table:table-cell>
          <table:table-cell office:value-type="float" office:value="129" table:style-name="ce14">
            <text:p><text:s/>129</text:p>
          </table:table-cell>
          <table:table-cell office:value-type="float" office:value="63" table:style-name="ce14">
            <text:p><text:s/>63</text:p>
          </table:table-cell>
          <table:table-cell office:value-type="float" office:value="26" table:style-name="ce14">
            <text:p><text:s/>26</text:p>
          </table:table-cell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75" table:style-name="ce14">
            <text:p><text:s/>75</text:p>
          </table:table-cell>
          <table:table-cell office:value-type="float" office:value="91" table:style-name="ce14">
            <text:p><text:s/>91</text:p>
          </table:table-cell>
          <table:table-cell office:value-type="float" office:value="91" table:style-name="ce14">
            <text:p><text:s/>91</text:p>
          </table:table-cell>
          <table:table-cell office:value-type="float" office:value="75" table:style-name="ce14">
            <text:p><text:s/>75</text:p>
          </table:table-cell>
          <table:table-cell office:value-type="float" office:value="21" table:style-name="ce14">
            <text:p><text:s/>21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94" table:style-name="ce14">
            <text:p><text:s/>94</text:p>
          </table:table-cell>
          <table:table-cell office:value-type="float" office:value="96" table:style-name="ce14">
            <text:p><text:s/>96</text:p>
          </table:table-cell>
          <table:table-cell office:value-type="float" office:value="69" table:style-name="ce14">
            <text:p><text:s/>69</text:p>
          </table:table-cell>
          <table:table-cell office:value-type="float" office:value="121" table:style-name="ce14">
            <text:p><text:s/>121</text:p>
          </table:table-cell>
          <table:table-cell office:value-type="float" office:value="54" table:style-name="ce14">
            <text:p><text:s/>54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4" table:style-name="ce14">
            <text:p><text:s/>94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4" table:style-name="ce14">
            <text:p><text:s/>134</text:p>
          </table:table-cell>
          <table:table-cell office:value-type="float" office:value="105" table:style-name="ce14">
            <text:p><text:s/>105</text:p>
          </table:table-cell>
          <table:table-cell office:value-type="float" office:value="35" table:style-name="ce14">
            <text:p><text:s/>35</text:p>
          </table:table-cell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778" table:style-name="ce18">
            <text:p>6 778</text:p>
          </table:table-cell>
          <table:table-cell office:value-type="float" office:value="8140" table:style-name="ce18">
            <text:p>8 140</text:p>
          </table:table-cell>
          <table:table-cell office:value-type="float" office:value="8917" table:style-name="ce18">
            <text:p>8 917</text:p>
          </table:table-cell>
          <table:table-cell office:value-type="float" office:value="6001" table:style-name="ce18">
            <text:p>6 001</text:p>
          </table:table-cell>
          <table:table-cell office:value-type="float" office:value="2044" table:style-name="ce18">
            <text:p>2 044</text:p>
          </table:table-cell>
          <table:table-cell office:value-type="float" office:value="12874" table:number-columns-spanned="2" table:number-rows-spanned="1" table:style-name="ce46">
            <text:p>12 874</text:p>
          </table:table-cell>
          <table:covered-table-cell/>
          <table:table-cell office:value-type="float" office:value="14918" table:number-columns-spanned="2" table:number-rows-spanned="1" table:style-name="ce46">
            <text:p>14 91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827" table:style-name="ce14">
            <text:p>1 827</text:p>
          </table:table-cell>
          <table:table-cell office:value-type="float" office:value="2261" table:style-name="ce14">
            <text:p>2 261</text:p>
          </table:table-cell>
          <table:table-cell office:value-type="float" office:value="3905" table:style-name="ce14">
            <text:p>3 905</text:p>
          </table:table-cell>
          <table:table-cell office:value-type="float" office:value="183" table:style-name="ce14">
            <text:p><text:s/>183</text:p>
          </table:table-cell>
          <table:table-cell office:value-type="float" office:value="48" table:style-name="ce14">
            <text:p><text:s/>48</text:p>
          </table:table-cell>
          <table:table-cell office:value-type="float" office:value="4040" table:number-columns-spanned="2" table:number-rows-spanned="1" table:style-name="ce47">
            <text:p>4 040</text:p>
          </table:table-cell>
          <table:covered-table-cell/>
          <table:table-cell office:value-type="float" office:value="4088" table:number-columns-spanned="2" table:number-rows-spanned="1" table:style-name="ce47">
            <text:p>4 0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5" table:style-name="ce14">
            <text:p><text:s/>25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82" table:style-name="ce14">
            <text:p><text:s/>8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5" table:style-name="ce14">
            <text:p><text:s/>145</text:p>
          </table:table-cell>
          <table:table-cell office:value-type="float" office:value="43" table:style-name="ce14">
            <text:p><text:s/>43</text:p>
          </table:table-cell>
          <table:table-cell office:value-type="float" office:value="5" table:style-name="ce14">
            <text:p><text:s/>5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89" table:style-name="ce14">
            <text:p><text:s/>8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9" table:style-name="ce14">
            <text:p><text:s/>149</text:p>
          </table:table-cell>
          <table:table-cell office:value-type="float" office:value="44" table:style-name="ce14">
            <text:p><text:s/>44</text:p>
          </table:table-cell>
          <table:table-cell office:value-type="float" office:value="23" table:style-name="ce14">
            <text:p><text:s/>23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705" table:style-name="ce14">
            <text:p><text:s/>705</text:p>
          </table:table-cell>
          <table:table-cell office:value-type="float" office:value="770" table:style-name="ce14">
            <text:p><text:s/>770</text:p>
          </table:table-cell>
          <table:table-cell office:value-type="float" office:value="1191" table:style-name="ce14">
            <text:p>1 191</text:p>
          </table:table-cell>
          <table:table-cell office:value-type="float" office:value="284" table:style-name="ce14">
            <text:p><text:s/>28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41" table:number-columns-spanned="2" table:number-rows-spanned="1" table:style-name="ce47">
            <text:p>1 341</text:p>
          </table:table-cell>
          <table:covered-table-cell/>
          <table:table-cell office:value-type="float" office:value="1475" table:number-columns-spanned="2" table:number-rows-spanned="1" table:style-name="ce47">
            <text:p>1 4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45" table:style-name="ce14">
            <text:p><text:s/>545</text:p>
          </table:table-cell>
          <table:table-cell office:value-type="float" office:value="709" table:style-name="ce14">
            <text:p><text:s/>709</text:p>
          </table:table-cell>
          <table:table-cell office:value-type="float" office:value="1111" table:style-name="ce14">
            <text:p>1 111</text:p>
          </table:table-cell>
          <table:table-cell office:value-type="float" office:value="143" table:style-name="ce14">
            <text:p><text:s/>143</text:p>
          </table:table-cell>
          <table:table-cell office:value-type="float" office:value="47" table:style-name="ce14">
            <text:p><text:s/>47</text:p>
          </table:table-cell>
          <table:table-cell office:value-type="float" office:value="1207" table:number-columns-spanned="2" table:number-rows-spanned="1" table:style-name="ce47">
            <text:p>1 207</text:p>
          </table:table-cell>
          <table:covered-table-cell/>
          <table:table-cell office:value-type="float" office:value="1254" table:number-columns-spanned="2" table:number-rows-spanned="1" table:style-name="ce47">
            <text:p>1 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583" table:style-name="ce14">
            <text:p><text:s/>583</text:p>
          </table:table-cell>
          <table:table-cell office:value-type="float" office:value="777" table:style-name="ce14">
            <text:p><text:s/>777</text:p>
          </table:table-cell>
          <table:table-cell office:value-type="float" office:value="1135" table:style-name="ce14">
            <text:p>1 135</text:p>
          </table:table-cell>
          <table:table-cell office:value-type="float" office:value="225" table:style-name="ce14">
            <text:p><text:s/>225</text:p>
          </table:table-cell>
          <table:table-cell office:value-type="float" office:value="28" table:style-name="ce14">
            <text:p><text:s/>28</text:p>
          </table:table-cell>
          <table:table-cell office:value-type="float" office:value="1332" table:number-columns-spanned="2" table:number-rows-spanned="1" table:style-name="ce47">
            <text:p>1 332</text:p>
          </table:table-cell>
          <table:covered-table-cell/>
          <table:table-cell office:value-type="float" office:value="1360" table:number-columns-spanned="2" table:number-rows-spanned="1" table:style-name="ce47">
            <text:p>1 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245" table:style-name="ce14">
            <text:p>1 245</text:p>
          </table:table-cell>
          <table:table-cell office:value-type="float" office:value="1674" table:style-name="ce14">
            <text:p>1 674</text:p>
          </table:table-cell>
          <table:table-cell office:value-type="float" office:value="2423" table:style-name="ce14">
            <text:p>2 423</text:p>
          </table:table-cell>
          <table:table-cell office:value-type="float" office:value="496" table:style-name="ce14">
            <text:p><text:s/>496</text:p>
          </table:table-cell>
          <table:table-cell office:value-type="float" office:value="100" table:style-name="ce14">
            <text:p><text:s/>100</text:p>
          </table:table-cell>
          <table:table-cell office:value-type="float" office:value="2819" table:number-columns-spanned="2" table:number-rows-spanned="1" table:style-name="ce47">
            <text:p>2 819</text:p>
          </table:table-cell>
          <table:covered-table-cell/>
          <table:table-cell office:value-type="float" office:value="2919" table:number-columns-spanned="2" table:number-rows-spanned="1" table:style-name="ce47">
            <text:p>2 9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9" table:style-name="ce14">
            <text:p><text:s/>89</text:p>
          </table:table-cell>
          <table:table-cell office:value-type="float" office:value="96" table:style-name="ce14">
            <text:p><text:s/>96</text:p>
          </table:table-cell>
          <table:table-cell office:value-type="float" office:value="110" table:style-name="ce14">
            <text:p><text:s/>110</text:p>
          </table:table-cell>
          <table:table-cell office:value-type="float" office:value="75" table:style-name="ce14">
            <text:p><text:s/>75</text:p>
          </table:table-cell>
          <table:table-cell office:value-type="float" office:value="9" table:style-name="ce14">
            <text:p><text:s/>9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435" table:style-name="ce14">
            <text:p><text:s/>435</text:p>
          </table:table-cell>
          <table:table-cell office:value-type="float" office:value="592" table:style-name="ce14">
            <text:p><text:s/>592</text:p>
          </table:table-cell>
          <table:table-cell office:value-type="float" office:value="812" table:style-name="ce14">
            <text:p><text:s/>812</text:p>
          </table:table-cell>
          <table:table-cell office:value-type="float" office:value="215" table:style-name="ce14">
            <text:p><text:s/>215</text:p>
          </table:table-cell>
          <table:table-cell office:value-type="float" office:value="93" table:style-name="ce14">
            <text:p><text:s/>93</text:p>
          </table:table-cell>
          <table:table-cell office:value-type="float" office:value="934" table:number-columns-spanned="2" table:number-rows-spanned="1" table:style-name="ce47">
            <text:p><text:s/>934</text:p>
          </table:table-cell>
          <table:covered-table-cell/>
          <table:table-cell office:value-type="float" office:value="1027" table:number-columns-spanned="2" table:number-rows-spanned="1" table:style-name="ce47">
            <text:p>1 0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481" table:style-name="ce14">
            <text:p>1 481</text:p>
          </table:table-cell>
          <table:table-cell office:value-type="float" office:value="1864" table:style-name="ce14">
            <text:p>1 864</text:p>
          </table:table-cell>
          <table:table-cell office:value-type="float" office:value="2804" table:style-name="ce14">
            <text:p>2 804</text:p>
          </table:table-cell>
          <table:table-cell office:value-type="float" office:value="541" table:style-name="ce14">
            <text:p><text:s/>541</text:p>
          </table:table-cell>
          <table:table-cell office:value-type="float" office:value="159" table:style-name="ce14">
            <text:p><text:s/>159</text:p>
          </table:table-cell>
          <table:table-cell office:value-type="float" office:value="3186" table:number-columns-spanned="2" table:number-rows-spanned="1" table:style-name="ce47">
            <text:p>3 186</text:p>
          </table:table-cell>
          <table:covered-table-cell/>
          <table:table-cell office:value-type="float" office:value="3345" table:number-columns-spanned="2" table:number-rows-spanned="1" table:style-name="ce47">
            <text:p>3 3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98" table:style-name="ce14">
            <text:p><text:s/>9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4" table:style-name="ce14">
            <text:p><text:s/>144</text:p>
          </table:table-cell>
          <table:table-cell office:value-type="float" office:value="68" table:style-name="ce14">
            <text:p><text:s/>68</text:p>
          </table:table-cell>
          <table:table-cell office:value-type="float" office:value="25" table:style-name="ce14">
            <text:p><text:s/>25</text:p>
          </table:table-cell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657" table:style-name="ce14">
            <text:p><text:s/>657</text:p>
          </table:table-cell>
          <table:table-cell office:value-type="float" office:value="885" table:style-name="ce14">
            <text:p><text:s/>885</text:p>
          </table:table-cell>
          <table:table-cell office:value-type="float" office:value="1338" table:style-name="ce14">
            <text:p>1 338</text:p>
          </table:table-cell>
          <table:table-cell office:value-type="float" office:value="204" table:style-name="ce14">
            <text:p><text:s/>204</text:p>
          </table:table-cell>
          <table:table-cell office:value-type="float" office:value="30" table:style-name="ce14">
            <text:p><text:s/>30</text:p>
          </table:table-cell>
          <table:table-cell office:value-type="float" office:value="1512" table:number-columns-spanned="2" table:number-rows-spanned="1" table:style-name="ce47">
            <text:p>1 512</text:p>
          </table:table-cell>
          <table:covered-table-cell/>
          <table:table-cell office:value-type="float" office:value="1542" table:number-columns-spanned="2" table:number-rows-spanned="1" table:style-name="ce47">
            <text:p>1 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68" table:style-name="ce14">
            <text:p><text:s/>268</text:p>
          </table:table-cell>
          <table:table-cell office:value-type="float" office:value="373" table:style-name="ce14">
            <text:p><text:s/>373</text:p>
          </table:table-cell>
          <table:table-cell office:value-type="float" office:value="512" table:style-name="ce14">
            <text:p><text:s/>512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" table:style-name="ce14">
            <text:p><text:s/>15</text:p>
          </table:table-cell>
          <table:table-cell office:value-type="float" office:value="626" table:number-columns-spanned="2" table:number-rows-spanned="1" table:style-name="ce47">
            <text:p><text:s/>626</text:p>
          </table:table-cell>
          <table:covered-table-cell/>
          <table:table-cell office:value-type="float" office:value="641" table:number-columns-spanned="2" table:number-rows-spanned="1" table:style-name="ce47">
            <text:p><text:s/>6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7" table:style-name="ce14">
            <text:p><text:s/>127</text:p>
          </table:table-cell>
          <table:table-cell office:value-type="float" office:value="219" table:style-name="ce14">
            <text:p><text:s/>219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244" table:number-columns-spanned="2" table:number-rows-spanned="1" table:style-name="ce47">
            <text:p><text:s/>244</text:p>
          </table:table-cell>
          <table:covered-table-cell/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32" table:style-name="ce14">
            <text:p><text:s/>332</text:p>
          </table:table-cell>
          <table:table-cell office:value-type="float" office:value="437" table:style-name="ce14">
            <text:p><text:s/>437</text:p>
          </table:table-cell>
          <table:table-cell office:value-type="float" office:value="636" table:style-name="ce14">
            <text:p><text:s/>636</text:p>
          </table:table-cell>
          <table:table-cell office:value-type="float" office:value="133" table:style-name="ce14">
            <text:p><text:s/>133</text:p>
          </table:table-cell>
          <table:table-cell office:value-type="float" office:value="29" table:style-name="ce14">
            <text:p><text:s/>29</text:p>
          </table:table-cell>
          <table:table-cell office:value-type="float" office:value="740" table:number-columns-spanned="2" table:number-rows-spanned="1" table:style-name="ce47">
            <text:p><text:s/>740</text:p>
          </table:table-cell>
          <table:covered-table-cell/>
          <table:table-cell office:value-type="float" office:value="769" table:number-columns-spanned="2" table:number-rows-spanned="1" table:style-name="ce47">
            <text:p><text:s/>76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8580" table:style-name="ce18">
            <text:p>8 580</text:p>
          </table:table-cell>
          <table:table-cell office:value-type="float" office:value="10899" table:style-name="ce18">
            <text:p>10 899</text:p>
          </table:table-cell>
          <table:table-cell office:value-type="float" office:value="16654" table:style-name="ce18">
            <text:p>16 654</text:p>
          </table:table-cell>
          <table:table-cell office:value-type="float" office:value="2825" table:style-name="ce18">
            <text:p>2 825</text:p>
          </table:table-cell>
          <table:table-cell office:value-type="float" office:value="749" table:style-name="ce18">
            <text:p><text:s/>749</text:p>
          </table:table-cell>
          <table:table-cell office:value-type="float" office:value="18730" table:number-columns-spanned="2" table:number-rows-spanned="1" table:style-name="ce46">
            <text:p>18 730</text:p>
          </table:table-cell>
          <table:covered-table-cell/>
          <table:table-cell office:value-type="float" office:value="19479" table:number-columns-spanned="2" table:number-rows-spanned="1" table:style-name="ce46">
            <text:p>19 479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26543" table:style-name="ce18">
            <text:p>126 543</text:p>
          </table:table-cell>
          <table:table-cell office:value-type="float" office:value="161633" table:style-name="ce18">
            <text:p>161 633</text:p>
          </table:table-cell>
          <table:table-cell office:value-type="float" office:value="173389" table:style-name="ce18">
            <text:p>173 389</text:p>
          </table:table-cell>
          <table:table-cell office:value-type="float" office:value="114787" table:style-name="ce18">
            <text:p>114 787</text:p>
          </table:table-cell>
          <table:table-cell office:value-type="float" office:value="26826" table:number-columns-spanned="2" table:number-rows-spanned="1" table:style-name="ce46">
            <text:p>26 826</text:p>
          </table:table-cell>
          <table:covered-table-cell/>
          <table:table-cell office:value-type="float" office:value="261350" table:number-columns-spanned="2" table:number-rows-spanned="1" table:style-name="ce46">
            <text:p>261 350</text:p>
          </table:table-cell>
          <table:covered-table-cell/>
          <table:table-cell office:value-type="float" office:value="288176" table:style-name="ce18">
            <text:p>288 17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9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12" table:style-name="ce18">
            <text:p><text:s/>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556" table:style-name="ce18">
            <text:p><text:s/>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344" table:style-name="ce24">
            <text:p><text:s/>344</text:p>
          </table:table-cell>
          <table:table-cell table:style-name="ce25"/>
          <table:table-cell office:value-type="float" office:value="800" table:style-name="ce24">
            <text:p><text:s/>800</text:p>
          </table:table-cell>
          <table:table-cell table:style-name="ce25"/>
          <table:table-cell office:value-type="float" office:value="723" table:style-name="ce24">
            <text:p><text:s/>723</text:p>
          </table:table-cell>
          <table:table-cell office:value-type="float" office:value="2145" table:style-name="ce18">
            <text:p>2 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office:value-type="float" office:value="497" table:style-name="ce18">
            <text:p><text:s/>4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436" table:style-name="ce18">
            <text:p><text:s/>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438" table:style-name="ce18">
            <text:p><text:s/>4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401" table:style-name="ce24">
            <text:p><text:s/>401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office:value-type="float" office:value="955" table:style-name="ce18">
            <text:p><text:s/>9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378" table:style-name="ce24">
            <text:p><text:s/>378</text:p>
          </table:table-cell>
          <table:table-cell table:style-name="ce25"/>
          <table:table-cell office:value-type="float" office:value="822" table:style-name="ce24">
            <text:p><text:s/>822</text:p>
          </table:table-cell>
          <table:table-cell table:style-name="ce25"/>
          <table:table-cell office:value-type="float" office:value="723" table:style-name="ce24">
            <text:p><text:s/>723</text:p>
          </table:table-cell>
          <table:table-cell office:value-type="float" office:value="2199" table:style-name="ce18">
            <text:p>2 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59" table:style-name="ce24">
            <text:p><text:s/>659</text:p>
          </table:table-cell>
          <table:table-cell table:style-name="ce25"/>
          <table:table-cell office:value-type="float" office:value="1206" table:style-name="ce24">
            <text:p>1 206</text:p>
          </table:table-cell>
          <table:table-cell table:style-name="ce25"/>
          <table:table-cell office:value-type="float" office:value="2677" table:style-name="ce24">
            <text:p>2 677</text:p>
          </table:table-cell>
          <table:table-cell table:style-name="ce25"/>
          <table:table-cell office:value-type="float" office:value="1718" table:style-name="ce24">
            <text:p>1 718</text:p>
          </table:table-cell>
          <table:table-cell office:value-type="float" office:value="6260" table:style-name="ce18">
            <text:p>6 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359" table:style-name="ce24">
            <text:p><text:s/>359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office:value-type="float" office:value="868" table:style-name="ce18">
            <text:p><text:s/>8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office:value-type="float" office:value="713" table:style-name="ce18">
            <text:p><text:s/>7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31" table:style-name="ce18">
            <text:p><text:s/>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office:value-type="float" office:value="657" table:style-name="ce18">
            <text:p><text:s/>6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501" table:style-name="ce24">
            <text:p><text:s/>501</text:p>
          </table:table-cell>
          <table:table-cell table:style-name="ce25"/>
          <table:table-cell office:value-type="float" office:value="495" table:style-name="ce24">
            <text:p><text:s/>495</text:p>
          </table:table-cell>
          <table:table-cell office:value-type="float" office:value="1383" table:style-name="ce18">
            <text:p>1 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office:value-type="float" office:value="732" table:style-name="ce18">
            <text:p><text:s/>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570" table:style-name="ce24">
            <text:p><text:s/>570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office:value-type="float" office:value="1305" table:style-name="ce18">
            <text:p>1 3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office:value-type="float" office:value="639" table:style-name="ce18">
            <text:p><text:s/>6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605" table:style-name="ce24">
            <text:p><text:s/>605</text:p>
          </table:table-cell>
          <table:table-cell table:style-name="ce25"/>
          <table:table-cell office:value-type="float" office:value="694" table:style-name="ce24">
            <text:p><text:s/>694</text:p>
          </table:table-cell>
          <table:table-cell office:value-type="float" office:value="1823" table:style-name="ce18">
            <text:p>1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648" table:style-name="ce24">
            <text:p><text:s/>648</text:p>
          </table:table-cell>
          <table:table-cell table:style-name="ce25"/>
          <table:table-cell office:value-type="float" office:value="672" table:style-name="ce24">
            <text:p><text:s/>672</text:p>
          </table:table-cell>
          <table:table-cell office:value-type="float" office:value="1860" table:style-name="ce18">
            <text:p>1 8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97" table:style-name="ce18">
            <text:p><text:s/>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637" table:style-name="ce24">
            <text:p><text:s/>637</text:p>
          </table:table-cell>
          <table:table-cell table:style-name="ce25"/>
          <table:table-cell office:value-type="float" office:value="1146" table:style-name="ce24">
            <text:p>1 146</text:p>
          </table:table-cell>
          <table:table-cell table:style-name="ce25"/>
          <table:table-cell office:value-type="float" office:value="2561" table:style-name="ce24">
            <text:p>2 561</text:p>
          </table:table-cell>
          <table:table-cell table:style-name="ce25"/>
          <table:table-cell office:value-type="float" office:value="1387" table:style-name="ce24">
            <text:p>1 387</text:p>
          </table:table-cell>
          <table:table-cell office:value-type="float" office:value="5731" table:style-name="ce18">
            <text:p>5 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514" table:style-name="ce24">
            <text:p><text:s/>514</text:p>
          </table:table-cell>
          <table:table-cell table:style-name="ce25"/>
          <table:table-cell office:value-type="float" office:value="778" table:style-name="ce24">
            <text:p><text:s/>778</text:p>
          </table:table-cell>
          <table:table-cell table:style-name="ce25"/>
          <table:table-cell office:value-type="float" office:value="2081" table:style-name="ce24">
            <text:p>2 081</text:p>
          </table:table-cell>
          <table:table-cell table:style-name="ce25"/>
          <table:table-cell office:value-type="float" office:value="2173" table:style-name="ce24">
            <text:p>2 173</text:p>
          </table:table-cell>
          <table:table-cell office:value-type="float" office:value="5546" table:style-name="ce18">
            <text:p>5 5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736" table:style-name="ce24">
            <text:p><text:s/>736</text:p>
          </table:table-cell>
          <table:table-cell table:style-name="ce25"/>
          <table:table-cell office:value-type="float" office:value="509" table:style-name="ce24">
            <text:p><text:s/>509</text:p>
          </table:table-cell>
          <table:table-cell office:value-type="float" office:value="1660" table:style-name="ce18">
            <text:p>1 6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office:value-type="float" office:value="1390" table:style-name="ce18">
            <text:p>1 3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525" table:style-name="ce18">
            <text:p><text:s/>5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59" table:style-name="ce24">
            <text:p><text:s/>359</text:p>
          </table:table-cell>
          <table:table-cell table:style-name="ce25"/>
          <table:table-cell office:value-type="float" office:value="647" table:style-name="ce24">
            <text:p><text:s/>647</text:p>
          </table:table-cell>
          <table:table-cell table:style-name="ce25"/>
          <table:table-cell office:value-type="float" office:value="1661" table:style-name="ce24">
            <text:p>1 661</text:p>
          </table:table-cell>
          <table:table-cell table:style-name="ce25"/>
          <table:table-cell office:value-type="float" office:value="1187" table:style-name="ce24">
            <text:p>1 187</text:p>
          </table:table-cell>
          <table:table-cell office:value-type="float" office:value="3854" table:style-name="ce18">
            <text:p>3 8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295" table:style-name="ce24">
            <text:p><text:s/>295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table:style-name="ce25"/>
          <table:table-cell office:value-type="float" office:value="964" table:style-name="ce24">
            <text:p><text:s/>964</text:p>
          </table:table-cell>
          <table:table-cell table:style-name="ce25"/>
          <table:table-cell office:value-type="float" office:value="681" table:style-name="ce24">
            <text:p><text:s/>681</text:p>
          </table:table-cell>
          <table:table-cell office:value-type="float" office:value="2311" table:style-name="ce18">
            <text:p>2 3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424" table:style-name="ce24">
            <text:p><text:s/>424</text:p>
          </table:table-cell>
          <table:table-cell table:style-name="ce25"/>
          <table:table-cell office:value-type="float" office:value="972" table:style-name="ce24">
            <text:p><text:s/>972</text:p>
          </table:table-cell>
          <table:table-cell table:style-name="ce25"/>
          <table:table-cell office:value-type="float" office:value="2661" table:style-name="ce24">
            <text:p>2 661</text:p>
          </table:table-cell>
          <table:table-cell table:style-name="ce25"/>
          <table:table-cell office:value-type="float" office:value="2338" table:style-name="ce24">
            <text:p>2 338</text:p>
          </table:table-cell>
          <table:table-cell office:value-type="float" office:value="6395" table:style-name="ce18">
            <text:p>6 3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265" table:style-name="ce18">
            <text:p><text:s/>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35" table:style-name="ce18">
            <text:p><text:s/>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351" table:style-name="ce24">
            <text:p><text:s/>351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857" table:style-name="ce18">
            <text:p><text:s/>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291" table:style-name="ce18">
            <text:p><text:s/>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office:value-type="float" office:value="681" table:style-name="ce18">
            <text:p><text:s/>6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309" table:style-name="ce18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311" table:style-name="ce18">
            <text:p><text:s/>3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536" table:style-name="ce24">
            <text:p><text:s/>536</text:p>
          </table:table-cell>
          <table:table-cell table:style-name="ce25"/>
          <table:table-cell office:value-type="float" office:value="361" table:style-name="ce24">
            <text:p><text:s/>361</text:p>
          </table:table-cell>
          <table:table-cell office:value-type="float" office:value="1277" table:style-name="ce18">
            <text:p>1 2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table:style-name="ce25"/>
          <table:table-cell office:value-type="float" office:value="628" table:style-name="ce24">
            <text:p><text:s/>628</text:p>
          </table:table-cell>
          <table:table-cell office:value-type="float" office:value="1630" table:style-name="ce18">
            <text:p>1 6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1198" table:style-name="ce24">
            <text:p>1 198</text:p>
          </table:table-cell>
          <table:table-cell table:style-name="ce25"/>
          <table:table-cell office:value-type="float" office:value="1047" table:style-name="ce24">
            <text:p>1 047</text:p>
          </table:table-cell>
          <table:table-cell office:value-type="float" office:value="3010" table:style-name="ce18">
            <text:p>3 0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931" table:style-name="ce24">
            <text:p><text:s/>931</text:p>
          </table:table-cell>
          <table:table-cell table:style-name="ce25"/>
          <table:table-cell office:value-type="float" office:value="678" table:style-name="ce24">
            <text:p><text:s/>678</text:p>
          </table:table-cell>
          <table:table-cell office:value-type="float" office:value="2266" table:style-name="ce18">
            <text:p>2 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420" table:style-name="ce24">
            <text:p><text:s/>420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office:value-type="float" office:value="1039" table:style-name="ce18">
            <text:p>1 0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539" table:style-name="ce18">
            <text:p><text:s/>5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00" table:style-name="ce24">
            <text:p><text:s/>600</text:p>
          </table:table-cell>
          <table:table-cell table:style-name="ce25"/>
          <table:table-cell office:value-type="float" office:value="1785" table:style-name="ce24">
            <text:p>1 785</text:p>
          </table:table-cell>
          <table:table-cell table:style-name="ce25"/>
          <table:table-cell office:value-type="float" office:value="4228" table:style-name="ce24">
            <text:p>4 228</text:p>
          </table:table-cell>
          <table:table-cell table:style-name="ce25"/>
          <table:table-cell office:value-type="float" office:value="3156" table:style-name="ce24">
            <text:p>3 156</text:p>
          </table:table-cell>
          <table:table-cell office:value-type="float" office:value="9769" table:style-name="ce18">
            <text:p>9 7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office:value-type="float" office:value="773" table:style-name="ce18">
            <text:p><text:s/>7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353" table:style-name="ce24">
            <text:p><text:s/>353</text:p>
          </table:table-cell>
          <table:table-cell table:style-name="ce25"/>
          <table:table-cell office:value-type="float" office:value="911" table:style-name="ce24">
            <text:p><text:s/>911</text:p>
          </table:table-cell>
          <table:table-cell table:style-name="ce25"/>
          <table:table-cell office:value-type="float" office:value="653" table:style-name="ce24">
            <text:p><text:s/>653</text:p>
          </table:table-cell>
          <table:table-cell office:value-type="float" office:value="2140" table:style-name="ce18">
            <text:p>2 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office:value-type="float" office:value="549" table:style-name="ce18">
            <text:p><text:s/>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50" table:style-name="ce24">
            <text:p><text:s/>450</text:p>
          </table:table-cell>
          <table:table-cell table:style-name="ce25"/>
          <table:table-cell office:value-type="float" office:value="665" table:style-name="ce24">
            <text:p><text:s/>665</text:p>
          </table:table-cell>
          <table:table-cell table:style-name="ce25"/>
          <table:table-cell office:value-type="float" office:value="1718" table:style-name="ce24">
            <text:p>1 718</text:p>
          </table:table-cell>
          <table:table-cell table:style-name="ce25"/>
          <table:table-cell office:value-type="float" office:value="1441" table:style-name="ce24">
            <text:p>1 441</text:p>
          </table:table-cell>
          <table:table-cell office:value-type="float" office:value="4274" table:style-name="ce18">
            <text:p>4 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453" table:style-name="ce18">
            <text:p><text:s/>4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942" table:style-name="ce24">
            <text:p><text:s/>942</text:p>
          </table:table-cell>
          <table:table-cell table:style-name="ce25"/>
          <table:table-cell office:value-type="float" office:value="1010" table:style-name="ce24">
            <text:p>1 010</text:p>
          </table:table-cell>
          <table:table-cell office:value-type="float" office:value="2471" table:style-name="ce18">
            <text:p>2 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665" table:style-name="ce18">
            <text:p><text:s/>6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79" table:style-name="ce18">
            <text:p><text:s/>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375" table:style-name="ce18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office:value-type="float" office:value="472" table:style-name="ce18">
            <text:p><text:s/>4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33" table:style-name="ce18">
            <text:p><text:s/>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331" table:style-name="ce18">
            <text:p><text:s/>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441" table:style-name="ce24">
            <text:p><text:s/>441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office:value-type="float" office:value="1142" table:style-name="ce18">
            <text:p>1 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392" table:style-name="ce18">
            <text:p><text:s/>3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384" table:style-name="ce18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10" table:style-name="ce24">
            <text:p><text:s/>310</text:p>
          </table:table-cell>
          <table:table-cell table:style-name="ce25"/>
          <table:table-cell office:value-type="float" office:value="541" table:style-name="ce24">
            <text:p><text:s/>541</text:p>
          </table:table-cell>
          <table:table-cell table:style-name="ce25"/>
          <table:table-cell office:value-type="float" office:value="1570" table:style-name="ce24">
            <text:p>1 570</text:p>
          </table:table-cell>
          <table:table-cell table:style-name="ce25"/>
          <table:table-cell office:value-type="float" office:value="1153" table:style-name="ce24">
            <text:p>1 153</text:p>
          </table:table-cell>
          <table:table-cell office:value-type="float" office:value="3574" table:style-name="ce18">
            <text:p>3 5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office:value-type="float" office:value="451" table:style-name="ce18">
            <text:p><text:s/>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table:style-name="ce25"/>
          <table:table-cell office:value-type="float" office:value="701" table:style-name="ce24">
            <text:p><text:s/>701</text:p>
          </table:table-cell>
          <table:table-cell table:style-name="ce25"/>
          <table:table-cell office:value-type="float" office:value="558" table:style-name="ce24">
            <text:p><text:s/>558</text:p>
          </table:table-cell>
          <table:table-cell office:value-type="float" office:value="1738" table:style-name="ce18">
            <text:p>1 7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office:value-type="float" office:value="601" table:style-name="ce18">
            <text:p><text:s/>6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1113" table:style-name="ce24">
            <text:p>1 113</text:p>
          </table:table-cell>
          <table:table-cell table:style-name="ce25"/>
          <table:table-cell office:value-type="float" office:value="743" table:style-name="ce24">
            <text:p><text:s/>743</text:p>
          </table:table-cell>
          <table:table-cell office:value-type="float" office:value="2474" table:style-name="ce18">
            <text:p>2 4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81" table:style-name="ce18">
            <text:p><text:s/>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402" table:style-name="ce24">
            <text:p><text:s/>402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table:style-name="ce25"/>
          <table:table-cell office:value-type="float" office:value="1361" table:style-name="ce24">
            <text:p>1 361</text:p>
          </table:table-cell>
          <table:table-cell table:style-name="ce25"/>
          <table:table-cell office:value-type="float" office:value="1066" table:style-name="ce24">
            <text:p>1 066</text:p>
          </table:table-cell>
          <table:table-cell office:value-type="float" office:value="3393" table:style-name="ce18">
            <text:p>3 3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001" table:style-name="ce24">
            <text:p>1 001</text:p>
          </table:table-cell>
          <table:table-cell table:style-name="ce25"/>
          <table:table-cell office:value-type="float" office:value="1992" table:style-name="ce24">
            <text:p>1 992</text:p>
          </table:table-cell>
          <table:table-cell table:style-name="ce25"/>
          <table:table-cell office:value-type="float" office:value="6088" table:style-name="ce24">
            <text:p>6 088</text:p>
          </table:table-cell>
          <table:table-cell table:style-name="ce25"/>
          <table:table-cell office:value-type="float" office:value="4418" table:style-name="ce24">
            <text:p>4 418</text:p>
          </table:table-cell>
          <table:table-cell office:value-type="float" office:value="13499" table:style-name="ce18">
            <text:p>13 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439" table:style-name="ce18">
            <text:p><text:s/>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407" table:style-name="ce24">
            <text:p><text:s/>407</text:p>
          </table:table-cell>
          <table:table-cell table:style-name="ce25"/>
          <table:table-cell office:value-type="float" office:value="1005" table:style-name="ce24">
            <text:p>1 005</text:p>
          </table:table-cell>
          <table:table-cell table:style-name="ce25"/>
          <table:table-cell office:value-type="float" office:value="711" table:style-name="ce24">
            <text:p><text:s/>711</text:p>
          </table:table-cell>
          <table:table-cell office:value-type="float" office:value="2380" table:style-name="ce18">
            <text:p>2 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453" table:style-name="ce24">
            <text:p><text:s/>453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office:value-type="float" office:value="1136" table:style-name="ce18">
            <text:p>1 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17" table:style-name="ce18">
            <text:p><text:s/>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229" table:style-name="ce18">
            <text:p><text:s/>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351" table:style-name="ce24">
            <text:p><text:s/>351</text:p>
          </table:table-cell>
          <table:table-cell office:value-type="float" office:value="771" table:style-name="ce18">
            <text:p><text:s/>77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2195" table:style-name="ce26">
            <text:p>12 195</text:p>
          </table:table-cell>
          <table:table-cell table:style-name="ce16"/>
          <table:table-cell office:value-type="float" office:value="20145" table:style-name="ce26">
            <text:p>20 145</text:p>
          </table:table-cell>
          <table:table-cell table:style-name="ce16"/>
          <table:table-cell office:value-type="float" office:value="50811" table:style-name="ce26">
            <text:p>50 811</text:p>
          </table:table-cell>
          <table:table-cell table:style-name="ce16"/>
          <table:table-cell office:value-type="float" office:value="40218" table:style-name="ce26">
            <text:p>40 218</text:p>
          </table:table-cell>
          <table:table-cell office:value-type="float" office:value="123369" table:style-name="ce18">
            <text:p>123 3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859" table:style-name="ce18">
            <text:p><text:s/>8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office:value-type="float" office:value="493" table:style-name="ce18">
            <text:p><text:s/>4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26" table:style-name="ce18">
            <text:p><text:s/>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410" table:style-name="ce18">
            <text:p><text:s/>4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455" table:style-name="ce24">
            <text:p><text:s/>455</text:p>
          </table:table-cell>
          <table:table-cell table:style-name="ce25"/>
          <table:table-cell office:value-type="float" office:value="981" table:style-name="ce24">
            <text:p><text:s/>981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office:value-type="float" office:value="2302" table:style-name="ce18">
            <text:p>2 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684" table:style-name="ce18">
            <text:p><text:s/>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70" table:style-name="ce18">
            <text:p><text:s/>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298" table:style-name="ce24">
            <text:p><text:s/>298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table:style-name="ce25"/>
          <table:table-cell office:value-type="float" office:value="419" table:style-name="ce24">
            <text:p><text:s/>419</text:p>
          </table:table-cell>
          <table:table-cell office:value-type="float" office:value="1440" table:style-name="ce18">
            <text:p>1 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578" table:style-name="ce18">
            <text:p><text:s/>5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02" table:style-name="ce24">
            <text:p><text:s/>402</text:p>
          </table:table-cell>
          <table:table-cell table:style-name="ce25"/>
          <table:table-cell office:value-type="float" office:value="773" table:style-name="ce24">
            <text:p><text:s/>773</text:p>
          </table:table-cell>
          <table:table-cell table:style-name="ce25"/>
          <table:table-cell office:value-type="float" office:value="1578" table:style-name="ce24">
            <text:p>1 578</text:p>
          </table:table-cell>
          <table:table-cell table:style-name="ce25"/>
          <table:table-cell office:value-type="float" office:value="876" table:style-name="ce24">
            <text:p><text:s/>876</text:p>
          </table:table-cell>
          <table:table-cell office:value-type="float" office:value="3629" table:style-name="ce18">
            <text:p>3 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41" table:style-name="ce18">
            <text:p><text:s/>3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468" table:style-name="ce24">
            <text:p><text:s/>468</text:p>
          </table:table-cell>
          <table:table-cell table:style-name="ce25"/>
          <table:table-cell office:value-type="float" office:value="487" table:style-name="ce24">
            <text:p><text:s/>487</text:p>
          </table:table-cell>
          <table:table-cell office:value-type="float" office:value="1389" table:style-name="ce18">
            <text:p>1 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737" table:style-name="ce18">
            <text:p><text:s/>7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349" table:style-name="ce24">
            <text:p><text:s/>349</text:p>
          </table:table-cell>
          <table:table-cell table:style-name="ce25"/>
          <table:table-cell office:value-type="float" office:value="900" table:style-name="ce24">
            <text:p><text:s/>900</text:p>
          </table:table-cell>
          <table:table-cell table:style-name="ce25"/>
          <table:table-cell office:value-type="float" office:value="537" table:style-name="ce24">
            <text:p><text:s/>537</text:p>
          </table:table-cell>
          <table:table-cell office:value-type="float" office:value="2027" table:style-name="ce18">
            <text:p>2 0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office:value-type="float" office:value="750" table:style-name="ce18">
            <text:p><text:s/>7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22" table:style-name="ce18">
            <text:p><text:s/>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413" table:style-name="ce18">
            <text:p><text:s/>4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office:value-type="float" office:value="1196" table:style-name="ce18">
            <text:p>1 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15" table:style-name="ce18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479" table:style-name="ce24">
            <text:p><text:s/>479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office:value-type="float" office:value="1153" table:style-name="ce18">
            <text:p>1 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table:style-name="ce25"/>
          <table:table-cell office:value-type="float" office:value="1028" table:style-name="ce24">
            <text:p>1 028</text:p>
          </table:table-cell>
          <table:table-cell table:style-name="ce25"/>
          <table:table-cell office:value-type="float" office:value="621" table:style-name="ce24">
            <text:p><text:s/>621</text:p>
          </table:table-cell>
          <table:table-cell office:value-type="float" office:value="2517" table:style-name="ce18">
            <text:p>2 5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443" table:style-name="ce18">
            <text:p><text:s/>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office:value-type="float" office:value="1189" table:style-name="ce18">
            <text:p>1 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359" table:style-name="ce18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56" table:style-name="ce18">
            <text:p><text:s/>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573" table:style-name="ce18">
            <text:p><text:s/>5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72" table:style-name="ce18">
            <text:p><text:s/>3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34" table:style-name="ce18">
            <text:p><text:s/>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76" table:style-name="ce18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677" table:style-name="ce24">
            <text:p><text:s/>677</text:p>
          </table:table-cell>
          <table:table-cell table:style-name="ce25"/>
          <table:table-cell office:value-type="float" office:value="464" table:style-name="ce24">
            <text:p><text:s/>464</text:p>
          </table:table-cell>
          <table:table-cell office:value-type="float" office:value="1647" table:style-name="ce18">
            <text:p>1 6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04" table:style-name="ce18">
            <text:p><text:s/>1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91" table:style-name="ce18">
            <text:p><text:s/>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office:value-type="float" office:value="899" table:style-name="ce18">
            <text:p><text:s/>8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405" table:style-name="ce18">
            <text:p><text:s/>4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289" table:style-name="ce18">
            <text:p><text:s/>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office:value-type="float" office:value="607" table:style-name="ce18">
            <text:p><text:s/>6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415" table:style-name="ce18">
            <text:p><text:s/>4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office:value-type="float" office:value="614" table:style-name="ce18">
            <text:p><text:s/>6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39" table:style-name="ce18">
            <text:p><text:s/>3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501" table:style-name="ce18">
            <text:p><text:s/>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68" table:style-name="ce18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455" table:style-name="ce18">
            <text:p><text:s/>4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64" table:style-name="ce18">
            <text:p><text:s/>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17" table:style-name="ce24">
            <text:p><text:s/>417</text:p>
          </table:table-cell>
          <table:table-cell table:style-name="ce25"/>
          <table:table-cell office:value-type="float" office:value="542" table:style-name="ce24">
            <text:p><text:s/>542</text:p>
          </table:table-cell>
          <table:table-cell table:style-name="ce25"/>
          <table:table-cell office:value-type="float" office:value="1184" table:style-name="ce24">
            <text:p>1 184</text:p>
          </table:table-cell>
          <table:table-cell table:style-name="ce25"/>
          <table:table-cell office:value-type="float" office:value="663" table:style-name="ce24">
            <text:p><text:s/>663</text:p>
          </table:table-cell>
          <table:table-cell office:value-type="float" office:value="2806" table:style-name="ce18">
            <text:p>2 8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303" table:style-name="ce18">
            <text:p><text:s/>30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364" table:style-name="ce26">
            <text:p>5 364</text:p>
          </table:table-cell>
          <table:table-cell table:style-name="ce16"/>
          <table:table-cell office:value-type="float" office:value="8000" table:style-name="ce26">
            <text:p>8 000</text:p>
          </table:table-cell>
          <table:table-cell table:style-name="ce16"/>
          <table:table-cell office:value-type="float" office:value="16738" table:style-name="ce26">
            <text:p>16 738</text:p>
          </table:table-cell>
          <table:table-cell table:style-name="ce16"/>
          <table:table-cell office:value-type="float" office:value="11576" table:style-name="ce26">
            <text:p>11 576</text:p>
          </table:table-cell>
          <table:table-cell office:value-type="float" office:value="41678" table:style-name="ce18">
            <text:p>41 6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616" table:style-name="ce24">
            <text:p><text:s/>616</text:p>
          </table:table-cell>
          <table:table-cell table:style-name="ce25"/>
          <table:table-cell office:value-type="float" office:value="357" table:style-name="ce24">
            <text:p><text:s/>357</text:p>
          </table:table-cell>
          <table:table-cell office:value-type="float" office:value="1451" table:style-name="ce18">
            <text:p>1 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356" table:style-name="ce24">
            <text:p><text:s/>356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office:value-type="float" office:value="948" table:style-name="ce18">
            <text:p><text:s/>9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486" table:style-name="ce24">
            <text:p><text:s/>486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office:value-type="float" office:value="987" table:style-name="ce18">
            <text:p><text:s/>9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838" table:style-name="ce24">
            <text:p><text:s/>838</text:p>
          </table:table-cell>
          <table:table-cell table:style-name="ce25"/>
          <table:table-cell office:value-type="float" office:value="2110" table:style-name="ce24">
            <text:p>2 110</text:p>
          </table:table-cell>
          <table:table-cell table:style-name="ce25"/>
          <table:table-cell office:value-type="float" office:value="1383" table:style-name="ce24">
            <text:p>1 383</text:p>
          </table:table-cell>
          <table:table-cell office:value-type="float" office:value="4635" table:style-name="ce18">
            <text:p>4 6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495" table:style-name="ce18">
            <text:p><text:s/>4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811" table:style-name="ce24">
            <text:p><text:s/>811</text:p>
          </table:table-cell>
          <table:table-cell table:style-name="ce25"/>
          <table:table-cell office:value-type="float" office:value="1617" table:style-name="ce24">
            <text:p>1 617</text:p>
          </table:table-cell>
          <table:table-cell table:style-name="ce25"/>
          <table:table-cell office:value-type="float" office:value="997" table:style-name="ce24">
            <text:p><text:s/>997</text:p>
          </table:table-cell>
          <table:table-cell office:value-type="float" office:value="3783" table:style-name="ce18">
            <text:p>3 7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42" table:style-name="ce18">
            <text:p><text:s/>2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419" table:style-name="ce18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44" table:style-name="ce24">
            <text:p><text:s/>244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table:style-name="ce25"/>
          <table:table-cell office:value-type="float" office:value="1215" table:style-name="ce24">
            <text:p>1 215</text:p>
          </table:table-cell>
          <table:table-cell table:style-name="ce25"/>
          <table:table-cell office:value-type="float" office:value="754" table:style-name="ce24">
            <text:p><text:s/>754</text:p>
          </table:table-cell>
          <table:table-cell office:value-type="float" office:value="2716" table:style-name="ce18">
            <text:p>2 7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380" table:style-name="ce24">
            <text:p><text:s/>380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office:value-type="float" office:value="967" table:style-name="ce18">
            <text:p><text:s/>9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office:value-type="float" office:value="1057" table:style-name="ce18">
            <text:p>1 0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34" table:style-name="ce18">
            <text:p><text:s/>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779" table:style-name="ce24">
            <text:p><text:s/>779</text:p>
          </table:table-cell>
          <table:table-cell table:style-name="ce25"/>
          <table:table-cell office:value-type="float" office:value="2401" table:style-name="ce24">
            <text:p>2 401</text:p>
          </table:table-cell>
          <table:table-cell table:style-name="ce25"/>
          <table:table-cell office:value-type="float" office:value="1770" table:style-name="ce24">
            <text:p>1 770</text:p>
          </table:table-cell>
          <table:table-cell office:value-type="float" office:value="5392" table:style-name="ce18">
            <text:p>5 3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581" table:style-name="ce18">
            <text:p><text:s/>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424" table:style-name="ce18">
            <text:p><text:s/>4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75" table:style-name="ce18">
            <text:p><text:s/>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063" table:style-name="ce24">
            <text:p>1 063</text:p>
          </table:table-cell>
          <table:table-cell table:style-name="ce25"/>
          <table:table-cell office:value-type="float" office:value="2855" table:style-name="ce24">
            <text:p>2 855</text:p>
          </table:table-cell>
          <table:table-cell table:style-name="ce25"/>
          <table:table-cell office:value-type="float" office:value="6762" table:style-name="ce24">
            <text:p>6 762</text:p>
          </table:table-cell>
          <table:table-cell table:style-name="ce25"/>
          <table:table-cell office:value-type="float" office:value="4166" table:style-name="ce24">
            <text:p>4 166</text:p>
          </table:table-cell>
          <table:table-cell office:value-type="float" office:value="14846" table:style-name="ce18">
            <text:p>14 8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55" table:style-name="ce24">
            <text:p><text:s/>455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table:style-name="ce25"/>
          <table:table-cell office:value-type="float" office:value="2105" table:style-name="ce24">
            <text:p>2 105</text:p>
          </table:table-cell>
          <table:table-cell table:style-name="ce25"/>
          <table:table-cell office:value-type="float" office:value="1494" table:style-name="ce24">
            <text:p>1 494</text:p>
          </table:table-cell>
          <table:table-cell office:value-type="float" office:value="5074" table:style-name="ce18">
            <text:p>5 0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566" table:style-name="ce18">
            <text:p><text:s/>5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728" table:style-name="ce24">
            <text:p><text:s/>728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office:value-type="float" office:value="1391" table:style-name="ce18">
            <text:p>1 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467" table:style-name="ce24">
            <text:p><text:s/>467</text:p>
          </table:table-cell>
          <table:table-cell table:style-name="ce25"/>
          <table:table-cell office:value-type="float" office:value="1030" table:style-name="ce24">
            <text:p>1 030</text:p>
          </table:table-cell>
          <table:table-cell table:style-name="ce25"/>
          <table:table-cell office:value-type="float" office:value="628" table:style-name="ce24">
            <text:p><text:s/>628</text:p>
          </table:table-cell>
          <table:table-cell office:value-type="float" office:value="2340" table:style-name="ce18">
            <text:p>2 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855" table:style-name="ce24">
            <text:p><text:s/>855</text:p>
          </table:table-cell>
          <table:table-cell table:style-name="ce25"/>
          <table:table-cell office:value-type="float" office:value="423" table:style-name="ce24">
            <text:p><text:s/>423</text:p>
          </table:table-cell>
          <table:table-cell office:value-type="float" office:value="1814" table:style-name="ce18">
            <text:p>1 8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356" table:style-name="ce18">
            <text:p><text:s/>3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table:style-name="ce25"/>
          <table:table-cell office:value-type="float" office:value="1428" table:style-name="ce24">
            <text:p>1 428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2860" table:style-name="ce18">
            <text:p>2 8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553" table:style-name="ce24">
            <text:p><text:s/>553</text:p>
          </table:table-cell>
          <table:table-cell table:style-name="ce25"/>
          <table:table-cell office:value-type="float" office:value="1668" table:style-name="ce24">
            <text:p>1 668</text:p>
          </table:table-cell>
          <table:table-cell table:style-name="ce25"/>
          <table:table-cell office:value-type="float" office:value="1071" table:style-name="ce24">
            <text:p>1 071</text:p>
          </table:table-cell>
          <table:table-cell office:value-type="float" office:value="3504" table:style-name="ce18">
            <text:p>3 5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580" table:style-name="ce18">
            <text:p><text:s/>5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688" table:style-name="ce24">
            <text:p><text:s/>688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office:value-type="float" office:value="1469" table:style-name="ce18">
            <text:p>1 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996" table:style-name="ce18">
            <text:p><text:s/>9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329" table:style-name="ce18">
            <text:p><text:s/>3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office:value-type="float" office:value="870" table:style-name="ce18">
            <text:p><text:s/>8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501" table:style-name="ce24">
            <text:p><text:s/>501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1054" table:style-name="ce18">
            <text:p>1 0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824" table:style-name="ce24">
            <text:p><text:s/>824</text:p>
          </table:table-cell>
          <table:table-cell table:style-name="ce25"/>
          <table:table-cell office:value-type="float" office:value="1744" table:style-name="ce24">
            <text:p>1 744</text:p>
          </table:table-cell>
          <table:table-cell table:style-name="ce25"/>
          <table:table-cell office:value-type="float" office:value="1024" table:style-name="ce24">
            <text:p>1 024</text:p>
          </table:table-cell>
          <table:table-cell office:value-type="float" office:value="3980" table:style-name="ce18">
            <text:p>3 9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90" table:style-name="ce18">
            <text:p><text:s/>3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office:value-type="float" office:value="1087" table:style-name="ce18">
            <text:p>1 0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85" table:style-name="ce24">
            <text:p><text:s/>385</text:p>
          </table:table-cell>
          <table:table-cell table:style-name="ce25"/>
          <table:table-cell office:value-type="float" office:value="739" table:style-name="ce24">
            <text:p><text:s/>739</text:p>
          </table:table-cell>
          <table:table-cell table:style-name="ce25"/>
          <table:table-cell office:value-type="float" office:value="1672" table:style-name="ce24">
            <text:p>1 672</text:p>
          </table:table-cell>
          <table:table-cell table:style-name="ce25"/>
          <table:table-cell office:value-type="float" office:value="1013" table:style-name="ce24">
            <text:p>1 013</text:p>
          </table:table-cell>
          <table:table-cell office:value-type="float" office:value="3809" table:style-name="ce18">
            <text:p>3 8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48" table:style-name="ce24">
            <text:p><text:s/>648</text:p>
          </table:table-cell>
          <table:table-cell table:style-name="ce25"/>
          <table:table-cell office:value-type="float" office:value="1506" table:style-name="ce24">
            <text:p>1 506</text:p>
          </table:table-cell>
          <table:table-cell table:style-name="ce25"/>
          <table:table-cell office:value-type="float" office:value="3688" table:style-name="ce24">
            <text:p>3 688</text:p>
          </table:table-cell>
          <table:table-cell table:style-name="ce25"/>
          <table:table-cell office:value-type="float" office:value="2370" table:style-name="ce24">
            <text:p>2 370</text:p>
          </table:table-cell>
          <table:table-cell office:value-type="float" office:value="8212" table:style-name="ce18">
            <text:p>8 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637" table:style-name="ce18">
            <text:p><text:s/>6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832" table:style-name="ce24">
            <text:p><text:s/>832</text:p>
          </table:table-cell>
          <table:table-cell table:style-name="ce25"/>
          <table:table-cell office:value-type="float" office:value="483" table:style-name="ce24">
            <text:p><text:s/>483</text:p>
          </table:table-cell>
          <table:table-cell office:value-type="float" office:value="1859" table:style-name="ce18">
            <text:p>1 8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46" table:style-name="ce18">
            <text:p><text:s/>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86" table:style-name="ce24">
            <text:p><text:s/>286</text:p>
          </table:table-cell>
          <table:table-cell table:style-name="ce25"/>
          <table:table-cell office:value-type="float" office:value="562" table:style-name="ce24">
            <text:p><text:s/>562</text:p>
          </table:table-cell>
          <table:table-cell table:style-name="ce25"/>
          <table:table-cell office:value-type="float" office:value="1306" table:style-name="ce24">
            <text:p>1 306</text:p>
          </table:table-cell>
          <table:table-cell table:style-name="ce25"/>
          <table:table-cell office:value-type="float" office:value="804" table:style-name="ce24">
            <text:p><text:s/>804</text:p>
          </table:table-cell>
          <table:table-cell office:value-type="float" office:value="2958" table:style-name="ce18">
            <text:p>2 9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7946" table:style-name="ce26">
            <text:p>7 946</text:p>
          </table:table-cell>
          <table:table-cell table:style-name="ce16"/>
          <table:table-cell office:value-type="float" office:value="16653" table:style-name="ce26">
            <text:p>16 653</text:p>
          </table:table-cell>
          <table:table-cell table:style-name="ce16"/>
          <table:table-cell office:value-type="float" office:value="39707" table:style-name="ce26">
            <text:p>39 707</text:p>
          </table:table-cell>
          <table:table-cell table:style-name="ce16"/>
          <table:table-cell office:value-type="float" office:value="24426" table:style-name="ce26">
            <text:p>24 426</text:p>
          </table:table-cell>
          <table:table-cell office:value-type="float" office:value="88732" table:style-name="ce18">
            <text:p>88 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17" table:style-name="ce18">
            <text:p><text:s/>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53" table:style-name="ce18">
            <text:p><text:s/>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15" table:style-name="ce18">
            <text:p><text:s/>1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44" table:style-name="ce18">
            <text:p><text:s/>1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458" table:style-name="ce24">
            <text:p><text:s/>458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1063" table:style-name="ce18">
            <text:p>1 0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399" table:style-name="ce18">
            <text:p><text:s/>3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5" table:style-name="ce18">
            <text:p><text:s/>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12" table:style-name="ce18">
            <text:p><text:s/>1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09" table:style-name="ce24">
            <text:p><text:s/>409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office:value-type="float" office:value="1017" table:style-name="ce18">
            <text:p>1 0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table:style-name="ce25"/>
          <table:table-cell office:value-type="float" office:value="638" table:style-name="ce24">
            <text:p><text:s/>638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office:value-type="float" office:value="1443" table:style-name="ce18">
            <text:p>1 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19" table:style-name="ce18">
            <text:p><text:s/>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75" table:style-name="ce18">
            <text:p><text:s/>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office:value-type="float" office:value="50" table:style-name="ce18">
            <text:p><text:s/>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812" table:style-name="ce18">
            <text:p><text:s/>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68" table:style-name="ce18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538" table:style-name="ce24">
            <text:p><text:s/>538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office:value-type="float" office:value="1181" table:style-name="ce18">
            <text:p>1 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543" table:style-name="ce18">
            <text:p><text:s/>5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68" table:style-name="ce18">
            <text:p><text:s/>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766" table:style-name="ce18">
            <text:p><text:s/>7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604" table:style-name="ce18">
            <text:p><text:s/>6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98" table:style-name="ce24">
            <text:p><text:s/>298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office:value-type="float" office:value="624" table:style-name="ce18">
            <text:p><text:s/>6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239" table:style-name="ce18">
            <text:p><text:s/>23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082" table:style-name="ce26">
            <text:p>2 082</text:p>
          </table:table-cell>
          <table:table-cell table:style-name="ce16"/>
          <table:table-cell office:value-type="float" office:value="3113" table:style-name="ce26">
            <text:p>3 113</text:p>
          </table:table-cell>
          <table:table-cell table:style-name="ce16"/>
          <table:table-cell office:value-type="float" office:value="6271" table:style-name="ce26">
            <text:p>6 271</text:p>
          </table:table-cell>
          <table:table-cell table:style-name="ce16"/>
          <table:table-cell office:value-type="float" office:value="3452" table:style-name="ce26">
            <text:p>3 452</text:p>
          </table:table-cell>
          <table:table-cell office:value-type="float" office:value="14918" table:style-name="ce18">
            <text:p>14 9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31" table:style-name="ce24">
            <text:p><text:s/>431</text:p>
          </table:table-cell>
          <table:table-cell table:style-name="ce25"/>
          <table:table-cell office:value-type="float" office:value="1180" table:style-name="ce24">
            <text:p>1 180</text:p>
          </table:table-cell>
          <table:table-cell table:style-name="ce25"/>
          <table:table-cell office:value-type="float" office:value="1825" table:style-name="ce24">
            <text:p>1 825</text:p>
          </table:table-cell>
          <table:table-cell table:style-name="ce25"/>
          <table:table-cell office:value-type="float" office:value="652" table:style-name="ce24">
            <text:p><text:s/>652</text:p>
          </table:table-cell>
          <table:table-cell office:value-type="float" office:value="4088" table:style-name="ce18">
            <text:p>4 0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" table:style-name="ce24">
            <text:p><text:s/>1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office:value-type="float" office:value="35" table:style-name="ce18">
            <text:p><text:s/>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402" table:style-name="ce24">
            <text:p><text:s/>402</text:p>
          </table:table-cell>
          <table:table-cell table:style-name="ce25"/>
          <table:table-cell office:value-type="float" office:value="631" table:style-name="ce24">
            <text:p><text:s/>631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office:value-type="float" office:value="1475" table:style-name="ce18">
            <text:p>1 4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539" table:style-name="ce24">
            <text:p><text:s/>539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office:value-type="float" office:value="1254" table:style-name="ce18">
            <text:p>1 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650" table:style-name="ce24">
            <text:p><text:s/>650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office:value-type="float" office:value="1360" table:style-name="ce18">
            <text:p>1 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728" table:style-name="ce24">
            <text:p><text:s/>728</text:p>
          </table:table-cell>
          <table:table-cell table:style-name="ce25"/>
          <table:table-cell office:value-type="float" office:value="1275" table:style-name="ce24">
            <text:p>1 275</text:p>
          </table:table-cell>
          <table:table-cell table:style-name="ce25"/>
          <table:table-cell office:value-type="float" office:value="610" table:style-name="ce24">
            <text:p><text:s/>610</text:p>
          </table:table-cell>
          <table:table-cell office:value-type="float" office:value="2919" table:style-name="ce18">
            <text:p>2 9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453" table:style-name="ce24">
            <text:p><text:s/>453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1027" table:style-name="ce18">
            <text:p>1 0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84" table:style-name="ce24">
            <text:p><text:s/>384</text:p>
          </table:table-cell>
          <table:table-cell table:style-name="ce25"/>
          <table:table-cell office:value-type="float" office:value="743" table:style-name="ce24">
            <text:p><text:s/>743</text:p>
          </table:table-cell>
          <table:table-cell table:style-name="ce25"/>
          <table:table-cell office:value-type="float" office:value="1485" table:style-name="ce24">
            <text:p>1 485</text:p>
          </table:table-cell>
          <table:table-cell table:style-name="ce25"/>
          <table:table-cell office:value-type="float" office:value="733" table:style-name="ce24">
            <text:p><text:s/>733</text:p>
          </table:table-cell>
          <table:table-cell office:value-type="float" office:value="3345" table:style-name="ce18">
            <text:p>3 3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212" table:style-name="ce18">
            <text:p><text:s/>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table:style-name="ce25"/>
          <table:table-cell office:value-type="float" office:value="703" table:style-name="ce24">
            <text:p><text:s/>703</text:p>
          </table:table-cell>
          <table:table-cell table:style-name="ce25"/>
          <table:table-cell office:value-type="float" office:value="305" table:style-name="ce24">
            <text:p><text:s/>305</text:p>
          </table:table-cell>
          <table:table-cell office:value-type="float" office:value="1542" table:style-name="ce18">
            <text:p>1 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office:value-type="float" office:value="641" table:style-name="ce18">
            <text:p><text:s/>6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46" table:style-name="ce18">
            <text:p><text:s/>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769" table:style-name="ce18">
            <text:p><text:s/>76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124" table:style-name="ce26">
            <text:p>2 124</text:p>
          </table:table-cell>
          <table:table-cell table:style-name="ce16"/>
          <table:table-cell office:value-type="float" office:value="4773" table:style-name="ce26">
            <text:p>4 773</text:p>
          </table:table-cell>
          <table:table-cell table:style-name="ce16"/>
          <table:table-cell office:value-type="float" office:value="8659" table:style-name="ce26">
            <text:p>8 659</text:p>
          </table:table-cell>
          <table:table-cell table:style-name="ce16"/>
          <table:table-cell office:value-type="float" office:value="3923" table:style-name="ce26">
            <text:p>3 923</text:p>
          </table:table-cell>
          <table:table-cell office:value-type="float" office:value="19479" table:style-name="ce18">
            <text:p>19 479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29711" table:style-name="ce26">
            <text:p>29 711</text:p>
          </table:table-cell>
          <table:table-cell table:style-name="ce30"/>
          <table:table-cell office:value-type="float" office:value="52684" table:style-name="ce26">
            <text:p>52 684</text:p>
          </table:table-cell>
          <table:table-cell table:style-name="ce30"/>
          <table:table-cell office:value-type="float" office:value="122186" table:style-name="ce26">
            <text:p>122 186</text:p>
          </table:table-cell>
          <table:table-cell table:style-name="ce30"/>
          <table:table-cell office:value-type="float" office:value="83595" table:style-name="ce26">
            <text:p>83 595</text:p>
          </table:table-cell>
          <table:table-cell office:value-type="float" office:value="288176" table:style-name="ce18">
            <text:p>288 17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9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0" table:style-name="ce14">
            <text:p><text:s/>20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16" table:style-name="ce14">
            <text:p><text:s/>16</text:p>
          </table:table-cell>
          <table:table-cell office:value-type="float" office:value="212" table:style-name="ce18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6" table:style-name="ce14">
            <text:p><text:s/>46</text:p>
          </table:table-cell>
          <table:table-cell office:value-type="float" office:value="182" table:style-name="ce14">
            <text:p><text:s/>182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4" table:style-name="ce14">
            <text:p><text:s/>104</text:p>
          </table:table-cell>
          <table:table-cell office:value-type="float" office:value="84" table:style-name="ce14">
            <text:p><text:s/>84</text:p>
          </table:table-cell>
          <table:table-cell office:value-type="float" office:value="40" table:style-name="ce14">
            <text:p><text:s/>40</text:p>
          </table:table-cell>
          <table:table-cell office:value-type="float" office:value="556" table:style-name="ce18">
            <text:p><text:s/>5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9" table:style-name="ce14">
            <text:p><text:s/>139</text:p>
          </table:table-cell>
          <table:table-cell office:value-type="float" office:value="600" table:style-name="ce14">
            <text:p><text:s/>600</text:p>
          </table:table-cell>
          <table:table-cell office:value-type="float" office:value="277" table:style-name="ce14">
            <text:p><text:s/>277</text:p>
          </table:table-cell>
          <table:table-cell office:value-type="float" office:value="352" table:style-name="ce14">
            <text:p><text:s/>352</text:p>
          </table:table-cell>
          <table:table-cell office:value-type="float" office:value="511" table:style-name="ce14">
            <text:p><text:s/>511</text:p>
          </table:table-cell>
          <table:table-cell office:value-type="float" office:value="266" table:style-name="ce14">
            <text:p><text:s/>266</text:p>
          </table:table-cell>
          <table:table-cell office:value-type="float" office:value="2145" table:style-name="ce18">
            <text:p>2 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7" table:style-name="ce14">
            <text:p><text:s/>27</text:p>
          </table:table-cell>
          <table:table-cell office:value-type="float" office:value="74" table:style-name="ce14">
            <text:p><text:s/>74</text:p>
          </table:table-cell>
          <table:table-cell office:value-type="float" office:value="84" table:style-name="ce14">
            <text:p><text:s/>8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3" table:style-name="ce14">
            <text:p><text:s/>133</text:p>
          </table:table-cell>
          <table:table-cell office:value-type="float" office:value="66" table:style-name="ce14">
            <text:p><text:s/>66</text:p>
          </table:table-cell>
          <table:table-cell office:value-type="float" office:value="497" table:style-name="ce18">
            <text:p><text:s/>4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6" table:style-name="ce14">
            <text:p><text:s/>36</text:p>
          </table:table-cell>
          <table:table-cell office:value-type="float" office:value="110" table:style-name="ce14">
            <text:p><text:s/>110</text:p>
          </table:table-cell>
          <table:table-cell office:value-type="float" office:value="56" table:style-name="ce14">
            <text:p><text:s/>56</text:p>
          </table:table-cell>
          <table:table-cell office:value-type="float" office:value="92" table:style-name="ce14">
            <text:p><text:s/>92</text:p>
          </table:table-cell>
          <table:table-cell office:value-type="float" office:value="82" table:style-name="ce14">
            <text:p><text:s/>82</text:p>
          </table:table-cell>
          <table:table-cell office:value-type="float" office:value="60" table:style-name="ce14">
            <text:p><text:s/>60</text:p>
          </table:table-cell>
          <table:table-cell office:value-type="float" office:value="436" table:style-name="ce18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66" table:style-name="ce14">
            <text:p><text:s/>66</text:p>
          </table:table-cell>
          <table:table-cell office:value-type="float" office:value="14" table:style-name="ce14">
            <text:p><text:s/>14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9" table:style-name="ce14">
            <text:p><text:s/>29</text:p>
          </table:table-cell>
          <table:table-cell office:value-type="float" office:value="121" table:style-name="ce14">
            <text:p><text:s/>121</text:p>
          </table:table-cell>
          <table:table-cell office:value-type="float" office:value="59" table:style-name="ce14">
            <text:p><text:s/>59</text:p>
          </table:table-cell>
          <table:table-cell office:value-type="float" office:value="68" table:style-name="ce14">
            <text:p><text:s/>68</text:p>
          </table:table-cell>
          <table:table-cell office:value-type="float" office:value="109" table:style-name="ce14">
            <text:p><text:s/>109</text:p>
          </table:table-cell>
          <table:table-cell office:value-type="float" office:value="52" table:style-name="ce14">
            <text:p><text:s/>52</text:p>
          </table:table-cell>
          <table:table-cell office:value-type="float" office:value="438" table:style-name="ce18">
            <text:p><text:s/>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9" table:style-name="ce14">
            <text:p><text:s/>89</text:p>
          </table:table-cell>
          <table:table-cell office:value-type="float" office:value="279" table:style-name="ce14">
            <text:p><text:s/>279</text:p>
          </table:table-cell>
          <table:table-cell office:value-type="float" office:value="147" table:style-name="ce14">
            <text:p><text:s/>147</text:p>
          </table:table-cell>
          <table:table-cell office:value-type="float" office:value="180" table:style-name="ce14">
            <text:p><text:s/>180</text:p>
          </table:table-cell>
          <table:table-cell office:value-type="float" office:value="213" table:style-name="ce14">
            <text:p><text:s/>213</text:p>
          </table:table-cell>
          <table:table-cell office:value-type="float" office:value="47" table:style-name="ce14">
            <text:p><text:s/>47</text:p>
          </table:table-cell>
          <table:table-cell office:value-type="float" office:value="955" table:style-name="ce18">
            <text:p><text:s/>9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70" table:style-name="ce14">
            <text:p><text:s/>70</text:p>
          </table:table-cell>
          <table:table-cell office:value-type="float" office:value="439" table:style-name="ce14">
            <text:p><text:s/>439</text:p>
          </table:table-cell>
          <table:table-cell office:value-type="float" office:value="395" table:style-name="ce14">
            <text:p><text:s/>395</text:p>
          </table:table-cell>
          <table:table-cell office:value-type="float" office:value="364" table:style-name="ce14">
            <text:p><text:s/>364</text:p>
          </table:table-cell>
          <table:table-cell office:value-type="float" office:value="578" table:style-name="ce14">
            <text:p><text:s/>578</text:p>
          </table:table-cell>
          <table:table-cell office:value-type="float" office:value="353" table:style-name="ce14">
            <text:p><text:s/>353</text:p>
          </table:table-cell>
          <table:table-cell office:value-type="float" office:value="2199" table:style-name="ce18">
            <text:p>2 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36" table:style-name="ce14">
            <text:p><text:s/>36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48" table:style-name="ce14">
            <text:p><text:s/>548</text:p>
          </table:table-cell>
          <table:table-cell office:value-type="float" office:value="879" table:style-name="ce14">
            <text:p><text:s/>879</text:p>
          </table:table-cell>
          <table:table-cell office:value-type="float" office:value="714" table:style-name="ce14">
            <text:p><text:s/>714</text:p>
          </table:table-cell>
          <table:table-cell office:value-type="float" office:value="1074" table:style-name="ce14">
            <text:p>1 074</text:p>
          </table:table-cell>
          <table:table-cell office:value-type="float" office:value="1654" table:style-name="ce14">
            <text:p>1 654</text:p>
          </table:table-cell>
          <table:table-cell office:value-type="float" office:value="1391" table:style-name="ce14">
            <text:p>1 391</text:p>
          </table:table-cell>
          <table:table-cell office:value-type="float" office:value="6260" table:style-name="ce18">
            <text:p>6 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55" table:style-name="ce14">
            <text:p><text:s/>5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71" table:style-name="ce14">
            <text:p><text:s/>171</text:p>
          </table:table-cell>
          <table:table-cell office:value-type="float" office:value="241" table:style-name="ce14">
            <text:p><text:s/>241</text:p>
          </table:table-cell>
          <table:table-cell office:value-type="float" office:value="183" table:style-name="ce14">
            <text:p><text:s/>183</text:p>
          </table:table-cell>
          <table:table-cell office:value-type="float" office:value="868" table:style-name="ce18">
            <text:p><text:s/>8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6" table:style-name="ce14">
            <text:p><text:s/>146</text:p>
          </table:table-cell>
          <table:table-cell office:value-type="float" office:value="187" table:style-name="ce14">
            <text:p><text:s/>187</text:p>
          </table:table-cell>
          <table:table-cell office:value-type="float" office:value="86" table:style-name="ce14">
            <text:p><text:s/>86</text:p>
          </table:table-cell>
          <table:table-cell office:value-type="float" office:value="713" table:style-name="ce18">
            <text:p><text:s/>7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5" table:style-name="ce14">
            <text:p><text:s/>5</text:p>
          </table:table-cell>
          <table:table-cell office:value-type="float" office:value="50" table:style-name="ce14">
            <text:p><text:s/>50</text:p>
          </table:table-cell>
          <table:table-cell office:value-type="float" office:value="43" table:style-name="ce14">
            <text:p><text:s/>43</text:p>
          </table:table-cell>
          <table:table-cell office:value-type="float" office:value="75" table:style-name="ce14">
            <text:p><text:s/>75</text:p>
          </table:table-cell>
          <table:table-cell office:value-type="float" office:value="97" table:style-name="ce14">
            <text:p><text:s/>97</text:p>
          </table:table-cell>
          <table:table-cell office:value-type="float" office:value="61" table:style-name="ce14">
            <text:p><text:s/>61</text:p>
          </table:table-cell>
          <table:table-cell office:value-type="float" office:value="331" table:style-name="ce18">
            <text:p><text:s/>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2" table:style-name="ce14">
            <text:p><text:s/>32</text:p>
          </table:table-cell>
          <table:table-cell office:value-type="float" office:value="93" table:style-name="ce14">
            <text:p><text:s/>93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2" table:style-name="ce14">
            <text:p><text:s/>152</text:p>
          </table:table-cell>
          <table:table-cell office:value-type="float" office:value="123" table:style-name="ce14">
            <text:p><text:s/>123</text:p>
          </table:table-cell>
          <table:table-cell office:value-type="float" office:value="38" table:style-name="ce14">
            <text:p><text:s/>38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56" table:style-name="ce14">
            <text:p><text:s/>56</text:p>
          </table:table-cell>
          <table:table-cell office:value-type="float" office:value="199" table:style-name="ce14">
            <text:p><text:s/>19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5" table:style-name="ce14">
            <text:p><text:s/>115</text:p>
          </table:table-cell>
          <table:table-cell office:value-type="float" office:value="68" table:style-name="ce14">
            <text:p><text:s/>68</text:p>
          </table:table-cell>
          <table:table-cell office:value-type="float" office:value="657" table:style-name="ce18">
            <text:p><text:s/>6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6" table:style-name="ce14">
            <text:p><text:s/>106</text:p>
          </table:table-cell>
          <table:table-cell office:value-type="float" office:value="344" table:style-name="ce14">
            <text:p><text:s/>344</text:p>
          </table:table-cell>
          <table:table-cell office:value-type="float" office:value="148" table:style-name="ce14">
            <text:p><text:s/>148</text:p>
          </table:table-cell>
          <table:table-cell office:value-type="float" office:value="243" table:style-name="ce14">
            <text:p><text:s/>243</text:p>
          </table:table-cell>
          <table:table-cell office:value-type="float" office:value="363" table:style-name="ce14">
            <text:p><text:s/>363</text:p>
          </table:table-cell>
          <table:table-cell office:value-type="float" office:value="179" table:style-name="ce14">
            <text:p><text:s/>179</text:p>
          </table:table-cell>
          <table:table-cell office:value-type="float" office:value="1383" table:style-name="ce18">
            <text:p>1 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4" table:style-name="ce14">
            <text:p><text:s/>54</text:p>
          </table:table-cell>
          <table:table-cell office:value-type="float" office:value="250" table:style-name="ce14">
            <text:p><text:s/>250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8" table:style-name="ce14">
            <text:p><text:s/>138</text:p>
          </table:table-cell>
          <table:table-cell office:value-type="float" office:value="138" table:style-name="ce14">
            <text:p><text:s/>138</text:p>
          </table:table-cell>
          <table:table-cell office:value-type="float" office:value="30" table:style-name="ce14">
            <text:p><text:s/>30</text:p>
          </table:table-cell>
          <table:table-cell office:value-type="float" office:value="732" table:style-name="ce18">
            <text:p><text:s/>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38" table:style-name="ce14">
            <text:p><text:s/>238</text:p>
          </table:table-cell>
          <table:table-cell office:value-type="float" office:value="202" table:style-name="ce14">
            <text:p><text:s/>202</text:p>
          </table:table-cell>
          <table:table-cell office:value-type="float" office:value="256" table:style-name="ce14">
            <text:p><text:s/>256</text:p>
          </table:table-cell>
          <table:table-cell office:value-type="float" office:value="333" table:style-name="ce14">
            <text:p><text:s/>333</text:p>
          </table:table-cell>
          <table:table-cell office:value-type="float" office:value="167" table:style-name="ce14">
            <text:p><text:s/>167</text:p>
          </table:table-cell>
          <table:table-cell office:value-type="float" office:value="1305" table:style-name="ce18">
            <text:p>1 3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9" table:style-name="ce14">
            <text:p><text:s/>9</text:p>
          </table:table-cell>
          <table:table-cell office:value-type="float" office:value="98" table:style-name="ce14">
            <text:p><text:s/>98</text:p>
          </table:table-cell>
          <table:table-cell office:value-type="float" office:value="92" table:style-name="ce14">
            <text:p><text:s/>92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0" table:style-name="ce14">
            <text:p><text:s/>180</text:p>
          </table:table-cell>
          <table:table-cell office:value-type="float" office:value="140" table:style-name="ce14">
            <text:p><text:s/>140</text:p>
          </table:table-cell>
          <table:table-cell office:value-type="float" office:value="639" table:style-name="ce18">
            <text:p><text:s/>6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2" table:style-name="ce14">
            <text:p><text:s/>72</text:p>
          </table:table-cell>
          <table:table-cell office:value-type="float" office:value="492" table:style-name="ce14">
            <text:p><text:s/>492</text:p>
          </table:table-cell>
          <table:table-cell office:value-type="float" office:value="361" table:style-name="ce14">
            <text:p><text:s/>361</text:p>
          </table:table-cell>
          <table:table-cell office:value-type="float" office:value="300" table:style-name="ce14">
            <text:p><text:s/>300</text:p>
          </table:table-cell>
          <table:table-cell office:value-type="float" office:value="384" table:style-name="ce14">
            <text:p><text:s/>384</text:p>
          </table:table-cell>
          <table:table-cell office:value-type="float" office:value="214" table:style-name="ce14">
            <text:p><text:s/>214</text:p>
          </table:table-cell>
          <table:table-cell office:value-type="float" office:value="1823" table:style-name="ce18">
            <text:p>1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83" table:style-name="ce14">
            <text:p><text:s/>83</text:p>
          </table:table-cell>
          <table:table-cell office:value-type="float" office:value="562" table:style-name="ce14">
            <text:p><text:s/>562</text:p>
          </table:table-cell>
          <table:table-cell office:value-type="float" office:value="230" table:style-name="ce14">
            <text:p><text:s/>230</text:p>
          </table:table-cell>
          <table:table-cell office:value-type="float" office:value="297" table:style-name="ce14">
            <text:p><text:s/>297</text:p>
          </table:table-cell>
          <table:table-cell office:value-type="float" office:value="442" table:style-name="ce14">
            <text:p><text:s/>442</text:p>
          </table:table-cell>
          <table:table-cell office:value-type="float" office:value="246" table:style-name="ce14">
            <text:p><text:s/>246</text:p>
          </table:table-cell>
          <table:table-cell office:value-type="float" office:value="1860" table:style-name="ce18">
            <text:p>1 8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6" table:style-name="ce14">
            <text:p><text:s/>56</text:p>
          </table:table-cell>
          <table:table-cell office:value-type="float" office:value="35" table:style-name="ce14">
            <text:p><text:s/>35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32" table:style-name="ce14">
            <text:p><text:s/>32</text:p>
          </table:table-cell>
          <table:table-cell office:value-type="float" office:value="4" table:style-name="ce14">
            <text:p><text:s/>4</text:p>
          </table:table-cell>
          <table:table-cell office:value-type="float" office:value="197" table:style-name="ce18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03" table:style-name="ce14">
            <text:p><text:s/>203</text:p>
          </table:table-cell>
          <table:table-cell office:value-type="float" office:value="945" table:style-name="ce14">
            <text:p><text:s/>945</text:p>
          </table:table-cell>
          <table:table-cell office:value-type="float" office:value="1010" table:style-name="ce14">
            <text:p>1 010</text:p>
          </table:table-cell>
          <table:table-cell office:value-type="float" office:value="1267" table:style-name="ce14">
            <text:p>1 267</text:p>
          </table:table-cell>
          <table:table-cell office:value-type="float" office:value="1643" table:style-name="ce14">
            <text:p>1 643</text:p>
          </table:table-cell>
          <table:table-cell office:value-type="float" office:value="663" table:style-name="ce14">
            <text:p><text:s/>663</text:p>
          </table:table-cell>
          <table:table-cell office:value-type="float" office:value="5731" table:style-name="ce18">
            <text:p>5 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197" table:style-name="ce14">
            <text:p><text:s/>197</text:p>
          </table:table-cell>
          <table:table-cell office:value-type="float" office:value="1491" table:style-name="ce14">
            <text:p>1 491</text:p>
          </table:table-cell>
          <table:table-cell office:value-type="float" office:value="856" table:style-name="ce14">
            <text:p><text:s/>856</text:p>
          </table:table-cell>
          <table:table-cell office:value-type="float" office:value="1049" table:style-name="ce14">
            <text:p>1 049</text:p>
          </table:table-cell>
          <table:table-cell office:value-type="float" office:value="1224" table:style-name="ce14">
            <text:p>1 224</text:p>
          </table:table-cell>
          <table:table-cell office:value-type="float" office:value="729" table:style-name="ce14">
            <text:p><text:s/>729</text:p>
          </table:table-cell>
          <table:table-cell office:value-type="float" office:value="5546" table:style-name="ce18">
            <text:p>5 5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0" table:style-name="ce14">
            <text:p><text:s/>130</text:p>
          </table:table-cell>
          <table:table-cell office:value-type="float" office:value="399" table:style-name="ce14">
            <text:p><text:s/>399</text:p>
          </table:table-cell>
          <table:table-cell office:value-type="float" office:value="300" table:style-name="ce14">
            <text:p><text:s/>300</text:p>
          </table:table-cell>
          <table:table-cell office:value-type="float" office:value="297" table:style-name="ce14">
            <text:p><text:s/>297</text:p>
          </table:table-cell>
          <table:table-cell office:value-type="float" office:value="361" table:style-name="ce14">
            <text:p><text:s/>361</text:p>
          </table:table-cell>
          <table:table-cell office:value-type="float" office:value="173" table:style-name="ce14">
            <text:p><text:s/>173</text:p>
          </table:table-cell>
          <table:table-cell office:value-type="float" office:value="1660" table:style-name="ce18">
            <text:p>1 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3" table:style-name="ce14">
            <text:p><text:s/>53</text:p>
          </table:table-cell>
          <table:table-cell office:value-type="float" office:value="450" table:style-name="ce14">
            <text:p><text:s/>450</text:p>
          </table:table-cell>
          <table:table-cell office:value-type="float" office:value="223" table:style-name="ce14">
            <text:p><text:s/>223</text:p>
          </table:table-cell>
          <table:table-cell office:value-type="float" office:value="224" table:style-name="ce14">
            <text:p><text:s/>224</text:p>
          </table:table-cell>
          <table:table-cell office:value-type="float" office:value="298" table:style-name="ce14">
            <text:p><text:s/>298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90" table:style-name="ce18">
            <text:p>1 3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6" table:style-name="ce14">
            <text:p><text:s/>76</text:p>
          </table:table-cell>
          <table:table-cell office:value-type="float" office:value="88" table:style-name="ce14">
            <text:p><text:s/>88</text:p>
          </table:table-cell>
          <table:table-cell office:value-type="float" office:value="74" table:style-name="ce14">
            <text:p><text:s/>74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3" table:style-name="ce14">
            <text:p><text:s/>123</text:p>
          </table:table-cell>
          <table:table-cell office:value-type="float" office:value="55" table:style-name="ce14">
            <text:p><text:s/>55</text:p>
          </table:table-cell>
          <table:table-cell office:value-type="float" office:value="525" table:style-name="ce18">
            <text:p><text:s/>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3" table:style-name="ce14">
            <text:p><text:s/>123</text:p>
          </table:table-cell>
          <table:table-cell office:value-type="float" office:value="453" table:style-name="ce14">
            <text:p><text:s/>453</text:p>
          </table:table-cell>
          <table:table-cell office:value-type="float" office:value="462" table:style-name="ce14">
            <text:p><text:s/>462</text:p>
          </table:table-cell>
          <table:table-cell office:value-type="float" office:value="743" table:style-name="ce14">
            <text:p><text:s/>743</text:p>
          </table:table-cell>
          <table:table-cell office:value-type="float" office:value="1269" table:style-name="ce14">
            <text:p>1 269</text:p>
          </table:table-cell>
          <table:table-cell office:value-type="float" office:value="804" table:style-name="ce14">
            <text:p><text:s/>804</text:p>
          </table:table-cell>
          <table:table-cell office:value-type="float" office:value="3854" table:style-name="ce18">
            <text:p>3 8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9" table:style-name="ce14">
            <text:p><text:s/>179</text:p>
          </table:table-cell>
          <table:table-cell office:value-type="float" office:value="585" table:style-name="ce14">
            <text:p><text:s/>585</text:p>
          </table:table-cell>
          <table:table-cell office:value-type="float" office:value="357" table:style-name="ce14">
            <text:p><text:s/>357</text:p>
          </table:table-cell>
          <table:table-cell office:value-type="float" office:value="461" table:style-name="ce14">
            <text:p><text:s/>461</text:p>
          </table:table-cell>
          <table:table-cell office:value-type="float" office:value="509" table:style-name="ce14">
            <text:p><text:s/>509</text:p>
          </table:table-cell>
          <table:table-cell office:value-type="float" office:value="220" table:style-name="ce14">
            <text:p><text:s/>220</text:p>
          </table:table-cell>
          <table:table-cell office:value-type="float" office:value="2311" table:style-name="ce18">
            <text:p>2 3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55" table:style-name="ce14">
            <text:p><text:s/>255</text:p>
          </table:table-cell>
          <table:table-cell office:value-type="float" office:value="1168" table:style-name="ce14">
            <text:p>1 168</text:p>
          </table:table-cell>
          <table:table-cell office:value-type="float" office:value="967" table:style-name="ce14">
            <text:p><text:s/>967</text:p>
          </table:table-cell>
          <table:table-cell office:value-type="float" office:value="1243" table:style-name="ce14">
            <text:p>1 243</text:p>
          </table:table-cell>
          <table:table-cell office:value-type="float" office:value="1768" table:style-name="ce14">
            <text:p>1 768</text:p>
          </table:table-cell>
          <table:table-cell office:value-type="float" office:value="994" table:style-name="ce14">
            <text:p><text:s/>994</text:p>
          </table:table-cell>
          <table:table-cell office:value-type="float" office:value="6395" table:style-name="ce18">
            <text:p>6 3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16" table:style-name="ce14">
            <text:p><text:s/>16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14">
            <text:p><text:s/>22</text:p>
          </table:table-cell>
          <table:table-cell office:value-type="float" office:value="90" table:style-name="ce14">
            <text:p><text:s/>90</text:p>
          </table:table-cell>
          <table:table-cell office:value-type="float" office:value="43" table:style-name="ce14">
            <text:p><text:s/>43</text:p>
          </table:table-cell>
          <table:table-cell office:value-type="float" office:value="33" table:style-name="ce14">
            <text:p><text:s/>33</text:p>
          </table:table-cell>
          <table:table-cell office:value-type="float" office:value="59" table:style-name="ce14">
            <text:p><text:s/>59</text:p>
          </table:table-cell>
          <table:table-cell office:value-type="float" office:value="18" table:style-name="ce14">
            <text:p><text:s/>18</text:p>
          </table:table-cell>
          <table:table-cell office:value-type="float" office:value="265" table:style-name="ce18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2" table:style-name="ce14">
            <text:p><text:s/>32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31" table:style-name="ce14">
            <text:p><text:s/>31</text:p>
          </table:table-cell>
          <table:table-cell office:value-type="float" office:value="11" table:style-name="ce14">
            <text:p><text:s/>11</text:p>
          </table:table-cell>
          <table:table-cell office:value-type="float" office:value="135" table:style-name="ce18">
            <text:p><text:s/>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6" table:style-name="ce14">
            <text:p><text:s/>96</text:p>
          </table:table-cell>
          <table:table-cell office:value-type="float" office:value="151" table:style-name="ce14">
            <text:p><text:s/>15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1" table:style-name="ce14">
            <text:p><text:s/>171</text:p>
          </table:table-cell>
          <table:table-cell office:value-type="float" office:value="207" table:style-name="ce14">
            <text:p><text:s/>207</text:p>
          </table:table-cell>
          <table:table-cell office:value-type="float" office:value="89" table:style-name="ce14">
            <text:p><text:s/>89</text:p>
          </table:table-cell>
          <table:table-cell office:value-type="float" office:value="857" table:style-name="ce18">
            <text:p><text:s/>8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6" table:style-name="ce14">
            <text:p><text:s/>46</text:p>
          </table:table-cell>
          <table:table-cell office:value-type="float" office:value="49" table:style-name="ce14">
            <text:p><text:s/>49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style-name="ce14">
            <text:p><text:s/>56</text:p>
          </table:table-cell>
          <table:table-cell office:value-type="float" office:value="71" table:style-name="ce14">
            <text:p><text:s/>71</text:p>
          </table:table-cell>
          <table:table-cell office:value-type="float" office:value="30" table:style-name="ce14">
            <text:p><text:s/>30</text:p>
          </table:table-cell>
          <table:table-cell office:value-type="float" office:value="291" table:style-name="ce18">
            <text:p><text:s/>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3" table:style-name="ce14">
            <text:p><text:s/>73</text:p>
          </table:table-cell>
          <table:table-cell office:value-type="float" office:value="170" table:style-name="ce14">
            <text:p><text:s/>170</text:p>
          </table:table-cell>
          <table:table-cell office:value-type="float" office:value="135" table:style-name="ce14">
            <text:p><text:s/>135</text:p>
          </table:table-cell>
          <table:table-cell office:value-type="float" office:value="140" table:style-name="ce14">
            <text:p><text:s/>140</text:p>
          </table:table-cell>
          <table:table-cell office:value-type="float" office:value="120" table:style-name="ce14">
            <text:p><text:s/>120</text:p>
          </table:table-cell>
          <table:table-cell office:value-type="float" office:value="43" table:style-name="ce14">
            <text:p><text:s/>43</text:p>
          </table:table-cell>
          <table:table-cell office:value-type="float" office:value="681" table:style-name="ce18">
            <text:p><text:s/>6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4" table:style-name="ce14">
            <text:p><text:s/>14</text:p>
          </table:table-cell>
          <table:table-cell office:value-type="float" office:value="63" table:style-name="ce14">
            <text:p><text:s/>63</text:p>
          </table:table-cell>
          <table:table-cell office:value-type="float" office:value="55" table:style-name="ce14">
            <text:p><text:s/>55</text:p>
          </table:table-cell>
          <table:table-cell office:value-type="float" office:value="54" table:style-name="ce14">
            <text:p><text:s/>54</text:p>
          </table:table-cell>
          <table:table-cell office:value-type="float" office:value="80" table:style-name="ce14">
            <text:p><text:s/>80</text:p>
          </table:table-cell>
          <table:table-cell office:value-type="float" office:value="43" table:style-name="ce14">
            <text:p><text:s/>43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style-name="ce14">
            <text:p><text:s/>63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4">
            <text:p><text:s/>66</text:p>
          </table:table-cell>
          <table:table-cell office:value-type="float" office:value="21" table:style-name="ce14">
            <text:p><text:s/>21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5" table:style-name="ce14">
            <text:p><text:s/>25</text:p>
          </table:table-cell>
          <table:table-cell office:value-type="float" office:value="65" table:style-name="ce14">
            <text:p><text:s/>65</text:p>
          </table:table-cell>
          <table:table-cell office:value-type="float" office:value="56" table:style-name="ce14">
            <text:p><text:s/>56</text:p>
          </table:table-cell>
          <table:table-cell office:value-type="float" office:value="45" table:style-name="ce14">
            <text:p><text:s/>45</text:p>
          </table:table-cell>
          <table:table-cell office:value-type="float" office:value="62" table:style-name="ce14">
            <text:p><text:s/>62</text:p>
          </table:table-cell>
          <table:table-cell office:value-type="float" office:value="13" table:style-name="ce14">
            <text:p><text:s/>13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2" table:style-name="ce14">
            <text:p><text:s/>22</text:p>
          </table:table-cell>
          <table:table-cell office:value-type="float" office:value="92" table:style-name="ce14">
            <text:p><text:s/>92</text:p>
          </table:table-cell>
          <table:table-cell office:value-type="float" office:value="79" table:style-name="ce14">
            <text:p><text:s/>79</text:p>
          </table:table-cell>
          <table:table-cell office:value-type="float" office:value="60" table:style-name="ce14">
            <text:p><text:s/>60</text:p>
          </table:table-cell>
          <table:table-cell office:value-type="float" office:value="43" table:style-name="ce14">
            <text:p><text:s/>43</text:p>
          </table:table-cell>
          <table:table-cell office:value-type="float" office:value="15" table:style-name="ce14">
            <text:p><text:s/>15</text:p>
          </table:table-cell>
          <table:table-cell office:value-type="float" office:value="311" table:style-name="ce18">
            <text:p><text:s/>3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9" table:style-name="ce14">
            <text:p><text:s/>59</text:p>
          </table:table-cell>
          <table:table-cell office:value-type="float" office:value="191" table:style-name="ce14">
            <text:p><text:s/>191</text:p>
          </table:table-cell>
          <table:table-cell office:value-type="float" office:value="223" table:style-name="ce14">
            <text:p><text:s/>223</text:p>
          </table:table-cell>
          <table:table-cell office:value-type="float" office:value="250" table:style-name="ce14">
            <text:p><text:s/>250</text:p>
          </table:table-cell>
          <table:table-cell office:value-type="float" office:value="353" table:style-name="ce14">
            <text:p><text:s/>353</text:p>
          </table:table-cell>
          <table:table-cell office:value-type="float" office:value="201" table:style-name="ce14">
            <text:p><text:s/>201</text:p>
          </table:table-cell>
          <table:table-cell office:value-type="float" office:value="1277" table:style-name="ce18">
            <text:p>1 2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5" table:style-name="ce14">
            <text:p><text:s/>85</text:p>
          </table:table-cell>
          <table:table-cell office:value-type="float" office:value="576" table:style-name="ce14">
            <text:p><text:s/>576</text:p>
          </table:table-cell>
          <table:table-cell office:value-type="float" office:value="234" table:style-name="ce14">
            <text:p><text:s/>234</text:p>
          </table:table-cell>
          <table:table-cell office:value-type="float" office:value="254" table:style-name="ce14">
            <text:p><text:s/>254</text:p>
          </table:table-cell>
          <table:table-cell office:value-type="float" office:value="321" table:style-name="ce14">
            <text:p><text:s/>321</text:p>
          </table:table-cell>
          <table:table-cell office:value-type="float" office:value="160" table:style-name="ce14">
            <text:p><text:s/>160</text:p>
          </table:table-cell>
          <table:table-cell office:value-type="float" office:value="1630" table:style-name="ce18">
            <text:p>1 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41" table:style-name="ce14">
            <text:p><text:s/>241</text:p>
          </table:table-cell>
          <table:table-cell office:value-type="float" office:value="825" table:style-name="ce14">
            <text:p><text:s/>825</text:p>
          </table:table-cell>
          <table:table-cell office:value-type="float" office:value="546" table:style-name="ce14">
            <text:p><text:s/>546</text:p>
          </table:table-cell>
          <table:table-cell office:value-type="float" office:value="509" table:style-name="ce14">
            <text:p><text:s/>509</text:p>
          </table:table-cell>
          <table:table-cell office:value-type="float" office:value="618" table:style-name="ce14">
            <text:p><text:s/>618</text:p>
          </table:table-cell>
          <table:table-cell office:value-type="float" office:value="271" table:style-name="ce14">
            <text:p><text:s/>271</text:p>
          </table:table-cell>
          <table:table-cell office:value-type="float" office:value="3010" table:style-name="ce18">
            <text:p>3 0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style-name="ce14">
            <text:p><text:s/>43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17" table:style-name="ce14">
            <text:p><text:s/>17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1" table:style-name="ce14">
            <text:p><text:s/>101</text:p>
          </table:table-cell>
          <table:table-cell office:value-type="float" office:value="539" table:style-name="ce14">
            <text:p><text:s/>539</text:p>
          </table:table-cell>
          <table:table-cell office:value-type="float" office:value="315" table:style-name="ce14">
            <text:p><text:s/>315</text:p>
          </table:table-cell>
          <table:table-cell office:value-type="float" office:value="476" table:style-name="ce14">
            <text:p><text:s/>476</text:p>
          </table:table-cell>
          <table:table-cell office:value-type="float" office:value="587" table:style-name="ce14">
            <text:p><text:s/>587</text:p>
          </table:table-cell>
          <table:table-cell office:value-type="float" office:value="248" table:style-name="ce14">
            <text:p><text:s/>248</text:p>
          </table:table-cell>
          <table:table-cell office:value-type="float" office:value="2266" table:style-name="ce18">
            <text:p>2 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4">
            <text:p><text:s/>36</text:p>
          </table:table-cell>
          <table:table-cell office:value-type="float" office:value="7" table:style-name="ce14">
            <text:p><text:s/>7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1" table:style-name="ce14">
            <text:p><text:s/>111</text:p>
          </table:table-cell>
          <table:table-cell office:value-type="float" office:value="262" table:style-name="ce14">
            <text:p><text:s/>262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7" table:style-name="ce14">
            <text:p><text:s/>187</text:p>
          </table:table-cell>
          <table:table-cell office:value-type="float" office:value="211" table:style-name="ce14">
            <text:p><text:s/>211</text:p>
          </table:table-cell>
          <table:table-cell office:value-type="float" office:value="93" table:style-name="ce14">
            <text:p><text:s/>93</text:p>
          </table:table-cell>
          <table:table-cell office:value-type="float" office:value="1039" table:style-name="ce18">
            <text:p>1 0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4" table:style-name="ce14">
            <text:p><text:s/>14</text:p>
          </table:table-cell>
          <table:table-cell office:value-type="float" office:value="49" table:style-name="ce14">
            <text:p><text:s/>49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55" table:style-name="ce14">
            <text:p><text:s/>55</text:p>
          </table:table-cell>
          <table:table-cell office:value-type="float" office:value="43" table:style-name="ce14">
            <text:p><text:s/>43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9" table:style-name="ce14">
            <text:p><text:s/>19</text:p>
          </table:table-cell>
          <table:table-cell office:value-type="float" office:value="102" table:style-name="ce14">
            <text:p><text:s/>102</text:p>
          </table:table-cell>
          <table:table-cell office:value-type="float" office:value="83" table:style-name="ce14">
            <text:p><text:s/>8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9" table:style-name="ce14">
            <text:p><text:s/>129</text:p>
          </table:table-cell>
          <table:table-cell office:value-type="float" office:value="95" table:style-name="ce14">
            <text:p><text:s/>95</text:p>
          </table:table-cell>
          <table:table-cell office:value-type="float" office:value="539" table:style-name="ce18">
            <text:p><text:s/>5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50" table:style-name="ce14">
            <text:p><text:s/>550</text:p>
          </table:table-cell>
          <table:table-cell office:value-type="float" office:value="1802" table:style-name="ce14">
            <text:p>1 802</text:p>
          </table:table-cell>
          <table:table-cell office:value-type="float" office:value="1486" table:style-name="ce14">
            <text:p>1 486</text:p>
          </table:table-cell>
          <table:table-cell office:value-type="float" office:value="1746" table:style-name="ce14">
            <text:p>1 746</text:p>
          </table:table-cell>
          <table:table-cell office:value-type="float" office:value="2428" table:style-name="ce14">
            <text:p>2 428</text:p>
          </table:table-cell>
          <table:table-cell office:value-type="float" office:value="1757" table:style-name="ce14">
            <text:p>1 757</text:p>
          </table:table-cell>
          <table:table-cell office:value-type="float" office:value="9769" table:style-name="ce18">
            <text:p>9 7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1" table:style-name="ce14">
            <text:p><text:s/>31</text:p>
          </table:table-cell>
          <table:table-cell office:value-type="float" office:value="220" table:style-name="ce14">
            <text:p><text:s/>22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37" table:style-name="ce14">
            <text:p><text:s/>137</text:p>
          </table:table-cell>
          <table:table-cell office:value-type="float" office:value="173" table:style-name="ce14">
            <text:p><text:s/>173</text:p>
          </table:table-cell>
          <table:table-cell office:value-type="float" office:value="64" table:style-name="ce14">
            <text:p><text:s/>64</text:p>
          </table:table-cell>
          <table:table-cell office:value-type="float" office:value="773" table:style-name="ce18">
            <text:p><text:s/>7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6" table:style-name="ce14">
            <text:p><text:s/>86</text:p>
          </table:table-cell>
          <table:table-cell office:value-type="float" office:value="371" table:style-name="ce14">
            <text:p><text:s/>371</text:p>
          </table:table-cell>
          <table:table-cell office:value-type="float" office:value="403" table:style-name="ce14">
            <text:p><text:s/>403</text:p>
          </table:table-cell>
          <table:table-cell office:value-type="float" office:value="395" table:style-name="ce14">
            <text:p><text:s/>395</text:p>
          </table:table-cell>
          <table:table-cell office:value-type="float" office:value="588" table:style-name="ce14">
            <text:p><text:s/>588</text:p>
          </table:table-cell>
          <table:table-cell office:value-type="float" office:value="297" table:style-name="ce14">
            <text:p><text:s/>297</text:p>
          </table:table-cell>
          <table:table-cell office:value-type="float" office:value="2140" table:style-name="ce18">
            <text:p>2 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3" table:style-name="ce14">
            <text:p><text:s/>53</text:p>
          </table:table-cell>
          <table:table-cell office:value-type="float" office:value="139" table:style-name="ce14">
            <text:p><text:s/>139</text:p>
          </table:table-cell>
          <table:table-cell office:value-type="float" office:value="82" table:style-name="ce14">
            <text:p><text:s/>82</text:p>
          </table:table-cell>
          <table:table-cell office:value-type="float" office:value="112" table:style-name="ce14">
            <text:p><text:s/>112</text:p>
          </table:table-cell>
          <table:table-cell office:value-type="float" office:value="123" table:style-name="ce14">
            <text:p><text:s/>123</text:p>
          </table:table-cell>
          <table:table-cell office:value-type="float" office:value="40" table:style-name="ce14">
            <text:p><text:s/>40</text:p>
          </table:table-cell>
          <table:table-cell office:value-type="float" office:value="549" table:style-name="ce18">
            <text:p><text:s/>5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54" table:style-name="ce14">
            <text:p><text:s/>54</text:p>
          </table:table-cell>
          <table:table-cell office:value-type="float" office:value="80" table:style-name="ce14">
            <text:p><text:s/>80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70" table:style-name="ce14">
            <text:p><text:s/>70</text:p>
          </table:table-cell>
          <table:table-cell office:value-type="float" office:value="16" table:style-name="ce14">
            <text:p><text:s/>16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4" table:style-name="ce14">
            <text:p><text:s/>24</text:p>
          </table:table-cell>
          <table:table-cell office:value-type="float" office:value="75" table:style-name="ce14">
            <text:p><text:s/>75</text:p>
          </table:table-cell>
          <table:table-cell office:value-type="float" office:value="49" table:style-name="ce14">
            <text:p><text:s/>49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style-name="ce14">
            <text:p><text:s/>57</text:p>
          </table:table-cell>
          <table:table-cell office:value-type="float" office:value="16" table:style-name="ce14">
            <text:p><text:s/>16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79" table:style-name="ce14">
            <text:p><text:s/>179</text:p>
          </table:table-cell>
          <table:table-cell office:value-type="float" office:value="913" table:style-name="ce14">
            <text:p><text:s/>913</text:p>
          </table:table-cell>
          <table:table-cell office:value-type="float" office:value="756" table:style-name="ce14">
            <text:p><text:s/>756</text:p>
          </table:table-cell>
          <table:table-cell office:value-type="float" office:value="813" table:style-name="ce14">
            <text:p><text:s/>813</text:p>
          </table:table-cell>
          <table:table-cell office:value-type="float" office:value="1091" table:style-name="ce14">
            <text:p>1 091</text:p>
          </table:table-cell>
          <table:table-cell office:value-type="float" office:value="522" table:style-name="ce14">
            <text:p><text:s/>522</text:p>
          </table:table-cell>
          <table:table-cell office:value-type="float" office:value="4274" table:style-name="ce18">
            <text:p>4 2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2" table:style-name="ce14">
            <text:p><text:s/>62</text:p>
          </table:table-cell>
          <table:table-cell office:value-type="float" office:value="134" table:style-name="ce14">
            <text:p><text:s/>134</text:p>
          </table:table-cell>
          <table:table-cell office:value-type="float" office:value="93" table:style-name="ce14">
            <text:p><text:s/>93</text:p>
          </table:table-cell>
          <table:table-cell office:value-type="float" office:value="60" table:style-name="ce14">
            <text:p><text:s/>60</text:p>
          </table:table-cell>
          <table:table-cell office:value-type="float" office:value="72" table:style-name="ce14">
            <text:p><text:s/>72</text:p>
          </table:table-cell>
          <table:table-cell office:value-type="float" office:value="32" table:style-name="ce14">
            <text:p><text:s/>32</text:p>
          </table:table-cell>
          <table:table-cell office:value-type="float" office:value="453" table:style-name="ce18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2" table:style-name="ce14">
            <text:p><text:s/>102</text:p>
          </table:table-cell>
          <table:table-cell office:value-type="float" office:value="710" table:style-name="ce14">
            <text:p><text:s/>710</text:p>
          </table:table-cell>
          <table:table-cell office:value-type="float" office:value="466" table:style-name="ce14">
            <text:p><text:s/>466</text:p>
          </table:table-cell>
          <table:table-cell office:value-type="float" office:value="432" table:style-name="ce14">
            <text:p><text:s/>432</text:p>
          </table:table-cell>
          <table:table-cell office:value-type="float" office:value="472" table:style-name="ce14">
            <text:p><text:s/>472</text:p>
          </table:table-cell>
          <table:table-cell office:value-type="float" office:value="289" table:style-name="ce14">
            <text:p><text:s/>289</text:p>
          </table:table-cell>
          <table:table-cell office:value-type="float" office:value="2471" table:style-name="ce18">
            <text:p>2 4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7" table:style-name="ce14">
            <text:p><text:s/>27</text:p>
          </table:table-cell>
          <table:table-cell office:value-type="float" office:value="92" table:style-name="ce14">
            <text:p><text:s/>92</text:p>
          </table:table-cell>
          <table:table-cell office:value-type="float" office:value="97" table:style-name="ce14">
            <text:p><text:s/>97</text:p>
          </table:table-cell>
          <table:table-cell office:value-type="float" office:value="149" table:style-name="ce14">
            <text:p><text:s/>149</text:p>
          </table:table-cell>
          <table:table-cell office:value-type="float" office:value="201" table:style-name="ce14">
            <text:p><text:s/>201</text:p>
          </table:table-cell>
          <table:table-cell office:value-type="float" office:value="99" table:style-name="ce14">
            <text:p><text:s/>99</text:p>
          </table:table-cell>
          <table:table-cell office:value-type="float" office:value="665" table:style-name="ce18">
            <text:p><text:s/>6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52" table:style-name="ce14">
            <text:p><text:s/>52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35" table:style-name="ce14">
            <text:p><text:s/>35</text:p>
          </table:table-cell>
          <table:table-cell office:value-type="float" office:value="16" table:style-name="ce14">
            <text:p><text:s/>16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9" table:style-name="ce14">
            <text:p><text:s/>19</text:p>
          </table:table-cell>
          <table:table-cell office:value-type="float" office:value="45" table:style-name="ce14">
            <text:p><text:s/>45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179" table:style-name="ce18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6" table:style-name="ce14">
            <text:p><text:s/>46</text:p>
          </table:table-cell>
          <table:table-cell office:value-type="float" office:value="103" table:style-name="ce14">
            <text:p><text:s/>103</text:p>
          </table:table-cell>
          <table:table-cell office:value-type="float" office:value="57" table:style-name="ce14">
            <text:p><text:s/>57</text:p>
          </table:table-cell>
          <table:table-cell office:value-type="float" office:value="89" table:style-name="ce14">
            <text:p><text:s/>89</text:p>
          </table:table-cell>
          <table:table-cell office:value-type="float" office:value="55" table:style-name="ce14">
            <text:p><text:s/>55</text:p>
          </table:table-cell>
          <table:table-cell office:value-type="float" office:value="25" table:style-name="ce14">
            <text:p><text:s/>25</text:p>
          </table:table-cell>
          <table:table-cell office:value-type="float" office:value="375" table:style-name="ce18">
            <text:p><text:s/>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6" table:style-name="ce14">
            <text:p><text:s/>56</text:p>
          </table:table-cell>
          <table:table-cell office:value-type="float" office:value="124" table:style-name="ce14">
            <text:p><text:s/>124</text:p>
          </table:table-cell>
          <table:table-cell office:value-type="float" office:value="84" table:style-name="ce14">
            <text:p><text:s/>84</text:p>
          </table:table-cell>
          <table:table-cell office:value-type="float" office:value="72" table:style-name="ce14">
            <text:p><text:s/>72</text:p>
          </table:table-cell>
          <table:table-cell office:value-type="float" office:value="103" table:style-name="ce14">
            <text:p><text:s/>103</text:p>
          </table:table-cell>
          <table:table-cell office:value-type="float" office:value="33" table:style-name="ce14">
            <text:p><text:s/>33</text:p>
          </table:table-cell>
          <table:table-cell office:value-type="float" office:value="472" table:style-name="ce18">
            <text:p><text:s/>4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4" table:style-name="ce14">
            <text:p><text:s/>14</text:p>
          </table:table-cell>
          <table:table-cell office:value-type="float" office:value="57" table:style-name="ce14">
            <text:p><text:s/>57</text:p>
          </table:table-cell>
          <table:table-cell office:value-type="float" office:value="55" table:style-name="ce14">
            <text:p><text:s/>55</text:p>
          </table:table-cell>
          <table:table-cell office:value-type="float" office:value="107" table:style-name="ce14">
            <text:p><text:s/>107</text:p>
          </table:table-cell>
          <table:table-cell office:value-type="float" office:value="78" table:style-name="ce14">
            <text:p><text:s/>78</text:p>
          </table:table-cell>
          <table:table-cell office:value-type="float" office:value="22" table:style-name="ce14">
            <text:p><text:s/>22</text:p>
          </table:table-cell>
          <table:table-cell office:value-type="float" office:value="333" table:style-name="ce18">
            <text:p><text:s/>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2" table:style-name="ce14">
            <text:p><text:s/>32</text:p>
          </table:table-cell>
          <table:table-cell office:value-type="float" office:value="78" table:style-name="ce14">
            <text:p><text:s/>78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style-name="ce14">
            <text:p><text:s/>70</text:p>
          </table:table-cell>
          <table:table-cell office:value-type="float" office:value="69" table:style-name="ce14">
            <text:p><text:s/>69</text:p>
          </table:table-cell>
          <table:table-cell office:value-type="float" office:value="42" table:style-name="ce14">
            <text:p><text:s/>42</text:p>
          </table:table-cell>
          <table:table-cell office:value-type="float" office:value="331" table:style-name="ce18">
            <text:p><text:s/>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55" table:style-name="ce14">
            <text:p><text:s/>55</text:p>
          </table:table-cell>
          <table:table-cell office:value-type="float" office:value="265" table:style-name="ce14">
            <text:p><text:s/>265</text:p>
          </table:table-cell>
          <table:table-cell office:value-type="float" office:value="201" table:style-name="ce14">
            <text:p><text:s/>201</text:p>
          </table:table-cell>
          <table:table-cell office:value-type="float" office:value="204" table:style-name="ce14">
            <text:p><text:s/>204</text:p>
          </table:table-cell>
          <table:table-cell office:value-type="float" office:value="284" table:style-name="ce14">
            <text:p><text:s/>28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142" table:style-name="ce18">
            <text:p>1 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73" table:style-name="ce14">
            <text:p><text:s/>73</text:p>
          </table:table-cell>
          <table:table-cell office:value-type="float" office:value="57" table:style-name="ce14">
            <text:p><text:s/>57</text:p>
          </table:table-cell>
          <table:table-cell office:value-type="float" office:value="81" table:style-name="ce14">
            <text:p><text:s/>81</text:p>
          </table:table-cell>
          <table:table-cell office:value-type="float" office:value="91" table:style-name="ce14">
            <text:p><text:s/>91</text:p>
          </table:table-cell>
          <table:table-cell office:value-type="float" office:value="65" table:style-name="ce14">
            <text:p><text:s/>65</text:p>
          </table:table-cell>
          <table:table-cell office:value-type="float" office:value="392" table:style-name="ce18">
            <text:p><text:s/>3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4" table:style-name="ce14">
            <text:p><text:s/>14</text:p>
          </table:table-cell>
          <table:table-cell office:value-type="float" office:value="73" table:style-name="ce14">
            <text:p><text:s/>73</text:p>
          </table:table-cell>
          <table:table-cell office:value-type="float" office:value="81" table:style-name="ce14">
            <text:p><text:s/>81</text:p>
          </table:table-cell>
          <table:table-cell office:value-type="float" office:value="88" table:style-name="ce14">
            <text:p><text:s/>88</text:p>
          </table:table-cell>
          <table:table-cell office:value-type="float" office:value="90" table:style-name="ce14">
            <text:p><text:s/>90</text:p>
          </table:table-cell>
          <table:table-cell office:value-type="float" office:value="38" table:style-name="ce14">
            <text:p><text:s/>38</text:p>
          </table:table-cell>
          <table:table-cell office:value-type="float" office:value="384" table:style-name="ce18">
            <text:p><text:s/>3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84" table:style-name="ce14">
            <text:p><text:s/>184</text:p>
          </table:table-cell>
          <table:table-cell office:value-type="float" office:value="634" table:style-name="ce14">
            <text:p><text:s/>634</text:p>
          </table:table-cell>
          <table:table-cell office:value-type="float" office:value="634" table:style-name="ce14">
            <text:p><text:s/>634</text:p>
          </table:table-cell>
          <table:table-cell office:value-type="float" office:value="702" table:style-name="ce14">
            <text:p><text:s/>702</text:p>
          </table:table-cell>
          <table:table-cell office:value-type="float" office:value="1026" table:style-name="ce14">
            <text:p>1 026</text:p>
          </table:table-cell>
          <table:table-cell office:value-type="float" office:value="394" table:style-name="ce14">
            <text:p><text:s/>394</text:p>
          </table:table-cell>
          <table:table-cell office:value-type="float" office:value="3574" table:style-name="ce18">
            <text:p>3 5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0" table:style-name="ce14">
            <text:p><text:s/>50</text:p>
          </table:table-cell>
          <table:table-cell office:value-type="float" office:value="123" table:style-name="ce14">
            <text:p><text:s/>123</text:p>
          </table:table-cell>
          <table:table-cell office:value-type="float" office:value="80" table:style-name="ce14">
            <text:p><text:s/>80</text:p>
          </table:table-cell>
          <table:table-cell office:value-type="float" office:value="70" table:style-name="ce14">
            <text:p><text:s/>70</text:p>
          </table:table-cell>
          <table:table-cell office:value-type="float" office:value="87" table:style-name="ce14">
            <text:p><text:s/>87</text:p>
          </table:table-cell>
          <table:table-cell office:value-type="float" office:value="41" table:style-name="ce14">
            <text:p><text:s/>41</text:p>
          </table:table-cell>
          <table:table-cell office:value-type="float" office:value="451" table:style-name="ce18">
            <text:p><text:s/>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96" table:style-name="ce14">
            <text:p><text:s/>96</text:p>
          </table:table-cell>
          <table:table-cell office:value-type="float" office:value="235" table:style-name="ce14">
            <text:p><text:s/>235</text:p>
          </table:table-cell>
          <table:table-cell office:value-type="float" office:value="302" table:style-name="ce14">
            <text:p><text:s/>302</text:p>
          </table:table-cell>
          <table:table-cell office:value-type="float" office:value="340" table:style-name="ce14">
            <text:p><text:s/>340</text:p>
          </table:table-cell>
          <table:table-cell office:value-type="float" office:value="502" table:style-name="ce14">
            <text:p><text:s/>502</text:p>
          </table:table-cell>
          <table:table-cell office:value-type="float" office:value="263" table:style-name="ce14">
            <text:p><text:s/>263</text:p>
          </table:table-cell>
          <table:table-cell office:value-type="float" office:value="1738" table:style-name="ce18">
            <text:p>1 7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6" table:style-name="ce14">
            <text:p><text:s/>26</text:p>
          </table:table-cell>
          <table:table-cell office:value-type="float" office:value="154" table:style-name="ce14">
            <text:p><text:s/>154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6" table:style-name="ce14">
            <text:p><text:s/>136</text:p>
          </table:table-cell>
          <table:table-cell office:value-type="float" office:value="43" table:style-name="ce14">
            <text:p><text:s/>43</text:p>
          </table:table-cell>
          <table:table-cell office:value-type="float" office:value="601" table:style-name="ce18">
            <text:p><text:s/>6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3" table:style-name="ce14">
            <text:p><text:s/>83</text:p>
          </table:table-cell>
          <table:table-cell office:value-type="float" office:value="452" table:style-name="ce14">
            <text:p><text:s/>452</text:p>
          </table:table-cell>
          <table:table-cell office:value-type="float" office:value="496" table:style-name="ce14">
            <text:p><text:s/>496</text:p>
          </table:table-cell>
          <table:table-cell office:value-type="float" office:value="504" table:style-name="ce14">
            <text:p><text:s/>504</text:p>
          </table:table-cell>
          <table:table-cell office:value-type="float" office:value="612" table:style-name="ce14">
            <text:p><text:s/>612</text:p>
          </table:table-cell>
          <table:table-cell office:value-type="float" office:value="327" table:style-name="ce14">
            <text:p><text:s/>327</text:p>
          </table:table-cell>
          <table:table-cell office:value-type="float" office:value="2474" table:style-name="ce18">
            <text:p>2 4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8" table:style-name="ce14">
            <text:p><text:s/>28</text:p>
          </table:table-cell>
          <table:table-cell office:value-type="float" office:value="51" table:style-name="ce14">
            <text:p><text:s/>51</text:p>
          </table:table-cell>
          <table:table-cell office:value-type="float" office:value="37" table:style-name="ce14">
            <text:p><text:s/>37</text:p>
          </table:table-cell>
          <table:table-cell office:value-type="float" office:value="44" table:style-name="ce14">
            <text:p><text:s/>44</text:p>
          </table:table-cell>
          <table:table-cell office:value-type="float" office:value="55" table:style-name="ce14">
            <text:p><text:s/>55</text:p>
          </table:table-cell>
          <table:table-cell office:value-type="float" office:value="21" table:style-name="ce14">
            <text:p><text:s/>21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22" table:style-name="ce14">
            <text:p><text:s/>22</text:p>
          </table:table-cell>
          <table:table-cell office:value-type="float" office:value="181" table:style-name="ce18">
            <text:p><text:s/>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4" table:style-name="ce14">
            <text:p><text:s/>164</text:p>
          </table:table-cell>
          <table:table-cell office:value-type="float" office:value="641" table:style-name="ce14">
            <text:p><text:s/>641</text:p>
          </table:table-cell>
          <table:table-cell office:value-type="float" office:value="613" table:style-name="ce14">
            <text:p><text:s/>613</text:p>
          </table:table-cell>
          <table:table-cell office:value-type="float" office:value="599" table:style-name="ce14">
            <text:p><text:s/>599</text:p>
          </table:table-cell>
          <table:table-cell office:value-type="float" office:value="843" table:style-name="ce14">
            <text:p><text:s/>843</text:p>
          </table:table-cell>
          <table:table-cell office:value-type="float" office:value="533" table:style-name="ce14">
            <text:p><text:s/>533</text:p>
          </table:table-cell>
          <table:table-cell office:value-type="float" office:value="3393" table:style-name="ce18">
            <text:p>3 3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8" table:style-name="ce14">
            <text:p><text:s/>18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style-name="ce14">
            <text:p><text:s/>24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57" table:style-name="ce14">
            <text:p><text:s/>857</text:p>
          </table:table-cell>
          <table:table-cell office:value-type="float" office:value="2697" table:style-name="ce14">
            <text:p>2 697</text:p>
          </table:table-cell>
          <table:table-cell office:value-type="float" office:value="2402" table:style-name="ce14">
            <text:p>2 402</text:p>
          </table:table-cell>
          <table:table-cell office:value-type="float" office:value="2599" table:style-name="ce14">
            <text:p>2 599</text:p>
          </table:table-cell>
          <table:table-cell office:value-type="float" office:value="3370" table:style-name="ce14">
            <text:p>3 370</text:p>
          </table:table-cell>
          <table:table-cell office:value-type="float" office:value="1574" table:style-name="ce14">
            <text:p>1 574</text:p>
          </table:table-cell>
          <table:table-cell office:value-type="float" office:value="13499" table:style-name="ce18">
            <text:p>13 4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31" table:style-name="ce14">
            <text:p><text:s/>31</text:p>
          </table:table-cell>
          <table:table-cell office:value-type="float" office:value="135" table:style-name="ce14">
            <text:p><text:s/>135</text:p>
          </table:table-cell>
          <table:table-cell office:value-type="float" office:value="56" table:style-name="ce14">
            <text:p><text:s/>56</text:p>
          </table:table-cell>
          <table:table-cell office:value-type="float" office:value="76" table:style-name="ce14">
            <text:p><text:s/>76</text:p>
          </table:table-cell>
          <table:table-cell office:value-type="float" office:value="107" table:style-name="ce14">
            <text:p><text:s/>107</text:p>
          </table:table-cell>
          <table:table-cell office:value-type="float" office:value="34" table:style-name="ce14">
            <text:p><text:s/>34</text:p>
          </table:table-cell>
          <table:table-cell office:value-type="float" office:value="439" table:style-name="ce18">
            <text:p><text:s/>4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20" table:style-name="ce14">
            <text:p><text:s/>120</text:p>
          </table:table-cell>
          <table:table-cell office:value-type="float" office:value="441" table:style-name="ce14">
            <text:p><text:s/>441</text:p>
          </table:table-cell>
          <table:table-cell office:value-type="float" office:value="369" table:style-name="ce14">
            <text:p><text:s/>369</text:p>
          </table:table-cell>
          <table:table-cell office:value-type="float" office:value="427" table:style-name="ce14">
            <text:p><text:s/>427</text:p>
          </table:table-cell>
          <table:table-cell office:value-type="float" office:value="631" table:style-name="ce14">
            <text:p><text:s/>631</text:p>
          </table:table-cell>
          <table:table-cell office:value-type="float" office:value="392" table:style-name="ce14">
            <text:p><text:s/>392</text:p>
          </table:table-cell>
          <table:table-cell office:value-type="float" office:value="2380" table:style-name="ce18">
            <text:p>2 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70" table:style-name="ce14">
            <text:p><text:s/>70</text:p>
          </table:table-cell>
          <table:table-cell office:value-type="float" office:value="242" table:style-name="ce14">
            <text:p><text:s/>242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4" table:style-name="ce14">
            <text:p><text:s/>204</text:p>
          </table:table-cell>
          <table:table-cell office:value-type="float" office:value="313" table:style-name="ce14">
            <text:p><text:s/>313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36" table:style-name="ce18">
            <text:p>1 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41" table:style-name="ce14">
            <text:p><text:s/>41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office:value-type="float" office:value="18" table:style-name="ce14">
            <text:p><text:s/>18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9" table:style-name="ce14">
            <text:p><text:s/>39</text:p>
          </table:table-cell>
          <table:table-cell office:value-type="float" office:value="255" table:style-name="ce14">
            <text:p><text:s/>255</text:p>
          </table:table-cell>
          <table:table-cell office:value-type="float" office:value="121" table:style-name="ce14">
            <text:p><text:s/>12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6" table:style-name="ce14">
            <text:p><text:s/>156</text:p>
          </table:table-cell>
          <table:table-cell office:value-type="float" office:value="83" table:style-name="ce14">
            <text:p><text:s/>83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219" table:style-name="ce18">
            <text:p>7 219</text:p>
          </table:table-cell>
          <table:table-cell office:value-type="float" office:value="26021" table:style-name="ce18">
            <text:p>26 021</text:p>
          </table:table-cell>
          <table:table-cell office:value-type="float" office:value="19953" table:style-name="ce18">
            <text:p>19 953</text:p>
          </table:table-cell>
          <table:table-cell office:value-type="float" office:value="23142" table:style-name="ce18">
            <text:p>23 142</text:p>
          </table:table-cell>
          <table:table-cell office:value-type="float" office:value="30626" table:style-name="ce18">
            <text:p>30 626</text:p>
          </table:table-cell>
          <table:table-cell office:value-type="float" office:value="16408" table:style-name="ce18">
            <text:p>16 408</text:p>
          </table:table-cell>
          <table:table-cell office:value-type="float" office:value="123369" table:style-name="ce18">
            <text:p>123 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8" table:style-name="ce14">
            <text:p><text:s/>38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8" table:style-name="ce14">
            <text:p><text:s/>148</text:p>
          </table:table-cell>
          <table:table-cell office:value-type="float" office:value="175" table:style-name="ce14">
            <text:p><text:s/>175</text:p>
          </table:table-cell>
          <table:table-cell office:value-type="float" office:value="251" table:style-name="ce14">
            <text:p><text:s/>251</text:p>
          </table:table-cell>
          <table:table-cell office:value-type="float" office:value="138" table:style-name="ce14">
            <text:p><text:s/>138</text:p>
          </table:table-cell>
          <table:table-cell office:value-type="float" office:value="859" table:style-name="ce18">
            <text:p><text:s/>8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46" table:style-name="ce14">
            <text:p><text:s/>46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11" table:style-name="ce14">
            <text:p><text:s/>11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70" table:style-name="ce14">
            <text:p><text:s/>70</text:p>
          </table:table-cell>
          <table:table-cell office:value-type="float" office:value="87" table:style-name="ce14">
            <text:p><text:s/>87</text:p>
          </table:table-cell>
          <table:table-cell office:value-type="float" office:value="140" table:style-name="ce14">
            <text:p><text:s/>140</text:p>
          </table:table-cell>
          <table:table-cell office:value-type="float" office:value="82" table:style-name="ce14">
            <text:p><text:s/>82</text:p>
          </table:table-cell>
          <table:table-cell office:value-type="float" office:value="493" table:style-name="ce18">
            <text:p><text:s/>4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" table:style-name="ce14">
            <text:p><text:s/>7</text:p>
          </table:table-cell>
          <table:table-cell office:value-type="float" office:value="40" table:style-name="ce14">
            <text:p><text:s/>40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style-name="ce14">
            <text:p><text:s/>15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48" table:style-name="ce14">
            <text:p><text:s/>48</text:p>
          </table:table-cell>
          <table:table-cell office:value-type="float" office:value="16" table:style-name="ce14">
            <text:p><text:s/>16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47" table:style-name="ce14">
            <text:p><text:s/>47</text:p>
          </table:table-cell>
          <table:table-cell office:value-type="float" office:value="63" table:style-name="ce14">
            <text:p><text:s/>6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01" table:style-name="ce14">
            <text:p><text:s/>101</text:p>
          </table:table-cell>
          <table:table-cell office:value-type="float" office:value="410" table:style-name="ce18">
            <text:p><text:s/>4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70" table:style-name="ce14">
            <text:p><text:s/>70</text:p>
          </table:table-cell>
          <table:table-cell office:value-type="float" office:value="31" table:style-name="ce14">
            <text:p><text:s/>31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4" table:style-name="ce14">
            <text:p><text:s/>34</text:p>
          </table:table-cell>
          <table:table-cell office:value-type="float" office:value="67" table:style-name="ce14">
            <text:p><text:s/>67</text:p>
          </table:table-cell>
          <table:table-cell office:value-type="float" office:value="49" table:style-name="ce14">
            <text:p><text:s/>49</text:p>
          </table:table-cell>
          <table:table-cell office:value-type="float" office:value="89" table:style-name="ce14">
            <text:p><text:s/>89</text:p>
          </table:table-cell>
          <table:table-cell office:value-type="float" office:value="71" table:style-name="ce14">
            <text:p><text:s/>71</text:p>
          </table:table-cell>
          <table:table-cell office:value-type="float" office:value="37" table:style-name="ce14">
            <text:p><text:s/>37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53" table:style-name="ce14">
            <text:p><text:s/>253</text:p>
          </table:table-cell>
          <table:table-cell office:value-type="float" office:value="257" table:style-name="ce14">
            <text:p><text:s/>257</text:p>
          </table:table-cell>
          <table:table-cell office:value-type="float" office:value="296" table:style-name="ce14">
            <text:p><text:s/>296</text:p>
          </table:table-cell>
          <table:table-cell office:value-type="float" office:value="399" table:style-name="ce14">
            <text:p><text:s/>399</text:p>
          </table:table-cell>
          <table:table-cell office:value-type="float" office:value="625" table:style-name="ce14">
            <text:p><text:s/>625</text:p>
          </table:table-cell>
          <table:table-cell office:value-type="float" office:value="472" table:style-name="ce14">
            <text:p><text:s/>472</text:p>
          </table:table-cell>
          <table:table-cell office:value-type="float" office:value="2302" table:style-name="ce18">
            <text:p>2 3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4">
            <text:p><text:s/>34</text:p>
          </table:table-cell>
          <table:table-cell office:value-type="float" office:value="33" table:style-name="ce14">
            <text:p><text:s/>33</text:p>
          </table:table-cell>
          <table:table-cell office:value-type="float" office:value="67" table:style-name="ce14">
            <text:p><text:s/>67</text:p>
          </table:table-cell>
          <table:table-cell office:value-type="float" office:value="79" table:style-name="ce14">
            <text:p><text:s/>79</text:p>
          </table:table-cell>
          <table:table-cell office:value-type="float" office:value="47" table:style-name="ce14">
            <text:p><text:s/>47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17" table:style-name="ce14">
            <text:p><text:s/>17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42" table:style-name="ce14">
            <text:p><text:s/>42</text:p>
          </table:table-cell>
          <table:table-cell office:value-type="float" office:value="93" table:style-name="ce14">
            <text:p><text:s/>93</text:p>
          </table:table-cell>
          <table:table-cell office:value-type="float" office:value="93" table:style-name="ce14">
            <text:p><text:s/>93</text:p>
          </table:table-cell>
          <table:table-cell office:value-type="float" office:value="132" table:style-name="ce14">
            <text:p><text:s/>132</text:p>
          </table:table-cell>
          <table:table-cell office:value-type="float" office:value="207" table:style-name="ce14">
            <text:p><text:s/>207</text:p>
          </table:table-cell>
          <table:table-cell office:value-type="float" office:value="117" table:style-name="ce14">
            <text:p><text:s/>117</text:p>
          </table:table-cell>
          <table:table-cell office:value-type="float" office:value="684" table:style-name="ce18">
            <text:p><text:s/>6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1" table:style-name="ce14">
            <text:p><text:s/>11</text:p>
          </table:table-cell>
          <table:table-cell office:value-type="float" office:value="40" table:style-name="ce14">
            <text:p><text:s/>40</text:p>
          </table:table-cell>
          <table:table-cell office:value-type="float" office:value="34" table:style-name="ce14">
            <text:p><text:s/>34</text:p>
          </table:table-cell>
          <table:table-cell office:value-type="float" office:value="62" table:style-name="ce14">
            <text:p><text:s/>62</text:p>
          </table:table-cell>
          <table:table-cell office:value-type="float" office:value="61" table:style-name="ce14">
            <text:p><text:s/>61</text:p>
          </table:table-cell>
          <table:table-cell office:value-type="float" office:value="28" table:style-name="ce14">
            <text:p><text:s/>28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style-name="ce14">
            <text:p><text:s/>9</text:p>
          </table:table-cell>
          <table:table-cell office:value-type="float" office:value="70" table:style-name="ce18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58" table:style-name="ce14">
            <text:p><text:s/>158</text:p>
          </table:table-cell>
          <table:table-cell office:value-type="float" office:value="218" table:style-name="ce14">
            <text:p><text:s/>218</text:p>
          </table:table-cell>
          <table:table-cell office:value-type="float" office:value="170" table:style-name="ce14">
            <text:p><text:s/>170</text:p>
          </table:table-cell>
          <table:table-cell office:value-type="float" office:value="299" table:style-name="ce14">
            <text:p><text:s/>299</text:p>
          </table:table-cell>
          <table:table-cell office:value-type="float" office:value="409" table:style-name="ce14">
            <text:p><text:s/>409</text:p>
          </table:table-cell>
          <table:table-cell office:value-type="float" office:value="186" table:style-name="ce14">
            <text:p><text:s/>186</text:p>
          </table:table-cell>
          <table:table-cell office:value-type="float" office:value="1440" table:style-name="ce18">
            <text:p>1 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45" table:style-name="ce14">
            <text:p><text:s/>45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7" table:style-name="ce14">
            <text:p><text:s/>137</text:p>
          </table:table-cell>
          <table:table-cell office:value-type="float" office:value="43" table:style-name="ce14">
            <text:p><text:s/>43</text:p>
          </table:table-cell>
          <table:table-cell office:value-type="float" office:value="578" table:style-name="ce18">
            <text:p><text:s/>5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62" table:style-name="ce14">
            <text:p><text:s/>62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51" table:style-name="ce14">
            <text:p><text:s/>251</text:p>
          </table:table-cell>
          <table:table-cell office:value-type="float" office:value="299" table:style-name="ce14">
            <text:p><text:s/>299</text:p>
          </table:table-cell>
          <table:table-cell office:value-type="float" office:value="366" table:style-name="ce14">
            <text:p><text:s/>366</text:p>
          </table:table-cell>
          <table:table-cell office:value-type="float" office:value="586" table:style-name="ce14">
            <text:p><text:s/>586</text:p>
          </table:table-cell>
          <table:table-cell office:value-type="float" office:value="1034" table:style-name="ce14">
            <text:p>1 034</text:p>
          </table:table-cell>
          <table:table-cell office:value-type="float" office:value="1093" table:style-name="ce14">
            <text:p>1 093</text:p>
          </table:table-cell>
          <table:table-cell office:value-type="float" office:value="3629" table:style-name="ce18">
            <text:p>3 6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25" table:style-name="ce14">
            <text:p><text:s/>25</text:p>
          </table:table-cell>
          <table:table-cell office:value-type="float" office:value="61" table:style-name="ce14">
            <text:p><text:s/>61</text:p>
          </table:table-cell>
          <table:table-cell office:value-type="float" office:value="80" table:style-name="ce14">
            <text:p><text:s/>80</text:p>
          </table:table-cell>
          <table:table-cell office:value-type="float" office:value="108" table:style-name="ce14">
            <text:p><text:s/>108</text:p>
          </table:table-cell>
          <table:table-cell office:value-type="float" office:value="341" table:style-name="ce18">
            <text:p><text:s/>3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4" table:style-name="ce14">
            <text:p><text:s/>94</text:p>
          </table:table-cell>
          <table:table-cell office:value-type="float" office:value="231" table:style-name="ce14">
            <text:p><text:s/>231</text:p>
          </table:table-cell>
          <table:table-cell office:value-type="float" office:value="193" table:style-name="ce14">
            <text:p><text:s/>193</text:p>
          </table:table-cell>
          <table:table-cell office:value-type="float" office:value="282" table:style-name="ce14">
            <text:p><text:s/>282</text:p>
          </table:table-cell>
          <table:table-cell office:value-type="float" office:value="372" table:style-name="ce14">
            <text:p><text:s/>372</text:p>
          </table:table-cell>
          <table:table-cell office:value-type="float" office:value="217" table:style-name="ce14">
            <text:p><text:s/>217</text:p>
          </table:table-cell>
          <table:table-cell office:value-type="float" office:value="1389" table:style-name="ce18">
            <text:p>1 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5" table:style-name="ce14">
            <text:p><text:s/>155</text:p>
          </table:table-cell>
          <table:table-cell office:value-type="float" office:value="89" table:style-name="ce14">
            <text:p><text:s/>89</text:p>
          </table:table-cell>
          <table:table-cell office:value-type="float" office:value="737" table:style-name="ce18">
            <text:p><text:s/>7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90" table:style-name="ce14">
            <text:p><text:s/>190</text:p>
          </table:table-cell>
          <table:table-cell office:value-type="float" office:value="235" table:style-name="ce14">
            <text:p><text:s/>235</text:p>
          </table:table-cell>
          <table:table-cell office:value-type="float" office:value="261" table:style-name="ce14">
            <text:p><text:s/>261</text:p>
          </table:table-cell>
          <table:table-cell office:value-type="float" office:value="447" table:style-name="ce14">
            <text:p><text:s/>447</text:p>
          </table:table-cell>
          <table:table-cell office:value-type="float" office:value="590" table:style-name="ce14">
            <text:p><text:s/>590</text:p>
          </table:table-cell>
          <table:table-cell office:value-type="float" office:value="304" table:style-name="ce14">
            <text:p><text:s/>304</text:p>
          </table:table-cell>
          <table:table-cell office:value-type="float" office:value="2027" table:style-name="ce18">
            <text:p>2 0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0" table:style-name="ce14">
            <text:p><text:s/>30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17" table:style-name="ce14">
            <text:p><text:s/>17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14" table:style-name="ce14">
            <text:p><text:s/>14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8" table:style-name="ce14">
            <text:p><text:s/>78</text:p>
          </table:table-cell>
          <table:table-cell office:value-type="float" office:value="192" table:style-name="ce14">
            <text:p><text:s/>192</text:p>
          </table:table-cell>
          <table:table-cell office:value-type="float" office:value="112" table:style-name="ce14">
            <text:p><text:s/>112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2" table:style-name="ce14">
            <text:p><text:s/>132</text:p>
          </table:table-cell>
          <table:table-cell office:value-type="float" office:value="73" table:style-name="ce14">
            <text:p><text:s/>73</text:p>
          </table:table-cell>
          <table:table-cell office:value-type="float" office:value="750" table:style-name="ce18">
            <text:p><text:s/>7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28" table:style-name="ce14">
            <text:p><text:s/>28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11" table:style-name="ce14">
            <text:p><text:s/>11</text:p>
          </table:table-cell>
          <table:table-cell office:value-type="float" office:value="122" table:style-name="ce18">
            <text:p><text:s/>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9" table:style-name="ce14">
            <text:p><text:s/>39</text:p>
          </table:table-cell>
          <table:table-cell office:value-type="float" office:value="73" table:style-name="ce14">
            <text:p><text:s/>73</text:p>
          </table:table-cell>
          <table:table-cell office:value-type="float" office:value="68" table:style-name="ce14">
            <text:p><text:s/>68</text:p>
          </table:table-cell>
          <table:table-cell office:value-type="float" office:value="98" table:style-name="ce14">
            <text:p><text:s/>98</text:p>
          </table:table-cell>
          <table:table-cell office:value-type="float" office:value="92" table:style-name="ce14">
            <text:p><text:s/>92</text:p>
          </table:table-cell>
          <table:table-cell office:value-type="float" office:value="43" table:style-name="ce14">
            <text:p><text:s/>43</text:p>
          </table:table-cell>
          <table:table-cell office:value-type="float" office:value="413" table:style-name="ce18">
            <text:p><text:s/>4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95" table:style-name="ce14">
            <text:p><text:s/>95</text:p>
          </table:table-cell>
          <table:table-cell office:value-type="float" office:value="177" table:style-name="ce14">
            <text:p><text:s/>177</text:p>
          </table:table-cell>
          <table:table-cell office:value-type="float" office:value="101" table:style-name="ce14">
            <text:p><text:s/>101</text:p>
          </table:table-cell>
          <table:table-cell office:value-type="float" office:value="273" table:style-name="ce14">
            <text:p><text:s/>273</text:p>
          </table:table-cell>
          <table:table-cell office:value-type="float" office:value="321" table:style-name="ce14">
            <text:p><text:s/>321</text:p>
          </table:table-cell>
          <table:table-cell office:value-type="float" office:value="229" table:style-name="ce14">
            <text:p><text:s/>229</text:p>
          </table:table-cell>
          <table:table-cell office:value-type="float" office:value="1196" table:style-name="ce18">
            <text:p>1 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3" table:style-name="ce14">
            <text:p><text:s/>73</text:p>
          </table:table-cell>
          <table:table-cell office:value-type="float" office:value="92" table:style-name="ce14">
            <text:p><text:s/>92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315" table:style-name="ce18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6" table:style-name="ce14">
            <text:p><text:s/>166</text:p>
          </table:table-cell>
          <table:table-cell office:value-type="float" office:value="195" table:style-name="ce14">
            <text:p><text:s/>195</text:p>
          </table:table-cell>
          <table:table-cell office:value-type="float" office:value="224" table:style-name="ce14">
            <text:p><text:s/>224</text:p>
          </table:table-cell>
          <table:table-cell office:value-type="float" office:value="265" table:style-name="ce14">
            <text:p><text:s/>265</text:p>
          </table:table-cell>
          <table:table-cell office:value-type="float" office:value="183" table:style-name="ce14">
            <text:p><text:s/>183</text:p>
          </table:table-cell>
          <table:table-cell office:value-type="float" office:value="1153" table:style-name="ce18">
            <text:p>1 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29" table:style-name="ce14">
            <text:p><text:s/>129</text:p>
          </table:table-cell>
          <table:table-cell office:value-type="float" office:value="289" table:style-name="ce14">
            <text:p><text:s/>289</text:p>
          </table:table-cell>
          <table:table-cell office:value-type="float" office:value="236" table:style-name="ce14">
            <text:p><text:s/>236</text:p>
          </table:table-cell>
          <table:table-cell office:value-type="float" office:value="471" table:style-name="ce14">
            <text:p><text:s/>471</text:p>
          </table:table-cell>
          <table:table-cell office:value-type="float" office:value="868" table:style-name="ce14">
            <text:p><text:s/>868</text:p>
          </table:table-cell>
          <table:table-cell office:value-type="float" office:value="524" table:style-name="ce14">
            <text:p><text:s/>524</text:p>
          </table:table-cell>
          <table:table-cell office:value-type="float" office:value="2517" table:style-name="ce18">
            <text:p>2 5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8" table:style-name="ce14">
            <text:p><text:s/>18</text:p>
          </table:table-cell>
          <table:table-cell office:value-type="float" office:value="43" table:style-name="ce14">
            <text:p><text:s/>43</text:p>
          </table:table-cell>
          <table:table-cell office:value-type="float" office:value="58" table:style-name="ce14">
            <text:p><text:s/>5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8" table:style-name="ce14">
            <text:p><text:s/>148</text:p>
          </table:table-cell>
          <table:table-cell office:value-type="float" office:value="55" table:style-name="ce14">
            <text:p><text:s/>55</text:p>
          </table:table-cell>
          <table:table-cell office:value-type="float" office:value="443" table:style-name="ce18">
            <text:p><text:s/>4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5" table:style-name="ce14">
            <text:p><text:s/>6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8" table:style-name="ce14">
            <text:p><text:s/>108</text:p>
          </table:table-cell>
          <table:table-cell office:value-type="float" office:value="50" table:style-name="ce14">
            <text:p><text:s/>50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5" table:style-name="ce14">
            <text:p><text:s/>6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32" table:style-name="ce14">
            <text:p><text:s/>132</text:p>
          </table:table-cell>
          <table:table-cell office:value-type="float" office:value="284" table:style-name="ce14">
            <text:p><text:s/>284</text:p>
          </table:table-cell>
          <table:table-cell office:value-type="float" office:value="400" table:style-name="ce14">
            <text:p><text:s/>400</text:p>
          </table:table-cell>
          <table:table-cell office:value-type="float" office:value="165" table:style-name="ce14">
            <text:p><text:s/>165</text:p>
          </table:table-cell>
          <table:table-cell office:value-type="float" office:value="1189" table:style-name="ce18">
            <text:p>1 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37" table:style-name="ce14">
            <text:p><text:s/>37</text:p>
          </table:table-cell>
          <table:table-cell office:value-type="float" office:value="93" table:style-name="ce14">
            <text:p><text:s/>93</text:p>
          </table:table-cell>
          <table:table-cell office:value-type="float" office:value="108" table:style-name="ce14">
            <text:p><text:s/>108</text:p>
          </table:table-cell>
          <table:table-cell office:value-type="float" office:value="72" table:style-name="ce14">
            <text:p><text:s/>72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56" table:style-name="ce18">
            <text:p><text:s/>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0" table:style-name="ce14">
            <text:p><text:s/>10</text:p>
          </table:table-cell>
          <table:table-cell office:value-type="float" office:value="51" table:style-name="ce14">
            <text:p><text:s/>51</text:p>
          </table:table-cell>
          <table:table-cell office:value-type="float" office:value="56" table:style-name="ce14">
            <text:p><text:s/>56</text:p>
          </table:table-cell>
          <table:table-cell office:value-type="float" office:value="62" table:style-name="ce14">
            <text:p><text:s/>62</text:p>
          </table:table-cell>
          <table:table-cell office:value-type="float" office:value="99" table:style-name="ce14">
            <text:p><text:s/>99</text:p>
          </table:table-cell>
          <table:table-cell office:value-type="float" office:value="47" table:style-name="ce14">
            <text:p><text:s/>47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56" table:style-name="ce14">
            <text:p><text:s/>56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1" table:style-name="ce14">
            <text:p><text:s/>41</text:p>
          </table:table-cell>
          <table:table-cell office:value-type="float" office:value="69" table:style-name="ce14">
            <text:p><text:s/>69</text:p>
          </table:table-cell>
          <table:table-cell office:value-type="float" office:value="85" table:style-name="ce14">
            <text:p><text:s/>85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4" table:style-name="ce14">
            <text:p><text:s/>164</text:p>
          </table:table-cell>
          <table:table-cell office:value-type="float" office:value="97" table:style-name="ce14">
            <text:p><text:s/>97</text:p>
          </table:table-cell>
          <table:table-cell office:value-type="float" office:value="573" table:style-name="ce18">
            <text:p><text:s/>5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4">
            <text:p><text:s/>30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27" table:style-name="ce14">
            <text:p><text:s/>27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34" table:style-name="ce14">
            <text:p><text:s/>34</text:p>
          </table:table-cell>
          <table:table-cell office:value-type="float" office:value="59" table:style-name="ce14">
            <text:p><text:s/>59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6" table:style-name="ce14">
            <text:p><text:s/>36</text:p>
          </table:table-cell>
          <table:table-cell office:value-type="float" office:value="69" table:style-name="ce14">
            <text:p><text:s/>69</text:p>
          </table:table-cell>
          <table:table-cell office:value-type="float" office:value="79" table:style-name="ce14">
            <text:p><text:s/>79</text:p>
          </table:table-cell>
          <table:table-cell office:value-type="float" office:value="82" table:style-name="ce14">
            <text:p><text:s/>82</text:p>
          </table:table-cell>
          <table:table-cell office:value-type="float" office:value="70" table:style-name="ce14">
            <text:p><text:s/>70</text:p>
          </table:table-cell>
          <table:table-cell office:value-type="float" office:value="36" table:style-name="ce14">
            <text:p><text:s/>36</text:p>
          </table:table-cell>
          <table:table-cell office:value-type="float" office:value="372" table:style-name="ce18">
            <text:p><text:s/>3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0" table:style-name="ce14">
            <text:p><text:s/>10</text:p>
          </table:table-cell>
          <table:table-cell office:value-type="float" office:value="72" table:style-name="ce14">
            <text:p><text:s/>72</text:p>
          </table:table-cell>
          <table:table-cell office:value-type="float" office:value="34" table:style-name="ce14">
            <text:p><text:s/>34</text:p>
          </table:table-cell>
          <table:table-cell office:value-type="float" office:value="80" table:style-name="ce14">
            <text:p><text:s/>80</text:p>
          </table:table-cell>
          <table:table-cell office:value-type="float" office:value="97" table:style-name="ce14">
            <text:p><text:s/>97</text:p>
          </table:table-cell>
          <table:table-cell office:value-type="float" office:value="41" table:style-name="ce14">
            <text:p><text:s/>41</text:p>
          </table:table-cell>
          <table:table-cell office:value-type="float" office:value="334" table:style-name="ce18">
            <text:p><text:s/>3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8" table:style-name="ce14">
            <text:p><text:s/>58</text:p>
          </table:table-cell>
          <table:table-cell office:value-type="float" office:value="53" table:style-name="ce14">
            <text:p><text:s/>53</text:p>
          </table:table-cell>
          <table:table-cell office:value-type="float" office:value="79" table:style-name="ce14">
            <text:p><text:s/>79</text:p>
          </table:table-cell>
          <table:table-cell office:value-type="float" office:value="71" table:style-name="ce14">
            <text:p><text:s/>71</text:p>
          </table:table-cell>
          <table:table-cell office:value-type="float" office:value="138" table:style-name="ce14">
            <text:p><text:s/>138</text:p>
          </table:table-cell>
          <table:table-cell office:value-type="float" office:value="57" table:style-name="ce14">
            <text:p><text:s/>57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9" table:style-name="ce14">
            <text:p><text:s/>39</text:p>
          </table:table-cell>
          <table:table-cell office:value-type="float" office:value="75" table:style-name="ce14">
            <text:p><text:s/>75</text:p>
          </table:table-cell>
          <table:table-cell office:value-type="float" office:value="77" table:style-name="ce14">
            <text:p><text:s/>77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5" table:style-name="ce14">
            <text:p><text:s/>155</text:p>
          </table:table-cell>
          <table:table-cell office:value-type="float" office:value="83" table:style-name="ce14">
            <text:p><text:s/>83</text:p>
          </table:table-cell>
          <table:table-cell office:value-type="float" office:value="576" table:style-name="ce18">
            <text:p><text:s/>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6" table:style-name="ce14">
            <text:p><text:s/>166</text:p>
          </table:table-cell>
          <table:table-cell office:value-type="float" office:value="268" table:style-name="ce14">
            <text:p><text:s/>268</text:p>
          </table:table-cell>
          <table:table-cell office:value-type="float" office:value="201" table:style-name="ce14">
            <text:p><text:s/>201</text:p>
          </table:table-cell>
          <table:table-cell office:value-type="float" office:value="331" table:style-name="ce14">
            <text:p><text:s/>331</text:p>
          </table:table-cell>
          <table:table-cell office:value-type="float" office:value="437" table:style-name="ce14">
            <text:p><text:s/>437</text:p>
          </table:table-cell>
          <table:table-cell office:value-type="float" office:value="244" table:style-name="ce14">
            <text:p><text:s/>244</text:p>
          </table:table-cell>
          <table:table-cell office:value-type="float" office:value="1647" table:style-name="ce18">
            <text:p>1 6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10" table:style-name="ce14">
            <text:p><text:s/>10</text:p>
          </table:table-cell>
          <table:table-cell office:value-type="float" office:value="104" table:style-name="ce18">
            <text:p><text:s/>1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4">
            <text:p><text:s/>42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29" table:style-name="ce14">
            <text:p><text:s/>29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2" table:style-name="ce14">
            <text:p><text:s/>22</text:p>
          </table:table-cell>
          <table:table-cell office:value-type="float" office:value="51" table:style-name="ce14">
            <text:p><text:s/>51</text:p>
          </table:table-cell>
          <table:table-cell office:value-type="float" office:value="51" table:style-name="ce14">
            <text:p><text:s/>51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style-name="ce14">
            <text:p><text:s/>30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10" table:style-name="ce14">
            <text:p><text:s/>10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18" table:style-name="ce14">
            <text:p><text:s/>18</text:p>
          </table:table-cell>
          <table:table-cell office:value-type="float" office:value="91" table:style-name="ce18">
            <text:p><text:s/>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style-name="ce14">
            <text:p><text:s/>29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1" table:style-name="ce14">
            <text:p><text:s/>61</text:p>
          </table:table-cell>
          <table:table-cell office:value-type="float" office:value="143" table:style-name="ce14">
            <text:p><text:s/>143</text:p>
          </table:table-cell>
          <table:table-cell office:value-type="float" office:value="99" table:style-name="ce14">
            <text:p><text:s/>99</text:p>
          </table:table-cell>
          <table:table-cell office:value-type="float" office:value="196" table:style-name="ce14">
            <text:p><text:s/>196</text:p>
          </table:table-cell>
          <table:table-cell office:value-type="float" office:value="248" table:style-name="ce14">
            <text:p><text:s/>248</text:p>
          </table:table-cell>
          <table:table-cell office:value-type="float" office:value="152" table:style-name="ce14">
            <text:p><text:s/>152</text:p>
          </table:table-cell>
          <table:table-cell office:value-type="float" office:value="899" table:style-name="ce18">
            <text:p><text:s/>8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style-name="ce14">
            <text:p><text:s/>51</text:p>
          </table:table-cell>
          <table:table-cell office:value-type="float" office:value="51" table:style-name="ce14">
            <text:p><text:s/>51</text:p>
          </table:table-cell>
          <table:table-cell office:value-type="float" office:value="91" table:style-name="ce14">
            <text:p><text:s/>91</text:p>
          </table:table-cell>
          <table:table-cell office:value-type="float" office:value="118" table:style-name="ce14">
            <text:p><text:s/>118</text:p>
          </table:table-cell>
          <table:table-cell office:value-type="float" office:value="58" table:style-name="ce14">
            <text:p><text:s/>58</text:p>
          </table:table-cell>
          <table:table-cell office:value-type="float" office:value="405" table:style-name="ce18">
            <text:p><text:s/>4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4">
            <text:p><text:s/>36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3" table:style-name="ce14">
            <text:p><text:s/>53</text:p>
          </table:table-cell>
          <table:table-cell office:value-type="float" office:value="70" table:style-name="ce14">
            <text:p><text:s/>70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29" table:style-name="ce14">
            <text:p><text:s/>29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63" table:style-name="ce14">
            <text:p><text:s/>63</text:p>
          </table:table-cell>
          <table:table-cell office:value-type="float" office:value="86" table:style-name="ce14">
            <text:p><text:s/>86</text:p>
          </table:table-cell>
          <table:table-cell office:value-type="float" office:value="43" table:style-name="ce14">
            <text:p><text:s/>43</text:p>
          </table:table-cell>
          <table:table-cell office:value-type="float" office:value="289" table:style-name="ce18">
            <text:p><text:s/>2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8" table:style-name="ce14">
            <text:p><text:s/>28</text:p>
          </table:table-cell>
          <table:table-cell office:value-type="float" office:value="92" table:style-name="ce14">
            <text:p><text:s/>92</text:p>
          </table:table-cell>
          <table:table-cell office:value-type="float" office:value="72" table:style-name="ce14">
            <text:p><text:s/>72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2" table:style-name="ce14">
            <text:p><text:s/>212</text:p>
          </table:table-cell>
          <table:table-cell office:value-type="float" office:value="57" table:style-name="ce14">
            <text:p><text:s/>57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0" table:style-name="ce14">
            <text:p><text:s/>40</text:p>
          </table:table-cell>
          <table:table-cell office:value-type="float" office:value="95" table:style-name="ce14">
            <text:p><text:s/>95</text:p>
          </table:table-cell>
          <table:table-cell office:value-type="float" office:value="79" table:style-name="ce14">
            <text:p><text:s/>79</text:p>
          </table:table-cell>
          <table:table-cell office:value-type="float" office:value="66" table:style-name="ce14">
            <text:p><text:s/>66</text:p>
          </table:table-cell>
          <table:table-cell office:value-type="float" office:value="92" table:style-name="ce14">
            <text:p><text:s/>92</text:p>
          </table:table-cell>
          <table:table-cell office:value-type="float" office:value="43" table:style-name="ce14">
            <text:p><text:s/>43</text:p>
          </table:table-cell>
          <table:table-cell office:value-type="float" office:value="415" table:style-name="ce18">
            <text:p><text:s/>4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4" table:style-name="ce14">
            <text:p><text:s/>44</text:p>
          </table:table-cell>
          <table:table-cell office:value-type="float" office:value="98" table:style-name="ce14">
            <text:p><text:s/>98</text:p>
          </table:table-cell>
          <table:table-cell office:value-type="float" office:value="100" table:style-name="ce14">
            <text:p><text:s/>100</text:p>
          </table:table-cell>
          <table:table-cell office:value-type="float" office:value="129" table:style-name="ce14">
            <text:p><text:s/>129</text:p>
          </table:table-cell>
          <table:table-cell office:value-type="float" office:value="166" table:style-name="ce14">
            <text:p><text:s/>166</text:p>
          </table:table-cell>
          <table:table-cell office:value-type="float" office:value="77" table:style-name="ce14">
            <text:p><text:s/>77</text:p>
          </table:table-cell>
          <table:table-cell office:value-type="float" office:value="614" table:style-name="ce18">
            <text:p><text:s/>6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3" table:style-name="ce14">
            <text:p><text:s/>3</text:p>
          </table:table-cell>
          <table:table-cell office:value-type="float" office:value="40" table:style-name="ce14">
            <text:p><text:s/>40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63" table:style-name="ce14">
            <text:p><text:s/>63</text:p>
          </table:table-cell>
          <table:table-cell office:value-type="float" office:value="28" table:style-name="ce14">
            <text:p><text:s/>28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" table:style-name="ce14">
            <text:p><text:s/>19</text:p>
          </table:table-cell>
          <table:table-cell office:value-type="float" office:value="82" table:style-name="ce14">
            <text:p><text:s/>82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96" table:style-name="ce14">
            <text:p><text:s/>96</text:p>
          </table:table-cell>
          <table:table-cell office:value-type="float" office:value="54" table:style-name="ce14">
            <text:p><text:s/>54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8" table:style-name="ce14">
            <text:p><text:s/>28</text:p>
          </table:table-cell>
          <table:table-cell office:value-type="float" office:value="71" table:style-name="ce14">
            <text:p><text:s/>71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88" table:style-name="ce14">
            <text:p><text:s/>88</text:p>
          </table:table-cell>
          <table:table-cell office:value-type="float" office:value="21" table:style-name="ce14">
            <text:p><text:s/>21</text:p>
          </table:table-cell>
          <table:table-cell office:value-type="float" office:value="339" table:style-name="ce18">
            <text:p><text:s/>3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2" table:style-name="ce14">
            <text:p><text:s/>32</text:p>
          </table:table-cell>
          <table:table-cell office:value-type="float" office:value="86" table:style-name="ce14">
            <text:p><text:s/>86</text:p>
          </table:table-cell>
          <table:table-cell office:value-type="float" office:value="71" table:style-name="ce14">
            <text:p><text:s/>71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1" table:style-name="ce14">
            <text:p><text:s/>131</text:p>
          </table:table-cell>
          <table:table-cell office:value-type="float" office:value="78" table:style-name="ce14">
            <text:p><text:s/>78</text:p>
          </table:table-cell>
          <table:table-cell office:value-type="float" office:value="501" table:style-name="ce18">
            <text:p><text:s/>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9" table:style-name="ce14">
            <text:p><text:s/>9</text:p>
          </table:table-cell>
          <table:table-cell office:value-type="float" office:value="28" table:style-name="ce14">
            <text:p><text:s/>28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33" table:style-name="ce14">
            <text:p><text:s/>33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4" table:style-name="ce14">
            <text:p><text:s/>64</text:p>
          </table:table-cell>
          <table:table-cell office:value-type="float" office:value="70" table:style-name="ce14">
            <text:p><text:s/>70</text:p>
          </table:table-cell>
          <table:table-cell office:value-type="float" office:value="66" table:style-name="ce14">
            <text:p><text:s/>66</text:p>
          </table:table-cell>
          <table:table-cell office:value-type="float" office:value="78" table:style-name="ce14">
            <text:p><text:s/>78</text:p>
          </table:table-cell>
          <table:table-cell office:value-type="float" office:value="93" table:style-name="ce14">
            <text:p><text:s/>93</text:p>
          </table:table-cell>
          <table:table-cell office:value-type="float" office:value="84" table:style-name="ce14">
            <text:p><text:s/>84</text:p>
          </table:table-cell>
          <table:table-cell office:value-type="float" office:value="455" table:style-name="ce18">
            <text:p><text:s/>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2" table:style-name="ce14">
            <text:p><text:s/>22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50" table:style-name="ce14">
            <text:p><text:s/>50</text:p>
          </table:table-cell>
          <table:table-cell office:value-type="float" office:value="54" table:style-name="ce14">
            <text:p><text:s/>54</text:p>
          </table:table-cell>
          <table:table-cell office:value-type="float" office:value="18" table:style-name="ce14">
            <text:p><text:s/>18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office:value-type="float" office:value="61" table:style-name="ce14">
            <text:p><text:s/>61</text:p>
          </table:table-cell>
          <table:table-cell office:value-type="float" office:value="23" table:style-name="ce14">
            <text:p><text:s/>23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style-name="ce14">
            <text:p><text:s/>5</text:p>
          </table:table-cell>
          <table:table-cell office:value-type="float" office:value="64" table:style-name="ce18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10" table:style-name="ce14">
            <text:p><text:s/>210</text:p>
          </table:table-cell>
          <table:table-cell office:value-type="float" office:value="334" table:style-name="ce14">
            <text:p><text:s/>334</text:p>
          </table:table-cell>
          <table:table-cell office:value-type="float" office:value="319" table:style-name="ce14">
            <text:p><text:s/>319</text:p>
          </table:table-cell>
          <table:table-cell office:value-type="float" office:value="494" table:style-name="ce14">
            <text:p><text:s/>494</text:p>
          </table:table-cell>
          <table:table-cell office:value-type="float" office:value="889" table:style-name="ce14">
            <text:p><text:s/>889</text:p>
          </table:table-cell>
          <table:table-cell office:value-type="float" office:value="560" table:style-name="ce14">
            <text:p><text:s/>560</text:p>
          </table:table-cell>
          <table:table-cell office:value-type="float" office:value="2806" table:style-name="ce18">
            <text:p>2 8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6" table:style-name="ce14">
            <text:p><text:s/>16</text:p>
          </table:table-cell>
          <table:table-cell office:value-type="float" office:value="67" table:style-name="ce14">
            <text:p><text:s/>67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office:value-type="float" office:value="77" table:style-name="ce14">
            <text:p><text:s/>77</text:p>
          </table:table-cell>
          <table:table-cell office:value-type="float" office:value="40" table:style-name="ce14">
            <text:p><text:s/>40</text:p>
          </table:table-cell>
          <table:table-cell office:value-type="float" office:value="303" table:style-name="ce18">
            <text:p><text:s/>30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383" table:style-name="ce18">
            <text:p>3 383</text:p>
          </table:table-cell>
          <table:table-cell office:value-type="float" office:value="6174" table:style-name="ce18">
            <text:p>6 174</text:p>
          </table:table-cell>
          <table:table-cell office:value-type="float" office:value="5443" table:style-name="ce18">
            <text:p>5 443</text:p>
          </table:table-cell>
          <table:table-cell office:value-type="float" office:value="8210" table:style-name="ce18">
            <text:p>8 210</text:p>
          </table:table-cell>
          <table:table-cell office:value-type="float" office:value="11511" table:style-name="ce18">
            <text:p>11 511</text:p>
          </table:table-cell>
          <table:table-cell office:value-type="float" office:value="6957" table:style-name="ce18">
            <text:p>6 957</text:p>
          </table:table-cell>
          <table:table-cell office:value-type="float" office:value="41678" table:style-name="ce18">
            <text:p>41 6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3" table:style-name="ce14">
            <text:p><text:s/>83</text:p>
          </table:table-cell>
          <table:table-cell office:value-type="float" office:value="172" table:style-name="ce14">
            <text:p><text:s/>172</text:p>
          </table:table-cell>
          <table:table-cell office:value-type="float" office:value="204" table:style-name="ce14">
            <text:p><text:s/>204</text:p>
          </table:table-cell>
          <table:table-cell office:value-type="float" office:value="377" table:style-name="ce14">
            <text:p><text:s/>377</text:p>
          </table:table-cell>
          <table:table-cell office:value-type="float" office:value="452" table:style-name="ce14">
            <text:p><text:s/>452</text:p>
          </table:table-cell>
          <table:table-cell office:value-type="float" office:value="163" table:style-name="ce14">
            <text:p><text:s/>163</text:p>
          </table:table-cell>
          <table:table-cell office:value-type="float" office:value="1451" table:style-name="ce18">
            <text:p>1 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37" table:style-name="ce14">
            <text:p><text:s/>37</text:p>
          </table:table-cell>
          <table:table-cell office:value-type="float" office:value="35" table:style-name="ce14">
            <text:p><text:s/>35</text:p>
          </table:table-cell>
          <table:table-cell office:value-type="float" office:value="70" table:style-name="ce14">
            <text:p><text:s/>70</text:p>
          </table:table-cell>
          <table:table-cell office:value-type="float" office:value="35" table:style-name="ce14">
            <text:p><text:s/>35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4" table:style-name="ce14">
            <text:p><text:s/>4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17" table:style-name="ce14">
            <text:p><text:s/>117</text:p>
          </table:table-cell>
          <table:table-cell office:value-type="float" office:value="221" table:style-name="ce14">
            <text:p><text:s/>221</text:p>
          </table:table-cell>
          <table:table-cell office:value-type="float" office:value="299" table:style-name="ce14">
            <text:p><text:s/>299</text:p>
          </table:table-cell>
          <table:table-cell office:value-type="float" office:value="133" table:style-name="ce14">
            <text:p><text:s/>133</text:p>
          </table:table-cell>
          <table:table-cell office:value-type="float" office:value="948" table:style-name="ce18">
            <text:p><text:s/>9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2" table:style-name="ce14">
            <text:p><text:s/>12</text:p>
          </table:table-cell>
          <table:table-cell office:value-type="float" office:value="54" table:style-name="ce14">
            <text:p><text:s/>54</text:p>
          </table:table-cell>
          <table:table-cell office:value-type="float" office:value="46" table:style-name="ce14">
            <text:p><text:s/>46</text:p>
          </table:table-cell>
          <table:table-cell office:value-type="float" office:value="83" table:style-name="ce14">
            <text:p><text:s/>83</text:p>
          </table:table-cell>
          <table:table-cell office:value-type="float" office:value="118" table:style-name="ce14">
            <text:p><text:s/>118</text:p>
          </table:table-cell>
          <table:table-cell office:value-type="float" office:value="69" table:style-name="ce14">
            <text:p><text:s/>69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4" table:style-name="ce14">
            <text:p><text:s/>34</text:p>
          </table:table-cell>
          <table:table-cell office:value-type="float" office:value="145" table:style-name="ce14">
            <text:p><text:s/>145</text:p>
          </table:table-cell>
          <table:table-cell office:value-type="float" office:value="141" table:style-name="ce14">
            <text:p><text:s/>141</text:p>
          </table:table-cell>
          <table:table-cell office:value-type="float" office:value="237" table:style-name="ce14">
            <text:p><text:s/>237</text:p>
          </table:table-cell>
          <table:table-cell office:value-type="float" office:value="336" table:style-name="ce14">
            <text:p><text:s/>336</text:p>
          </table:table-cell>
          <table:table-cell office:value-type="float" office:value="94" table:style-name="ce14">
            <text:p><text:s/>94</text:p>
          </table:table-cell>
          <table:table-cell office:value-type="float" office:value="987" table:style-name="ce18">
            <text:p><text:s/>9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80" table:style-name="ce14">
            <text:p><text:s/>280</text:p>
          </table:table-cell>
          <table:table-cell office:value-type="float" office:value="590" table:style-name="ce14">
            <text:p><text:s/>590</text:p>
          </table:table-cell>
          <table:table-cell office:value-type="float" office:value="697" table:style-name="ce14">
            <text:p><text:s/>697</text:p>
          </table:table-cell>
          <table:table-cell office:value-type="float" office:value="968" table:style-name="ce14">
            <text:p><text:s/>968</text:p>
          </table:table-cell>
          <table:table-cell office:value-type="float" office:value="1465" table:style-name="ce14">
            <text:p>1 465</text:p>
          </table:table-cell>
          <table:table-cell office:value-type="float" office:value="635" table:style-name="ce14">
            <text:p><text:s/>635</text:p>
          </table:table-cell>
          <table:table-cell office:value-type="float" office:value="4635" table:style-name="ce18">
            <text:p>4 6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7" table:style-name="ce14">
            <text:p><text:s/>37</text:p>
          </table:table-cell>
          <table:table-cell office:value-type="float" office:value="90" table:style-name="ce14">
            <text:p><text:s/>90</text:p>
          </table:table-cell>
          <table:table-cell office:value-type="float" office:value="81" table:style-name="ce14">
            <text:p><text:s/>81</text:p>
          </table:table-cell>
          <table:table-cell office:value-type="float" office:value="103" table:style-name="ce14">
            <text:p><text:s/>103</text:p>
          </table:table-cell>
          <table:table-cell office:value-type="float" office:value="118" table:style-name="ce14">
            <text:p><text:s/>118</text:p>
          </table:table-cell>
          <table:table-cell office:value-type="float" office:value="66" table:style-name="ce14">
            <text:p><text:s/>66</text:p>
          </table:table-cell>
          <table:table-cell office:value-type="float" office:value="495" table:style-name="ce18">
            <text:p><text:s/>4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71" table:style-name="ce14">
            <text:p><text:s/>471</text:p>
          </table:table-cell>
          <table:table-cell office:value-type="float" office:value="414" table:style-name="ce14">
            <text:p><text:s/>414</text:p>
          </table:table-cell>
          <table:table-cell office:value-type="float" office:value="373" table:style-name="ce14">
            <text:p><text:s/>373</text:p>
          </table:table-cell>
          <table:table-cell office:value-type="float" office:value="650" table:style-name="ce14">
            <text:p><text:s/>650</text:p>
          </table:table-cell>
          <table:table-cell office:value-type="float" office:value="1273" table:style-name="ce14">
            <text:p>1 273</text:p>
          </table:table-cell>
          <table:table-cell office:value-type="float" office:value="602" table:style-name="ce14">
            <text:p><text:s/>602</text:p>
          </table:table-cell>
          <table:table-cell office:value-type="float" office:value="3783" table:style-name="ce18">
            <text:p>3 7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74" table:style-name="ce14">
            <text:p><text:s/>74</text:p>
          </table:table-cell>
          <table:table-cell office:value-type="float" office:value="43" table:style-name="ce14">
            <text:p><text:s/>43</text:p>
          </table:table-cell>
          <table:table-cell office:value-type="float" office:value="242" table:style-name="ce18">
            <text:p><text:s/>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0" table:style-name="ce14">
            <text:p><text:s/>40</text:p>
          </table:table-cell>
          <table:table-cell office:value-type="float" office:value="75" table:style-name="ce14">
            <text:p><text:s/>75</text:p>
          </table:table-cell>
          <table:table-cell office:value-type="float" office:value="56" table:style-name="ce14">
            <text:p><text:s/>56</text:p>
          </table:table-cell>
          <table:table-cell office:value-type="float" office:value="92" table:style-name="ce14">
            <text:p><text:s/>92</text:p>
          </table:table-cell>
          <table:table-cell office:value-type="float" office:value="111" table:style-name="ce14">
            <text:p><text:s/>111</text:p>
          </table:table-cell>
          <table:table-cell office:value-type="float" office:value="45" table:style-name="ce14">
            <text:p><text:s/>45</text:p>
          </table:table-cell>
          <table:table-cell office:value-type="float" office:value="419" table:style-name="ce18">
            <text:p><text:s/>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23" table:style-name="ce14">
            <text:p><text:s/>223</text:p>
          </table:table-cell>
          <table:table-cell office:value-type="float" office:value="374" table:style-name="ce14">
            <text:p><text:s/>374</text:p>
          </table:table-cell>
          <table:table-cell office:value-type="float" office:value="469" table:style-name="ce14">
            <text:p><text:s/>469</text:p>
          </table:table-cell>
          <table:table-cell office:value-type="float" office:value="583" table:style-name="ce14">
            <text:p><text:s/>583</text:p>
          </table:table-cell>
          <table:table-cell office:value-type="float" office:value="820" table:style-name="ce14">
            <text:p><text:s/>820</text:p>
          </table:table-cell>
          <table:table-cell office:value-type="float" office:value="247" table:style-name="ce14">
            <text:p><text:s/>247</text:p>
          </table:table-cell>
          <table:table-cell office:value-type="float" office:value="2716" table:style-name="ce18">
            <text:p>2 7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6" table:style-name="ce14">
            <text:p><text:s/>86</text:p>
          </table:table-cell>
          <table:table-cell office:value-type="float" office:value="159" table:style-name="ce14">
            <text:p><text:s/>159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8" table:style-name="ce14">
            <text:p><text:s/>208</text:p>
          </table:table-cell>
          <table:table-cell office:value-type="float" office:value="280" table:style-name="ce14">
            <text:p><text:s/>280</text:p>
          </table:table-cell>
          <table:table-cell office:value-type="float" office:value="76" table:style-name="ce14">
            <text:p><text:s/>76</text:p>
          </table:table-cell>
          <table:table-cell office:value-type="float" office:value="967" table:style-name="ce18">
            <text:p><text:s/>9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" table:style-name="ce14">
            <text:p><text:s/>8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53" table:style-name="ce14">
            <text:p><text:s/>53</text:p>
          </table:table-cell>
          <table:table-cell office:value-type="float" office:value="21" table:style-name="ce14">
            <text:p><text:s/>21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5" table:style-name="ce14">
            <text:p><text:s/>15</text:p>
          </table:table-cell>
          <table:table-cell office:value-type="float" office:value="47" table:style-name="ce14">
            <text:p><text:s/>47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office:value-type="float" office:value="21" table:style-name="ce14">
            <text:p><text:s/>21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1" table:style-name="ce14">
            <text:p><text:s/>31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1" table:style-name="ce14">
            <text:p><text:s/>121</text:p>
          </table:table-cell>
          <table:table-cell office:value-type="float" office:value="262" table:style-name="ce14">
            <text:p><text:s/>262</text:p>
          </table:table-cell>
          <table:table-cell office:value-type="float" office:value="354" table:style-name="ce14">
            <text:p><text:s/>354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57" table:style-name="ce18">
            <text:p>1 0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9" table:style-name="ce14">
            <text:p><text:s/>19</text:p>
          </table:table-cell>
          <table:table-cell office:value-type="float" office:value="61" table:style-name="ce14">
            <text:p><text:s/>61</text:p>
          </table:table-cell>
          <table:table-cell office:value-type="float" office:value="58" table:style-name="ce14">
            <text:p><text:s/>5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7" table:style-name="ce14">
            <text:p><text:s/>127</text:p>
          </table:table-cell>
          <table:table-cell office:value-type="float" office:value="63" table:style-name="ce14">
            <text:p><text:s/>63</text:p>
          </table:table-cell>
          <table:table-cell office:value-type="float" office:value="434" table:style-name="ce18">
            <text:p><text:s/>4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187" table:style-name="ce14">
            <text:p><text:s/>187</text:p>
          </table:table-cell>
          <table:table-cell office:value-type="float" office:value="421" table:style-name="ce14">
            <text:p><text:s/>421</text:p>
          </table:table-cell>
          <table:table-cell office:value-type="float" office:value="522" table:style-name="ce14">
            <text:p><text:s/>522</text:p>
          </table:table-cell>
          <table:table-cell office:value-type="float" office:value="1009" table:style-name="ce14">
            <text:p>1 009</text:p>
          </table:table-cell>
          <table:table-cell office:value-type="float" office:value="2065" table:style-name="ce14">
            <text:p>2 065</text:p>
          </table:table-cell>
          <table:table-cell office:value-type="float" office:value="1188" table:style-name="ce14">
            <text:p>1 188</text:p>
          </table:table-cell>
          <table:table-cell office:value-type="float" office:value="5392" table:style-name="ce18">
            <text:p>5 3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31" table:style-name="ce14">
            <text:p><text:s/>31</text:p>
          </table:table-cell>
          <table:table-cell office:value-type="float" office:value="59" table:style-name="ce14">
            <text:p><text:s/>59</text:p>
          </table:table-cell>
          <table:table-cell office:value-type="float" office:value="38" table:style-name="ce14">
            <text:p><text:s/>38</text:p>
          </table:table-cell>
          <table:table-cell office:value-type="float" office:value="16" table:style-name="ce14">
            <text:p><text:s/>16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17" table:style-name="ce14">
            <text:p><text:s/>17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9" table:style-name="ce14">
            <text:p><text:s/>89</text:p>
          </table:table-cell>
          <table:table-cell office:value-type="float" office:value="172" table:style-name="ce14">
            <text:p><text:s/>172</text:p>
          </table:table-cell>
          <table:table-cell office:value-type="float" office:value="105" table:style-name="ce14">
            <text:p><text:s/>105</text:p>
          </table:table-cell>
          <table:table-cell office:value-type="float" office:value="80" table:style-name="ce14">
            <text:p><text:s/>80</text:p>
          </table:table-cell>
          <table:table-cell office:value-type="float" office:value="94" table:style-name="ce14">
            <text:p><text:s/>94</text:p>
          </table:table-cell>
          <table:table-cell office:value-type="float" office:value="41" table:style-name="ce14">
            <text:p><text:s/>41</text:p>
          </table:table-cell>
          <table:table-cell office:value-type="float" office:value="581" table:style-name="ce18">
            <text:p><text:s/>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51" table:style-name="ce14">
            <text:p><text:s/>51</text:p>
          </table:table-cell>
          <table:table-cell office:value-type="float" office:value="93" table:style-name="ce14">
            <text:p><text:s/>93</text:p>
          </table:table-cell>
          <table:table-cell office:value-type="float" office:value="138" table:style-name="ce14">
            <text:p><text:s/>138</text:p>
          </table:table-cell>
          <table:table-cell office:value-type="float" office:value="81" table:style-name="ce14">
            <text:p><text:s/>81</text:p>
          </table:table-cell>
          <table:table-cell office:value-type="float" office:value="424" table:style-name="ce18">
            <text:p><text:s/>4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4">
            <text:p><text:s/>43</text:p>
          </table:table-cell>
          <table:table-cell office:value-type="float" office:value="13" table:style-name="ce14">
            <text:p><text:s/>13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10" table:style-name="ce14">
            <text:p><text:s/>10</text:p>
          </table:table-cell>
          <table:table-cell office:value-type="float" office:value="75" table:style-name="ce18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047" table:style-name="ce14">
            <text:p>2 047</text:p>
          </table:table-cell>
          <table:table-cell office:value-type="float" office:value="1767" table:style-name="ce14">
            <text:p>1 767</text:p>
          </table:table-cell>
          <table:table-cell office:value-type="float" office:value="1362" table:style-name="ce14">
            <text:p>1 362</text:p>
          </table:table-cell>
          <table:table-cell office:value-type="float" office:value="2085" table:style-name="ce14">
            <text:p>2 085</text:p>
          </table:table-cell>
          <table:table-cell office:value-type="float" office:value="3939" table:style-name="ce14">
            <text:p>3 939</text:p>
          </table:table-cell>
          <table:table-cell office:value-type="float" office:value="3646" table:style-name="ce14">
            <text:p>3 646</text:p>
          </table:table-cell>
          <table:table-cell office:value-type="float" office:value="14846" table:style-name="ce18">
            <text:p>14 8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23" table:style-name="ce14">
            <text:p><text:s/>423</text:p>
          </table:table-cell>
          <table:table-cell office:value-type="float" office:value="749" table:style-name="ce14">
            <text:p><text:s/>749</text:p>
          </table:table-cell>
          <table:table-cell office:value-type="float" office:value="833" table:style-name="ce14">
            <text:p><text:s/>833</text:p>
          </table:table-cell>
          <table:table-cell office:value-type="float" office:value="944" table:style-name="ce14">
            <text:p><text:s/>944</text:p>
          </table:table-cell>
          <table:table-cell office:value-type="float" office:value="1533" table:style-name="ce14">
            <text:p>1 533</text:p>
          </table:table-cell>
          <table:table-cell office:value-type="float" office:value="592" table:style-name="ce14">
            <text:p><text:s/>592</text:p>
          </table:table-cell>
          <table:table-cell office:value-type="float" office:value="5074" table:style-name="ce18">
            <text:p>5 0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9" table:style-name="ce14">
            <text:p><text:s/>29</text:p>
          </table:table-cell>
          <table:table-cell office:value-type="float" office:value="69" table:style-name="ce14">
            <text:p><text:s/>69</text:p>
          </table:table-cell>
          <table:table-cell office:value-type="float" office:value="77" table:style-name="ce14">
            <text:p><text:s/>77</text:p>
          </table:table-cell>
          <table:table-cell office:value-type="float" office:value="132" table:style-name="ce14">
            <text:p><text:s/>132</text:p>
          </table:table-cell>
          <table:table-cell office:value-type="float" office:value="193" table:style-name="ce14">
            <text:p><text:s/>193</text:p>
          </table:table-cell>
          <table:table-cell office:value-type="float" office:value="66" table:style-name="ce14">
            <text:p><text:s/>66</text:p>
          </table:table-cell>
          <table:table-cell office:value-type="float" office:value="566" table:style-name="ce18">
            <text:p><text:s/>5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4">
            <text:p><text:s/>29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48" table:style-name="ce14">
            <text:p><text:s/>48</text:p>
          </table:table-cell>
          <table:table-cell office:value-type="float" office:value="20" table:style-name="ce14">
            <text:p><text:s/>20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48" table:style-name="ce14">
            <text:p><text:s/>4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9" table:style-name="ce14">
            <text:p><text:s/>179</text:p>
          </table:table-cell>
          <table:table-cell office:value-type="float" office:value="258" table:style-name="ce14">
            <text:p><text:s/>258</text:p>
          </table:table-cell>
          <table:table-cell office:value-type="float" office:value="477" table:style-name="ce14">
            <text:p><text:s/>477</text:p>
          </table:table-cell>
          <table:table-cell office:value-type="float" office:value="315" table:style-name="ce14">
            <text:p><text:s/>315</text:p>
          </table:table-cell>
          <table:table-cell office:value-type="float" office:value="1391" table:style-name="ce18">
            <text:p>1 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53" table:style-name="ce14">
            <text:p><text:s/>153</text:p>
          </table:table-cell>
          <table:table-cell office:value-type="float" office:value="398" table:style-name="ce14">
            <text:p><text:s/>398</text:p>
          </table:table-cell>
          <table:table-cell office:value-type="float" office:value="409" table:style-name="ce14">
            <text:p><text:s/>409</text:p>
          </table:table-cell>
          <table:table-cell office:value-type="float" office:value="599" table:style-name="ce14">
            <text:p><text:s/>599</text:p>
          </table:table-cell>
          <table:table-cell office:value-type="float" office:value="630" table:style-name="ce14">
            <text:p><text:s/>630</text:p>
          </table:table-cell>
          <table:table-cell office:value-type="float" office:value="151" table:style-name="ce14">
            <text:p><text:s/>151</text:p>
          </table:table-cell>
          <table:table-cell office:value-type="float" office:value="2340" table:style-name="ce18">
            <text:p>2 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64" table:style-name="ce14">
            <text:p><text:s/>164</text:p>
          </table:table-cell>
          <table:table-cell office:value-type="float" office:value="273" table:style-name="ce14">
            <text:p><text:s/>273</text:p>
          </table:table-cell>
          <table:table-cell office:value-type="float" office:value="261" table:style-name="ce14">
            <text:p><text:s/>261</text:p>
          </table:table-cell>
          <table:table-cell office:value-type="float" office:value="368" table:style-name="ce14">
            <text:p><text:s/>368</text:p>
          </table:table-cell>
          <table:table-cell office:value-type="float" office:value="552" table:style-name="ce14">
            <text:p><text:s/>552</text:p>
          </table:table-cell>
          <table:table-cell office:value-type="float" office:value="196" table:style-name="ce14">
            <text:p><text:s/>196</text:p>
          </table:table-cell>
          <table:table-cell office:value-type="float" office:value="1814" table:style-name="ce18">
            <text:p>1 8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1" table:style-name="ce14">
            <text:p><text:s/>11</text:p>
          </table:table-cell>
          <table:table-cell office:value-type="float" office:value="62" table:style-name="ce14">
            <text:p><text:s/>62</text:p>
          </table:table-cell>
          <table:table-cell office:value-type="float" office:value="64" table:style-name="ce14">
            <text:p><text:s/>64</text:p>
          </table:table-cell>
          <table:table-cell office:value-type="float" office:value="73" table:style-name="ce14">
            <text:p><text:s/>73</text:p>
          </table:table-cell>
          <table:table-cell office:value-type="float" office:value="99" table:style-name="ce14">
            <text:p><text:s/>99</text:p>
          </table:table-cell>
          <table:table-cell office:value-type="float" office:value="47" table:style-name="ce14">
            <text:p><text:s/>47</text:p>
          </table:table-cell>
          <table:table-cell office:value-type="float" office:value="356" table:style-name="ce18">
            <text:p><text:s/>3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office:value-type="float" office:value="27" table:style-name="ce14">
            <text:p><text:s/>27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39" table:style-name="ce14">
            <text:p><text:s/>239</text:p>
          </table:table-cell>
          <table:table-cell office:value-type="float" office:value="254" table:style-name="ce14">
            <text:p><text:s/>254</text:p>
          </table:table-cell>
          <table:table-cell office:value-type="float" office:value="376" table:style-name="ce14">
            <text:p><text:s/>376</text:p>
          </table:table-cell>
          <table:table-cell office:value-type="float" office:value="561" table:style-name="ce14">
            <text:p><text:s/>561</text:p>
          </table:table-cell>
          <table:table-cell office:value-type="float" office:value="953" table:style-name="ce14">
            <text:p><text:s/>953</text:p>
          </table:table-cell>
          <table:table-cell office:value-type="float" office:value="477" table:style-name="ce14">
            <text:p><text:s/>477</text:p>
          </table:table-cell>
          <table:table-cell office:value-type="float" office:value="2860" table:style-name="ce18">
            <text:p>2 8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4" table:style-name="ce14">
            <text:p><text:s/>214</text:p>
          </table:table-cell>
          <table:table-cell office:value-type="float" office:value="277" table:style-name="ce14">
            <text:p><text:s/>277</text:p>
          </table:table-cell>
          <table:table-cell office:value-type="float" office:value="568" table:style-name="ce14">
            <text:p><text:s/>568</text:p>
          </table:table-cell>
          <table:table-cell office:value-type="float" office:value="1216" table:style-name="ce14">
            <text:p>1 216</text:p>
          </table:table-cell>
          <table:table-cell office:value-type="float" office:value="1115" table:style-name="ce14">
            <text:p>1 115</text:p>
          </table:table-cell>
          <table:table-cell office:value-type="float" office:value="3504" table:style-name="ce18">
            <text:p>3 5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0" table:style-name="ce14">
            <text:p><text:s/>20</text:p>
          </table:table-cell>
          <table:table-cell office:value-type="float" office:value="73" table:style-name="ce14">
            <text:p><text:s/>73</text:p>
          </table:table-cell>
          <table:table-cell office:value-type="float" office:value="58" table:style-name="ce14">
            <text:p><text:s/>5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83" table:style-name="ce14">
            <text:p><text:s/>183</text:p>
          </table:table-cell>
          <table:table-cell office:value-type="float" office:value="115" table:style-name="ce14">
            <text:p><text:s/>115</text:p>
          </table:table-cell>
          <table:table-cell office:value-type="float" office:value="580" table:style-name="ce18">
            <text:p><text:s/>5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73" table:style-name="ce14">
            <text:p><text:s/>73</text:p>
          </table:table-cell>
          <table:table-cell office:value-type="float" office:value="155" table:style-name="ce14">
            <text:p><text:s/>155</text:p>
          </table:table-cell>
          <table:table-cell office:value-type="float" office:value="189" table:style-name="ce14">
            <text:p><text:s/>189</text:p>
          </table:table-cell>
          <table:table-cell office:value-type="float" office:value="366" table:style-name="ce14">
            <text:p><text:s/>366</text:p>
          </table:table-cell>
          <table:table-cell office:value-type="float" office:value="483" table:style-name="ce14">
            <text:p><text:s/>483</text:p>
          </table:table-cell>
          <table:table-cell office:value-type="float" office:value="203" table:style-name="ce14">
            <text:p><text:s/>203</text:p>
          </table:table-cell>
          <table:table-cell office:value-type="float" office:value="1469" table:style-name="ce18">
            <text:p>1 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6" table:style-name="ce14">
            <text:p><text:s/>36</text:p>
          </table:table-cell>
          <table:table-cell office:value-type="float" office:value="184" table:style-name="ce14">
            <text:p><text:s/>184</text:p>
          </table:table-cell>
          <table:table-cell office:value-type="float" office:value="193" table:style-name="ce14">
            <text:p><text:s/>193</text:p>
          </table:table-cell>
          <table:table-cell office:value-type="float" office:value="241" table:style-name="ce14">
            <text:p><text:s/>241</text:p>
          </table:table-cell>
          <table:table-cell office:value-type="float" office:value="270" table:style-name="ce14">
            <text:p><text:s/>270</text:p>
          </table:table-cell>
          <table:table-cell office:value-type="float" office:value="72" table:style-name="ce14">
            <text:p><text:s/>72</text:p>
          </table:table-cell>
          <table:table-cell office:value-type="float" office:value="996" table:style-name="ce18">
            <text:p><text:s/>9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38" table:style-name="ce14">
            <text:p><text:s/>38</text:p>
          </table:table-cell>
          <table:table-cell office:value-type="float" office:value="83" table:style-name="ce14">
            <text:p><text:s/>83</text:p>
          </table:table-cell>
          <table:table-cell office:value-type="float" office:value="113" table:style-name="ce14">
            <text:p><text:s/>113</text:p>
          </table:table-cell>
          <table:table-cell office:value-type="float" office:value="41" table:style-name="ce14">
            <text:p><text:s/>41</text:p>
          </table:table-cell>
          <table:table-cell office:value-type="float" office:value="329" table:style-name="ce18">
            <text:p><text:s/>3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59" table:style-name="ce14">
            <text:p><text:s/>5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67" table:style-name="ce14">
            <text:p><text:s/>167</text:p>
          </table:table-cell>
          <table:table-cell office:value-type="float" office:value="195" table:style-name="ce14">
            <text:p><text:s/>195</text:p>
          </table:table-cell>
          <table:table-cell office:value-type="float" office:value="232" table:style-name="ce14">
            <text:p><text:s/>232</text:p>
          </table:table-cell>
          <table:table-cell office:value-type="float" office:value="61" table:style-name="ce14">
            <text:p><text:s/>61</text:p>
          </table:table-cell>
          <table:table-cell office:value-type="float" office:value="870" table:style-name="ce18">
            <text:p><text:s/>8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1" table:style-name="ce14">
            <text:p><text:s/>61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0" table:style-name="ce14">
            <text:p><text:s/>130</text:p>
          </table:table-cell>
          <table:table-cell office:value-type="float" office:value="223" table:style-name="ce14">
            <text:p><text:s/>223</text:p>
          </table:table-cell>
          <table:table-cell office:value-type="float" office:value="337" table:style-name="ce14">
            <text:p><text:s/>337</text:p>
          </table:table-cell>
          <table:table-cell office:value-type="float" office:value="178" table:style-name="ce14">
            <text:p><text:s/>178</text:p>
          </table:table-cell>
          <table:table-cell office:value-type="float" office:value="1054" table:style-name="ce18">
            <text:p>1 0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46" table:style-name="ce14">
            <text:p><text:s/>46</text:p>
          </table:table-cell>
          <table:table-cell office:value-type="float" office:value="14" table:style-name="ce14">
            <text:p><text:s/>14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59" table:style-name="ce14">
            <text:p><text:s/>259</text:p>
          </table:table-cell>
          <table:table-cell office:value-type="float" office:value="477" table:style-name="ce14">
            <text:p><text:s/>477</text:p>
          </table:table-cell>
          <table:table-cell office:value-type="float" office:value="592" table:style-name="ce14">
            <text:p><text:s/>592</text:p>
          </table:table-cell>
          <table:table-cell office:value-type="float" office:value="905" table:style-name="ce14">
            <text:p><text:s/>905</text:p>
          </table:table-cell>
          <table:table-cell office:value-type="float" office:value="1292" table:style-name="ce14">
            <text:p>1 292</text:p>
          </table:table-cell>
          <table:table-cell office:value-type="float" office:value="455" table:style-name="ce14">
            <text:p><text:s/>455</text:p>
          </table:table-cell>
          <table:table-cell office:value-type="float" office:value="3980" table:style-name="ce18">
            <text:p>3 9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4" table:style-name="ce14">
            <text:p><text:s/>14</text:p>
          </table:table-cell>
          <table:table-cell office:value-type="float" office:value="52" table:style-name="ce14">
            <text:p><text:s/>52</text:p>
          </table:table-cell>
          <table:table-cell office:value-type="float" office:value="59" table:style-name="ce14">
            <text:p><text:s/>59</text:p>
          </table:table-cell>
          <table:table-cell office:value-type="float" office:value="81" table:style-name="ce14">
            <text:p><text:s/>81</text:p>
          </table:table-cell>
          <table:table-cell office:value-type="float" office:value="132" table:style-name="ce14">
            <text:p><text:s/>132</text:p>
          </table:table-cell>
          <table:table-cell office:value-type="float" office:value="52" table:style-name="ce14">
            <text:p><text:s/>52</text:p>
          </table:table-cell>
          <table:table-cell office:value-type="float" office:value="390" table:style-name="ce18">
            <text:p><text:s/>3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8" table:style-name="ce14">
            <text:p><text:s/>38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5" table:style-name="ce14">
            <text:p><text:s/>165</text:p>
          </table:table-cell>
          <table:table-cell office:value-type="float" office:value="242" table:style-name="ce14">
            <text:p><text:s/>242</text:p>
          </table:table-cell>
          <table:table-cell office:value-type="float" office:value="381" table:style-name="ce14">
            <text:p><text:s/>38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087" table:style-name="ce18">
            <text:p>1 0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19" table:style-name="ce14">
            <text:p><text:s/>319</text:p>
          </table:table-cell>
          <table:table-cell office:value-type="float" office:value="360" table:style-name="ce14">
            <text:p><text:s/>360</text:p>
          </table:table-cell>
          <table:table-cell office:value-type="float" office:value="500" table:style-name="ce14">
            <text:p><text:s/>500</text:p>
          </table:table-cell>
          <table:table-cell office:value-type="float" office:value="887" table:style-name="ce14">
            <text:p><text:s/>887</text:p>
          </table:table-cell>
          <table:table-cell office:value-type="float" office:value="1286" table:style-name="ce14">
            <text:p>1 286</text:p>
          </table:table-cell>
          <table:table-cell office:value-type="float" office:value="457" table:style-name="ce14">
            <text:p><text:s/>457</text:p>
          </table:table-cell>
          <table:table-cell office:value-type="float" office:value="3809" table:style-name="ce18">
            <text:p>3 8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64" table:style-name="ce14">
            <text:p><text:s/>564</text:p>
          </table:table-cell>
          <table:table-cell office:value-type="float" office:value="818" table:style-name="ce14">
            <text:p><text:s/>818</text:p>
          </table:table-cell>
          <table:table-cell office:value-type="float" office:value="981" table:style-name="ce14">
            <text:p><text:s/>981</text:p>
          </table:table-cell>
          <table:table-cell office:value-type="float" office:value="1767" table:style-name="ce14">
            <text:p>1 767</text:p>
          </table:table-cell>
          <table:table-cell office:value-type="float" office:value="2886" table:style-name="ce14">
            <text:p>2 886</text:p>
          </table:table-cell>
          <table:table-cell office:value-type="float" office:value="1196" table:style-name="ce14">
            <text:p>1 196</text:p>
          </table:table-cell>
          <table:table-cell office:value-type="float" office:value="8212" table:style-name="ce18">
            <text:p>8 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28" table:style-name="ce14">
            <text:p><text:s/>28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3" table:style-name="ce14">
            <text:p><text:s/>53</text:p>
          </table:table-cell>
          <table:table-cell office:value-type="float" office:value="131" table:style-name="ce14">
            <text:p><text:s/>131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6" table:style-name="ce14">
            <text:p><text:s/>146</text:p>
          </table:table-cell>
          <table:table-cell office:value-type="float" office:value="193" table:style-name="ce14">
            <text:p><text:s/>193</text:p>
          </table:table-cell>
          <table:table-cell office:value-type="float" office:value="103" table:style-name="ce14">
            <text:p><text:s/>103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2" table:style-name="ce14">
            <text:p><text:s/>22</text:p>
          </table:table-cell>
          <table:table-cell office:value-type="float" office:value="71" table:style-name="ce14">
            <text:p><text:s/>71</text:p>
          </table:table-cell>
          <table:table-cell office:value-type="float" office:value="96" table:style-name="ce14">
            <text:p><text:s/>96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9" table:style-name="ce14">
            <text:p><text:s/>209</text:p>
          </table:table-cell>
          <table:table-cell office:value-type="float" office:value="101" table:style-name="ce14">
            <text:p><text:s/>101</text:p>
          </table:table-cell>
          <table:table-cell office:value-type="float" office:value="637" table:style-name="ce18">
            <text:p><text:s/>6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6" table:style-name="ce14">
            <text:p><text:s/>86</text:p>
          </table:table-cell>
          <table:table-cell office:value-type="float" office:value="252" table:style-name="ce14">
            <text:p><text:s/>252</text:p>
          </table:table-cell>
          <table:table-cell office:value-type="float" office:value="268" table:style-name="ce14">
            <text:p><text:s/>268</text:p>
          </table:table-cell>
          <table:table-cell office:value-type="float" office:value="402" table:style-name="ce14">
            <text:p><text:s/>402</text:p>
          </table:table-cell>
          <table:table-cell office:value-type="float" office:value="603" table:style-name="ce14">
            <text:p><text:s/>603</text:p>
          </table:table-cell>
          <table:table-cell office:value-type="float" office:value="248" table:style-name="ce14">
            <text:p><text:s/>248</text:p>
          </table:table-cell>
          <table:table-cell office:value-type="float" office:value="1859" table:style-name="ce18">
            <text:p>1 8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46" table:style-name="ce18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31" table:style-name="ce14">
            <text:p><text:s/>131</text:p>
          </table:table-cell>
          <table:table-cell office:value-type="float" office:value="349" table:style-name="ce14">
            <text:p><text:s/>349</text:p>
          </table:table-cell>
          <table:table-cell office:value-type="float" office:value="408" table:style-name="ce14">
            <text:p><text:s/>408</text:p>
          </table:table-cell>
          <table:table-cell office:value-type="float" office:value="640" table:style-name="ce14">
            <text:p><text:s/>640</text:p>
          </table:table-cell>
          <table:table-cell office:value-type="float" office:value="1063" table:style-name="ce14">
            <text:p>1 063</text:p>
          </table:table-cell>
          <table:table-cell office:value-type="float" office:value="367" table:style-name="ce14">
            <text:p><text:s/>367</text:p>
          </table:table-cell>
          <table:table-cell office:value-type="float" office:value="2958" table:style-name="ce18">
            <text:p>2 9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20" table:style-name="ce14">
            <text:p><text:s/>20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6746" table:style-name="ce18">
            <text:p>6 746</text:p>
          </table:table-cell>
          <table:table-cell office:value-type="float" office:value="10612" table:style-name="ce18">
            <text:p>10 612</text:p>
          </table:table-cell>
          <table:table-cell office:value-type="float" office:value="11350" table:style-name="ce18">
            <text:p>11 350</text:p>
          </table:table-cell>
          <table:table-cell office:value-type="float" office:value="17642" table:style-name="ce18">
            <text:p>17 642</text:p>
          </table:table-cell>
          <table:table-cell office:value-type="float" office:value="27992" table:style-name="ce18">
            <text:p>27 992</text:p>
          </table:table-cell>
          <table:table-cell office:value-type="float" office:value="14390" table:style-name="ce18">
            <text:p>14 390</text:p>
          </table:table-cell>
          <table:table-cell office:value-type="float" office:value="88732" table:style-name="ce18">
            <text:p>88 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41" table:style-name="ce14">
            <text:p><text:s/>41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15" table:style-name="ce14">
            <text:p><text:s/>15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64" table:style-name="ce14">
            <text:p><text:s/>64</text:p>
          </table:table-cell>
          <table:table-cell office:value-type="float" office:value="19" table:style-name="ce14">
            <text:p><text:s/>19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8" table:style-name="ce14">
            <text:p><text:s/>68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53" table:style-name="ce14">
            <text:p><text:s/>53</text:p>
          </table:table-cell>
          <table:table-cell office:value-type="float" office:value="21" table:style-name="ce14">
            <text:p><text:s/>21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46" table:style-name="ce14">
            <text:p><text:s/>46</text:p>
          </table:table-cell>
          <table:table-cell office:value-type="float" office:value="16" table:style-name="ce14">
            <text:p><text:s/>16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style-name="ce14">
            <text:p><text:s/>9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53" table:style-name="ce18">
            <text:p><text:s/>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57" table:style-name="ce18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14" table:style-name="ce14">
            <text:p><text:s/>14</text:p>
          </table:table-cell>
          <table:table-cell office:value-type="float" office:value="144" table:style-name="ce18">
            <text:p><text:s/>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style-name="ce14">
            <text:p><text:s/>43</text:p>
          </table:table-cell>
          <table:table-cell office:value-type="float" office:value="3" table:style-name="ce14">
            <text:p><text:s/>3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44" table:style-name="ce14">
            <text:p><text:s/>244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92" table:style-name="ce14">
            <text:p><text:s/>192</text:p>
          </table:table-cell>
          <table:table-cell office:value-type="float" office:value="222" table:style-name="ce14">
            <text:p><text:s/>222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63" table:style-name="ce18">
            <text:p>1 0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5" table:style-name="ce14">
            <text:p><text:s/>45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11" table:style-name="ce14">
            <text:p><text:s/>11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3" table:style-name="ce14">
            <text:p><text:s/>93</text:p>
          </table:table-cell>
          <table:table-cell office:value-type="float" office:value="69" table:style-name="ce14">
            <text:p><text:s/>69</text:p>
          </table:table-cell>
          <table:table-cell office:value-type="float" office:value="61" table:style-name="ce14">
            <text:p><text:s/>61</text:p>
          </table:table-cell>
          <table:table-cell office:value-type="float" office:value="72" table:style-name="ce14">
            <text:p><text:s/>72</text:p>
          </table:table-cell>
          <table:table-cell office:value-type="float" office:value="84" table:style-name="ce14">
            <text:p><text:s/>84</text:p>
          </table:table-cell>
          <table:table-cell office:value-type="float" office:value="20" table:style-name="ce14">
            <text:p><text:s/>20</text:p>
          </table:table-cell>
          <table:table-cell office:value-type="float" office:value="399" table:style-name="ce18">
            <text:p><text:s/>3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table:style-name="ce14"/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22" table:style-name="ce14">
            <text:p><text:s/>22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10" table:style-name="ce14">
            <text:p><text:s/>10</text:p>
          </table:table-cell>
          <table:table-cell office:value-type="float" office:value="112" table:style-name="ce18">
            <text:p><text:s/>1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office:value-type="float" office:value="14" table:style-name="ce14">
            <text:p><text:s/>14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4" table:style-name="ce14">
            <text:p><text:s/>234</text:p>
          </table:table-cell>
          <table:table-cell office:value-type="float" office:value="169" table:style-name="ce14">
            <text:p><text:s/>16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66" table:style-name="ce14">
            <text:p><text:s/>166</text:p>
          </table:table-cell>
          <table:table-cell office:value-type="float" office:value="266" table:style-name="ce14">
            <text:p><text:s/>266</text:p>
          </table:table-cell>
          <table:table-cell office:value-type="float" office:value="50" table:style-name="ce14">
            <text:p><text:s/>50</text:p>
          </table:table-cell>
          <table:table-cell office:value-type="float" office:value="1017" table:style-name="ce18">
            <text:p>1 0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0" table:style-name="ce14">
            <text:p><text:s/>70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54" table:style-name="ce14">
            <text:p><text:s/>54</text:p>
          </table:table-cell>
          <table:table-cell office:value-type="float" office:value="68" table:style-name="ce14">
            <text:p><text:s/>68</text:p>
          </table:table-cell>
          <table:table-cell office:value-type="float" office:value="36" table:style-name="ce14">
            <text:p><text:s/>36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73" table:style-name="ce14">
            <text:p><text:s/>173</text:p>
          </table:table-cell>
          <table:table-cell office:value-type="float" office:value="270" table:style-name="ce14">
            <text:p><text:s/>270</text:p>
          </table:table-cell>
          <table:table-cell office:value-type="float" office:value="461" table:style-name="ce14">
            <text:p><text:s/>461</text:p>
          </table:table-cell>
          <table:table-cell office:value-type="float" office:value="267" table:style-name="ce14">
            <text:p><text:s/>267</text:p>
          </table:table-cell>
          <table:table-cell office:value-type="float" office:value="1443" table:style-name="ce18">
            <text:p>1 4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5" table:style-name="ce14">
            <text:p><text:s/>45</text:p>
          </table:table-cell>
          <table:table-cell office:value-type="float" office:value="47" table:style-name="ce14">
            <text:p><text:s/>47</text:p>
          </table:table-cell>
          <table:table-cell office:value-type="float" office:value="43" table:style-name="ce14">
            <text:p><text:s/>43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18" table:style-name="ce14">
            <text:p><text:s/>18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75" table:style-name="ce18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3" table:style-name="ce14">
            <text:p><text:s/>23</text:p>
          </table:table-cell>
          <table:table-cell office:value-type="float" office:value="50" table:style-name="ce14">
            <text:p><text:s/>50</text:p>
          </table:table-cell>
          <table:table-cell office:value-type="float" office:value="73" table:style-name="ce14">
            <text:p><text:s/>73</text:p>
          </table:table-cell>
          <table:table-cell office:value-type="float" office:value="75" table:style-name="ce14">
            <text:p><text:s/>75</text:p>
          </table:table-cell>
          <table:table-cell office:value-type="float" office:value="85" table:style-name="ce14">
            <text:p><text:s/>85</text:p>
          </table:table-cell>
          <table:table-cell office:value-type="float" office:value="18" table:style-name="ce14">
            <text:p><text:s/>18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3" table:style-name="ce14">
            <text:p><text:s/>13</text:p>
          </table:table-cell>
          <table:table-cell office:value-type="float" office:value="39" table:style-name="ce14">
            <text:p><text:s/>39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12" table:style-name="ce14">
            <text:p><text:s/>12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0" table:style-name="ce14">
            <text:p><text:s/>60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style-name="ce14">
            <text:p><text:s/>9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43" table:style-name="ce14">
            <text:p><text:s/>43</text:p>
          </table:table-cell>
          <table:table-cell office:value-type="float" office:value="83" table:style-name="ce14">
            <text:p><text:s/>83</text:p>
          </table:table-cell>
          <table:table-cell office:value-type="float" office:value="37" table:style-name="ce14">
            <text:p><text:s/>37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50" table:style-name="ce18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6" table:style-name="ce14">
            <text:p><text:s/>226</text:p>
          </table:table-cell>
          <table:table-cell office:value-type="float" office:value="140" table:style-name="ce14">
            <text:p><text:s/>140</text:p>
          </table:table-cell>
          <table:table-cell office:value-type="float" office:value="99" table:style-name="ce14">
            <text:p><text:s/>99</text:p>
          </table:table-cell>
          <table:table-cell office:value-type="float" office:value="214" table:style-name="ce14">
            <text:p><text:s/>214</text:p>
          </table:table-cell>
          <table:table-cell office:value-type="float" office:value="101" table:style-name="ce14">
            <text:p><text:s/>101</text:p>
          </table:table-cell>
          <table:table-cell office:value-type="float" office:value="32" table:style-name="ce14">
            <text:p><text:s/>32</text:p>
          </table:table-cell>
          <table:table-cell office:value-type="float" office:value="812" table:style-name="ce18">
            <text:p><text:s/>8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9" table:style-name="ce14">
            <text:p><text:s/>39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7" table:style-name="ce14">
            <text:p><text:s/>7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16" table:style-name="ce14">
            <text:p><text:s/>16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6" table:style-name="ce14">
            <text:p><text:s/>176</text:p>
          </table:table-cell>
          <table:table-cell office:value-type="float" office:value="269" table:style-name="ce14">
            <text:p><text:s/>269</text:p>
          </table:table-cell>
          <table:table-cell office:value-type="float" office:value="398" table:style-name="ce14">
            <text:p><text:s/>398</text:p>
          </table:table-cell>
          <table:table-cell office:value-type="float" office:value="56" table:style-name="ce14">
            <text:p><text:s/>56</text:p>
          </table:table-cell>
          <table:table-cell office:value-type="float" office:value="1181" table:style-name="ce18">
            <text:p>1 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33" table:style-name="ce14">
            <text:p><text:s/>33</text:p>
          </table:table-cell>
          <table:table-cell office:value-type="float" office:value="13" table:style-name="ce14">
            <text:p><text:s/>13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5" table:style-name="ce14">
            <text:p><text:s/>25</text:p>
          </table:table-cell>
          <table:table-cell office:value-type="float" office:value="54" table:style-name="ce14">
            <text:p><text:s/>54</text:p>
          </table:table-cell>
          <table:table-cell office:value-type="float" office:value="59" table:style-name="ce14">
            <text:p><text:s/>5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50" table:style-name="ce14">
            <text:p><text:s/>150</text:p>
          </table:table-cell>
          <table:table-cell office:value-type="float" office:value="60" table:style-name="ce14">
            <text:p><text:s/>60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7" table:style-name="ce14">
            <text:p><text:s/>47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3" table:style-name="ce14">
            <text:p><text:s/>193</text:p>
          </table:table-cell>
          <table:table-cell office:value-type="float" office:value="92" table:style-name="ce14">
            <text:p><text:s/>92</text:p>
          </table:table-cell>
          <table:table-cell office:value-type="float" office:value="543" table:style-name="ce18">
            <text:p><text:s/>5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0" table:style-name="ce14">
            <text:p><text:s/>10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22" table:style-name="ce14">
            <text:p><text:s/>22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style-name="ce14">
            <text:p><text:s/>22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9" table:style-name="ce14">
            <text:p><text:s/>69</text:p>
          </table:table-cell>
          <table:table-cell office:value-type="float" office:value="64" table:style-name="ce14">
            <text:p><text:s/>64</text:p>
          </table:table-cell>
          <table:table-cell office:value-type="float" office:value="51" table:style-name="ce14">
            <text:p><text:s/>51</text:p>
          </table:table-cell>
          <table:table-cell office:value-type="float" office:value="81" table:style-name="ce14">
            <text:p><text:s/>81</text:p>
          </table:table-cell>
          <table:table-cell office:value-type="float" office:value="76" table:style-name="ce14">
            <text:p><text:s/>76</text:p>
          </table:table-cell>
          <table:table-cell office:value-type="float" office:value="27" table:style-name="ce14">
            <text:p><text:s/>27</text:p>
          </table:table-cell>
          <table:table-cell office:value-type="float" office:value="368" table:style-name="ce18">
            <text:p><text:s/>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1" table:style-name="ce14">
            <text:p><text:s/>3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1" table:style-name="ce14">
            <text:p><text:s/>181</text:p>
          </table:table-cell>
          <table:table-cell office:value-type="float" office:value="247" table:style-name="ce14">
            <text:p><text:s/>247</text:p>
          </table:table-cell>
          <table:table-cell office:value-type="float" office:value="74" table:style-name="ce14">
            <text:p><text:s/>74</text:p>
          </table:table-cell>
          <table:table-cell office:value-type="float" office:value="766" table:style-name="ce18">
            <text:p><text:s/>7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34" table:style-name="ce14">
            <text:p><text:s/>134</text:p>
          </table:table-cell>
          <table:table-cell office:value-type="float" office:value="91" table:style-name="ce14">
            <text:p><text:s/>91</text:p>
          </table:table-cell>
          <table:table-cell office:value-type="float" office:value="87" table:style-name="ce14">
            <text:p><text:s/>87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9" table:style-name="ce14">
            <text:p><text:s/>129</text:p>
          </table:table-cell>
          <table:table-cell office:value-type="float" office:value="38" table:style-name="ce14">
            <text:p><text:s/>38</text:p>
          </table:table-cell>
          <table:table-cell office:value-type="float" office:value="604" table:style-name="ce18">
            <text:p><text:s/>6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1" table:style-name="ce14">
            <text:p><text:s/>51</text:p>
          </table:table-cell>
          <table:table-cell office:value-type="float" office:value="98" table:style-name="ce14">
            <text:p><text:s/>98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5" table:style-name="ce14">
            <text:p><text:s/>175</text:p>
          </table:table-cell>
          <table:table-cell office:value-type="float" office:value="51" table:style-name="ce14">
            <text:p><text:s/>51</text:p>
          </table:table-cell>
          <table:table-cell office:value-type="float" office:value="624" table:style-name="ce18">
            <text:p><text:s/>6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style-name="ce14">
            <text:p><text:s/>52</text:p>
          </table:table-cell>
          <table:table-cell office:value-type="float" office:value="15" table:style-name="ce14">
            <text:p><text:s/>15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69" table:style-name="ce14">
            <text:p><text:s/>69</text:p>
          </table:table-cell>
          <table:table-cell office:value-type="float" office:value="25" table:style-name="ce14">
            <text:p><text:s/>25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14" table:style-name="ce14">
            <text:p><text:s/>14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4" table:style-name="ce14">
            <text:p><text:s/>54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9" table:style-name="ce14">
            <text:p><text:s/>9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7" table:style-name="ce14">
            <text:p><text:s/>17</text:p>
          </table:table-cell>
          <table:table-cell office:value-type="float" office:value="43" table:style-name="ce14">
            <text:p><text:s/>43</text:p>
          </table:table-cell>
          <table:table-cell office:value-type="float" office:value="38" table:style-name="ce14">
            <text:p><text:s/>38</text:p>
          </table:table-cell>
          <table:table-cell office:value-type="float" office:value="51" table:style-name="ce14">
            <text:p><text:s/>51</text:p>
          </table:table-cell>
          <table:table-cell office:value-type="float" office:value="71" table:style-name="ce14">
            <text:p><text:s/>71</text:p>
          </table:table-cell>
          <table:table-cell office:value-type="float" office:value="19" table:style-name="ce14">
            <text:p><text:s/>19</text:p>
          </table:table-cell>
          <table:table-cell office:value-type="float" office:value="239" table:style-name="ce18">
            <text:p><text:s/>23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185" table:style-name="ce18">
            <text:p>2 185</text:p>
          </table:table-cell>
          <table:table-cell office:value-type="float" office:value="2210" table:style-name="ce18">
            <text:p>2 210</text:p>
          </table:table-cell>
          <table:table-cell office:value-type="float" office:value="2197" table:style-name="ce18">
            <text:p>2 197</text:p>
          </table:table-cell>
          <table:table-cell office:value-type="float" office:value="2975" table:style-name="ce18">
            <text:p>2 975</text:p>
          </table:table-cell>
          <table:table-cell office:value-type="float" office:value="3954" table:style-name="ce18">
            <text:p>3 954</text:p>
          </table:table-cell>
          <table:table-cell office:value-type="float" office:value="1397" table:style-name="ce18">
            <text:p>1 397</text:p>
          </table:table-cell>
          <table:table-cell office:value-type="float" office:value="14918" table:style-name="ce18">
            <text:p>14 9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05" table:style-name="ce14">
            <text:p><text:s/>205</text:p>
          </table:table-cell>
          <table:table-cell office:value-type="float" office:value="384" table:style-name="ce14">
            <text:p><text:s/>384</text:p>
          </table:table-cell>
          <table:table-cell office:value-type="float" office:value="489" table:style-name="ce14">
            <text:p><text:s/>489</text:p>
          </table:table-cell>
          <table:table-cell office:value-type="float" office:value="941" table:style-name="ce14">
            <text:p><text:s/>941</text:p>
          </table:table-cell>
          <table:table-cell office:value-type="float" office:value="1880" table:style-name="ce14">
            <text:p>1 880</text:p>
          </table:table-cell>
          <table:table-cell office:value-type="float" office:value="189" table:style-name="ce14">
            <text:p><text:s/>189</text:p>
          </table:table-cell>
          <table:table-cell office:value-type="float" office:value="4088" table:style-name="ce18">
            <text:p>4 0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style-name="ce14"/>
          <table:table-cell office:value-type="float" office:value="35" table:style-name="ce18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office:value-type="float" office:value="66" table:style-name="ce14">
            <text:p><text:s/>66</text:p>
          </table:table-cell>
          <table:table-cell office:value-type="float" office:value="12" table:style-name="ce14">
            <text:p><text:s/>12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54" table:style-name="ce14">
            <text:p><text:s/>54</text:p>
          </table:table-cell>
          <table:table-cell office:value-type="float" office:value="36" table:style-name="ce14">
            <text:p><text:s/>36</text:p>
          </table:table-cell>
          <table:table-cell office:value-type="float" office:value="13" table:style-name="ce14">
            <text:p><text:s/>13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9" table:style-name="ce14">
            <text:p><text:s/>169</text:p>
          </table:table-cell>
          <table:table-cell office:value-type="float" office:value="180" table:style-name="ce14">
            <text:p><text:s/>180</text:p>
          </table:table-cell>
          <table:table-cell office:value-type="float" office:value="272" table:style-name="ce14">
            <text:p><text:s/>272</text:p>
          </table:table-cell>
          <table:table-cell office:value-type="float" office:value="478" table:style-name="ce14">
            <text:p><text:s/>478</text:p>
          </table:table-cell>
          <table:table-cell office:value-type="float" office:value="236" table:style-name="ce14">
            <text:p><text:s/>236</text:p>
          </table:table-cell>
          <table:table-cell office:value-type="float" office:value="1475" table:style-name="ce18">
            <text:p>1 4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90" table:style-name="ce14">
            <text:p><text:s/>90</text:p>
          </table:table-cell>
          <table:table-cell office:value-type="float" office:value="164" table:style-name="ce14">
            <text:p><text:s/>164</text:p>
          </table:table-cell>
          <table:table-cell office:value-type="float" office:value="193" table:style-name="ce14">
            <text:p><text:s/>193</text:p>
          </table:table-cell>
          <table:table-cell office:value-type="float" office:value="366" table:style-name="ce14">
            <text:p><text:s/>366</text:p>
          </table:table-cell>
          <table:table-cell office:value-type="float" office:value="372" table:style-name="ce14">
            <text:p><text:s/>372</text:p>
          </table:table-cell>
          <table:table-cell office:value-type="float" office:value="69" table:style-name="ce14">
            <text:p><text:s/>69</text:p>
          </table:table-cell>
          <table:table-cell office:value-type="float" office:value="1254" table:style-name="ce18">
            <text:p>1 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9" table:style-name="ce14">
            <text:p><text:s/>29</text:p>
          </table:table-cell>
          <table:table-cell office:value-type="float" office:value="138" table:style-name="ce14">
            <text:p><text:s/>138</text:p>
          </table:table-cell>
          <table:table-cell office:value-type="float" office:value="180" table:style-name="ce14">
            <text:p><text:s/>180</text:p>
          </table:table-cell>
          <table:table-cell office:value-type="float" office:value="353" table:style-name="ce14">
            <text:p><text:s/>353</text:p>
          </table:table-cell>
          <table:table-cell office:value-type="float" office:value="557" table:style-name="ce14">
            <text:p><text:s/>557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60" table:style-name="ce18">
            <text:p>1 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47" table:style-name="ce14">
            <text:p><text:s/>347</text:p>
          </table:table-cell>
          <table:table-cell office:value-type="float" office:value="396" table:style-name="ce14">
            <text:p><text:s/>396</text:p>
          </table:table-cell>
          <table:table-cell office:value-type="float" office:value="385" table:style-name="ce14">
            <text:p><text:s/>385</text:p>
          </table:table-cell>
          <table:table-cell office:value-type="float" office:value="642" table:style-name="ce14">
            <text:p><text:s/>642</text:p>
          </table:table-cell>
          <table:table-cell office:value-type="float" office:value="965" table:style-name="ce14">
            <text:p><text:s/>965</text:p>
          </table:table-cell>
          <table:table-cell office:value-type="float" office:value="184" table:style-name="ce14">
            <text:p><text:s/>184</text:p>
          </table:table-cell>
          <table:table-cell office:value-type="float" office:value="2919" table:style-name="ce18">
            <text:p>2 9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23" table:style-name="ce14">
            <text:p><text:s/>23</text:p>
          </table:table-cell>
          <table:table-cell office:value-type="float" office:value="52" table:style-name="ce14">
            <text:p><text:s/>52</text:p>
          </table:table-cell>
          <table:table-cell office:value-type="float" office:value="40" table:style-name="ce14">
            <text:p><text:s/>40</text:p>
          </table:table-cell>
          <table:table-cell office:value-type="float" office:value="10" table:style-name="ce14">
            <text:p><text:s/>10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87" table:style-name="ce14">
            <text:p><text:s/>8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4" table:style-name="ce14">
            <text:p><text:s/>144</text:p>
          </table:table-cell>
          <table:table-cell office:value-type="float" office:value="246" table:style-name="ce14">
            <text:p><text:s/>246</text:p>
          </table:table-cell>
          <table:table-cell office:value-type="float" office:value="337" table:style-name="ce14">
            <text:p><text:s/>337</text:p>
          </table:table-cell>
          <table:table-cell office:value-type="float" office:value="95" table:style-name="ce14">
            <text:p><text:s/>95</text:p>
          </table:table-cell>
          <table:table-cell office:value-type="float" office:value="1027" table:style-name="ce18">
            <text:p>1 0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63" table:style-name="ce14">
            <text:p><text:s/>263</text:p>
          </table:table-cell>
          <table:table-cell office:value-type="float" office:value="464" table:style-name="ce14">
            <text:p><text:s/>464</text:p>
          </table:table-cell>
          <table:table-cell office:value-type="float" office:value="367" table:style-name="ce14">
            <text:p><text:s/>367</text:p>
          </table:table-cell>
          <table:table-cell office:value-type="float" office:value="904" table:style-name="ce14">
            <text:p><text:s/>904</text:p>
          </table:table-cell>
          <table:table-cell office:value-type="float" office:value="1153" table:style-name="ce14">
            <text:p>1 153</text:p>
          </table:table-cell>
          <table:table-cell office:value-type="float" office:value="194" table:style-name="ce14">
            <text:p><text:s/>194</text:p>
          </table:table-cell>
          <table:table-cell office:value-type="float" office:value="3345" table:style-name="ce18">
            <text:p>3 3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67" table:style-name="ce14">
            <text:p><text:s/>67</text:p>
          </table:table-cell>
          <table:table-cell office:value-type="float" office:value="31" table:style-name="ce14">
            <text:p><text:s/>31</text:p>
          </table:table-cell>
          <table:table-cell office:value-type="float" office:value="212" table:style-name="ce18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63" table:style-name="ce14">
            <text:p><text:s/>163</text:p>
          </table:table-cell>
          <table:table-cell office:value-type="float" office:value="226" table:style-name="ce14">
            <text:p><text:s/>226</text:p>
          </table:table-cell>
          <table:table-cell office:value-type="float" office:value="218" table:style-name="ce14">
            <text:p><text:s/>218</text:p>
          </table:table-cell>
          <table:table-cell office:value-type="float" office:value="399" table:style-name="ce14">
            <text:p><text:s/>399</text:p>
          </table:table-cell>
          <table:table-cell office:value-type="float" office:value="459" table:style-name="ce14">
            <text:p><text:s/>459</text:p>
          </table:table-cell>
          <table:table-cell office:value-type="float" office:value="77" table:style-name="ce14">
            <text:p><text:s/>77</text:p>
          </table:table-cell>
          <table:table-cell office:value-type="float" office:value="1542" table:style-name="ce18">
            <text:p>1 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82" table:style-name="ce14">
            <text:p><text:s/>82</text:p>
          </table:table-cell>
          <table:table-cell office:value-type="float" office:value="150" table:style-name="ce14">
            <text:p><text:s/>150</text:p>
          </table:table-cell>
          <table:table-cell office:value-type="float" office:value="228" table:style-name="ce14">
            <text:p><text:s/>228</text:p>
          </table:table-cell>
          <table:table-cell office:value-type="float" office:value="64" table:style-name="ce14">
            <text:p><text:s/>64</text:p>
          </table:table-cell>
          <table:table-cell office:value-type="float" office:value="641" table:style-name="ce18">
            <text:p><text:s/>6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105" table:style-name="ce14">
            <text:p><text:s/>105</text:p>
          </table:table-cell>
          <table:table-cell office:value-type="float" office:value="15" table:style-name="ce14">
            <text:p><text:s/>15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2" table:style-name="ce14">
            <text:p><text:s/>42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3" table:style-name="ce14">
            <text:p><text:s/>143</text:p>
          </table:table-cell>
          <table:table-cell office:value-type="float" office:value="217" table:style-name="ce14">
            <text:p><text:s/>217</text:p>
          </table:table-cell>
          <table:table-cell office:value-type="float" office:value="208" table:style-name="ce14">
            <text:p><text:s/>208</text:p>
          </table:table-cell>
          <table:table-cell office:value-type="float" office:value="40" table:style-name="ce14">
            <text:p><text:s/>40</text:p>
          </table:table-cell>
          <table:table-cell office:value-type="float" office:value="769" table:style-name="ce18">
            <text:p><text:s/>76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483" table:style-name="ce18">
            <text:p>1 483</text:p>
          </table:table-cell>
          <table:table-cell office:value-type="float" office:value="2418" table:style-name="ce18">
            <text:p>2 418</text:p>
          </table:table-cell>
          <table:table-cell office:value-type="float" office:value="2534" table:style-name="ce18">
            <text:p>2 534</text:p>
          </table:table-cell>
          <table:table-cell office:value-type="float" office:value="4751" table:style-name="ce18">
            <text:p>4 751</text:p>
          </table:table-cell>
          <table:table-cell office:value-type="float" office:value="6961" table:style-name="ce18">
            <text:p>6 961</text:p>
          </table:table-cell>
          <table:table-cell office:value-type="float" office:value="1332" table:style-name="ce18">
            <text:p>1 332</text:p>
          </table:table-cell>
          <table:table-cell office:value-type="float" office:value="19479" table:style-name="ce18">
            <text:p>19 479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1016" table:style-name="ce18">
            <text:p>21 016</text:p>
          </table:table-cell>
          <table:table-cell office:value-type="float" office:value="47435" table:style-name="ce18">
            <text:p>47 435</text:p>
          </table:table-cell>
          <table:table-cell office:value-type="float" office:value="41477" table:style-name="ce18">
            <text:p>41 477</text:p>
          </table:table-cell>
          <table:table-cell office:value-type="float" office:value="56720" table:style-name="ce18">
            <text:p>56 720</text:p>
          </table:table-cell>
          <table:table-cell office:value-type="float" office:value="81044" table:style-name="ce18">
            <text:p>81 044</text:p>
          </table:table-cell>
          <table:table-cell office:value-type="float" office:value="40484" table:style-name="ce18">
            <text:p>40 484</text:p>
          </table:table-cell>
          <table:table-cell office:value-type="float" office:value="288176" table:style-name="ce18">
            <text:p>288 17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1912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4" table:style-name="ce14">
            <text:p><text:s/>134</text:p>
          </table:table-cell>
          <table:table-cell office:value-type="float" office:value="255" table:style-name="ce14">
            <text:p><text:s/>255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32" table:style-name="ce14">
            <text:p><text:s/>32</text:p>
          </table:table-cell>
          <table:table-cell office:value-type="float" office:value="37" table:style-name="ce14">
            <text:p><text:s/>37</text:p>
          </table:table-cell>
          <table:table-cell office:value-type="float" office:value="69" table:style-name="ce14">
            <text:p><text:s/>69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4">
            <text:p><text:s/>42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31" table:style-name="ce14">
            <text:p><text:s/>31</text:p>
          </table:table-cell>
          <table:table-cell office:value-type="float" office:value="35" table:style-name="ce14">
            <text:p><text:s/>35</text:p>
          </table:table-cell>
          <table:table-cell office:value-type="float" office:value="66" table:style-name="ce14">
            <text:p><text:s/>6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204" table:style-name="ce14">
            <text:p><text:s/>204</text:p>
          </table:table-cell>
          <table:table-cell office:value-type="float" office:value="174" table:style-name="ce14">
            <text:p><text:s/>174</text:p>
          </table:table-cell>
          <table:table-cell office:value-type="float" office:value="378" table:style-name="ce14">
            <text:p><text:s/>378</text:p>
          </table:table-cell>
          <table:table-cell office:value-type="float" office:value="21" table:style-name="ce14">
            <text:p><text:s/>21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13" table:style-name="ce14">
            <text:p><text:s/>313</text:p>
          </table:table-cell>
          <table:table-cell office:value-type="float" office:value="334" table:style-name="ce14">
            <text:p><text:s/>334</text:p>
          </table:table-cell>
          <table:table-cell office:value-type="float" office:value="647" table:style-name="ce14">
            <text:p><text:s/>647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95" table:style-name="ce14">
            <text:p><text:s/>9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68" table:style-name="ce14">
            <text:p><text:s/>68</text:p>
          </table:table-cell>
          <table:table-cell office:value-type="float" office:value="64" table:style-name="ce14">
            <text:p><text:s/>64</text:p>
          </table:table-cell>
          <table:table-cell office:value-type="float" office:value="132" table:style-name="ce14">
            <text:p><text:s/>132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30" table:style-name="ce14">
            <text:p><text:s/>30</text:p>
          </table:table-cell>
          <table:table-cell office:value-type="float" office:value="32" table:style-name="ce14">
            <text:p><text:s/>32</text:p>
          </table:table-cell>
          <table:table-cell office:value-type="float" office:value="62" table:style-name="ce14">
            <text:p><text:s/>6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30" table:style-name="ce14">
            <text:p><text:s/>30</text:p>
          </table:table-cell>
          <table:table-cell office:value-type="float" office:value="19" table:style-name="ce14">
            <text:p><text:s/>19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25" table:style-name="ce14">
            <text:p><text:s/>25</text:p>
          </table:table-cell>
          <table:table-cell office:value-type="float" office:value="54" table:style-name="ce14">
            <text:p><text:s/>54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61" table:style-name="ce14">
            <text:p><text:s/>6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51" table:style-name="ce14">
            <text:p><text:s/>51</text:p>
          </table:table-cell>
          <table:table-cell office:value-type="float" office:value="76" table:style-name="ce14">
            <text:p><text:s/>7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56" table:style-name="ce14">
            <text:p><text:s/>56</text:p>
          </table:table-cell>
          <table:table-cell office:value-type="float" office:value="44" table:style-name="ce14">
            <text:p><text:s/>44</text:p>
          </table:table-cell>
          <table:table-cell office:value-type="float" office:value="100" table:style-name="ce14">
            <text:p><text:s/>10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63" table:style-name="ce14">
            <text:p><text:s/>63</text:p>
          </table:table-cell>
          <table:table-cell office:value-type="float" office:value="66" table:style-name="ce14">
            <text:p><text:s/>66</text:p>
          </table:table-cell>
          <table:table-cell office:value-type="float" office:value="129" table:style-name="ce14">
            <text:p><text:s/>129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style-name="ce14">
            <text:p><text:s/>18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92" table:style-name="ce14">
            <text:p><text:s/>92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75" table:style-name="ce14">
            <text:p><text:s/>75</text:p>
          </table:table-cell>
          <table:table-cell office:value-type="float" office:value="96" table:style-name="ce14">
            <text:p><text:s/>96</text:p>
          </table:table-cell>
          <table:table-cell office:value-type="float" office:value="171" table:style-name="ce14">
            <text:p><text:s/>171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9" table:style-name="ce14">
            <text:p><text:s/>219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37" table:style-name="ce14">
            <text:p><text:s/>437</text:p>
          </table:table-cell>
          <table:table-cell office:value-type="float" office:value="377" table:style-name="ce14">
            <text:p><text:s/>377</text:p>
          </table:table-cell>
          <table:table-cell office:value-type="float" office:value="814" table:style-name="ce14">
            <text:p><text:s/>814</text:p>
          </table:table-cell>
          <table:table-cell office:value-type="float" office:value="44" table:style-name="ce14">
            <text:p><text:s/>44</text:p>
          </table:table-cell>
          <table:table-cell office:value-type="float" office:value="49" table:style-name="ce14">
            <text:p><text:s/>49</text:p>
          </table:table-cell>
          <table:table-cell office:value-type="float" office:value="93" table:style-name="ce14">
            <text:p><text:s/>9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257" table:style-name="ce14">
            <text:p><text:s/>257</text:p>
          </table:table-cell>
          <table:table-cell office:value-type="float" office:value="332" table:style-name="ce14">
            <text:p><text:s/>332</text:p>
          </table:table-cell>
          <table:table-cell office:value-type="float" office:value="589" table:style-name="ce14">
            <text:p><text:s/>589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79" table:style-name="ce14">
            <text:p><text:s/>79</text:p>
          </table:table-cell>
          <table:table-cell office:value-type="float" office:value="61" table:style-name="ce14">
            <text:p><text:s/>61</text:p>
          </table:table-cell>
          <table:table-cell office:value-type="float" office:value="140" table:style-name="ce14">
            <text:p><text:s/>140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63" table:style-name="ce14">
            <text:p><text:s/>63</text:p>
          </table:table-cell>
          <table:table-cell office:value-type="float" office:value="195" table:style-name="ce14">
            <text:p><text:s/>195</text:p>
          </table:table-cell>
          <table:table-cell office:value-type="float" office:value="258" table:style-name="ce14">
            <text:p><text:s/>258</text:p>
          </table:table-cell>
          <table:table-cell office:value-type="float" office:value="6" table:style-name="ce14">
            <text:p><text:s/>6</text:p>
          </table:table-cell>
          <table:table-cell office:value-type="float" office:value="75" table:style-name="ce14">
            <text:p><text:s/>75</text:p>
          </table:table-cell>
          <table:table-cell office:value-type="float" office:value="81" table:style-name="ce14">
            <text:p><text:s/>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281" table:style-name="ce14">
            <text:p><text:s/>281</text:p>
          </table:table-cell>
          <table:table-cell office:value-type="float" office:value="311" table:style-name="ce14">
            <text:p><text:s/>311</text:p>
          </table:table-cell>
          <table:table-cell office:value-type="float" office:value="592" table:style-name="ce14">
            <text:p><text:s/>592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5" table:style-name="ce14">
            <text:p><text:s/>105</text:p>
          </table:table-cell>
          <table:table-cell office:value-type="float" office:value="244" table:style-name="ce14">
            <text:p><text:s/>24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41" table:style-name="ce14">
            <text:p><text:s/>441</text:p>
          </table:table-cell>
          <table:table-cell office:value-type="float" office:value="356" table:style-name="ce14">
            <text:p><text:s/>356</text:p>
          </table:table-cell>
          <table:table-cell office:value-type="float" office:value="797" table:style-name="ce14">
            <text:p><text:s/>797</text:p>
          </table:table-cell>
          <table:table-cell office:value-type="float" office:value="35" table:style-name="ce14">
            <text:p><text:s/>35</text:p>
          </table:table-cell>
          <table:table-cell office:value-type="float" office:value="27" table:style-name="ce14">
            <text:p><text:s/>27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6" table:style-name="ce14">
            <text:p><text:s/>56</text:p>
          </table:table-cell>
          <table:table-cell office:value-type="float" office:value="45" table:style-name="ce14">
            <text:p><text:s/>45</text:p>
          </table:table-cell>
          <table:table-cell office:value-type="float" office:value="101" table:style-name="ce14">
            <text:p><text:s/>101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57" table:style-name="ce14">
            <text:p><text:s/>57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98" table:style-name="ce14">
            <text:p><text:s/>98</text:p>
          </table:table-cell>
          <table:table-cell office:value-type="float" office:value="103" table:style-name="ce14">
            <text:p><text:s/>103</text:p>
          </table:table-cell>
          <table:table-cell office:value-type="float" office:value="201" table:style-name="ce14">
            <text:p><text:s/>201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90" table:style-name="ce14">
            <text:p><text:s/>90</text:p>
          </table:table-cell>
          <table:table-cell office:value-type="float" office:value="89" table:style-name="ce14">
            <text:p><text:s/>89</text:p>
          </table:table-cell>
          <table:table-cell office:value-type="float" office:value="179" table:style-name="ce14">
            <text:p><text:s/>179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3" table:style-name="ce14">
            <text:p><text:s/>173</text:p>
          </table:table-cell>
          <table:table-cell office:value-type="float" office:value="292" table:style-name="ce14">
            <text:p><text:s/>292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8" table:style-name="ce14">
            <text:p><text:s/>138</text:p>
          </table:table-cell>
          <table:table-cell office:value-type="float" office:value="262" table:style-name="ce14">
            <text:p><text:s/>262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39" table:style-name="ce14">
            <text:p><text:s/>39</text:p>
          </table:table-cell>
          <table:table-cell office:value-type="float" office:value="50" table:style-name="ce14">
            <text:p><text:s/>50</text:p>
          </table:table-cell>
          <table:table-cell office:value-type="float" office:value="89" table:style-name="ce14">
            <text:p><text:s/>89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62" table:style-name="ce14">
            <text:p><text:s/>562</text:p>
          </table:table-cell>
          <table:table-cell office:value-type="float" office:value="500" table:style-name="ce14">
            <text:p><text:s/>500</text:p>
          </table:table-cell>
          <table:table-cell office:value-type="float" office:value="1062" table:style-name="ce14">
            <text:p>1 062</text:p>
          </table:table-cell>
          <table:table-cell office:value-type="float" office:value="95" table:style-name="ce14">
            <text:p><text:s/>95</text:p>
          </table:table-cell>
          <table:table-cell office:value-type="float" office:value="56" table:style-name="ce14">
            <text:p><text:s/>56</text:p>
          </table:table-cell>
          <table:table-cell office:value-type="float" office:value="151" table:style-name="ce14">
            <text:p><text:s/>1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76" table:style-name="ce14">
            <text:p><text:s/>76</text:p>
          </table:table-cell>
          <table:table-cell office:value-type="float" office:value="29" table:style-name="ce14">
            <text:p><text:s/>29</text:p>
          </table:table-cell>
          <table:table-cell office:value-type="float" office:value="105" table:style-name="ce14">
            <text:p><text:s/>10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55" table:style-name="ce14">
            <text:p><text:s/>155</text:p>
          </table:table-cell>
          <table:table-cell office:value-type="float" office:value="134" table:style-name="ce14">
            <text:p><text:s/>134</text:p>
          </table:table-cell>
          <table:table-cell office:value-type="float" office:value="289" table:style-name="ce14">
            <text:p><text:s/>289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191" table:style-name="ce14">
            <text:p><text:s/>191</text:p>
          </table:table-cell>
          <table:table-cell office:value-type="float" office:value="233" table:style-name="ce14">
            <text:p><text:s/>233</text:p>
          </table:table-cell>
          <table:table-cell office:value-type="float" office:value="424" table:style-name="ce14">
            <text:p><text:s/>424</text:p>
          </table:table-cell>
          <table:table-cell office:value-type="float" office:value="44" table:style-name="ce14">
            <text:p><text:s/>44</text:p>
          </table:table-cell>
          <table:table-cell office:value-type="float" office:value="80" table:style-name="ce14">
            <text:p><text:s/>80</text:p>
          </table:table-cell>
          <table:table-cell office:value-type="float" office:value="124" table:style-name="ce14">
            <text:p><text:s/>1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4" table:style-name="ce14">
            <text:p><text:s/>144</text:p>
          </table:table-cell>
          <table:table-cell office:value-type="float" office:value="270" table:style-name="ce14">
            <text:p><text:s/>270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office:value-type="float" office:value="96" table:style-name="ce14">
            <text:p><text:s/>96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33" table:style-name="ce14">
            <text:p><text:s/>33</text:p>
          </table:table-cell>
          <table:table-cell office:value-type="float" office:value="17" table:style-name="ce14">
            <text:p><text:s/>17</text:p>
          </table:table-cell>
          <table:table-cell office:value-type="float" office:value="50" table:style-name="ce14">
            <text:p><text:s/>5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91" table:style-name="ce14">
            <text:p><text:s/>91</text:p>
          </table:table-cell>
          <table:table-cell office:value-type="float" office:value="109" table:style-name="ce14">
            <text:p><text:s/>109</text:p>
          </table:table-cell>
          <table:table-cell office:value-type="float" office:value="200" table:style-name="ce14">
            <text:p><text:s/>200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47" table:style-name="ce14">
            <text:p><text:s/>47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170" table:style-name="ce14">
            <text:p><text:s/>170</text:p>
          </table:table-cell>
          <table:table-cell office:value-type="float" office:value="190" table:style-name="ce14">
            <text:p><text:s/>190</text:p>
          </table:table-cell>
          <table:table-cell office:value-type="float" office:value="360" table:style-name="ce14">
            <text:p><text:s/>360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46" table:style-name="ce14">
            <text:p><text:s/>46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228" table:style-name="ce14">
            <text:p><text:s/>228</text:p>
          </table:table-cell>
          <table:table-cell office:value-type="float" office:value="122" table:style-name="ce14">
            <text:p><text:s/>122</text:p>
          </table:table-cell>
          <table:table-cell office:value-type="float" office:value="350" table:style-name="ce14">
            <text:p><text:s/>350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38" table:style-name="ce14">
            <text:p><text:s/>38</text:p>
          </table:table-cell>
          <table:table-cell office:value-type="float" office:value="32" table:style-name="ce14">
            <text:p><text:s/>32</text:p>
          </table:table-cell>
          <table:table-cell office:value-type="float" office:value="70" table:style-name="ce14">
            <text:p><text:s/>7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91" table:style-name="ce14">
            <text:p><text:s/>191</text:p>
          </table:table-cell>
          <table:table-cell office:value-type="float" office:value="154" table:style-name="ce14">
            <text:p><text:s/>154</text:p>
          </table:table-cell>
          <table:table-cell office:value-type="float" office:value="345" table:style-name="ce14">
            <text:p><text:s/>345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330" table:style-name="ce14">
            <text:p><text:s/>330</text:p>
          </table:table-cell>
          <table:table-cell office:value-type="float" office:value="305" table:style-name="ce14">
            <text:p><text:s/>305</text:p>
          </table:table-cell>
          <table:table-cell office:value-type="float" office:value="635" table:style-name="ce14">
            <text:p><text:s/>635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768" table:style-name="ce14">
            <text:p><text:s/>768</text:p>
          </table:table-cell>
          <table:table-cell office:value-type="float" office:value="802" table:style-name="ce14">
            <text:p><text:s/>802</text:p>
          </table:table-cell>
          <table:table-cell office:value-type="float" office:value="1570" table:style-name="ce14">
            <text:p>1 570</text:p>
          </table:table-cell>
          <table:table-cell office:value-type="float" office:value="166" table:style-name="ce14">
            <text:p><text:s/>166</text:p>
          </table:table-cell>
          <table:table-cell office:value-type="float" office:value="185" table:style-name="ce14">
            <text:p><text:s/>185</text:p>
          </table:table-cell>
          <table:table-cell office:value-type="float" office:value="351" table:style-name="ce14">
            <text:p><text:s/>3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17" table:style-name="ce14">
            <text:p><text:s/>117</text:p>
          </table:table-cell>
          <table:table-cell office:value-type="float" office:value="81" table:style-name="ce14">
            <text:p><text:s/>81</text:p>
          </table:table-cell>
          <table:table-cell office:value-type="float" office:value="198" table:style-name="ce14">
            <text:p><text:s/>198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59" table:style-name="ce14">
            <text:p><text:s/>59</text:p>
          </table:table-cell>
          <table:table-cell office:value-type="float" office:value="74" table:style-name="ce14">
            <text:p><text:s/>7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75" table:style-name="ce14">
            <text:p><text:s/>7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227" table:style-name="ce18">
            <text:p>7 227</text:p>
          </table:table-cell>
          <table:table-cell office:value-type="float" office:value="7195" table:style-name="ce18">
            <text:p>7 195</text:p>
          </table:table-cell>
          <table:table-cell office:value-type="float" office:value="14422" table:style-name="ce18">
            <text:p>14 422</text:p>
          </table:table-cell>
          <table:table-cell office:value-type="float" office:value="908" table:style-name="ce18">
            <text:p><text:s/>908</text:p>
          </table:table-cell>
          <table:table-cell office:value-type="float" office:value="1087" table:style-name="ce18">
            <text:p>1 087</text:p>
          </table:table-cell>
          <table:table-cell office:value-type="float" office:value="1995" table:style-name="ce18">
            <text:p>1 99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72" table:style-name="ce14">
            <text:p><text:s/>72</text:p>
          </table:table-cell>
          <table:table-cell office:value-type="float" office:value="86" table:style-name="ce14">
            <text:p><text:s/>86</text:p>
          </table:table-cell>
          <table:table-cell office:value-type="float" office:value="158" table:style-name="ce14">
            <text:p><text:s/>158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61" table:style-name="ce14">
            <text:p><text:s/>61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19" table:style-name="ce14">
            <text:p><text:s/>19</text:p>
          </table:table-cell>
          <table:table-cell office:value-type="float" office:value="42" table:style-name="ce14">
            <text:p><text:s/>42</text:p>
          </table:table-cell>
          <table:table-cell office:value-type="float" office:value="61" table:style-name="ce14">
            <text:p><text:s/>61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40" table:style-name="ce14">
            <text:p><text:s/>40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4" table:style-name="ce14">
            <text:p><text:s/>154</text:p>
          </table:table-cell>
          <table:table-cell office:value-type="float" office:value="284" table:style-name="ce14">
            <text:p><text:s/>284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office:value-type="float" office:value="121" table:style-name="ce14">
            <text:p><text:s/>121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98" table:style-name="ce14">
            <text:p><text:s/>98</text:p>
          </table:table-cell>
          <table:table-cell office:value-type="float" office:value="86" table:style-name="ce14">
            <text:p><text:s/>86</text:p>
          </table:table-cell>
          <table:table-cell office:value-type="float" office:value="184" table:style-name="ce14">
            <text:p><text:s/>184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29" table:style-name="ce14">
            <text:p><text:s/>29</text:p>
          </table:table-cell>
          <table:table-cell office:value-type="float" office:value="20" table:style-name="ce14">
            <text:p><text:s/>20</text:p>
          </table:table-cell>
          <table:table-cell office:value-type="float" office:value="49" table:style-name="ce14">
            <text:p><text:s/>49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299" table:style-name="ce14">
            <text:p><text:s/>299</text:p>
          </table:table-cell>
          <table:table-cell office:value-type="float" office:value="268" table:style-name="ce14">
            <text:p><text:s/>268</text:p>
          </table:table-cell>
          <table:table-cell office:value-type="float" office:value="567" table:style-name="ce14">
            <text:p><text:s/>567</text:p>
          </table:table-cell>
          <table:table-cell office:value-type="float" office:value="58" table:style-name="ce14">
            <text:p><text:s/>58</text:p>
          </table:table-cell>
          <table:table-cell office:value-type="float" office:value="62" table:style-name="ce14">
            <text:p><text:s/>62</text:p>
          </table:table-cell>
          <table:table-cell office:value-type="float" office:value="120" table:style-name="ce14">
            <text:p><text:s/>1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89" table:style-name="ce14">
            <text:p><text:s/>89</text:p>
          </table:table-cell>
          <table:table-cell office:value-type="float" office:value="78" table:style-name="ce14">
            <text:p><text:s/>78</text:p>
          </table:table-cell>
          <table:table-cell office:value-type="float" office:value="167" table:style-name="ce14">
            <text:p><text:s/>167</text:p>
          </table:table-cell>
          <table:table-cell office:value-type="float" office:value="21" table:style-name="ce14">
            <text:p><text:s/>21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64" table:style-name="ce14">
            <text:p><text:s/>6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201" table:style-name="ce14">
            <text:p><text:s/>201</text:p>
          </table:table-cell>
          <table:table-cell office:value-type="float" office:value="206" table:style-name="ce14">
            <text:p><text:s/>206</text:p>
          </table:table-cell>
          <table:table-cell office:value-type="float" office:value="407" table:style-name="ce14">
            <text:p><text:s/>407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style-name="ce14">
            <text:p><text:s/>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8" table:style-name="ce14">
            <text:p><text:s/>48</text:p>
          </table:table-cell>
          <table:table-cell office:value-type="float" office:value="44" table:style-name="ce14">
            <text:p><text:s/>44</text:p>
          </table:table-cell>
          <table:table-cell office:value-type="float" office:value="92" table:style-name="ce14">
            <text:p><text:s/>92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59" table:style-name="ce14">
            <text:p><text:s/>59</text:p>
          </table:table-cell>
          <table:table-cell office:value-type="float" office:value="72" table:style-name="ce14">
            <text:p><text:s/>72</text:p>
          </table:table-cell>
          <table:table-cell office:value-type="float" office:value="131" table:style-name="ce14">
            <text:p><text:s/>131</text:p>
          </table:table-cell>
          <table:table-cell office:value-type="float" office:value="30" table:style-name="ce14">
            <text:p><text:s/>30</text:p>
          </table:table-cell>
          <table:table-cell office:value-type="float" office:value="28" table:style-name="ce14">
            <text:p><text:s/>28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90" table:style-name="ce14">
            <text:p><text:s/>90</text:p>
          </table:table-cell>
          <table:table-cell office:value-type="float" office:value="68" table:style-name="ce14">
            <text:p><text:s/>68</text:p>
          </table:table-cell>
          <table:table-cell office:value-type="float" office:value="158" table:style-name="ce14">
            <text:p><text:s/>158</text:p>
          </table:table-cell>
          <table:table-cell office:value-type="float" office:value="21" table:style-name="ce14">
            <text:p><text:s/>21</text:p>
          </table:table-cell>
          <table:table-cell office:value-type="float" office:value="6" table:style-name="ce14">
            <text:p><text:s/>6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196" table:style-name="ce14">
            <text:p><text:s/>196</text:p>
          </table:table-cell>
          <table:table-cell office:value-type="float" office:value="308" table:style-name="ce14">
            <text:p><text:s/>308</text:p>
          </table:table-cell>
          <table:table-cell office:value-type="float" office:value="504" table:style-name="ce14">
            <text:p><text:s/>504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43" table:style-name="ce14">
            <text:p><text:s/>43</text:p>
          </table:table-cell>
          <table:table-cell office:value-type="float" office:value="37" table:style-name="ce14">
            <text:p><text:s/>37</text:p>
          </table:table-cell>
          <table:table-cell office:value-type="float" office:value="80" table:style-name="ce14">
            <text:p><text:s/>80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83" table:style-name="ce14">
            <text:p><text:s/>83</text:p>
          </table:table-cell>
          <table:table-cell office:value-type="float" office:value="158" table:style-name="ce14">
            <text:p><text:s/>158</text:p>
          </table:table-cell>
          <table:table-cell office:value-type="float" office:value="241" table:style-name="ce14">
            <text:p><text:s/>241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61" table:style-name="ce14">
            <text:p><text:s/>61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42" table:style-name="ce14">
            <text:p><text:s/>42</text:p>
          </table:table-cell>
          <table:table-cell office:value-type="float" office:value="68" table:style-name="ce14">
            <text:p><text:s/>68</text:p>
          </table:table-cell>
          <table:table-cell office:value-type="float" office:value="110" table:style-name="ce14">
            <text:p><text:s/>110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office:value-type="float" office:value="29" table:style-name="ce14">
            <text:p><text:s/>29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6" table:style-name="ce14">
            <text:p><text:s/>36</text:p>
          </table:table-cell>
          <table:table-cell office:value-type="float" office:value="43" table:style-name="ce14">
            <text:p><text:s/>43</text:p>
          </table:table-cell>
          <table:table-cell office:value-type="float" office:value="79" table:style-name="ce14">
            <text:p><text:s/>79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68" table:style-name="ce14">
            <text:p><text:s/>6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57" table:style-name="ce14">
            <text:p><text:s/>57</text:p>
          </table:table-cell>
          <table:table-cell office:value-type="float" office:value="44" table:style-name="ce14">
            <text:p><text:s/>4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64" table:style-name="ce14">
            <text:p><text:s/>64</text:p>
          </table:table-cell>
          <table:table-cell office:value-type="float" office:value="110" table:style-name="ce14">
            <text:p><text:s/>110</text:p>
          </table:table-cell>
          <table:table-cell office:value-type="float" office:value="174" table:style-name="ce14">
            <text:p><text:s/>174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37" table:style-name="ce14">
            <text:p><text:s/>37</text:p>
          </table:table-cell>
          <table:table-cell office:value-type="float" office:value="59" table:style-name="ce14">
            <text:p><text:s/>59</text:p>
          </table:table-cell>
          <table:table-cell office:value-type="float" office:value="96" table:style-name="ce14">
            <text:p><text:s/>96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49" table:style-name="ce14">
            <text:p><text:s/>4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74" table:style-name="ce14">
            <text:p><text:s/>174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45" table:style-name="ce14">
            <text:p><text:s/>45</text:p>
          </table:table-cell>
          <table:table-cell office:value-type="float" office:value="33" table:style-name="ce14">
            <text:p><text:s/>33</text:p>
          </table:table-cell>
          <table:table-cell office:value-type="float" office:value="78" table:style-name="ce14">
            <text:p><text:s/>78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56" table:style-name="ce14">
            <text:p><text:s/>5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style-name="ce14">
            <text:p><text:s/>15</text:p>
          </table:table-cell>
          <table:table-cell office:value-type="float" office:value="36" table:style-name="ce14">
            <text:p><text:s/>36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style-name="ce14">
            <text:p><text:s/>70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71" table:style-name="ce14">
            <text:p><text:s/>7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186" table:style-name="ce14">
            <text:p><text:s/>186</text:p>
          </table:table-cell>
          <table:table-cell office:value-type="float" office:value="221" table:style-name="ce14">
            <text:p><text:s/>221</text:p>
          </table:table-cell>
          <table:table-cell office:value-type="float" office:value="407" table:style-name="ce14">
            <text:p><text:s/>407</text:p>
          </table:table-cell>
          <table:table-cell office:value-type="float" office:value="68" table:style-name="ce14">
            <text:p><text:s/>68</text:p>
          </table:table-cell>
          <table:table-cell office:value-type="float" office:value="56" table:style-name="ce14">
            <text:p><text:s/>56</text:p>
          </table:table-cell>
          <table:table-cell office:value-type="float" office:value="124" table:style-name="ce14">
            <text:p><text:s/>1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2817" table:style-name="ce18">
            <text:p>2 817</text:p>
          </table:table-cell>
          <table:table-cell office:value-type="float" office:value="3313" table:style-name="ce18">
            <text:p>3 313</text:p>
          </table:table-cell>
          <table:table-cell office:value-type="float" office:value="6130" table:style-name="ce18">
            <text:p>6 130</text:p>
          </table:table-cell>
          <table:table-cell office:value-type="float" office:value="573" table:style-name="ce18">
            <text:p><text:s/>573</text:p>
          </table:table-cell>
          <table:table-cell office:value-type="float" office:value="707" table:style-name="ce18">
            <text:p><text:s/>707</text:p>
          </table:table-cell>
          <table:table-cell office:value-type="float" office:value="1280" table:style-name="ce18">
            <text:p>1 28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33" table:style-name="ce14">
            <text:p><text:s/>133</text:p>
          </table:table-cell>
          <table:table-cell office:value-type="float" office:value="180" table:style-name="ce14">
            <text:p><text:s/>180</text:p>
          </table:table-cell>
          <table:table-cell office:value-type="float" office:value="313" table:style-name="ce14">
            <text:p><text:s/>313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83" table:style-name="ce14">
            <text:p><text:s/>83</text:p>
          </table:table-cell>
          <table:table-cell office:value-type="float" office:value="118" table:style-name="ce14">
            <text:p><text:s/>118</text:p>
          </table:table-cell>
          <table:table-cell office:value-type="float" office:value="201" table:style-name="ce14">
            <text:p><text:s/>201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29" table:style-name="ce14">
            <text:p><text:s/>29</text:p>
          </table:table-cell>
          <table:table-cell office:value-type="float" office:value="20" table:style-name="ce14">
            <text:p><text:s/>20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62" table:style-name="ce14">
            <text:p><text:s/>62</text:p>
          </table:table-cell>
          <table:table-cell office:value-type="float" office:value="78" table:style-name="ce14">
            <text:p><text:s/>7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286" table:style-name="ce14">
            <text:p><text:s/>286</text:p>
          </table:table-cell>
          <table:table-cell office:value-type="float" office:value="334" table:style-name="ce14">
            <text:p><text:s/>334</text:p>
          </table:table-cell>
          <table:table-cell office:value-type="float" office:value="620" table:style-name="ce14">
            <text:p><text:s/>620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46" table:style-name="ce14">
            <text:p><text:s/>46</text:p>
          </table:table-cell>
          <table:table-cell office:value-type="float" office:value="74" table:style-name="ce14">
            <text:p><text:s/>74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9" table:style-name="ce14">
            <text:p><text:s/>9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272" table:style-name="ce14">
            <text:p><text:s/>272</text:p>
          </table:table-cell>
          <table:table-cell office:value-type="float" office:value="296" table:style-name="ce14">
            <text:p><text:s/>296</text:p>
          </table:table-cell>
          <table:table-cell office:value-type="float" office:value="568" table:style-name="ce14">
            <text:p><text:s/>568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39" table:style-name="ce14">
            <text:p><text:s/>39</text:p>
          </table:table-cell>
          <table:table-cell office:value-type="float" office:value="43" table:style-name="ce14">
            <text:p><text:s/>43</text:p>
          </table:table-cell>
          <table:table-cell office:value-type="float" office:value="82" table:style-name="ce14">
            <text:p><text:s/>8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76" table:style-name="ce14">
            <text:p><text:s/>176</text:p>
          </table:table-cell>
          <table:table-cell office:value-type="float" office:value="125" table:style-name="ce14">
            <text:p><text:s/>125</text:p>
          </table:table-cell>
          <table:table-cell office:value-type="float" office:value="301" table:style-name="ce14">
            <text:p><text:s/>301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85" table:style-name="ce14">
            <text:p><text:s/>85</text:p>
          </table:table-cell>
          <table:table-cell office:value-type="float" office:value="77" table:style-name="ce14">
            <text:p><text:s/>77</text:p>
          </table:table-cell>
          <table:table-cell office:value-type="float" office:value="162" table:style-name="ce14">
            <text:p><text:s/>162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4">
            <text:p><text:s/>49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55" table:style-name="ce14">
            <text:p><text:s/>5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3" table:style-name="ce14">
            <text:p><text:s/>153</text:p>
          </table:table-cell>
          <table:table-cell office:value-type="float" office:value="255" table:style-name="ce14">
            <text:p><text:s/>255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47" table:style-name="ce14">
            <text:p><text:s/>47</text:p>
          </table:table-cell>
          <table:table-cell office:value-type="float" office:value="55" table:style-name="ce14">
            <text:p><text:s/>55</text:p>
          </table:table-cell>
          <table:table-cell office:value-type="float" office:value="102" table:style-name="ce14">
            <text:p><text:s/>102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293" table:style-name="ce14">
            <text:p><text:s/>293</text:p>
          </table:table-cell>
          <table:table-cell office:value-type="float" office:value="306" table:style-name="ce14">
            <text:p><text:s/>306</text:p>
          </table:table-cell>
          <table:table-cell office:value-type="float" office:value="599" table:style-name="ce14">
            <text:p><text:s/>599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74" table:style-name="ce14">
            <text:p><text:s/>7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64" table:style-name="ce14">
            <text:p><text:s/>6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style-name="ce14">
            <text:p><text:s/>57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948" table:style-name="ce14">
            <text:p><text:s/>948</text:p>
          </table:table-cell>
          <table:table-cell office:value-type="float" office:value="891" table:style-name="ce14">
            <text:p><text:s/>891</text:p>
          </table:table-cell>
          <table:table-cell office:value-type="float" office:value="1839" table:style-name="ce14">
            <text:p>1 839</text:p>
          </table:table-cell>
          <table:table-cell office:value-type="float" office:value="52" table:style-name="ce14">
            <text:p><text:s/>52</text:p>
          </table:table-cell>
          <table:table-cell office:value-type="float" office:value="68" table:style-name="ce14">
            <text:p><text:s/>68</text:p>
          </table:table-cell>
          <table:table-cell office:value-type="float" office:value="120" table:style-name="ce14">
            <text:p><text:s/>1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30" table:style-name="ce14">
            <text:p><text:s/>330</text:p>
          </table:table-cell>
          <table:table-cell office:value-type="float" office:value="341" table:style-name="ce14">
            <text:p><text:s/>341</text:p>
          </table:table-cell>
          <table:table-cell office:value-type="float" office:value="671" table:style-name="ce14">
            <text:p><text:s/>671</text:p>
          </table:table-cell>
          <table:table-cell office:value-type="float" office:value="56" table:style-name="ce14">
            <text:p><text:s/>56</text:p>
          </table:table-cell>
          <table:table-cell office:value-type="float" office:value="46" table:style-name="ce14">
            <text:p><text:s/>46</text:p>
          </table:table-cell>
          <table:table-cell office:value-type="float" office:value="102" table:style-name="ce14">
            <text:p><text:s/>10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51" table:style-name="ce14">
            <text:p><text:s/>51</text:p>
          </table:table-cell>
          <table:table-cell office:value-type="float" office:value="44" table:style-name="ce14">
            <text:p><text:s/>44</text:p>
          </table:table-cell>
          <table:table-cell office:value-type="float" office:value="95" table:style-name="ce14">
            <text:p><text:s/>95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68" table:style-name="ce14">
            <text:p><text:s/>68</text:p>
          </table:table-cell>
          <table:table-cell office:value-type="float" office:value="108" table:style-name="ce14">
            <text:p><text:s/>108</text:p>
          </table:table-cell>
          <table:table-cell office:value-type="float" office:value="176" table:style-name="ce14">
            <text:p><text:s/>176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96" table:style-name="ce14">
            <text:p><text:s/>196</text:p>
          </table:table-cell>
          <table:table-cell office:value-type="float" office:value="130" table:style-name="ce14">
            <text:p><text:s/>130</text:p>
          </table:table-cell>
          <table:table-cell office:value-type="float" office:value="326" table:style-name="ce14">
            <text:p><text:s/>326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96" table:style-name="ce14">
            <text:p><text:s/>96</text:p>
          </table:table-cell>
          <table:table-cell office:value-type="float" office:value="99" table:style-name="ce14">
            <text:p><text:s/>99</text:p>
          </table:table-cell>
          <table:table-cell office:value-type="float" office:value="195" table:style-name="ce14">
            <text:p><text:s/>195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35" table:style-name="ce14">
            <text:p><text:s/>35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258" table:style-name="ce14">
            <text:p><text:s/>258</text:p>
          </table:table-cell>
          <table:table-cell office:value-type="float" office:value="271" table:style-name="ce14">
            <text:p><text:s/>271</text:p>
          </table:table-cell>
          <table:table-cell office:value-type="float" office:value="529" table:style-name="ce14">
            <text:p><text:s/>529</text:p>
          </table:table-cell>
          <table:table-cell office:value-type="float" office:value="38" table:style-name="ce14">
            <text:p><text:s/>38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186" table:style-name="ce14">
            <text:p><text:s/>186</text:p>
          </table:table-cell>
          <table:table-cell office:value-type="float" office:value="222" table:style-name="ce14">
            <text:p><text:s/>222</text:p>
          </table:table-cell>
          <table:table-cell office:value-type="float" office:value="408" table:style-name="ce14">
            <text:p><text:s/>408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49" table:style-name="ce14">
            <text:p><text:s/>49</text:p>
          </table:table-cell>
          <table:table-cell office:value-type="float" office:value="87" table:style-name="ce14">
            <text:p><text:s/>87</text:p>
          </table:table-cell>
          <table:table-cell office:value-type="float" office:value="136" table:style-name="ce14">
            <text:p><text:s/>136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1" table:style-name="ce14">
            <text:p><text:s/>111</text:p>
          </table:table-cell>
          <table:table-cell office:value-type="float" office:value="223" table:style-name="ce14">
            <text:p><text:s/>223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8" table:style-name="ce14">
            <text:p><text:s/>208</text:p>
          </table:table-cell>
          <table:table-cell office:value-type="float" office:value="370" table:style-name="ce14">
            <text:p><text:s/>370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61" table:style-name="ce14">
            <text:p><text:s/>6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54" table:style-name="ce14">
            <text:p><text:s/>5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58" table:style-name="ce14">
            <text:p><text:s/>158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8" table:style-name="ce14">
            <text:p><text:s/>108</text:p>
          </table:table-cell>
          <table:table-cell office:value-type="float" office:value="212" table:style-name="ce14">
            <text:p><text:s/>212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10" table:style-name="ce14">
            <text:p><text:s/>310</text:p>
          </table:table-cell>
          <table:table-cell office:value-type="float" office:value="250" table:style-name="ce14">
            <text:p><text:s/>250</text:p>
          </table:table-cell>
          <table:table-cell office:value-type="float" office:value="560" table:style-name="ce14">
            <text:p><text:s/>560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91" table:style-name="ce14">
            <text:p><text:s/>91</text:p>
          </table:table-cell>
          <table:table-cell office:value-type="float" office:value="94" table:style-name="ce14">
            <text:p><text:s/>94</text:p>
          </table:table-cell>
          <table:table-cell office:value-type="float" office:value="185" table:style-name="ce14">
            <text:p><text:s/>185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52" table:style-name="ce14">
            <text:p><text:s/>352</text:p>
          </table:table-cell>
          <table:table-cell office:value-type="float" office:value="232" table:style-name="ce14">
            <text:p><text:s/>232</text:p>
          </table:table-cell>
          <table:table-cell office:value-type="float" office:value="584" table:style-name="ce14">
            <text:p><text:s/>584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527" table:style-name="ce14">
            <text:p><text:s/>527</text:p>
          </table:table-cell>
          <table:table-cell office:value-type="float" office:value="690" table:style-name="ce14">
            <text:p><text:s/>690</text:p>
          </table:table-cell>
          <table:table-cell office:value-type="float" office:value="1217" table:style-name="ce14">
            <text:p>1 217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55" table:style-name="ce14">
            <text:p><text:s/>55</text:p>
          </table:table-cell>
          <table:table-cell office:value-type="float" office:value="48" table:style-name="ce14">
            <text:p><text:s/>48</text:p>
          </table:table-cell>
          <table:table-cell office:value-type="float" office:value="103" table:style-name="ce14">
            <text:p><text:s/>103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45" table:style-name="ce14">
            <text:p><text:s/>45</text:p>
          </table:table-cell>
          <table:table-cell office:value-type="float" office:value="46" table:style-name="ce14">
            <text:p><text:s/>46</text:p>
          </table:table-cell>
          <table:table-cell office:value-type="float" office:value="91" table:style-name="ce14">
            <text:p><text:s/>91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6" table:style-name="ce14">
            <text:p><text:s/>126</text:p>
          </table:table-cell>
          <table:table-cell office:value-type="float" office:value="249" table:style-name="ce14">
            <text:p><text:s/>249</text:p>
          </table:table-cell>
          <table:table-cell office:value-type="float" office:value="27" table:style-name="ce14">
            <text:p><text:s/>27</text:p>
          </table:table-cell>
          <table:table-cell office:value-type="float" office:value="35" table:style-name="ce14">
            <text:p><text:s/>35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46" table:style-name="ce14">
            <text:p><text:s/>246</text:p>
          </table:table-cell>
          <table:table-cell office:value-type="float" office:value="237" table:style-name="ce14">
            <text:p><text:s/>237</text:p>
          </table:table-cell>
          <table:table-cell office:value-type="float" office:value="483" table:style-name="ce14">
            <text:p><text:s/>483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6338" table:style-name="ce18">
            <text:p>6 338</text:p>
          </table:table-cell>
          <table:table-cell office:value-type="float" office:value="6710" table:style-name="ce18">
            <text:p>6 710</text:p>
          </table:table-cell>
          <table:table-cell office:value-type="float" office:value="13048" table:style-name="ce18">
            <text:p>13 048</text:p>
          </table:table-cell>
          <table:table-cell office:value-type="float" office:value="559" table:style-name="ce18">
            <text:p><text:s/>559</text:p>
          </table:table-cell>
          <table:table-cell office:value-type="float" office:value="693" table:style-name="ce18">
            <text:p><text:s/>693</text:p>
          </table:table-cell>
          <table:table-cell office:value-type="float" office:value="1252" table:style-name="ce18">
            <text:p>1 25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75" table:style-name="ce14">
            <text:p><text:s/>75</text:p>
          </table:table-cell>
          <table:table-cell office:value-type="float" office:value="54" table:style-name="ce14">
            <text:p><text:s/>54</text:p>
          </table:table-cell>
          <table:table-cell office:value-type="float" office:value="129" table:style-name="ce14">
            <text:p><text:s/>129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59" table:style-name="ce14">
            <text:p><text:s/>59</text:p>
          </table:table-cell>
          <table:table-cell office:value-type="float" office:value="77" table:style-name="ce14">
            <text:p><text:s/>77</text:p>
          </table:table-cell>
          <table:table-cell office:value-type="float" office:value="136" table:style-name="ce14">
            <text:p><text:s/>13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4" table:style-name="ce14">
            <text:p><text:s/>104</text:p>
          </table:table-cell>
          <table:table-cell office:value-type="float" office:value="210" table:style-name="ce14">
            <text:p><text:s/>210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style-name="ce14">
            <text:p><text:s/>4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5" table:style-name="ce14">
            <text:p><text:s/>25</text:p>
          </table:table-cell>
          <table:table-cell office:value-type="float" office:value="20" table:style-name="ce14">
            <text:p><text:s/>20</text:p>
          </table:table-cell>
          <table:table-cell office:value-type="float" office:value="45" table:style-name="ce14">
            <text:p><text:s/>45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173" table:style-name="ce14">
            <text:p><text:s/>173</text:p>
          </table:table-cell>
          <table:table-cell office:value-type="float" office:value="104" table:style-name="ce14">
            <text:p><text:s/>104</text:p>
          </table:table-cell>
          <table:table-cell office:value-type="float" office:value="277" table:style-name="ce14">
            <text:p><text:s/>277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99" table:style-name="ce14">
            <text:p><text:s/>99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35" table:style-name="ce14">
            <text:p><text:s/>35</text:p>
          </table:table-cell>
          <table:table-cell office:value-type="float" office:value="34" table:style-name="ce14">
            <text:p><text:s/>34</text:p>
          </table:table-cell>
          <table:table-cell office:value-type="float" office:value="69" table:style-name="ce14">
            <text:p><text:s/>69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92" table:style-name="ce14">
            <text:p><text:s/>92</text:p>
          </table:table-cell>
          <table:table-cell office:value-type="float" office:value="42" table:style-name="ce14">
            <text:p><text:s/>42</text:p>
          </table:table-cell>
          <table:table-cell office:value-type="float" office:value="134" table:style-name="ce14">
            <text:p><text:s/>134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70" table:style-name="ce14">
            <text:p><text:s/>7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76" table:style-name="ce14">
            <text:p><text:s/>76</text:p>
          </table:table-cell>
          <table:table-cell office:value-type="float" office:value="38" table:style-name="ce14">
            <text:p><text:s/>38</text:p>
          </table:table-cell>
          <table:table-cell office:value-type="float" office:value="114" table:style-name="ce14">
            <text:p><text:s/>11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55" table:style-name="ce14">
            <text:p><text:s/>5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079" table:style-name="ce18">
            <text:p>1 079</text:p>
          </table:table-cell>
          <table:table-cell office:value-type="float" office:value="999" table:style-name="ce18">
            <text:p><text:s/>999</text:p>
          </table:table-cell>
          <table:table-cell office:value-type="float" office:value="2078" table:style-name="ce18">
            <text:p>2 078</text:p>
          </table:table-cell>
          <table:table-cell office:value-type="float" office:value="94" table:style-name="ce18">
            <text:p><text:s/>94</text:p>
          </table:table-cell>
          <table:table-cell office:value-type="float" office:value="155" table:style-name="ce18">
            <text:p><text:s/>155</text:p>
          </table:table-cell>
          <table:table-cell office:value-type="float" office:value="249" table:style-name="ce18">
            <text:p><text:s/>24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401" table:style-name="ce14">
            <text:p><text:s/>401</text:p>
          </table:table-cell>
          <table:table-cell office:value-type="float" office:value="592" table:style-name="ce14">
            <text:p><text:s/>592</text:p>
          </table:table-cell>
          <table:table-cell office:value-type="float" office:value="993" table:style-name="ce14">
            <text:p><text:s/>993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31" table:style-name="ce14">
            <text:p><text:s/>31</text:p>
          </table:table-cell>
          <table:table-cell office:value-type="float" office:value="37" table:style-name="ce14">
            <text:p><text:s/>37</text:p>
          </table:table-cell>
          <table:table-cell office:value-type="float" office:value="68" table:style-name="ce14">
            <text:p><text:s/>6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00" table:style-name="ce14">
            <text:p><text:s/>200</text:p>
          </table:table-cell>
          <table:table-cell office:value-type="float" office:value="216" table:style-name="ce14">
            <text:p><text:s/>216</text:p>
          </table:table-cell>
          <table:table-cell office:value-type="float" office:value="416" table:style-name="ce14">
            <text:p><text:s/>416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144" table:style-name="ce14">
            <text:p><text:s/>144</text:p>
          </table:table-cell>
          <table:table-cell office:value-type="float" office:value="183" table:style-name="ce14">
            <text:p><text:s/>183</text:p>
          </table:table-cell>
          <table:table-cell office:value-type="float" office:value="327" table:style-name="ce14">
            <text:p><text:s/>327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4" table:style-name="ce14">
            <text:p><text:s/>184</text:p>
          </table:table-cell>
          <table:table-cell office:value-type="float" office:value="320" table:style-name="ce14">
            <text:p><text:s/>320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231" table:style-name="ce14">
            <text:p><text:s/>231</text:p>
          </table:table-cell>
          <table:table-cell office:value-type="float" office:value="366" table:style-name="ce14">
            <text:p><text:s/>366</text:p>
          </table:table-cell>
          <table:table-cell office:value-type="float" office:value="597" table:style-name="ce14">
            <text:p><text:s/>597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6" table:style-name="ce14">
            <text:p><text:s/>106</text:p>
          </table:table-cell>
          <table:table-cell office:value-type="float" office:value="228" table:style-name="ce14">
            <text:p><text:s/>228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345" table:style-name="ce14">
            <text:p><text:s/>345</text:p>
          </table:table-cell>
          <table:table-cell office:value-type="float" office:value="384" table:style-name="ce14">
            <text:p><text:s/>384</text:p>
          </table:table-cell>
          <table:table-cell office:value-type="float" office:value="729" table:style-name="ce14">
            <text:p><text:s/>729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3" table:style-name="ce14">
            <text:p><text:s/>203</text:p>
          </table:table-cell>
          <table:table-cell office:value-type="float" office:value="376" table:style-name="ce14">
            <text:p><text:s/>37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80" table:style-name="ce14">
            <text:p><text:s/>8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85" table:style-name="ce14">
            <text:p><text:s/>185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82" table:style-name="ce14">
            <text:p><text:s/>82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3" table:style-name="ce14">
            <text:p><text:s/>213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2028" table:style-name="ce18">
            <text:p>2 028</text:p>
          </table:table-cell>
          <table:table-cell office:value-type="float" office:value="2620" table:style-name="ce18">
            <text:p>2 620</text:p>
          </table:table-cell>
          <table:table-cell office:value-type="float" office:value="4648" table:style-name="ce18">
            <text:p>4 648</text:p>
          </table:table-cell>
          <table:table-cell office:value-type="float" office:value="59" table:style-name="ce18">
            <text:p><text:s/>59</text:p>
          </table:table-cell>
          <table:table-cell office:value-type="float" office:value="72" table:style-name="ce18">
            <text:p><text:s/>72</text:p>
          </table:table-cell>
          <table:table-cell office:value-type="float" office:value="131" table:style-name="ce18">
            <text:p><text:s/>1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19489" table:style-name="ce18">
            <text:p>19 489</text:p>
          </table:table-cell>
          <table:table-cell office:value-type="float" office:value="20837" table:style-name="ce18">
            <text:p>20 837</text:p>
          </table:table-cell>
          <table:table-cell office:value-type="float" office:value="40326" table:style-name="ce18">
            <text:p>40 326</text:p>
          </table:table-cell>
          <table:table-cell office:value-type="float" office:value="2193" table:style-name="ce18">
            <text:p>2 193</text:p>
          </table:table-cell>
          <table:table-cell office:value-type="float" office:value="2714" table:style-name="ce18">
            <text:p>2 714</text:p>
          </table:table-cell>
          <table:table-cell office:value-type="float" office:value="4907" table:style-name="ce18">
            <text:p>4 907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1912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85" table:style-name="ce14">
            <text:p><text:s/>85</text:p>
          </table:table-cell>
          <table:table-cell office:value-type="float" office:value="255" table:style-name="ce18">
            <text:p><text:s/>2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44" table:style-name="ce14">
            <text:p><text:s/>44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1" table:style-name="ce14">
            <text:p><text:s/>131</text:p>
          </table:table-cell>
          <table:table-cell office:value-type="float" office:value="378" table:style-name="ce18">
            <text:p><text:s/>3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76" table:style-name="ce14">
            <text:p><text:s/>76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44" table:style-name="ce14">
            <text:p><text:s/>144</text:p>
          </table:table-cell>
          <table:table-cell office:value-type="float" office:value="647" table:style-name="ce18">
            <text:p><text:s/>6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5" table:style-name="ce14">
            <text:p><text:s/>55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7" table:style-name="ce14">
            <text:p><text:s/>37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127" table:style-name="ce18">
            <text:p><text:s/>1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1" table:style-name="ce14">
            <text:p><text:s/>41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9" table:style-name="ce14">
            <text:p><text:s/>19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19" table:style-name="ce14">
            <text:p><text:s/>19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171" table:style-name="ce18">
            <text:p><text:s/>1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27" table:style-name="ce14">
            <text:p><text:s/>27</text:p>
          </table:table-cell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0" table:style-name="ce14">
            <text:p><text:s/>50</text:p>
          </table:table-cell>
          <table:table-cell office:value-type="float" office:value="219" table:style-name="ce18">
            <text:p><text:s/>2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59" table:style-name="ce14">
            <text:p><text:s/>59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73" table:style-name="ce14">
            <text:p><text:s/>173</text:p>
          </table:table-cell>
          <table:table-cell office:value-type="float" office:value="814" table:style-name="ce18">
            <text:p><text:s/>8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52" table:style-name="ce14">
            <text:p><text:s/>52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2" table:style-name="ce14">
            <text:p><text:s/>122</text:p>
          </table:table-cell>
          <table:table-cell office:value-type="float" office:value="589" table:style-name="ce18">
            <text:p><text:s/>5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3" table:style-name="ce14">
            <text:p><text:s/>73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17" table:style-name="ce14">
            <text:p><text:s/>17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38" table:style-name="ce14">
            <text:p><text:s/>38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96" table:style-name="ce14">
            <text:p><text:s/>96</text:p>
          </table:table-cell>
          <table:table-cell office:value-type="float" office:value="592" table:style-name="ce18">
            <text:p><text:s/>5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29" table:style-name="ce14">
            <text:p><text:s/>29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8" table:style-name="ce14">
            <text:p><text:s/>88</text:p>
          </table:table-cell>
          <table:table-cell office:value-type="float" office:value="244" table:style-name="ce18">
            <text:p><text:s/>2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42" table:style-name="ce14">
            <text:p><text:s/>42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05" table:style-name="ce14">
            <text:p><text:s/>105</text:p>
          </table:table-cell>
          <table:table-cell office:value-type="float" office:value="797" table:style-name="ce18">
            <text:p><text:s/>7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8" table:style-name="ce14">
            <text:p><text:s/>48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7" table:style-name="ce14">
            <text:p><text:s/>27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25" table:style-name="ce14">
            <text:p><text:s/>25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23" table:style-name="ce14">
            <text:p><text:s/>23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1" table:style-name="ce14">
            <text:p><text:s/>61</text:p>
          </table:table-cell>
          <table:table-cell office:value-type="float" office:value="292" table:style-name="ce18">
            <text:p><text:s/>2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23" table:style-name="ce14">
            <text:p><text:s/>23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2" table:style-name="ce14">
            <text:p><text:s/>52</text:p>
          </table:table-cell>
          <table:table-cell office:value-type="float" office:value="262" table:style-name="ce18">
            <text:p><text:s/>2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90" table:style-name="ce14">
            <text:p><text:s/>90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445" table:number-columns-spanned="2" table:number-rows-spanned="1" table:style-name="ce47">
            <text:p><text:s/>44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324" table:style-name="ce14">
            <text:p><text:s/>324</text:p>
          </table:table-cell>
          <table:table-cell office:value-type="float" office:value="1062" table:style-name="ce18">
            <text:p>1 0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105" table:style-name="ce18">
            <text:p><text:s/>1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18" table:style-name="ce14">
            <text:p><text:s/>18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2" table:style-name="ce14">
            <text:p><text:s/>72</text:p>
          </table:table-cell>
          <table:table-cell office:value-type="float" office:value="289" table:style-name="ce18">
            <text:p><text:s/>2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7" table:style-name="ce14">
            <text:p><text:s/>87</text:p>
          </table:table-cell>
          <table:table-cell office:value-type="float" office:value="424" table:style-name="ce18">
            <text:p><text:s/>4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8" table:style-name="ce14">
            <text:p><text:s/>28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4" table:style-name="ce14">
            <text:p><text:s/>44</text:p>
          </table:table-cell>
          <table:table-cell office:value-type="float" office:value="270" table:style-name="ce18">
            <text:p><text:s/>2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5" table:style-name="ce14">
            <text:p><text:s/>5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7" table:style-name="ce14">
            <text:p><text:s/>37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200" table:style-name="ce18">
            <text:p><text:s/>2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15" table:style-name="ce14">
            <text:p><text:s/>15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6" table:style-name="ce14">
            <text:p><text:s/>66</text:p>
          </table:table-cell>
          <table:table-cell office:value-type="float" office:value="360" table:style-name="ce18">
            <text:p><text:s/>3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3" table:style-name="ce14">
            <text:p><text:s/>63</text:p>
          </table:table-cell>
          <table:table-cell office:value-type="float" office:value="350" table:style-name="ce18">
            <text:p><text:s/>3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9" table:style-name="ce14">
            <text:p><text:s/>39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26" table:style-name="ce14">
            <text:p><text:s/>26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7" table:style-name="ce14">
            <text:p><text:s/>77</text:p>
          </table:table-cell>
          <table:table-cell office:value-type="float" office:value="345" table:style-name="ce18">
            <text:p><text:s/>3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32" table:style-name="ce14">
            <text:p><text:s/>32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23" table:style-name="ce14">
            <text:p><text:s/>123</text:p>
          </table:table-cell>
          <table:table-cell office:value-type="float" office:value="635" table:style-name="ce18">
            <text:p><text:s/>6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376" table:style-name="ce14">
            <text:p><text:s/>376</text:p>
          </table:table-cell>
          <table:table-cell office:value-type="float" office:value="1570" table:style-name="ce18">
            <text:p>1 5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4" table:style-name="ce14">
            <text:p><text:s/>74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7" table:style-name="ce14">
            <text:p><text:s/>47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176" table:style-name="ce18">
            <text:p>1 176</text:p>
          </table:table-cell>
          <table:table-cell office:value-type="float" office:value="2253" table:number-columns-spanned="2" table:number-rows-spanned="1" table:style-name="ce46">
            <text:p>2 253</text:p>
          </table:table-cell>
          <table:covered-table-cell/>
          <table:table-cell office:value-type="float" office:value="634" table:number-columns-spanned="2" table:number-rows-spanned="1" table:style-name="ce46">
            <text:p><text:s/>634</text:p>
          </table:table-cell>
          <table:covered-table-cell/>
          <table:table-cell office:value-type="float" office:value="511" table:number-columns-spanned="2" table:number-rows-spanned="1" table:style-name="ce46">
            <text:p><text:s/>511</text:p>
          </table:table-cell>
          <table:covered-table-cell/>
          <table:table-cell office:value-type="float" office:value="6199" table:number-columns-spanned="2" table:number-rows-spanned="1" table:style-name="ce46">
            <text:p>6 199</text:p>
          </table:table-cell>
          <table:covered-table-cell/>
          <table:table-cell office:value-type="float" office:value="122" table:style-name="ce18">
            <text:p><text:s/>122</text:p>
          </table:table-cell>
          <table:table-cell office:value-type="float" office:value="3527" table:style-name="ce18">
            <text:p>3 527</text:p>
          </table:table-cell>
          <table:table-cell office:value-type="float" office:value="14422" table:style-name="ce18">
            <text:p>14 42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6" table:style-name="ce14">
            <text:p><text:s/>36</text:p>
          </table:table-cell>
          <table:table-cell office:value-type="float" office:value="158" table:style-name="ce18">
            <text:p><text:s/>1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0" table:style-name="ce14">
            <text:p><text:s/>60</text:p>
          </table:table-cell>
          <table:table-cell office:value-type="float" office:value="284" table:style-name="ce18">
            <text:p><text:s/>2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8">
            <text:p><text:s/>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8" table:style-name="ce14">
            <text:p><text:s/>38</text:p>
          </table:table-cell>
          <table:table-cell office:value-type="float" office:value="184" table:style-name="ce18">
            <text:p><text:s/>1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53" table:style-name="ce14">
            <text:p><text:s/>53</text:p>
          </table:table-cell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5" table:style-name="ce14">
            <text:p><text:s/>125</text:p>
          </table:table-cell>
          <table:table-cell office:value-type="float" office:value="567" table:style-name="ce18">
            <text:p><text:s/>5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5" table:style-name="ce14">
            <text:p><text:s/>45</text:p>
          </table:table-cell>
          <table:table-cell office:value-type="float" office:value="167" table:style-name="ce18">
            <text:p><text:s/>1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8" table:style-name="ce14">
            <text:p><text:s/>48</text:p>
          </table:table-cell>
          <table:table-cell office:value-type="float" office:value="407" table:style-name="ce18">
            <text:p><text:s/>4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31" table:style-name="ce18">
            <text:p><text:s/>1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158" table:style-name="ce18">
            <text:p><text:s/>1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7" table:style-name="ce14">
            <text:p><text:s/>67</text:p>
          </table:table-cell>
          <table:table-cell office:value-type="float" office:value="504" table:style-name="ce18">
            <text:p><text:s/>5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17" table:style-name="ce14">
            <text:p><text:s/>17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241" table:style-name="ce18">
            <text:p><text:s/>2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0" table:style-name="ce14">
            <text:p><text:s/>40</text:p>
          </table:table-cell>
          <table:table-cell office:value-type="float" office:value="174" table:style-name="ce18">
            <text:p><text:s/>1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174" table:style-name="ce18">
            <text:p><text:s/>1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53" table:style-name="ce14">
            <text:p><text:s/>153</text:p>
          </table:table-cell>
          <table:table-cell office:value-type="float" office:value="407" table:style-name="ce18">
            <text:p><text:s/>4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54" table:style-name="ce18">
            <text:p><text:s/>554</text:p>
          </table:table-cell>
          <table:table-cell office:value-type="float" office:value="594" table:number-columns-spanned="2" table:number-rows-spanned="1" table:style-name="ce46">
            <text:p><text:s/>594</text:p>
          </table:table-cell>
          <table:covered-table-cell/>
          <table:table-cell office:value-type="float" office:value="436" table:number-columns-spanned="2" table:number-rows-spanned="1" table:style-name="ce46">
            <text:p><text:s/>436</text:p>
          </table:table-cell>
          <table:covered-table-cell/>
          <table:table-cell office:value-type="float" office:value="198" table:number-columns-spanned="2" table:number-rows-spanned="1" table:style-name="ce46">
            <text:p><text:s/>198</text:p>
          </table:table-cell>
          <table:covered-table-cell/>
          <table:table-cell office:value-type="float" office:value="2952" table:number-columns-spanned="2" table:number-rows-spanned="1" table:style-name="ce46">
            <text:p>2 952</text:p>
          </table:table-cell>
          <table:covered-table-cell/>
          <table:table-cell office:value-type="float" office:value="47" table:style-name="ce18">
            <text:p><text:s/>47</text:p>
          </table:table-cell>
          <table:table-cell office:value-type="float" office:value="1349" table:style-name="ce18">
            <text:p>1 349</text:p>
          </table:table-cell>
          <table:table-cell office:value-type="float" office:value="6130" table:style-name="ce18">
            <text:p>6 13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1" table:style-name="ce14">
            <text:p><text:s/>31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46" table:style-name="ce14">
            <text:p><text:s/>46</text:p>
          </table:table-cell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76" table:number-columns-spanned="2" table:number-rows-spanned="1" table:style-name="ce47">
            <text:p><text:s/>276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46" table:style-name="ce14">
            <text:p><text:s/>146</text:p>
          </table:table-cell>
          <table:table-cell office:value-type="float" office:value="620" table:style-name="ce18">
            <text:p><text:s/>6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37" table:style-name="ce14">
            <text:p><text:s/>37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96" table:style-name="ce14">
            <text:p><text:s/>96</text:p>
          </table:table-cell>
          <table:table-cell office:value-type="float" office:value="568" table:style-name="ce18">
            <text:p><text:s/>5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11" table:style-name="ce14">
            <text:p><text:s/>11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5" table:style-name="ce14">
            <text:p><text:s/>55</text:p>
          </table:table-cell>
          <table:table-cell office:value-type="float" office:value="301" table:style-name="ce18">
            <text:p><text:s/>3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162" table:style-name="ce18">
            <text:p><text:s/>1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255" table:style-name="ce18">
            <text:p><text:s/>2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59" table:style-name="ce14">
            <text:p><text:s/>59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98" table:style-name="ce14">
            <text:p><text:s/>98</text:p>
          </table:table-cell>
          <table:table-cell office:value-type="float" office:value="599" table:style-name="ce18">
            <text:p><text:s/>5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04" table:style-name="ce14">
            <text:p><text:s/>204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710" table:number-columns-spanned="2" table:number-rows-spanned="1" table:style-name="ce47">
            <text:p><text:s/>710</text:p>
          </table:table-cell>
          <table:covered-table-cell/>
          <table:table-cell office:value-type="float" office:value="30" table:style-name="ce14">
            <text:p><text:s/>30</text:p>
          </table:table-cell>
          <table:table-cell office:value-type="float" office:value="553" table:style-name="ce14">
            <text:p><text:s/>553</text:p>
          </table:table-cell>
          <table:table-cell office:value-type="float" office:value="1839" table:style-name="ce18">
            <text:p>1 8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53" table:style-name="ce14">
            <text:p><text:s/>53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9" table:style-name="ce14">
            <text:p><text:s/>169</text:p>
          </table:table-cell>
          <table:table-cell office:value-type="float" office:value="671" table:style-name="ce18">
            <text:p><text:s/>6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76" table:style-name="ce18">
            <text:p><text:s/>1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24" table:style-name="ce14">
            <text:p><text:s/>24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3" table:style-name="ce14">
            <text:p><text:s/>53</text:p>
          </table:table-cell>
          <table:table-cell office:value-type="float" office:value="326" table:style-name="ce18">
            <text:p><text:s/>3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2" table:style-name="ce14">
            <text:p><text:s/>42</text:p>
          </table:table-cell>
          <table:table-cell office:value-type="float" office:value="195" table:style-name="ce18">
            <text:p><text:s/>1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47" table:style-name="ce14">
            <text:p><text:s/>47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03" table:style-name="ce14">
            <text:p><text:s/>103</text:p>
          </table:table-cell>
          <table:table-cell office:value-type="float" office:value="529" table:style-name="ce18">
            <text:p><text:s/>5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33" table:style-name="ce14">
            <text:p><text:s/>33</text:p>
          </table:table-cell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62" table:style-name="ce14">
            <text:p><text:s/>62</text:p>
          </table:table-cell>
          <table:table-cell office:value-type="float" office:value="408" table:style-name="ce18">
            <text:p><text:s/>4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36" table:style-name="ce18">
            <text:p><text:s/>1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70" table:style-name="ce18">
            <text:p><text:s/>3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58" table:style-name="ce18">
            <text:p><text:s/>1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12" table:style-name="ce18">
            <text:p><text:s/>2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20" table:style-name="ce14">
            <text:p><text:s/>120</text:p>
          </table:table-cell>
          <table:table-cell office:value-type="float" office:value="560" table:style-name="ce18">
            <text:p><text:s/>5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1" table:style-name="ce14">
            <text:p><text:s/>81</text:p>
          </table:table-cell>
          <table:table-cell office:value-type="float" office:value="584" table:style-name="ce18">
            <text:p><text:s/>5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75" table:style-name="ce14">
            <text:p><text:s/>75</text:p>
          </table:table-cell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661" table:number-columns-spanned="2" table:number-rows-spanned="1" table:style-name="ce47">
            <text:p><text:s/>661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212" table:style-name="ce14">
            <text:p><text:s/>212</text:p>
          </table:table-cell>
          <table:table-cell office:value-type="float" office:value="1217" table:style-name="ce18">
            <text:p>1 2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9" table:style-name="ce14">
            <text:p><text:s/>39</text:p>
          </table:table-cell>
          <table:table-cell office:value-type="float" office:value="249" table:style-name="ce18">
            <text:p><text:s/>2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30" table:style-name="ce14">
            <text:p><text:s/>30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32" table:style-name="ce14">
            <text:p><text:s/>32</text:p>
          </table:table-cell>
          <table:table-cell office:value-type="float" office:value="483" table:style-name="ce18">
            <text:p><text:s/>4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952" table:style-name="ce18">
            <text:p><text:s/>952</text:p>
          </table:table-cell>
          <table:table-cell office:value-type="float" office:value="1325" table:number-columns-spanned="2" table:number-rows-spanned="1" table:style-name="ce46">
            <text:p>1 325</text:p>
          </table:table-cell>
          <table:covered-table-cell/>
          <table:table-cell office:value-type="float" office:value="531" table:number-columns-spanned="2" table:number-rows-spanned="1" table:style-name="ce46">
            <text:p><text:s/>531</text:p>
          </table:table-cell>
          <table:covered-table-cell/>
          <table:table-cell office:value-type="float" office:value="523" table:number-columns-spanned="2" table:number-rows-spanned="1" table:style-name="ce46">
            <text:p><text:s/>523</text:p>
          </table:table-cell>
          <table:covered-table-cell/>
          <table:table-cell office:value-type="float" office:value="7261" table:number-columns-spanned="2" table:number-rows-spanned="1" table:style-name="ce46">
            <text:p>7 261</text:p>
          </table:table-cell>
          <table:covered-table-cell/>
          <table:table-cell office:value-type="float" office:value="147" table:style-name="ce18">
            <text:p><text:s/>147</text:p>
          </table:table-cell>
          <table:table-cell office:value-type="float" office:value="2309" table:style-name="ce18">
            <text:p>2 309</text:p>
          </table:table-cell>
          <table:table-cell office:value-type="float" office:value="13048" table:style-name="ce18">
            <text:p>13 048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8">
            <text:p><text:s/>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36" table:style-name="ce18">
            <text:p><text:s/>1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5" table:style-name="ce14">
            <text:p><text:s/>45</text:p>
          </table:table-cell>
          <table:table-cell office:value-type="float" office:value="210" table:style-name="ce18">
            <text:p><text:s/>2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77" table:style-name="ce18">
            <text:p><text:s/>2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50" table:style-name="ce18">
            <text:p><text:s/>150</text:p>
          </table:table-cell>
          <table:table-cell office:value-type="float" office:value="173" table:number-columns-spanned="2" table:number-rows-spanned="1" table:style-name="ce46">
            <text:p><text:s/>173</text:p>
          </table:table-cell>
          <table:covered-table-cell/>
          <table:table-cell office:value-type="float" office:value="53" table:number-columns-spanned="2" table:number-rows-spanned="1" table:style-name="ce46">
            <text:p><text:s/>53</text:p>
          </table:table-cell>
          <table:covered-table-cell/>
          <table:table-cell office:value-type="float" office:value="30" table:number-columns-spanned="2" table:number-rows-spanned="1" table:style-name="ce46">
            <text:p><text:s/>30</text:p>
          </table:table-cell>
          <table:covered-table-cell/>
          <table:table-cell office:value-type="float" office:value="1407" table:number-columns-spanned="2" table:number-rows-spanned="1" table:style-name="ce46">
            <text:p>1 407</text:p>
          </table:table-cell>
          <table:covered-table-cell/>
          <table:table-cell office:value-type="float" office:value="27" table:style-name="ce18">
            <text:p><text:s/>27</text:p>
          </table:table-cell>
          <table:table-cell office:value-type="float" office:value="238" table:style-name="ce18">
            <text:p><text:s/>238</text:p>
          </table:table-cell>
          <table:table-cell office:value-type="float" office:value="2078" table:style-name="ce18">
            <text:p>2 078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90" table:number-columns-spanned="2" table:number-rows-spanned="1" table:style-name="ce47">
            <text:p><text:s/>89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52" table:style-name="ce14">
            <text:p><text:s/>52</text:p>
          </table:table-cell>
          <table:table-cell office:value-type="float" office:value="993" table:style-name="ce18">
            <text:p><text:s/>9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16" table:style-name="ce14">
            <text:p><text:s/>16</text:p>
          </table:table-cell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3" table:style-name="ce14">
            <text:p><text:s/>43</text:p>
          </table:table-cell>
          <table:table-cell office:value-type="float" office:value="416" table:style-name="ce18">
            <text:p><text:s/>4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27" table:style-name="ce18">
            <text:p><text:s/>3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320" table:style-name="ce18">
            <text:p><text:s/>3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12" table:number-columns-spanned="2" table:number-rows-spanned="1" table:style-name="ce47">
            <text:p><text:s/>5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597" table:style-name="ce18">
            <text:p><text:s/>5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6" table:style-name="ce14">
            <text:p><text:s/>26</text:p>
          </table:table-cell>
          <table:table-cell office:value-type="float" office:value="228" table:style-name="ce18">
            <text:p><text:s/>2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34" table:number-columns-spanned="2" table:number-rows-spanned="1" table:style-name="ce47">
            <text:p><text:s/>63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3" table:style-name="ce14">
            <text:p><text:s/>43</text:p>
          </table:table-cell>
          <table:table-cell office:value-type="float" office:value="729" table:style-name="ce18">
            <text:p><text:s/>7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38" table:number-columns-spanned="2" table:number-rows-spanned="1" table:style-name="ce47">
            <text:p><text:s/>33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376" table:style-name="ce18">
            <text:p><text:s/>3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213" table:style-name="ce18">
            <text:p><text:s/>21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13" table:style-name="ce18">
            <text:p><text:s/>113</text:p>
          </table:table-cell>
          <table:table-cell office:value-type="float" office:value="232" table:number-columns-spanned="2" table:number-rows-spanned="1" table:style-name="ce46">
            <text:p><text:s/>232</text:p>
          </table:table-cell>
          <table:covered-table-cell/>
          <table:table-cell office:value-type="float" office:value="73" table:number-columns-spanned="2" table:number-rows-spanned="1" table:style-name="ce46">
            <text:p><text:s/>73</text:p>
          </table:table-cell>
          <table:covered-table-cell/>
          <table:table-cell office:value-type="float" office:value="34" table:number-columns-spanned="2" table:number-rows-spanned="1" table:style-name="ce46">
            <text:p><text:s/>34</text:p>
          </table:table-cell>
          <table:covered-table-cell/>
          <table:table-cell office:value-type="float" office:value="3873" table:number-columns-spanned="2" table:number-rows-spanned="1" table:style-name="ce46">
            <text:p>3 873</text:p>
          </table:table-cell>
          <table:covered-table-cell/>
          <table:table-cell office:value-type="float" office:value="37" table:style-name="ce18">
            <text:p><text:s/>37</text:p>
          </table:table-cell>
          <table:table-cell office:value-type="float" office:value="286" table:style-name="ce18">
            <text:p><text:s/>286</text:p>
          </table:table-cell>
          <table:table-cell office:value-type="float" office:value="4648" table:style-name="ce18">
            <text:p>4 648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2945" table:style-name="ce18">
            <text:p>2 945</text:p>
          </table:table-cell>
          <table:table-cell office:value-type="float" office:value="4577" table:style-name="ce18">
            <text:p>4 577</text:p>
          </table:table-cell>
          <table:table-cell office:value-type="float" office:value="1727" table:number-columns-spanned="2" table:number-rows-spanned="1" table:style-name="ce46">
            <text:p>1 727</text:p>
          </table:table-cell>
          <table:covered-table-cell/>
          <table:table-cell office:value-type="float" office:value="1296" table:number-columns-spanned="2" table:number-rows-spanned="1" table:style-name="ce46">
            <text:p>1 296</text:p>
          </table:table-cell>
          <table:covered-table-cell/>
          <table:table-cell office:value-type="float" office:value="21692" table:number-columns-spanned="2" table:number-rows-spanned="1" table:style-name="ce46">
            <text:p>21 692</text:p>
          </table:table-cell>
          <table:covered-table-cell/>
          <table:table-cell office:value-type="float" office:value="380" table:number-columns-spanned="2" table:number-rows-spanned="1" table:style-name="ce46">
            <text:p><text:s/>380</text:p>
          </table:table-cell>
          <table:covered-table-cell/>
          <table:table-cell office:value-type="float" office:value="7709" table:style-name="ce18">
            <text:p>7 709</text:p>
          </table:table-cell>
          <table:table-cell office:value-type="float" office:value="40326" table:style-name="ce18">
            <text:p>40 326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ERVER</meta:initial-creator>
    <dc:creator>Donato Oliveira</dc:creator>
    <meta:creation-date>2020-01-22T11:36:28Z</meta:creation-date>
    <dc:date>2020-01-22T12:02:33Z</dc:date>
  </office:meta>
</office:document-meta>
</file>